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4"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5"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6"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7"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0"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2" style:family="paragraph" style:parent-style-name="Standard">
      <style:paragraph-properties fo:text-align="center" style:justify-single-word="false"/>
      <style:text-properties style:font-name="Book Antiqua1" fo:font-size="16pt" style:font-size-asian="16pt" style:font-size-complex="16pt"/>
    </style:style>
    <style:style style:name="P13"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Book Antiqua1"/>
    </style:style>
    <style:style style:name="P15" style:family="paragraph" style:parent-style-name="Standard">
      <style:paragraph-properties fo:text-align="center" style:justify-single-word="false"/>
      <style:text-properties style:font-name="Book Antiqua1" fo:font-size="36pt" style:font-size-asian="36pt" style:font-size-complex="36pt"/>
    </style:style>
    <style:style style:name="P16" style:family="paragraph" style:parent-style-name="Standard">
      <style:paragraph-properties fo:text-align="center" style:justify-single-word="false"/>
      <style:text-properties style:font-name="Book Antiqua1" fo:font-size="56pt" style:font-size-asian="56pt" style:font-size-complex="56pt"/>
    </style:style>
    <style:style style:name="P17" style:family="paragraph" style:parent-style-name="Standard">
      <style:paragraph-properties fo:text-align="center" style:justify-single-word="false"/>
      <style:text-properties style:font-name="Book Antiqua1" fo:font-size="14pt" style:font-size-asian="14pt" style:font-size-complex="14pt"/>
    </style:style>
    <style:style style:name="P18"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19"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text-align="center" style:justify-single-word="false"/>
      <style:text-properties style:font-name="Book Antiqua1" fo:font-size="8pt" style:font-size-asian="8pt" style:font-size-complex="8pt"/>
    </style:style>
    <style:style style:name="P22" style:family="paragraph" style:parent-style-name="Standard">
      <style:paragraph-properties fo:text-align="center" style:justify-single-word="false"/>
      <style:text-properties style:font-name="Book Antiqua" fo:font-size="14pt" style:font-size-asian="14pt" style:font-size-complex="14pt"/>
    </style:style>
    <style:style style:name="P23" style:family="paragraph" style:parent-style-name="Standard">
      <style:paragraph-properties fo:text-align="center" style:justify-single-word="false">
        <style:tab-stops>
          <style:tab-stop style:position="3.863cm"/>
        </style:tab-stops>
      </style:paragraph-properties>
      <style:text-properties style:font-name="Book Antiqua" fo:font-size="14pt" style:font-size-asian="14pt" style:font-size-complex="14pt"/>
    </style:style>
    <style:style style:name="P24" style:family="paragraph" style:parent-style-name="Standard">
      <style:paragraph-properties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style:font-size-asian="14pt" style:font-size-complex="14pt"/>
    </style:style>
    <style:style style:name="P25" style:family="paragraph" style:parent-style-name="Standard">
      <style:paragraph-properties fo:line-height="100%"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6"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7"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2"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3"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4"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5" style:family="paragraph" style:parent-style-name="Standard">
      <style:paragraph-properties fo:line-height="100%" fo:text-align="start" style:justify-single-word="false" fo:break-before="page">
        <style:tab-stops>
          <style:tab-stop style:position="3.863cm"/>
        </style:tab-stops>
      </style:paragraph-properties>
      <style:text-properties style:font-name="Book Antiqua" fo:font-size="14pt" fo:font-style="normal" style:font-size-asian="14pt" style:font-style-asian="normal" style:font-size-complex="14pt" style:font-style-complex="normal"/>
    </style:style>
    <style:style style:name="P36"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7"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2" style:family="paragraph" style:parent-style-name="Table_20_Contents">
      <style:paragraph-properties fo:text-align="start" style:justify-single-word="false"/>
      <style:text-properties style:font-name="Book Antiqua2" fo:font-size="10pt" style:font-size-asian="10pt" style:font-size-complex="10pt"/>
    </style:style>
    <style:style style:name="P43" style:family="paragraph" style:parent-style-name="Table_20_Contents">
      <style:paragraph-properties fo:text-align="center" style:justify-single-word="false"/>
      <style:text-properties style:font-name="Book Antiqua2" fo:font-size="10pt" style:font-size-asian="10pt" style:font-size-complex="10pt"/>
    </style:style>
    <style:style style:name="P44" style:family="paragraph" style:parent-style-name="Table_20_Heading">
      <style:text-properties style:font-name="Book Antiqua2" fo:font-size="10pt" style:font-size-asian="10pt" style:font-size-complex="10pt"/>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5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4"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0"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2"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6"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7"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09"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8"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4"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7"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4"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5"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7"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8"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39"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3"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4"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49"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0"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1"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2"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3"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4"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9" text:anchor-type="page" text:anchor-page-number="11" svg:y="1.251cm" svg:width="18cm" draw:z-index="3">
        <draw:text-box fo:min-height="0.499cm">
          <text:p text:style-name="P2">The First Day of Thoout</text:p>
        </draw:text-box>
      </draw:frame>
      <draw:frame draw:style-name="fr1" draw:name="Frame10" text:anchor-type="page" text:anchor-page-number="12" svg:y="1.251cm" svg:width="18cm" draw:z-index="121">
        <draw:text-box fo:min-height="0.499cm">
          <text:p text:style-name="P2"/>
        </draw:text-box>
      </draw:frame>
      <draw:frame draw:style-name="fr1" draw:name="Frame11" text:anchor-type="page" text:anchor-page-number="13" svg:y="1.251cm" svg:width="18cm" draw:z-index="4">
        <draw:text-box fo:min-height="0.499cm">
          <text:p text:style-name="P2">The Second Day of Thoout</text:p>
        </draw:text-box>
      </draw:frame>
      <draw:frame draw:style-name="fr1" draw:name="Frame12" text:anchor-type="page" text:anchor-page-number="14" svg:y="1.251cm" svg:width="18cm" draw:z-index="5">
        <draw:text-box fo:min-height="0.499cm">
          <text:p text:style-name="P2">The Second Day of Thoout</text:p>
        </draw:text-box>
      </draw:frame>
      <draw:frame draw:style-name="fr1" draw:name="Frame13" text:anchor-type="page" text:anchor-page-number="15" svg:y="1.251cm" svg:width="18cm" draw:z-index="6">
        <draw:text-box fo:min-height="0.499cm">
          <text:p text:style-name="P2">The Second Day of Thoout</text:p>
        </draw:text-box>
      </draw:frame>
      <draw:frame draw:style-name="fr1" draw:name="Frame14" text:anchor-type="page" text:anchor-page-number="16" svg:y="1.251cm" svg:width="18cm" draw:z-index="7">
        <draw:text-box fo:min-height="0.499cm">
          <text:p text:style-name="P2">The Second Day of Thoout</text:p>
        </draw:text-box>
      </draw:frame>
      <draw:frame draw:style-name="fr1" draw:name="Frame15" text:anchor-type="page" text:anchor-page-number="17" svg:y="1.251cm" svg:width="18cm" draw:z-index="8">
        <draw:text-box fo:min-height="0.499cm">
          <text:p text:style-name="P2"/>
        </draw:text-box>
      </draw:frame>
      <draw:frame draw:style-name="fr1" draw:name="Frame16" text:anchor-type="page" text:anchor-page-number="18" svg:y="1.251cm" svg:width="18cm" draw:z-index="122">
        <draw:text-box fo:min-height="0.499cm">
          <text:p text:style-name="P2"/>
        </draw:text-box>
      </draw:frame>
      <draw:frame draw:style-name="fr1" draw:name="Frame17" text:anchor-type="page" text:anchor-page-number="19" svg:y="1.251cm" svg:width="18cm" draw:z-index="9">
        <draw:text-box fo:min-height="0.499cm">
          <text:p text:style-name="P2">The Eighth Day of Thoout</text:p>
        </draw:text-box>
      </draw:frame>
      <draw:frame draw:style-name="fr1" draw:name="Frame18" text:anchor-type="page" text:anchor-page-number="20" svg:y="1.251cm" svg:width="18cm" draw:z-index="10">
        <draw:text-box fo:min-height="0.499cm">
          <text:p text:style-name="P2">The Eighth Day of Thoout</text:p>
        </draw:text-box>
      </draw:frame>
      <draw:frame draw:style-name="fr1" draw:name="Frame19" text:anchor-type="page" text:anchor-page-number="21" svg:y="1.251cm" svg:width="18cm" draw:z-index="11">
        <draw:text-box fo:min-height="0.499cm">
          <text:p text:style-name="P2">The Eighth Day of Thoout</text:p>
        </draw:text-box>
      </draw:frame>
      <draw:frame draw:style-name="fr1" draw:name="Frame21" text:anchor-type="page" text:anchor-page-number="23" svg:y="1.251cm" svg:width="18cm" draw:z-index="12">
        <draw:text-box fo:min-height="0.499cm">
          <text:p text:style-name="P2"/>
        </draw:text-box>
      </draw:frame>
      <draw:frame draw:style-name="fr1" draw:name="Frame22" text:anchor-type="page" text:anchor-page-number="24" svg:y="1.251cm" svg:width="18cm" draw:z-index="123">
        <draw:text-box fo:min-height="0.499cm">
          <text:p text:style-name="P2"/>
        </draw:text-box>
      </draw:frame>
      <draw:frame draw:style-name="fr1" draw:name="Frame23" text:anchor-type="page" text:anchor-page-number="25" svg:y="1.251cm" svg:width="18cm" draw:z-index="13">
        <draw:text-box fo:min-height="0.499cm">
          <text:p text:style-name="P2"/>
        </draw:text-box>
      </draw:frame>
      <draw:frame draw:style-name="fr1" draw:name="Frame24" text:anchor-type="page" text:anchor-page-number="26" svg:y="1.251cm" svg:width="18cm" draw:z-index="14">
        <draw:text-box fo:min-height="0.499cm">
          <text:p text:style-name="P2">The Sixteenth Day of Thoout</text:p>
        </draw:text-box>
      </draw:frame>
      <draw:frame draw:style-name="fr1" draw:name="Frame25" text:anchor-type="page" text:anchor-page-number="27" svg:y="1.251cm" svg:width="18cm" draw:z-index="15">
        <draw:text-box fo:min-height="0.499cm">
          <text:p text:style-name="P2">The Sixteenth Day of Thoout</text:p>
        </draw:text-box>
      </draw:frame>
      <draw:frame draw:style-name="fr1" draw:name="Frame26" text:anchor-type="page" text:anchor-page-number="28" svg:y="1.251cm" svg:width="18cm" draw:z-index="124">
        <draw:text-box fo:min-height="0.499cm">
          <text:p text:style-name="P2">The Sixteenth Day of Thoout</text:p>
        </draw:text-box>
      </draw:frame>
      <draw:frame draw:style-name="fr1" draw:name="Frame27" text:anchor-type="page" text:anchor-page-number="29" svg:y="1.251cm" svg:width="18cm" draw:z-index="16">
        <draw:text-box fo:min-height="0.499cm">
          <text:p text:style-name="P2"/>
        </draw:text-box>
      </draw:frame>
      <draw:frame draw:style-name="fr1" draw:name="Frame28" text:anchor-type="page" text:anchor-page-number="30" svg:y="1.251cm" svg:width="18cm" draw:z-index="17">
        <draw:text-box fo:min-height="0.499cm">
          <text:p text:style-name="P2">The Seventeenth Day of Thoout</text:p>
        </draw:text-box>
      </draw:frame>
      <draw:frame draw:style-name="fr1" draw:name="Frame29" text:anchor-type="page" text:anchor-page-number="31" svg:y="1.251cm" svg:width="18cm" draw:z-index="18">
        <draw:text-box fo:min-height="0.499cm">
          <text:p text:style-name="P2">The Seventeenth Day of Thoout</text:p>
        </draw:text-box>
      </draw:frame>
      <draw:frame draw:style-name="fr1" draw:name="Frame30" text:anchor-type="page" text:anchor-page-number="32" svg:y="1.251cm" svg:width="18cm" draw:z-index="19">
        <draw:text-box fo:min-height="0.499cm">
          <text:p text:style-name="P2">The Seventeenth Day of Thoout</text:p>
        </draw:text-box>
      </draw:frame>
      <draw:frame draw:style-name="fr1" draw:name="Frame31" text:anchor-type="page" text:anchor-page-number="33" svg:y="1.251cm" svg:width="18cm" draw:z-index="20">
        <draw:text-box fo:min-height="0.499cm">
          <text:p text:style-name="P2">The Seventeenth Day of Thoout</text:p>
        </draw:text-box>
      </draw:frame>
      <draw:frame draw:style-name="fr1" draw:name="Frame33" text:anchor-type="page" text:anchor-page-number="35" svg:y="1.251cm" svg:width="18cm" draw:z-index="21">
        <draw:text-box fo:min-height="0.499cm">
          <text:p text:style-name="P2">The Seventeenth Day of Thoout</text:p>
        </draw:text-box>
      </draw:frame>
      <draw:frame draw:style-name="fr1" draw:name="Frame34" text:anchor-type="page" text:anchor-page-number="36" svg:y="1.251cm" svg:width="18cm" draw:z-index="125">
        <draw:text-box fo:min-height="0.499cm">
          <text:p text:style-name="P2">The Seventeenth Day of Thoout</text:p>
        </draw:text-box>
      </draw:frame>
      <draw:frame draw:style-name="fr1" draw:name="Frame35" text:anchor-type="page" text:anchor-page-number="37" svg:y="1.251cm" svg:width="18cm" draw:z-index="22">
        <draw:text-box fo:min-height="0.499cm">
          <text:p text:style-name="P2">The Seventeenth Day of Thoout</text:p>
        </draw:text-box>
      </draw:frame>
      <draw:frame draw:style-name="fr1" draw:name="Frame36" text:anchor-type="page" text:anchor-page-number="38" svg:y="1.251cm" svg:width="18cm" draw:z-index="23">
        <draw:text-box fo:min-height="0.499cm">
          <text:p text:style-name="P2">The Seventeenth Day of Thoout</text:p>
        </draw:text-box>
      </draw:frame>
      <draw:frame draw:style-name="fr1" draw:name="Frame37" text:anchor-type="page" text:anchor-page-number="39" svg:y="1.251cm" svg:width="18cm" draw:z-index="24">
        <draw:text-box fo:min-height="0.499cm">
          <text:p text:style-name="P2">The Seventeenth Day of Thoout</text:p>
        </draw:text-box>
      </draw:frame>
      <draw:frame draw:style-name="fr1" draw:name="Frame38" text:anchor-type="page" text:anchor-page-number="40" svg:y="1.251cm" svg:width="18cm" draw:z-index="126">
        <draw:text-box fo:min-height="0.499cm">
          <text:p text:style-name="P2">The Seventeenth Day of Thoout</text:p>
        </draw:text-box>
      </draw:frame>
      <draw:frame draw:style-name="fr1" draw:name="Frame39" text:anchor-type="page" text:anchor-page-number="41" svg:y="1.251cm" svg:width="18cm" draw:z-index="25">
        <draw:text-box fo:min-height="0.499cm">
          <text:p text:style-name="P2">The Seventeenth Day of Thoout</text:p>
        </draw:text-box>
      </draw:frame>
      <draw:frame draw:style-name="fr1" draw:name="Frame40" text:anchor-type="page" text:anchor-page-number="42" svg:y="1.251cm" svg:width="18cm" draw:z-index="127">
        <draw:text-box fo:min-height="0.499cm">
          <text:p text:style-name="P2"/>
        </draw:text-box>
      </draw:frame>
      <draw:frame draw:style-name="fr1" draw:name="Frame41" text:anchor-type="page" text:anchor-page-number="43" svg:y="1.251cm" svg:width="18cm" draw:z-index="26">
        <draw:text-box fo:min-height="0.499cm">
          <text:p text:style-name="P2">The Eighteenth Day of Thoout</text:p>
        </draw:text-box>
      </draw:frame>
      <draw:frame draw:style-name="fr1" draw:name="Frame42" text:anchor-type="page" text:anchor-page-number="44" svg:y="1.251cm" svg:width="18cm" draw:z-index="128">
        <draw:text-box fo:min-height="0.499cm">
          <text:p text:style-name="P2"/>
        </draw:text-box>
      </draw:frame>
      <draw:frame draw:style-name="fr1" draw:name="Frame43" text:anchor-type="page" text:anchor-page-number="44" svg:y="1.251cm" svg:width="18cm" draw:z-index="129">
        <draw:text-box fo:min-height="0.499cm">
          <text:p text:style-name="P2">The Eighteenth Day of Thoout</text:p>
        </draw:text-box>
      </draw:frame>
      <draw:frame draw:style-name="fr1" draw:name="Frame44" text:anchor-type="page" text:anchor-page-number="45" svg:y="1.251cm" svg:width="18cm" draw:z-index="27">
        <draw:text-box fo:min-height="0.499cm">
          <text:p text:style-name="P2">The Eighteenth Day of Thoout</text:p>
        </draw:text-box>
      </draw:frame>
      <draw:frame draw:style-name="fr1" draw:name="Frame45" text:anchor-type="page" text:anchor-page-number="46" svg:y="1.251cm" svg:width="18cm" draw:z-index="28">
        <draw:text-box fo:min-height="0.499cm">
          <text:p text:style-name="P2"/>
        </draw:text-box>
      </draw:frame>
      <draw:frame draw:style-name="fr1" draw:name="Frame46" text:anchor-type="page" text:anchor-page-number="47" svg:y="1.251cm" svg:width="18cm" draw:z-index="29">
        <draw:text-box fo:min-height="0.499cm">
          <text:p text:style-name="P2">The Nineteenth Day of Thoout</text:p>
        </draw:text-box>
      </draw:frame>
      <draw:frame draw:style-name="fr1" draw:name="Frame47" text:anchor-type="page" text:anchor-page-number="48" svg:y="1.251cm" svg:width="18cm" draw:z-index="30">
        <draw:text-box fo:min-height="0.499cm">
          <text:p text:style-name="P2">The Nineteenth Day of Thoout</text:p>
        </draw:text-box>
      </draw:frame>
      <draw:frame draw:style-name="fr1" draw:name="Frame48" text:anchor-type="page" text:anchor-page-number="49" svg:y="1.251cm" svg:width="18cm" draw:z-index="31">
        <draw:text-box fo:min-height="0.499cm">
          <text:p text:style-name="P2">The Nineteenth Day of Thoout</text:p>
        </draw:text-box>
      </draw:frame>
      <draw:frame draw:style-name="fr1" draw:name="Frame49" text:anchor-type="page" text:anchor-page-number="50" svg:y="1.251cm" svg:width="18cm" draw:z-index="32">
        <draw:text-box fo:min-height="0.499cm">
          <text:p text:style-name="P2"/>
        </draw:text-box>
      </draw:frame>
      <draw:frame draw:style-name="fr1" draw:name="Frame50" text:anchor-type="page" text:anchor-page-number="51" svg:y="1.251cm" svg:width="18cm" draw:z-index="33">
        <draw:text-box fo:min-height="0.499cm">
          <text:p text:style-name="P2">The Twenty-First Day of Thoout</text:p>
        </draw:text-box>
      </draw:frame>
      <draw:frame draw:style-name="fr1" draw:name="Frame51" text:anchor-type="page" text:anchor-page-number="52" svg:y="1.251cm" svg:width="18cm" draw:z-index="130">
        <draw:text-box fo:min-height="0.499cm">
          <text:p text:style-name="P2">The Twenty-First Day of Thoout</text:p>
        </draw:text-box>
      </draw:frame>
      <draw:frame draw:style-name="fr1" draw:name="Frame52" text:anchor-type="page" text:anchor-page-number="53" svg:y="1.251cm" svg:width="18cm" draw:z-index="34">
        <draw:text-box fo:min-height="0.499cm">
          <text:p text:style-name="P2"/>
        </draw:text-box>
      </draw:frame>
      <draw:frame draw:style-name="fr1" draw:name="Frame53" text:anchor-type="page" text:anchor-page-number="54" svg:y="1.251cm" svg:width="18cm" draw:z-index="35">
        <draw:text-box fo:min-height="0.499cm">
          <text:p text:style-name="P2"/>
        </draw:text-box>
      </draw:frame>
      <draw:frame draw:style-name="fr1" draw:name="Frame54" text:anchor-type="page" text:anchor-page-number="55" svg:y="1.251cm" svg:width="18cm" draw:z-index="36">
        <draw:text-box fo:min-height="0.499cm">
          <text:p text:style-name="P2">The Twenty-Sixth Day of Thoout</text:p>
        </draw:text-box>
      </draw:frame>
      <draw:frame draw:style-name="fr1" draw:name="Frame55" text:anchor-type="page" text:anchor-page-number="56" svg:y="1.251cm" svg:width="18cm" draw:z-index="37">
        <draw:text-box fo:min-height="0.499cm">
          <text:p text:style-name="P2">The Twenty-Sixth Day of Thoout</text:p>
        </draw:text-box>
      </draw:frame>
      <draw:frame draw:style-name="fr1" draw:name="Frame56" text:anchor-type="page" text:anchor-page-number="57" svg:y="1.251cm" svg:width="18cm" draw:z-index="38">
        <draw:text-box fo:min-height="0.499cm">
          <text:p text:style-name="P2">The Twenty-Sixth Day of Thoout</text:p>
        </draw:text-box>
      </draw:frame>
      <draw:frame draw:style-name="fr1" draw:name="Frame57" text:anchor-type="page" text:anchor-page-number="58" svg:y="1.251cm" svg:width="18cm" draw:z-index="39">
        <draw:text-box fo:min-height="0.499cm">
          <text:p text:style-name="P2">The Twenty-Sixth Day of Thoout</text:p>
        </draw:text-box>
      </draw:frame>
      <draw:frame draw:style-name="fr1" draw:name="Frame58" text:anchor-type="page" text:anchor-page-number="59" svg:y="1.251cm" svg:width="18cm" draw:z-index="40">
        <draw:text-box fo:min-height="0.499cm">
          <text:p text:style-name="P2"/>
        </draw:text-box>
      </draw:frame>
      <draw:frame draw:style-name="fr1" draw:name="Frame59" text:anchor-type="page" text:anchor-page-number="60" svg:y="1.251cm" svg:width="18cm" draw:z-index="131">
        <draw:text-box fo:min-height="0.499cm">
          <text:p text:style-name="P2"/>
        </draw:text-box>
      </draw:frame>
      <draw:frame draw:style-name="fr1" draw:name="Frame60" text:anchor-type="page" text:anchor-page-number="61" svg:y="1.251cm" svg:width="18cm" draw:z-index="41">
        <draw:text-box fo:min-height="0.499cm">
          <text:p text:style-name="P2"/>
        </draw:text-box>
      </draw:frame>
      <draw:frame draw:style-name="fr1" draw:name="Frame61" text:anchor-type="page" text:anchor-page-number="62" svg:y="1.251cm" svg:width="18cm" draw:z-index="132">
        <draw:text-box fo:min-height="0.499cm">
          <text:p text:style-name="P2"/>
        </draw:text-box>
      </draw:frame>
      <draw:frame draw:style-name="fr1" draw:name="Frame62" text:anchor-type="page" text:anchor-page-number="63" svg:y="1.251cm" svg:width="18cm" draw:z-index="42">
        <draw:text-box fo:min-height="0.499cm">
          <text:p text:style-name="P2">The Twelfth Day of Paopi</text:p>
        </draw:text-box>
      </draw:frame>
      <draw:frame draw:style-name="fr1" draw:name="Frame63" text:anchor-type="page" text:anchor-page-number="64" svg:y="1.251cm" svg:width="18cm" draw:z-index="133">
        <draw:text-box fo:min-height="0.499cm">
          <text:p text:style-name="P2">The Twelfth Day of Paopi</text:p>
        </draw:text-box>
      </draw:frame>
      <draw:frame draw:style-name="fr1" draw:name="Frame64" text:anchor-type="page" text:anchor-page-number="65" svg:y="1.251cm" svg:width="18cm" draw:z-index="43">
        <draw:text-box fo:min-height="0.499cm">
          <text:p text:style-name="P2"/>
        </draw:text-box>
      </draw:frame>
      <draw:frame draw:style-name="fr1" draw:name="Frame65" text:anchor-type="page" text:anchor-page-number="66" svg:y="1.251cm" svg:width="18cm" draw:z-index="44">
        <draw:text-box fo:min-height="0.499cm">
          <text:p text:style-name="P2"/>
        </draw:text-box>
      </draw:frame>
      <draw:frame draw:style-name="fr1" draw:name="Frame66" text:anchor-type="page" text:anchor-page-number="67" svg:y="1.251cm" svg:width="18cm" draw:z-index="45">
        <draw:text-box fo:min-height="0.499cm">
          <text:p text:style-name="P2">The Fourteenth Day of Paopi</text:p>
        </draw:text-box>
      </draw:frame>
      <draw:frame draw:style-name="fr1" draw:name="Frame67" text:anchor-type="page" text:anchor-page-number="68" svg:y="1.251cm" svg:width="18cm" draw:z-index="46">
        <draw:text-box fo:min-height="0.499cm">
          <text:p text:style-name="P2">The Fourteenth Day of Paopi</text:p>
        </draw:text-box>
      </draw:frame>
      <draw:frame draw:style-name="fr1" draw:name="Frame68" text:anchor-type="page" text:anchor-page-number="69" svg:y="1.251cm" svg:width="18cm" draw:z-index="47">
        <draw:text-box fo:min-height="0.499cm">
          <text:p text:style-name="P2">The Fourteenth Day of Paopi</text:p>
        </draw:text-box>
      </draw:frame>
      <draw:frame draw:style-name="fr1" draw:name="Frame69" text:anchor-type="page" text:anchor-page-number="70" svg:y="1.251cm" svg:width="18cm" draw:z-index="48">
        <draw:text-box fo:min-height="0.499cm">
          <text:p text:style-name="P2">The Fourteenth Day of Paopi</text:p>
        </draw:text-box>
      </draw:frame>
      <draw:frame draw:style-name="fr1" draw:name="Frame70" text:anchor-type="page" text:anchor-page-number="71" svg:y="1.251cm" svg:width="18cm" draw:z-index="49">
        <draw:text-box fo:min-height="0.499cm">
          <text:p text:style-name="P2"/>
        </draw:text-box>
      </draw:frame>
      <draw:frame draw:style-name="fr1" draw:name="Frame71" text:anchor-type="page" text:anchor-page-number="72" svg:y="1.251cm" svg:width="18cm" draw:z-index="50">
        <draw:text-box fo:min-height="0.499cm">
          <text:p text:style-name="P2"/>
        </draw:text-box>
      </draw:frame>
      <draw:frame draw:style-name="fr1" draw:name="Frame72" text:anchor-type="page" text:anchor-page-number="73" svg:y="1.251cm" svg:width="18cm" draw:z-index="51">
        <draw:text-box fo:min-height="0.499cm">
          <text:p text:style-name="P2">The Twenty-Second Day of Paopi</text:p>
        </draw:text-box>
      </draw:frame>
      <draw:frame draw:style-name="fr1" draw:name="Frame73" text:anchor-type="page" text:anchor-page-number="74" svg:y="1.251cm" svg:width="18cm" draw:z-index="52">
        <draw:text-box fo:min-height="0.499cm">
          <text:p text:style-name="P2">The Twenty-Second Day of Paopi</text:p>
        </draw:text-box>
      </draw:frame>
      <draw:frame draw:style-name="fr1" draw:name="Frame74" text:anchor-type="page" text:anchor-page-number="75" svg:y="1.251cm" svg:width="18cm" draw:z-index="53">
        <draw:text-box fo:min-height="0.499cm">
          <text:p text:style-name="P2">The Twenty-Second Day of Paopi</text:p>
        </draw:text-box>
      </draw:frame>
      <draw:frame draw:style-name="fr1" draw:name="Frame75" text:anchor-type="page" text:anchor-page-number="76" svg:y="1.251cm" svg:width="18cm" draw:z-index="134">
        <draw:text-box fo:min-height="0.499cm">
          <text:p text:style-name="P2">The Twenty-Second Day of Paopi</text:p>
        </draw:text-box>
      </draw:frame>
      <draw:frame draw:style-name="fr1" draw:name="Frame76" text:anchor-type="page" text:anchor-page-number="77" svg:y="1.251cm" svg:width="18cm" draw:z-index="54">
        <draw:text-box fo:min-height="0.499cm">
          <text:p text:style-name="P2"/>
        </draw:text-box>
      </draw:frame>
      <draw:frame draw:style-name="fr1" draw:name="Frame77" text:anchor-type="page" text:anchor-page-number="78" svg:y="1.251cm" svg:width="18cm" draw:z-index="135">
        <draw:text-box fo:min-height="0.499cm">
          <text:p text:style-name="P2"/>
        </draw:text-box>
      </draw:frame>
      <draw:frame draw:style-name="fr1" draw:name="Frame78" text:anchor-type="page" text:anchor-page-number="79" svg:y="1.251cm" svg:width="18cm" draw:z-index="55">
        <draw:text-box fo:min-height="0.499cm">
          <text:p text:style-name="P2">The Twenty-Seventh Day of Paopi</text:p>
        </draw:text-box>
      </draw:frame>
      <draw:frame draw:style-name="fr1" draw:name="Frame79" text:anchor-type="page" text:anchor-page-number="80" svg:y="1.251cm" svg:width="18cm" draw:z-index="136">
        <draw:text-box fo:min-height="0.499cm">
          <text:p text:style-name="P2">The Twenty-Seventh Day of Paopi</text:p>
        </draw:text-box>
      </draw:frame>
      <draw:frame draw:style-name="fr1" draw:name="Frame80" text:anchor-type="page" text:anchor-page-number="81" svg:y="1.251cm" svg:width="18cm" draw:z-index="56">
        <draw:text-box fo:min-height="0.499cm">
          <text:p text:style-name="P2">The Twenty-Seventh Day of Paopi</text:p>
        </draw:text-box>
      </draw:frame>
      <draw:frame draw:style-name="fr1" draw:name="Frame81" text:anchor-type="page" text:anchor-page-number="82" svg:y="1.251cm" svg:width="18cm" draw:z-index="57">
        <draw:text-box fo:min-height="0.499cm">
          <text:p text:style-name="P2"/>
        </draw:text-box>
      </draw:frame>
      <draw:frame draw:style-name="fr1" draw:name="Frame82" text:anchor-type="page" text:anchor-page-number="83" svg:y="1.251cm" svg:width="18cm" draw:z-index="58">
        <draw:text-box fo:min-height="0.499cm">
          <text:p text:style-name="P2"/>
        </draw:text-box>
      </draw:frame>
      <draw:frame draw:style-name="fr1" draw:name="Frame83" text:anchor-type="page" text:anchor-page-number="84" svg:y="1.251cm" svg:width="18cm" draw:z-index="137">
        <draw:text-box fo:min-height="0.499cm">
          <text:p text:style-name="P2"/>
        </draw:text-box>
      </draw:frame>
      <draw:frame draw:style-name="fr1" draw:name="Frame84" text:anchor-type="page" text:anchor-page-number="85" svg:y="1.251cm" svg:width="18cm" draw:z-index="59">
        <draw:text-box fo:min-height="0.499cm">
          <text:p text:style-name="P2"/>
        </draw:text-box>
      </draw:frame>
      <draw:frame draw:style-name="fr1" draw:name="Frame86" text:anchor-type="page" text:anchor-page-number="87" svg:y="1.251cm" svg:width="18cm" draw:z-index="60">
        <draw:text-box fo:min-height="0.499cm">
          <text:p text:style-name="P2">The Eigth Day of Athor</text:p>
        </draw:text-box>
      </draw:frame>
      <draw:frame draw:style-name="fr1" draw:name="Frame87" text:anchor-type="page" text:anchor-page-number="88" svg:y="1.251cm" svg:width="18cm" draw:z-index="138">
        <draw:text-box fo:min-height="0.499cm">
          <text:p text:style-name="P2">The Eigth Day of Athor</text:p>
        </draw:text-box>
      </draw:frame>
      <draw:frame draw:style-name="fr1" draw:name="Frame88" text:anchor-type="page" text:anchor-page-number="89" svg:y="1.251cm" svg:width="18cm" draw:z-index="61">
        <draw:text-box fo:min-height="0.499cm">
          <text:p text:style-name="P2"/>
        </draw:text-box>
      </draw:frame>
      <draw:frame draw:style-name="fr1" draw:name="Frame89" text:anchor-type="page" text:anchor-page-number="90" svg:y="1.251cm" svg:width="18cm" draw:z-index="62">
        <draw:text-box fo:min-height="0.499cm">
          <text:p text:style-name="P2">The Ninth Day of Athor</text:p>
        </draw:text-box>
      </draw:frame>
      <draw:frame draw:style-name="fr1" draw:name="Frame90" text:anchor-type="page" text:anchor-page-number="91" svg:y="1.251cm" svg:width="18cm" draw:z-index="63">
        <draw:text-box fo:min-height="0.499cm">
          <text:p text:style-name="P2">The Ninth Day of Athor</text:p>
        </draw:text-box>
      </draw:frame>
      <draw:frame draw:style-name="fr1" draw:name="Frame91" text:anchor-type="page" text:anchor-page-number="92" svg:y="1.251cm" svg:width="18cm" draw:z-index="140">
        <draw:text-box fo:min-height="0.499cm">
          <text:p text:style-name="P2">The Ninth Day of Athor</text:p>
        </draw:text-box>
      </draw:frame>
      <draw:frame draw:style-name="fr1" draw:name="Frame92" text:anchor-type="page" text:anchor-page-number="93" svg:y="1.251cm" svg:width="18cm" draw:z-index="64">
        <draw:text-box fo:min-height="0.499cm">
          <text:p text:style-name="P2">The Ninth Day of Athor</text:p>
        </draw:text-box>
      </draw:frame>
      <draw:frame draw:style-name="fr1" draw:name="Frame93" text:anchor-type="page" text:anchor-page-number="94" svg:y="1.251cm" svg:width="18cm" draw:z-index="139">
        <draw:text-box fo:min-height="0.499cm">
          <text:p text:style-name="P2"/>
        </draw:text-box>
      </draw:frame>
      <draw:frame draw:style-name="fr1" draw:name="Frame94" text:anchor-type="page" text:anchor-page-number="95" svg:y="1.251cm" svg:width="18cm" draw:z-index="65">
        <draw:text-box fo:min-height="0.499cm">
          <text:p text:style-name="P2">The Twelfth Day of Athor</text:p>
        </draw:text-box>
      </draw:frame>
      <draw:frame draw:style-name="fr1" draw:name="Frame95" text:anchor-type="page" text:anchor-page-number="96" svg:y="1.251cm" svg:width="18cm" draw:z-index="66">
        <draw:text-box fo:min-height="0.499cm">
          <text:p text:style-name="P2">The Twelfth Day of Athor</text:p>
        </draw:text-box>
      </draw:frame>
      <draw:frame draw:style-name="fr1" draw:name="Frame96" text:anchor-type="page" text:anchor-page-number="97" svg:y="1.251cm" svg:width="18cm" draw:z-index="67">
        <draw:text-box fo:min-height="0.499cm">
          <text:p text:style-name="P2">The Twelfth Day of Athor</text:p>
        </draw:text-box>
      </draw:frame>
      <draw:frame draw:style-name="fr1" draw:name="Frame97" text:anchor-type="page" text:anchor-page-number="98" svg:y="1.251cm" svg:width="18cm" draw:z-index="142">
        <draw:text-box fo:min-height="0.499cm">
          <text:p text:style-name="P2">The Twelfth Day of Athor</text:p>
        </draw:text-box>
      </draw:frame>
      <draw:frame draw:style-name="fr1" draw:name="Frame98" text:anchor-type="page" text:anchor-page-number="99" svg:y="1.251cm" svg:width="18cm" draw:z-index="68">
        <draw:text-box fo:min-height="0.499cm">
          <text:p text:style-name="P2">The Twelfth Day of Athor</text:p>
        </draw:text-box>
      </draw:frame>
      <draw:frame draw:style-name="fr1" draw:name="Frame99" text:anchor-type="page" text:anchor-page-number="100" svg:y="1.251cm" svg:width="18cm" draw:z-index="141">
        <draw:text-box fo:min-height="0.499cm">
          <text:p text:style-name="P2"/>
        </draw:text-box>
      </draw:frame>
      <draw:frame draw:style-name="fr1" draw:name="Frame100" text:anchor-type="page" text:anchor-page-number="101" svg:y="1.251cm" svg:width="18cm" draw:z-index="69">
        <draw:text-box fo:min-height="0.499cm">
          <text:p text:style-name="P2">The Fifteenth Day of Athor</text:p>
        </draw:text-box>
      </draw:frame>
      <draw:frame draw:style-name="fr1" draw:name="Frame101" text:anchor-type="page" text:anchor-page-number="102" svg:y="1.251cm" svg:width="18cm" draw:z-index="70">
        <draw:text-box fo:min-height="0.499cm">
          <text:p text:style-name="P2">The Fifteenth Day of Athor</text:p>
        </draw:text-box>
      </draw:frame>
      <draw:frame draw:style-name="fr1" draw:name="Frame102" text:anchor-type="page" text:anchor-page-number="103" svg:y="1.251cm" svg:width="18cm" draw:z-index="71">
        <draw:text-box fo:min-height="0.499cm">
          <text:p text:style-name="P2">The Fifteenth Day of Athor</text:p>
        </draw:text-box>
      </draw:frame>
      <draw:frame draw:style-name="fr1" draw:name="Frame103" text:anchor-type="page" text:anchor-page-number="104" svg:y="1.251cm" svg:width="18cm" draw:z-index="143">
        <draw:text-box fo:min-height="0.499cm">
          <text:p text:style-name="P2">The Fifteenth Day of Athor</text:p>
        </draw:text-box>
      </draw:frame>
      <draw:frame draw:style-name="fr1" draw:name="Frame104" text:anchor-type="page" text:anchor-page-number="105" svg:y="1.251cm" svg:width="18cm" draw:z-index="72">
        <draw:text-box fo:min-height="0.499cm">
          <text:p text:style-name="P2"/>
        </draw:text-box>
      </draw:frame>
      <draw:frame draw:style-name="fr1" draw:name="Frame105" text:anchor-type="page" text:anchor-page-number="106" svg:y="1.251cm" svg:width="18cm" draw:z-index="73">
        <draw:text-box fo:min-height="0.499cm">
          <text:p text:style-name="P2">The Seventeenth Day of Athor</text:p>
        </draw:text-box>
      </draw:frame>
      <draw:frame draw:style-name="fr1" draw:name="Frame106" text:anchor-type="page" text:anchor-page-number="107" svg:y="1.251cm" svg:width="18cm" draw:z-index="74">
        <draw:text-box fo:min-height="0.499cm">
          <text:p text:style-name="P2">The Seventeenth Day of Athor</text:p>
        </draw:text-box>
      </draw:frame>
      <draw:frame draw:style-name="fr1" draw:name="Frame107" text:anchor-type="page" text:anchor-page-number="108" svg:y="1.251cm" svg:width="18cm" draw:z-index="75">
        <draw:text-box fo:min-height="0.499cm">
          <text:p text:style-name="P2">The Seventeenth Day of Athor</text:p>
        </draw:text-box>
      </draw:frame>
      <draw:frame draw:style-name="fr1" draw:name="Frame108" text:anchor-type="page" text:anchor-page-number="109" svg:y="1.251cm" svg:width="18cm" draw:z-index="76">
        <draw:text-box fo:min-height="0.499cm">
          <text:p text:style-name="P2">The Seventeenth Day of Athor</text:p>
        </draw:text-box>
      </draw:frame>
      <draw:frame draw:style-name="fr1" draw:name="Frame109" text:anchor-type="page" text:anchor-page-number="110" svg:y="1.251cm" svg:width="18cm" draw:z-index="144">
        <draw:text-box fo:min-height="0.499cm">
          <text:p text:style-name="P2">The Seventeenth Day of Athor</text:p>
        </draw:text-box>
      </draw:frame>
      <draw:frame draw:style-name="fr1" draw:name="Frame110" text:anchor-type="page" text:anchor-page-number="111" svg:y="1.251cm" svg:width="18cm" draw:z-index="77">
        <draw:text-box fo:min-height="0.499cm">
          <text:p text:style-name="P2"/>
        </draw:text-box>
      </draw:frame>
      <draw:frame draw:style-name="fr1" draw:name="Frame111" text:anchor-type="page" text:anchor-page-number="112" svg:y="1.251cm" svg:width="18cm" draw:z-index="78">
        <draw:text-box fo:min-height="0.499cm">
          <text:p text:style-name="P2"/>
        </draw:text-box>
      </draw:frame>
      <draw:frame draw:style-name="fr1" draw:name="Frame112" text:anchor-type="page" text:anchor-page-number="113" svg:y="1.251cm" svg:width="18cm" draw:z-index="79">
        <draw:text-box fo:min-height="0.499cm">
          <text:p text:style-name="P2">The Twenty-Second Day of Athor</text:p>
        </draw:text-box>
      </draw:frame>
      <draw:frame draw:style-name="fr1" draw:name="Frame113" text:anchor-type="page" text:anchor-page-number="114" svg:y="1.251cm" svg:width="18cm" draw:z-index="80">
        <draw:text-box fo:min-height="0.499cm">
          <text:p text:style-name="P2">The Twenty-Second Day of Athor</text:p>
        </draw:text-box>
      </draw:frame>
      <draw:frame draw:style-name="fr1" draw:name="Frame114" text:anchor-type="page" text:anchor-page-number="115" svg:y="1.251cm" svg:width="18cm" draw:z-index="81">
        <draw:text-box fo:min-height="0.499cm">
          <text:p text:style-name="P2">The Twenty-Second Day of Athor</text:p>
        </draw:text-box>
      </draw:frame>
      <draw:frame draw:style-name="fr1" draw:name="Frame115" text:anchor-type="page" text:anchor-page-number="116" svg:y="1.251cm" svg:width="18cm" draw:z-index="82">
        <draw:text-box fo:min-height="0.499cm">
          <text:p text:style-name="P2"/>
        </draw:text-box>
      </draw:frame>
      <draw:frame draw:style-name="fr1" draw:name="Frame116" text:anchor-type="page" text:anchor-page-number="117" svg:y="1.251cm" svg:width="18cm" draw:z-index="83">
        <draw:text-box fo:min-height="0.499cm">
          <text:p text:style-name="P2">The Twenty-Fourth Day of Athor</text:p>
        </draw:text-box>
      </draw:frame>
      <draw:frame draw:style-name="fr1" draw:name="Frame117" text:anchor-type="page" text:anchor-page-number="118" svg:y="1.251cm" svg:width="18cm" draw:z-index="145">
        <draw:text-box fo:min-height="0.499cm">
          <text:p text:style-name="P2">The Twenty-Fourth Day of Athor</text:p>
        </draw:text-box>
      </draw:frame>
      <draw:frame draw:style-name="fr1" draw:name="Frame118" text:anchor-type="page" text:anchor-page-number="119" svg:y="1.251cm" svg:width="18cm" draw:z-index="84">
        <draw:text-box fo:min-height="0.499cm">
          <text:p text:style-name="P2">The Twenty-Fourth Day of Athor</text:p>
        </draw:text-box>
      </draw:frame>
      <draw:frame draw:style-name="fr1" draw:name="Frame119" text:anchor-type="page" text:anchor-page-number="120" svg:y="1.251cm" svg:width="18cm" draw:z-index="146">
        <draw:text-box fo:min-height="0.499cm">
          <text:p text:style-name="P2"/>
        </draw:text-box>
      </draw:frame>
      <draw:frame draw:style-name="fr1" draw:name="Frame120" text:anchor-type="page" text:anchor-page-number="121" svg:y="1.251cm" svg:width="18cm" draw:z-index="85">
        <draw:text-box fo:min-height="0.499cm">
          <text:p text:style-name="P2">The Twenty-Fifth Day of Athor</text:p>
        </draw:text-box>
      </draw:frame>
      <draw:frame draw:style-name="fr1" draw:name="Frame121" text:anchor-type="page" text:anchor-page-number="122" svg:y="1.251cm" svg:width="18cm" draw:z-index="86">
        <draw:text-box fo:min-height="0.499cm">
          <text:p text:style-name="P2">The Twenty-Fifth Day of Athor</text:p>
        </draw:text-box>
      </draw:frame>
      <draw:frame draw:style-name="fr1" draw:name="Frame122" text:anchor-type="page" text:anchor-page-number="123" svg:y="1.251cm" svg:width="18cm" draw:z-index="87">
        <draw:text-box fo:min-height="0.499cm">
          <text:p text:style-name="P2">The Twenty-Fifth Day of Athor</text:p>
        </draw:text-box>
      </draw:frame>
      <draw:frame draw:style-name="fr1" draw:name="Frame123" text:anchor-type="page" text:anchor-page-number="124" svg:y="1.251cm" svg:width="18cm" draw:z-index="147">
        <draw:text-box fo:min-height="0.499cm">
          <text:p text:style-name="P2">The Twenty-Fifth Day of Athor</text:p>
        </draw:text-box>
      </draw:frame>
      <draw:frame draw:style-name="fr1" draw:name="Frame124" text:anchor-type="page" text:anchor-page-number="125" svg:y="1.251cm" svg:width="18cm" draw:z-index="88">
        <draw:text-box fo:min-height="0.499cm">
          <text:p text:style-name="P2"/>
        </draw:text-box>
      </draw:frame>
      <draw:frame draw:style-name="fr1" draw:name="Frame125" text:anchor-type="page" text:anchor-page-number="126" svg:y="1.251cm" svg:width="18cm" draw:z-index="89">
        <draw:text-box fo:min-height="0.499cm">
          <text:p text:style-name="P2">The Twenty-Seventh Day of Athor</text:p>
        </draw:text-box>
      </draw:frame>
      <draw:frame draw:style-name="fr1" draw:name="Frame126" text:anchor-type="page" text:anchor-page-number="127" svg:y="1.251cm" svg:width="18cm" draw:z-index="90">
        <draw:text-box fo:min-height="0.499cm">
          <text:p text:style-name="P2">The Twenty-Seventh Day of Athor</text:p>
        </draw:text-box>
      </draw:frame>
      <draw:frame draw:style-name="fr1" draw:name="Frame127" text:anchor-type="page" text:anchor-page-number="128" svg:y="1.251cm" svg:width="18cm" draw:z-index="148">
        <draw:text-box fo:min-height="0.499cm">
          <text:p text:style-name="P2">The Twenty-Seventh Day of Athor</text:p>
        </draw:text-box>
      </draw:frame>
      <draw:frame draw:style-name="fr1" draw:name="Frame128" text:anchor-type="page" text:anchor-page-number="129" svg:y="1.251cm" svg:width="18cm" draw:z-index="91">
        <draw:text-box fo:min-height="0.499cm">
          <text:p text:style-name="P2"/>
        </draw:text-box>
      </draw:frame>
      <draw:frame draw:style-name="fr1" draw:name="Frame129" text:anchor-type="page" text:anchor-page-number="130" svg:y="1.251cm" svg:width="18cm" draw:z-index="92">
        <draw:text-box fo:min-height="0.499cm">
          <text:p text:style-name="P2">The Twenty-Eighth Day of Athor</text:p>
        </draw:text-box>
      </draw:frame>
      <draw:frame draw:style-name="fr1" draw:name="Frame130" text:anchor-type="page" text:anchor-page-number="131" svg:y="1.251cm" svg:width="18cm" draw:z-index="93">
        <draw:text-box fo:min-height="0.499cm">
          <text:p text:style-name="P2">The Twenty-Eighth Day of Athor</text:p>
        </draw:text-box>
      </draw:frame>
      <draw:frame draw:style-name="fr1" draw:name="Frame131" text:anchor-type="page" text:anchor-page-number="132" svg:y="1.251cm" svg:width="18cm" draw:z-index="150">
        <draw:text-box fo:min-height="0.499cm">
          <text:p text:style-name="P2">The Twenty-Eighth Day of Athor</text:p>
        </draw:text-box>
      </draw:frame>
      <draw:frame draw:style-name="fr1" draw:name="Frame132" text:anchor-type="page" text:anchor-page-number="133" svg:y="1.251cm" svg:width="18cm" draw:z-index="94">
        <draw:text-box fo:min-height="0.499cm">
          <text:p text:style-name="P2">The Twenty-Eighth Day of Athor</text:p>
        </draw:text-box>
      </draw:frame>
      <draw:frame draw:style-name="fr1" draw:name="Frame133" text:anchor-type="page" text:anchor-page-number="134" svg:y="1.251cm" svg:width="18cm" draw:z-index="149">
        <draw:text-box fo:min-height="0.499cm">
          <text:p text:style-name="P2">The Twenty-Eighth Day of Athor</text:p>
        </draw:text-box>
      </draw:frame>
      <draw:frame draw:style-name="fr1" draw:name="Frame134" text:anchor-type="page" text:anchor-page-number="135" svg:y="1.251cm" svg:width="18cm" draw:z-index="95">
        <draw:text-box fo:min-height="0.499cm">
          <text:p text:style-name="P2"/>
        </draw:text-box>
      </draw:frame>
      <draw:frame draw:style-name="fr1" draw:name="Frame135" text:anchor-type="page" text:anchor-page-number="136" svg:y="1.251cm" svg:width="18cm" draw:z-index="96">
        <draw:text-box fo:min-height="0.499cm">
          <text:p text:style-name="P2">The Twenty-Ninth Day of Athor</text:p>
        </draw:text-box>
      </draw:frame>
      <draw:frame draw:style-name="fr1" draw:name="Frame136" text:anchor-type="page" text:anchor-page-number="137" svg:y="1.251cm" svg:width="18cm" draw:z-index="97">
        <draw:text-box fo:min-height="0.499cm">
          <text:p text:style-name="P2">The Twenty-Ninth Day of Athor</text:p>
        </draw:text-box>
      </draw:frame>
      <draw:frame draw:style-name="fr1" draw:name="Frame137" text:anchor-type="page" text:anchor-page-number="138" svg:y="1.251cm" svg:width="18cm" draw:z-index="98">
        <draw:text-box fo:min-height="0.499cm">
          <text:p text:style-name="P2">The Twenty-Ninth Day of Athor</text:p>
        </draw:text-box>
      </draw:frame>
      <draw:frame draw:style-name="fr1" draw:name="Frame138" text:anchor-type="page" text:anchor-page-number="139" svg:y="1.251cm" svg:width="18cm" draw:z-index="99">
        <draw:text-box fo:min-height="0.499cm">
          <text:p text:style-name="P2">The Twenty-Ninth Day of Athor</text:p>
        </draw:text-box>
      </draw:frame>
      <draw:frame draw:style-name="fr1" draw:name="Frame139" text:anchor-type="page" text:anchor-page-number="140" svg:y="1.251cm" svg:width="18cm" draw:z-index="100">
        <draw:text-box fo:min-height="0.499cm">
          <text:p text:style-name="P2"/>
        </draw:text-box>
      </draw:frame>
      <draw:frame draw:style-name="fr1" draw:name="Frame140" text:anchor-type="page" text:anchor-page-number="141" svg:y="1.251cm" svg:width="18cm" draw:z-index="101">
        <draw:text-box fo:min-height="0.499cm">
          <text:p text:style-name="P2"/>
        </draw:text-box>
      </draw:frame>
      <draw:frame draw:style-name="fr1" draw:name="Frame141" text:anchor-type="page" text:anchor-page-number="142" svg:y="1.251cm" svg:width="18cm" draw:z-index="151">
        <draw:text-box fo:min-height="0.499cm">
          <text:p text:style-name="P2"/>
        </draw:text-box>
      </draw:frame>
      <draw:frame draw:style-name="fr1" draw:name="Frame142" text:anchor-type="page" text:anchor-page-number="143" svg:y="1.251cm" svg:width="18cm" draw:z-index="102">
        <draw:text-box fo:min-height="0.499cm">
          <text:p text:style-name="P2"/>
        </draw:text-box>
      </draw:frame>
      <draw:frame draw:style-name="fr1" draw:name="Frame143" text:anchor-type="page" text:anchor-page-number="144" svg:y="1.251cm" svg:width="18cm" draw:z-index="152">
        <draw:text-box fo:min-height="0.499cm">
          <text:p text:style-name="P2"/>
        </draw:text-box>
      </draw:frame>
      <draw:frame draw:style-name="fr1" draw:name="Frame144" text:anchor-type="page" text:anchor-page-number="145" svg:y="1.251cm" svg:width="18cm" draw:z-index="103">
        <draw:text-box fo:min-height="0.499cm">
          <text:p text:style-name="P2"/>
        </draw:text-box>
      </draw:frame>
      <draw:frame draw:style-name="fr1" draw:name="Frame145" text:anchor-type="page" text:anchor-page-number="146" svg:y="1.251cm" svg:width="18cm" draw:z-index="104">
        <draw:text-box fo:min-height="0.499cm">
          <text:p text:style-name="P2">The Twenty-Second Day of Koiak</text:p>
        </draw:text-box>
      </draw:frame>
      <draw:frame draw:style-name="fr1" draw:name="Frame146" text:anchor-type="page" text:anchor-page-number="147" svg:y="1.251cm" svg:width="18cm" draw:z-index="105">
        <draw:text-box fo:min-height="0.499cm">
          <text:p text:style-name="P2">The Twenty-Second Day of Koiak</text:p>
        </draw:text-box>
      </draw:frame>
      <draw:frame draw:style-name="fr1" draw:name="Frame147" text:anchor-type="page" text:anchor-page-number="148" svg:y="1.251cm" svg:width="18cm" draw:z-index="153">
        <draw:text-box fo:min-height="0.499cm">
          <text:p text:style-name="P2">The Twenty-Second Day of Koiak</text:p>
        </draw:text-box>
      </draw:frame>
      <draw:frame draw:style-name="fr1" draw:name="Frame148" text:anchor-type="page" text:anchor-page-number="149" svg:y="1.251cm" svg:width="18cm" draw:z-index="106">
        <draw:text-box fo:min-height="0.499cm">
          <text:p text:style-name="P2"/>
        </draw:text-box>
      </draw:frame>
      <draw:frame draw:style-name="fr1" draw:name="Frame149" text:anchor-type="page" text:anchor-page-number="150" svg:y="1.251cm" svg:width="18cm" draw:z-index="154">
        <draw:text-box fo:min-height="0.499cm">
          <text:p text:style-name="P2"/>
        </draw:text-box>
      </draw:frame>
      <draw:frame draw:style-name="fr1" draw:name="Frame150" text:anchor-type="page" text:anchor-page-number="151" svg:y="1.251cm" svg:width="18cm" draw:z-index="107">
        <draw:text-box fo:min-height="0.499cm">
          <text:p text:style-name="P2"/>
        </draw:text-box>
      </draw:frame>
      <draw:frame draw:style-name="fr1" draw:name="Frame151" text:anchor-type="page" text:anchor-page-number="152" svg:y="1.251cm" svg:width="18cm" draw:z-index="155">
        <draw:text-box fo:min-height="0.499cm">
          <text:p text:style-name="P2">The Twenty-Eighth Day of Koiak</text:p>
        </draw:text-box>
      </draw:frame>
      <draw:frame draw:style-name="fr1" draw:name="Frame152" text:anchor-type="page" text:anchor-page-number="153" svg:y="1.251cm" svg:width="18cm" draw:z-index="108">
        <draw:text-box fo:min-height="0.499cm">
          <text:p text:style-name="P2">The Twenty-Eighth Day of Koiak</text:p>
        </draw:text-box>
      </draw:frame>
      <draw:frame draw:style-name="fr1" draw:name="Frame153" text:anchor-type="page" text:anchor-page-number="154" svg:y="1.251cm" svg:width="18cm" draw:z-index="156">
        <draw:text-box fo:min-height="0.499cm">
          <text:p text:style-name="P2">The Twenty-Eighth Day of Koiak</text:p>
        </draw:text-box>
      </draw:frame>
      <draw:frame draw:style-name="fr1" draw:name="Frame154" text:anchor-type="page" text:anchor-page-number="155" svg:y="1.251cm" svg:width="18cm" draw:z-index="109">
        <draw:text-box fo:min-height="0.499cm">
          <text:p text:style-name="P2">The Twenty-Eighth Day of Koiak</text:p>
        </draw:text-box>
      </draw:frame>
      <draw:frame draw:style-name="fr1" draw:name="Frame155" text:anchor-type="page" text:anchor-page-number="156" svg:y="1.251cm" svg:width="18cm" draw:z-index="157">
        <draw:text-box fo:min-height="0.499cm">
          <text:p text:style-name="P2">The Twenty-Eighth Day of Koiak</text:p>
        </draw:text-box>
      </draw:frame>
      <draw:frame draw:style-name="fr1" draw:name="Frame156" text:anchor-type="page" text:anchor-page-number="157" svg:y="1.251cm" svg:width="18cm" draw:z-index="110">
        <draw:text-box fo:min-height="0.499cm">
          <text:p text:style-name="P2"/>
        </draw:text-box>
      </draw:frame>
      <draw:frame draw:style-name="fr1" draw:name="Frame157" text:anchor-type="page" text:anchor-page-number="158" svg:y="1.251cm" svg:width="18cm" draw:z-index="111">
        <draw:text-box fo:min-height="0.499cm">
          <text:p text:style-name="P2">The Twenty-Ninth Day of Koiak</text:p>
        </draw:text-box>
      </draw:frame>
      <draw:frame draw:style-name="fr1" draw:name="Frame158" text:anchor-type="page" text:anchor-page-number="159" svg:y="1.251cm" svg:width="18cm" draw:z-index="112">
        <draw:text-box fo:min-height="0.499cm">
          <text:p text:style-name="P2">The Twenty-Ninth Day of Koiak</text:p>
        </draw:text-box>
      </draw:frame>
      <draw:frame draw:style-name="fr1" draw:name="Frame159" text:anchor-type="page" text:anchor-page-number="160" svg:y="1.251cm" svg:width="18cm" draw:z-index="113">
        <draw:text-box fo:min-height="0.499cm">
          <text:p text:style-name="P2">The Twenty-Ninth Day of Koiak</text:p>
        </draw:text-box>
      </draw:frame>
      <draw:frame draw:style-name="fr1" draw:name="Frame160" text:anchor-type="page" text:anchor-page-number="161" svg:y="1.251cm" svg:width="18cm" draw:z-index="114">
        <draw:text-box fo:min-height="0.499cm">
          <text:p text:style-name="P2"/>
        </draw:text-box>
      </draw:frame>
      <draw:frame draw:style-name="fr1" draw:name="Frame161" text:anchor-type="page" text:anchor-page-number="162" svg:y="1.251cm" svg:width="18cm" draw:z-index="115">
        <draw:text-box fo:min-height="0.499cm">
          <text:p text:style-name="P2">The Thirtieth Day of Koiak</text:p>
        </draw:text-box>
      </draw:frame>
      <draw:frame draw:style-name="fr1" draw:name="Frame162" text:anchor-type="page" text:anchor-page-number="163" svg:y="1.251cm" svg:width="18cm" draw:z-index="116">
        <draw:text-box fo:min-height="0.499cm">
          <text:p text:style-name="P2">The Thirtieth Day of Koiak</text:p>
        </draw:text-box>
      </draw:frame>
      <draw:frame draw:style-name="fr1" draw:name="Frame163" text:anchor-type="page" text:anchor-page-number="164" svg:y="1.251cm" svg:width="18cm" draw:z-index="117">
        <draw:text-box fo:min-height="0.499cm">
          <text:p text:style-name="P2">The Thirtieth Day of Koiak</text:p>
        </draw:text-box>
      </draw:frame>
      <draw:frame draw:style-name="fr1" draw:name="Frame164" text:anchor-type="page" text:anchor-page-number="165" svg:y="1.251cm" svg:width="18cm" draw:z-index="118">
        <draw:text-box fo:min-height="0.499cm">
          <text:p text:style-name="P2">The Thirtieth Day of Koiak</text:p>
        </draw:text-box>
      </draw:frame>
      <draw:frame draw:style-name="fr1" draw:name="Frame165" text:anchor-type="page" text:anchor-page-number="166" svg:y="1.251cm" svg:width="18cm" draw:z-index="159">
        <draw:text-box fo:min-height="0.499cm">
          <text:p text:style-name="P2"/>
        </draw:text-box>
      </draw:frame>
      <draw:frame draw:style-name="fr1" draw:name="Frame166" text:anchor-type="page" text:anchor-page-number="167" svg:y="1.251cm" svg:width="18cm" draw:z-index="119">
        <draw:text-box fo:min-height="0.499cm">
          <text:p text:style-name="P2">The First Day of Tobi</text:p>
        </draw:text-box>
      </draw:frame>
      <draw:frame draw:style-name="fr1" draw:name="Frame167" text:anchor-type="page" text:anchor-page-number="168" svg:y="1.251cm" svg:width="18cm" draw:z-index="158">
        <draw:text-box fo:min-height="0.499cm">
          <text:p text:style-name="P2">The First Day of Tobi</text:p>
        </draw:text-box>
      </draw:frame>
      <draw:frame draw:style-name="fr1" draw:name="Frame169" text:anchor-type="page" text:anchor-page-number="6" svg:y="1.251cm" svg:width="18cm" draw:z-index="120">
        <draw:text-box fo:min-height="0.499cm">
          <text:p text:style-name="P2"/>
        </draw:text-box>
      </draw:frame>
      <draw:frame draw:style-name="fr1" draw:name="Frame4" text:anchor-type="page" text:anchor-page-number="7" svg:y="1.251cm" svg:width="18cm" draw:z-index="160">
        <draw:text-box fo:min-height="0.499cm">
          <text:p text:style-name="P2"/>
        </draw:text-box>
      </draw:frame>
      <draw:frame draw:style-name="fr1" draw:name="Frame6" text:anchor-type="page" text:anchor-page-number="10" svg:y="1.251cm" svg:width="18cm" draw:z-index="161">
        <draw:text-box fo:min-height="0.499cm">
          <text:p text:style-name="P2">The First Day of Thoout</text:p>
        </draw:text-box>
      </draw:frame>
      <draw:frame draw:style-name="fr1" draw:name="Frame5" text:anchor-type="page" text:anchor-page-number="9" svg:y="1.251cm" svg:width="18cm" draw:z-index="162">
        <draw:text-box fo:min-height="0.499cm">
          <text:p text:style-name="P2">The First Day of Thoout</text:p>
        </draw:text-box>
      </draw:frame>
      <draw:frame draw:style-name="fr1" draw:name="Frame7" text:anchor-type="page" text:anchor-page-number="8" svg:y="1.251cm" svg:width="18cm" draw:z-index="163">
        <draw:text-box fo:min-height="0.499cm">
          <text:p text:style-name="P2">The First Day of Thoout</text:p>
        </draw:text-box>
      </draw:frame>
      <draw:frame draw:style-name="fr1" draw:name="Frame8" text:anchor-type="page" text:anchor-page-number="169" svg:y="1.251cm" svg:width="18cm" draw:z-index="164">
        <draw:text-box fo:min-height="0.499cm">
          <text:p text:style-name="P2">The First Day of Tobi</text:p>
        </draw:text-box>
      </draw:frame>
      <draw:frame draw:style-name="fr1" draw:name="Frame20" text:anchor-type="page" text:anchor-page-number="170" svg:y="1.251cm" svg:width="18cm" draw:z-index="165">
        <draw:text-box fo:min-height="0.499cm">
          <text:p text:style-name="P2">The First Day of Tobi</text:p>
        </draw:text-box>
      </draw:frame>
      <draw:frame draw:style-name="fr1" draw:name="Frame32" text:anchor-type="page" text:anchor-page-number="171" svg:y="1.251cm" svg:width="18cm" draw:z-index="166">
        <draw:text-box fo:min-height="0.499cm">
          <text:p text:style-name="P2"/>
        </draw:text-box>
      </draw:frame>
      <draw:frame draw:style-name="fr1" draw:name="Frame85" text:anchor-type="page" text:anchor-page-number="172" svg:y="1.251cm" svg:width="18cm" draw:z-index="167">
        <draw:text-box fo:min-height="0.499cm">
          <text:p text:style-name="P2"/>
        </draw:text-box>
      </draw:frame>
      <draw:frame draw:style-name="fr1" draw:name="Frame168" text:anchor-type="page" text:anchor-page-number="173" svg:y="1.251cm" svg:width="18cm" draw:z-index="168">
        <draw:text-box fo:min-height="0.499cm">
          <text:p text:style-name="P2">The Third Day of Tobi</text:p>
        </draw:text-box>
      </draw:frame>
      <draw:frame draw:style-name="fr1" draw:name="Frame170" text:anchor-type="page" text:anchor-page-number="174" svg:y="1.251cm" svg:width="18cm" draw:z-index="169">
        <draw:text-box fo:min-height="0.499cm">
          <text:p text:style-name="P2">The Third Day of Tobi</text:p>
        </draw:text-box>
      </draw:frame>
      <draw:frame draw:style-name="fr1" draw:name="Frame171" text:anchor-type="page" text:anchor-page-number="175" svg:y="1.251cm" svg:width="18cm" draw:z-index="170">
        <draw:text-box fo:min-height="0.499cm">
          <text:p text:style-name="P2">The Third Day of Tobi</text:p>
        </draw:text-box>
      </draw:frame>
      <draw:frame draw:style-name="fr1" draw:name="Frame172" text:anchor-type="page" text:anchor-page-number="176" svg:y="1.251cm" svg:width="18cm" draw:z-index="171">
        <draw:text-box fo:min-height="0.499cm">
          <text:p text:style-name="P2"/>
        </draw:text-box>
      </draw:frame>
      <draw:frame draw:style-name="fr1" draw:name="Frame173" text:anchor-type="page" text:anchor-page-number="177" svg:y="1.251cm" svg:width="18cm" draw:z-index="172">
        <draw:text-box fo:min-height="0.499cm">
          <text:p text:style-name="P2">The Fourth Day of Tobi</text:p>
        </draw:text-box>
      </draw:frame>
      <draw:frame draw:style-name="fr1" draw:name="Frame174" text:anchor-type="page" text:anchor-page-number="178" svg:y="1.251cm" svg:width="18cm" draw:z-index="173">
        <draw:text-box fo:min-height="0.499cm">
          <text:p text:style-name="P2">The Fourth Day of Tobi</text:p>
        </draw:text-box>
      </draw:frame>
      <draw:frame draw:style-name="fr1" draw:name="Frame175" text:anchor-type="page" text:anchor-page-number="179" svg:y="1.251cm" svg:width="18cm" draw:z-index="174">
        <draw:text-box fo:min-height="0.499cm">
          <text:p text:style-name="P2">The Fourth Day of Tobi</text:p>
        </draw:text-box>
      </draw:frame>
      <draw:frame draw:style-name="fr1" draw:name="Frame176" text:anchor-type="page" text:anchor-page-number="180" svg:y="1.251cm" svg:width="18cm" draw:z-index="175">
        <draw:text-box fo:min-height="0.499cm">
          <text:p text:style-name="P2">The Fourth Day of Tobi</text:p>
        </draw:text-box>
      </draw:frame>
      <draw:frame draw:style-name="fr1" draw:name="Frame177" text:anchor-type="page" text:anchor-page-number="181" svg:y="1.251cm" svg:width="18cm" draw:z-index="176">
        <draw:text-box fo:min-height="0.499cm">
          <text:p text:style-name="P2"/>
        </draw:text-box>
      </draw:frame>
      <draw:frame draw:style-name="fr1" draw:name="Frame178" text:anchor-type="page" text:anchor-page-number="182" svg:y="1.251cm" svg:width="18cm" draw:z-index="177">
        <draw:text-box fo:min-height="0.499cm">
          <text:p text:style-name="P2">The Sixth Day of Tobi</text:p>
        </draw:text-box>
      </draw:frame>
      <draw:frame draw:style-name="fr1" draw:name="Frame179" text:anchor-type="page" text:anchor-page-number="183" svg:y="1.251cm" svg:width="18cm" draw:z-index="178">
        <draw:text-box fo:min-height="0.499cm">
          <text:p text:style-name="P2">The Sixth Day of Tobi</text:p>
        </draw:text-box>
      </draw:frame>
      <draw:frame draw:style-name="fr1" draw:name="Frame180" text:anchor-type="page" text:anchor-page-number="184" svg:y="1.251cm" svg:width="18cm" draw:z-index="179">
        <draw:text-box fo:min-height="0.499cm">
          <text:p text:style-name="P2">The Sixth Day of Tobi</text:p>
        </draw:text-box>
      </draw:frame>
      <draw:frame draw:style-name="fr1" draw:name="Frame181" text:anchor-type="page" text:anchor-page-number="185" svg:y="1.251cm" svg:width="18cm" draw:z-index="180">
        <draw:text-box fo:min-height="0.499cm">
          <text:p text:style-name="P2">The Sixth Day of Tobi</text:p>
        </draw:text-box>
      </draw:frame>
      <draw:frame draw:style-name="fr1" draw:name="Frame182" text:anchor-type="page" text:anchor-page-number="186" svg:y="1.251cm" svg:width="18cm" draw:z-index="181">
        <draw:text-box fo:min-height="0.499cm">
          <text:p text:style-name="P2"/>
        </draw:text-box>
      </draw:frame>
      <draw:frame draw:style-name="fr1" draw:name="Frame183" text:anchor-type="page" text:anchor-page-number="187" svg:y="1.251cm" svg:width="18cm" draw:z-index="182">
        <draw:text-box fo:min-height="0.499cm">
          <text:p text:style-name="P2">The Tenth Day of Tobi</text:p>
        </draw:text-box>
      </draw:frame>
      <draw:frame draw:style-name="fr1" draw:name="Frame184" text:anchor-type="page" text:anchor-page-number="188" svg:y="1.251cm" svg:width="18cm" draw:z-index="183">
        <draw:text-box fo:min-height="0.499cm">
          <text:p text:style-name="P2">The Tenth Day of Tobi</text:p>
        </draw:text-box>
      </draw:frame>
      <draw:frame draw:style-name="fr1" draw:name="Frame185" text:anchor-type="page" text:anchor-page-number="189" svg:y="1.251cm" svg:width="18cm" draw:z-index="184">
        <draw:text-box fo:min-height="0.499cm">
          <text:p text:style-name="P2">The Tenth Day of Tobi</text:p>
        </draw:text-box>
      </draw:frame>
      <draw:frame draw:style-name="fr1" draw:name="Frame186" text:anchor-type="page" text:anchor-page-number="190" svg:y="1.251cm" svg:width="18cm" draw:z-index="185">
        <draw:text-box fo:min-height="0.499cm">
          <text:p text:style-name="P2">The Tenth Day of Tobi</text:p>
        </draw:text-box>
      </draw:frame>
      <draw:frame draw:style-name="fr1" draw:name="Frame187" text:anchor-type="page" text:anchor-page-number="191" svg:y="1.251cm" svg:width="18cm" draw:z-index="186">
        <draw:text-box fo:min-height="0.499cm">
          <text:p text:style-name="P2"/>
        </draw:text-box>
      </draw:frame>
      <draw:frame draw:style-name="fr1" draw:name="Frame188" text:anchor-type="page" text:anchor-page-number="192" svg:y="1.251cm" svg:width="18cm" draw:z-index="187">
        <draw:text-box fo:min-height="0.499cm">
          <text:p text:style-name="P2">The Eleventh Day of Tobi</text:p>
        </draw:text-box>
      </draw:frame>
      <draw:frame draw:style-name="fr1" draw:name="Frame189" text:anchor-type="page" text:anchor-page-number="193" svg:y="1.251cm" svg:width="18cm" draw:z-index="188">
        <draw:text-box fo:min-height="0.499cm">
          <text:p text:style-name="P2">The Eleventh Day of Tobi</text:p>
        </draw:text-box>
      </draw:frame>
      <draw:frame draw:style-name="fr1" draw:name="Frame190" text:anchor-type="page" text:anchor-page-number="194" svg:y="1.251cm" svg:width="18cm" draw:z-index="189">
        <draw:text-box fo:min-height="0.499cm">
          <text:p text:style-name="P2">The Eleventh Day of Tobi</text:p>
        </draw:text-box>
      </draw:frame>
      <draw:frame draw:style-name="fr1" draw:name="Frame191" text:anchor-type="page" text:anchor-page-number="195" svg:y="1.251cm" svg:width="18cm" draw:z-index="190">
        <draw:text-box fo:min-height="0.499cm">
          <text:p text:style-name="P2">The Eleventh Day of Tobi</text:p>
        </draw:text-box>
      </draw:frame>
      <draw:frame draw:style-name="fr1" draw:name="Frame192" text:anchor-type="page" text:anchor-page-number="196" svg:y="1.251cm" svg:width="18cm" draw:z-index="191">
        <draw:text-box fo:min-height="0.499cm">
          <text:p text:style-name="P2">The Eleventh Day of Tobi</text:p>
        </draw:text-box>
      </draw:frame>
      <draw:frame draw:style-name="fr1" draw:name="Frame193" text:anchor-type="page" text:anchor-page-number="197" svg:y="1.251cm" svg:width="18cm" draw:z-index="192">
        <draw:text-box fo:min-height="0.499cm">
          <text:p text:style-name="P2">The Eleventh Day of Tobi</text:p>
        </draw:text-box>
      </draw:frame>
      <draw:frame draw:style-name="fr1" draw:name="Frame194" text:anchor-type="page" text:anchor-page-number="198" svg:y="1.251cm" svg:width="18cm" draw:z-index="193">
        <draw:text-box fo:min-height="0.499cm">
          <text:p text:style-name="P2">The Eleventh Day of Tobi</text:p>
        </draw:text-box>
      </draw:frame>
      <draw:frame draw:style-name="fr1" draw:name="Frame195" text:anchor-type="page" text:anchor-page-number="199" svg:y="1.251cm" svg:width="18cm" draw:z-index="194">
        <draw:text-box fo:min-height="0.499cm">
          <text:p text:style-name="P2">The Eleventh Day of Tobi</text:p>
        </draw:text-box>
      </draw:frame>
      <draw:frame draw:style-name="fr1" draw:name="Frame196" text:anchor-type="page" text:anchor-page-number="200" svg:y="1.251cm" svg:width="18cm" draw:z-index="195">
        <draw:text-box fo:min-height="0.499cm">
          <text:p text:style-name="P2">The Eleventh Day of Tobi</text:p>
        </draw:text-box>
      </draw:frame>
      <draw:frame draw:style-name="fr1" draw:name="Frame197" text:anchor-type="page" text:anchor-page-number="201" svg:y="1.251cm" svg:width="18cm" draw:z-index="196">
        <draw:text-box fo:min-height="0.499cm">
          <text:p text:style-name="P2"/>
        </draw:text-box>
      </draw:frame>
      <draw:frame draw:style-name="fr1" draw:name="Frame198" text:anchor-type="page" text:anchor-page-number="202" svg:y="1.251cm" svg:width="18cm" draw:z-index="197">
        <draw:text-box fo:min-height="0.499cm">
          <text:p text:style-name="P2">The Twelfth Day of Tobi</text:p>
        </draw:text-box>
      </draw:frame>
      <draw:frame draw:style-name="fr1" draw:name="Frame199" text:anchor-type="page" text:anchor-page-number="203" svg:y="1.251cm" svg:width="18cm" draw:z-index="198">
        <draw:text-box fo:min-height="0.499cm">
          <text:p text:style-name="P2">The Twelfth Day of Tobi</text:p>
        </draw:text-box>
      </draw:frame>
      <draw:frame draw:style-name="fr1" draw:name="Frame200" text:anchor-type="page" text:anchor-page-number="204" svg:y="1.251cm" svg:width="18cm" draw:z-index="199">
        <draw:text-box fo:min-height="0.499cm">
          <text:p text:style-name="P2">The Twelfth Day of Tobi</text:p>
        </draw:text-box>
      </draw:frame>
      <draw:frame draw:style-name="fr1" draw:name="Frame201" text:anchor-type="page" text:anchor-page-number="205" svg:y="1.251cm" svg:width="18cm" draw:z-index="200">
        <draw:text-box fo:min-height="0.499cm">
          <text:p text:style-name="P2"/>
        </draw:text-box>
      </draw:frame>
      <draw:frame draw:style-name="fr1" draw:name="Frame202" text:anchor-type="page" text:anchor-page-number="206" svg:y="1.251cm" svg:width="18cm" draw:z-index="201">
        <draw:text-box fo:min-height="0.499cm">
          <text:p text:style-name="P2">The Thirteenth Day of Tobi</text:p>
        </draw:text-box>
      </draw:frame>
      <draw:frame draw:style-name="fr1" draw:name="Frame203" text:anchor-type="page" text:anchor-page-number="207" svg:y="1.251cm" svg:width="18cm" draw:z-index="202">
        <draw:text-box fo:min-height="0.499cm">
          <text:p text:style-name="P2">The Thirteenth Day of Tobi</text:p>
        </draw:text-box>
      </draw:frame>
      <draw:frame draw:style-name="fr1" draw:name="Frame204" text:anchor-type="page" text:anchor-page-number="208" svg:y="1.251cm" svg:width="18cm" draw:z-index="203">
        <draw:text-box fo:min-height="0.499cm">
          <text:p text:style-name="P2">The Thirteenth Day of Tobi</text:p>
        </draw:text-box>
      </draw:frame>
      <draw:frame draw:style-name="fr1" draw:name="Frame205" text:anchor-type="page" text:anchor-page-number="209" svg:y="1.251cm" svg:width="18cm" draw:z-index="204">
        <draw:text-box fo:min-height="0.499cm">
          <text:p text:style-name="P2"/>
        </draw:text-box>
      </draw:frame>
      <draw:frame draw:style-name="fr1" draw:name="Frame206" text:anchor-type="page" text:anchor-page-number="210" svg:y="1.251cm" svg:width="18cm" draw:z-index="205">
        <draw:text-box fo:min-height="0.499cm">
          <text:p text:style-name="P2"/>
        </draw:text-box>
      </draw:frame>
      <draw:frame draw:style-name="fr1" draw:name="Frame207" text:anchor-type="page" text:anchor-page-number="211" svg:y="1.251cm" svg:width="18cm" draw:z-index="206">
        <draw:text-box fo:min-height="0.499cm">
          <text:p text:style-name="P2"/>
        </draw:text-box>
      </draw:frame>
      <draw:frame draw:style-name="fr1" draw:name="Frame208" text:anchor-type="page" text:anchor-page-number="212" svg:y="1.251cm" svg:width="18cm" draw:z-index="207">
        <draw:text-box fo:min-height="0.499cm">
          <text:p text:style-name="P2">The Twenty-Second Day of Tobi</text:p>
        </draw:text-box>
      </draw:frame>
      <draw:frame draw:style-name="fr1" draw:name="Frame209" text:anchor-type="page" text:anchor-page-number="213" svg:y="1.251cm" svg:width="18cm" draw:z-index="208">
        <draw:text-box fo:min-height="0.499cm">
          <text:p text:style-name="P2">The Twenty-Second Day of Tobi</text:p>
        </draw:text-box>
      </draw:frame>
      <draw:frame draw:style-name="fr1" draw:name="Frame210" text:anchor-type="page" text:anchor-page-number="214" svg:y="1.251cm" svg:width="18cm" draw:z-index="209">
        <draw:text-box fo:min-height="0.499cm">
          <text:p text:style-name="P2">The Twenty-Second Day of Tobi</text:p>
        </draw:text-box>
      </draw:frame>
      <draw:frame draw:style-name="fr1" draw:name="Frame211" text:anchor-type="page" text:anchor-page-number="215" svg:y="1.251cm" svg:width="18cm" draw:z-index="210">
        <draw:text-box fo:min-height="0.499cm">
          <text:p text:style-name="P2"/>
        </draw:text-box>
      </draw:frame>
      <draw:frame draw:style-name="fr1" draw:name="Frame212" text:anchor-type="page" text:anchor-page-number="216" svg:y="1.251cm" svg:width="18cm" draw:z-index="211">
        <draw:text-box fo:min-height="0.499cm">
          <text:p text:style-name="P2"/>
        </draw:text-box>
      </draw:frame>
      <draw:frame draw:style-name="fr1" draw:name="Frame213" text:anchor-type="page" text:anchor-page-number="217" svg:y="1.251cm" svg:width="18cm" draw:z-index="212">
        <draw:text-box fo:min-height="0.499cm">
          <text:p text:style-name="P2">The Twenty-Sixth Day of Tobi</text:p>
        </draw:text-box>
      </draw:frame>
      <draw:frame draw:style-name="fr1" draw:name="Frame214" text:anchor-type="page" text:anchor-page-number="218" svg:y="1.251cm" svg:width="18cm" draw:z-index="213">
        <draw:text-box fo:min-height="0.499cm">
          <text:p text:style-name="P2">The Twenty-Sixth Day of Tobi</text:p>
        </draw:text-box>
      </draw:frame>
      <draw:frame draw:style-name="fr1" draw:name="Frame215" text:anchor-type="page" text:anchor-page-number="219" svg:y="1.251cm" svg:width="18cm" draw:z-index="214">
        <draw:text-box fo:min-height="0.499cm">
          <text:p text:style-name="P2">The Twenty-Sixth Day of Tobi</text:p>
        </draw:text-box>
      </draw:frame>
      <draw:frame draw:style-name="fr1" draw:name="Frame216" text:anchor-type="page" text:anchor-page-number="220" svg:y="1.251cm" svg:width="18cm" draw:z-index="215">
        <draw:text-box fo:min-height="0.499cm">
          <text:p text:style-name="P2"/>
        </draw:text-box>
      </draw:frame>
      <draw:frame draw:style-name="fr1" draw:name="Frame217" text:anchor-type="page" text:anchor-page-number="221" svg:y="1.251cm" svg:width="18cm" draw:z-index="216">
        <draw:text-box fo:min-height="0.499cm">
          <text:p text:style-name="P2"/>
        </draw:text-box>
      </draw:frame>
      <draw:frame draw:style-name="fr1" draw:name="Frame218" text:anchor-type="page" text:anchor-page-number="222" svg:y="1.251cm" svg:width="18cm" draw:z-index="217">
        <draw:text-box fo:min-height="0.499cm">
          <text:p text:style-name="P2">The Thirtieth Day of Tobi</text:p>
        </draw:text-box>
      </draw:frame>
      <draw:frame draw:style-name="fr1" draw:name="Frame219" text:anchor-type="page" text:anchor-page-number="223" svg:y="1.251cm" svg:width="18cm" draw:z-index="218">
        <draw:text-box fo:min-height="0.499cm">
          <text:p text:style-name="P2">The Thirtieth Day of Tobi</text:p>
        </draw:text-box>
      </draw:frame>
      <draw:frame draw:style-name="fr1" draw:name="Frame220" text:anchor-type="page" text:anchor-page-number="224" svg:y="1.251cm" svg:width="18cm" draw:z-index="219">
        <draw:text-box fo:min-height="0.499cm">
          <text:p text:style-name="P2">The Thirtieth Day of Tobi</text:p>
        </draw:text-box>
      </draw:frame>
      <draw:frame draw:style-name="fr1" draw:name="Frame221" text:anchor-type="page" text:anchor-page-number="225" svg:y="1.251cm" svg:width="18cm" draw:z-index="220">
        <draw:text-box fo:min-height="0.499cm">
          <text:p text:style-name="P2">The Thirtieth Day of Tobi</text:p>
        </draw:text-box>
      </draw:frame>
      <draw:frame draw:style-name="fr1" draw:name="Frame222" text:anchor-type="page" text:anchor-page-number="226" svg:y="1.251cm" svg:width="18cm" draw:z-index="221">
        <draw:text-box fo:min-height="0.499cm">
          <text:p text:style-name="P2"/>
        </draw:text-box>
      </draw:frame>
      <draw:frame draw:style-name="fr1" draw:name="Frame223" text:anchor-type="page" text:anchor-page-number="227" svg:y="1.251cm" svg:width="18cm" draw:z-index="222">
        <draw:text-box fo:min-height="0.499cm">
          <text:p text:style-name="P2">The Second Day of Meshir</text:p>
        </draw:text-box>
      </draw:frame>
      <draw:frame draw:style-name="fr1" draw:name="Frame224" text:anchor-type="page" text:anchor-page-number="228" svg:y="1.251cm" svg:width="18cm" draw:z-index="223">
        <draw:text-box fo:min-height="0.499cm">
          <text:p text:style-name="P2">The Second Day of Meshir</text:p>
        </draw:text-box>
      </draw:frame>
      <draw:frame draw:style-name="fr1" draw:name="Frame225" text:anchor-type="page" text:anchor-page-number="229" svg:y="1.251cm" svg:width="18cm" draw:z-index="224">
        <draw:text-box fo:min-height="0.499cm">
          <text:p text:style-name="P2">The Second Day of Meshir</text:p>
        </draw:text-box>
      </draw:frame>
      <draw:frame draw:style-name="fr1" draw:name="Frame226" text:anchor-type="page" text:anchor-page-number="230" svg:y="1.251cm" svg:width="18cm" draw:z-index="225">
        <draw:text-box fo:min-height="0.499cm">
          <text:p text:style-name="P2"/>
        </draw:text-box>
      </draw:frame>
      <draw:frame draw:style-name="fr1" draw:name="Frame227" text:anchor-type="page" text:anchor-page-number="231" svg:y="1.251cm" svg:width="18cm" draw:z-index="226">
        <draw:text-box fo:min-height="0.499cm">
          <text:p text:style-name="P2"/>
        </draw:text-box>
      </draw:frame>
      <draw:frame draw:style-name="fr1" draw:name="Frame228" text:anchor-type="page" text:anchor-page-number="232" svg:y="1.251cm" svg:width="18cm" draw:z-index="227">
        <draw:text-box fo:min-height="0.499cm">
          <text:p text:style-name="P2"/>
        </draw:text-box>
      </draw:frame>
      <draw:frame draw:style-name="fr1" draw:name="Frame229" text:anchor-type="page" text:anchor-page-number="233" svg:y="1.251cm" svg:width="18cm" draw:z-index="228">
        <draw:text-box fo:min-height="0.499cm">
          <text:p text:style-name="P2"/>
        </draw:text-box>
      </draw:frame>
      <draw:frame draw:style-name="fr1" draw:name="Frame230" text:anchor-type="page" text:anchor-page-number="234" svg:y="1.251cm" svg:width="18cm" draw:z-index="229">
        <draw:text-box fo:min-height="0.499cm">
          <text:p text:style-name="P2"/>
        </draw:text-box>
      </draw:frame>
      <draw:frame draw:style-name="fr1" draw:name="Frame231" text:anchor-type="page" text:anchor-page-number="235" svg:y="1.251cm" svg:width="18cm" draw:z-index="230">
        <draw:text-box fo:min-height="0.499cm">
          <text:p text:style-name="P2"/>
        </draw:text-box>
      </draw:frame>
      <draw:frame draw:style-name="fr1" draw:name="Frame232" text:anchor-type="page" text:anchor-page-number="236" svg:y="1.251cm" svg:width="18cm" draw:z-index="231">
        <draw:text-box fo:min-height="0.499cm">
          <text:p text:style-name="P2"/>
        </draw:text-box>
      </draw:frame>
      <draw:frame draw:style-name="fr1" draw:name="Frame233" text:anchor-type="page" text:anchor-page-number="237" svg:y="1.251cm" svg:width="18cm" draw:z-index="232">
        <draw:text-box fo:min-height="0.499cm">
          <text:p text:style-name="P2"/>
        </draw:text-box>
      </draw:frame>
      <draw:frame draw:style-name="fr1" draw:name="Frame234" text:anchor-type="page" text:anchor-page-number="238" svg:y="1.251cm" svg:width="18cm" draw:z-index="233">
        <draw:text-box fo:min-height="0.499cm">
          <text:p text:style-name="P2"/>
        </draw:text-box>
      </draw:frame>
      <draw:frame draw:style-name="fr1" draw:name="Frame235" text:anchor-type="page" text:anchor-page-number="239" svg:y="1.251cm" svg:width="18cm" draw:z-index="234">
        <draw:text-box fo:min-height="0.499cm">
          <text:p text:style-name="P2">The Thirteenth Day of Phamenoth</text:p>
        </draw:text-box>
      </draw:frame>
      <draw:frame draw:style-name="fr1" draw:name="Frame236" text:anchor-type="page" text:anchor-page-number="240" svg:y="1.251cm" svg:width="18cm" draw:z-index="235">
        <draw:text-box fo:min-height="0.499cm">
          <text:p text:style-name="P2">The Thirteenth Day of Phamenoth</text:p>
        </draw:text-box>
      </draw:frame>
      <draw:frame draw:style-name="fr1" draw:name="Frame237" text:anchor-type="page" text:anchor-page-number="241" svg:y="1.251cm" svg:width="18cm" draw:z-index="236">
        <draw:text-box fo:min-height="0.499cm">
          <text:p text:style-name="P2">The Thirteenth Day of Phamenoth</text:p>
        </draw:text-box>
      </draw:frame>
      <draw:frame draw:style-name="fr1" draw:name="Frame238" text:anchor-type="page" text:anchor-page-number="242" svg:y="1.251cm" svg:width="18cm" draw:z-index="237">
        <draw:text-box fo:min-height="0.499cm">
          <text:p text:style-name="P2">The Thirteenth Day of Phamenoth</text:p>
        </draw:text-box>
      </draw:frame>
      <draw:frame draw:style-name="fr1" draw:name="Frame239" text:anchor-type="page" text:anchor-page-number="243" svg:y="1.251cm" svg:width="18cm" draw:z-index="238">
        <draw:text-box fo:min-height="0.499cm">
          <text:p text:style-name="P2"/>
        </draw:text-box>
      </draw:frame>
      <draw:frame draw:style-name="fr1" draw:name="Frame240" text:anchor-type="page" text:anchor-page-number="244" svg:y="1.251cm" svg:width="18cm" draw:z-index="239">
        <draw:text-box fo:min-height="0.499cm">
          <text:p text:style-name="P2"/>
        </draw:text-box>
      </draw:frame>
      <draw:frame draw:style-name="fr1" draw:name="Frame241" text:anchor-type="page" text:anchor-page-number="245" svg:y="1.251cm" svg:width="18cm" draw:z-index="240">
        <draw:text-box fo:min-height="0.499cm">
          <text:p text:style-name="P2"/>
        </draw:text-box>
      </draw:frame>
      <draw:frame draw:style-name="fr1" draw:name="Frame242" text:anchor-type="page" text:anchor-page-number="246" svg:y="1.251cm" svg:width="18cm" draw:z-index="241">
        <draw:text-box fo:min-height="0.499cm">
          <text:p text:style-name="P2"/>
        </draw:text-box>
      </draw:frame>
      <draw:frame draw:style-name="fr1" draw:name="Frame243" text:anchor-type="page" text:anchor-page-number="247" svg:y="1.251cm" svg:width="18cm" draw:z-index="242">
        <draw:text-box fo:min-height="0.499cm">
          <text:p text:style-name="P2">The Twenty-Ninth Day of Phamenoth</text:p>
        </draw:text-box>
      </draw:frame>
      <draw:frame draw:style-name="fr1" draw:name="Frame244" text:anchor-type="page" text:anchor-page-number="248" svg:y="1.251cm" svg:width="18cm" draw:z-index="243">
        <draw:text-box fo:min-height="0.499cm">
          <text:p text:style-name="P2">The Twenty-Ninth Day of Phamenoth</text:p>
        </draw:text-box>
      </draw:frame>
      <draw:frame draw:style-name="fr1" draw:name="Frame245" text:anchor-type="page" text:anchor-page-number="249" svg:y="1.251cm" svg:width="18cm" draw:z-index="244">
        <draw:text-box fo:min-height="0.499cm">
          <text:p text:style-name="P2">The Twenty-Ninth Day of Phamenoth</text:p>
        </draw:text-box>
      </draw:frame>
      <draw:frame draw:style-name="fr1" draw:name="Frame246" text:anchor-type="page" text:anchor-page-number="250" svg:y="1.251cm" svg:width="18cm" draw:z-index="245">
        <draw:text-box fo:min-height="0.499cm">
          <text:p text:style-name="P2">The Twenty-Ninth Day of Phamenoth</text:p>
        </draw:text-box>
      </draw:frame>
      <draw:frame draw:style-name="fr1" draw:name="Frame247" text:anchor-type="page" text:anchor-page-number="251" svg:y="1.251cm" svg:width="18cm" draw:z-index="246">
        <draw:text-box fo:min-height="0.499cm">
          <text:p text:style-name="P2"/>
        </draw:text-box>
      </draw:frame>
      <draw:frame draw:style-name="fr1" draw:name="Frame248" text:anchor-type="page" text:anchor-page-number="252" svg:y="1.251cm" svg:width="18cm" draw:z-index="247">
        <draw:text-box fo:min-height="0.499cm">
          <text:p text:style-name="P2"/>
        </draw:text-box>
      </draw:frame>
      <draw:frame draw:style-name="fr1" draw:name="Frame249" text:anchor-type="page" text:anchor-page-number="253" svg:y="1.251cm" svg:width="18cm" draw:z-index="248">
        <draw:text-box fo:min-height="0.499cm">
          <text:p text:style-name="P2"/>
        </draw:text-box>
      </draw:frame>
      <draw:frame draw:style-name="fr1" draw:name="Frame250" text:anchor-type="page" text:anchor-page-number="254" svg:y="1.251cm" svg:width="18cm" draw:z-index="249">
        <draw:text-box fo:min-height="0.499cm">
          <text:p text:style-name="P2"/>
        </draw:text-box>
      </draw:frame>
      <draw:frame draw:style-name="fr1" draw:name="Frame251" text:anchor-type="page" text:anchor-page-number="255" svg:y="1.251cm" svg:width="18cm" draw:z-index="250">
        <draw:text-box fo:min-height="0.499cm">
          <text:p text:style-name="P2"/>
        </draw:text-box>
      </draw:frame>
      <draw:frame draw:style-name="fr1" draw:name="Frame252" text:anchor-type="page" text:anchor-page-number="256" svg:y="1.251cm" svg:width="18cm" draw:z-index="251">
        <draw:text-box fo:min-height="0.499cm">
          <text:p text:style-name="P2"/>
        </draw:text-box>
      </draw:frame>
      <draw:frame draw:style-name="fr1" draw:name="Frame253" text:anchor-type="page" text:anchor-page-number="257" svg:y="1.251cm" svg:width="18cm" draw:z-index="252">
        <draw:text-box fo:min-height="0.499cm">
          <text:p text:style-name="P2">The Twenty-Third Day of Pharamuthi</text:p>
        </draw:text-box>
      </draw:frame>
      <draw:frame draw:style-name="fr1" draw:name="Frame254" text:anchor-type="page" text:anchor-page-number="258" svg:y="1.251cm" svg:width="18cm" draw:z-index="253">
        <draw:text-box fo:min-height="0.499cm">
          <text:p text:style-name="P2">The Twenty-Third Day of Pharamuthi</text:p>
        </draw:text-box>
      </draw:frame>
      <draw:frame draw:style-name="fr1" draw:name="Frame255" text:anchor-type="page" text:anchor-page-number="259" svg:y="1.251cm" svg:width="18cm" draw:z-index="254">
        <draw:text-box fo:min-height="0.499cm">
          <text:p text:style-name="P2">The Twenty-Third Day of Pharamuthi</text:p>
        </draw:text-box>
      </draw:frame>
      <draw:frame draw:style-name="fr1" draw:name="Frame256" text:anchor-type="page" text:anchor-page-number="260" svg:y="1.251cm" svg:width="18cm" draw:z-index="255">
        <draw:text-box fo:min-height="0.499cm">
          <text:p text:style-name="P2"/>
        </draw:text-box>
      </draw:frame>
      <draw:frame draw:style-name="fr1" draw:name="Frame257" text:anchor-type="page" text:anchor-page-number="261" svg:y="1.251cm" svg:width="18cm" draw:z-index="256">
        <draw:text-box fo:min-height="0.499cm">
          <text:p text:style-name="P2"/>
        </draw:text-box>
      </draw:frame>
      <draw:frame draw:style-name="fr1" draw:name="Frame258" text:anchor-type="page" text:anchor-page-number="262" svg:y="1.251cm" svg:width="18cm" draw:z-index="257">
        <draw:text-box fo:min-height="0.499cm">
          <text:p text:style-name="P2">The Twenty-Seventh Day of Pharamuthi</text:p>
        </draw:text-box>
      </draw:frame>
      <draw:frame draw:style-name="fr1" draw:name="Frame259" text:anchor-type="page" text:anchor-page-number="263" svg:y="1.251cm" svg:width="18cm" draw:z-index="258">
        <draw:text-box fo:min-height="0.499cm">
          <text:p text:style-name="P2">The Twenty-Seventh Day of Pharamuthi</text:p>
        </draw:text-box>
      </draw:frame>
      <draw:frame draw:style-name="fr1" draw:name="Frame260" text:anchor-type="page" text:anchor-page-number="264" svg:y="1.251cm" svg:width="18cm" draw:z-index="259">
        <draw:text-box fo:min-height="0.499cm">
          <text:p text:style-name="P2">The Twenty-Seventh Day of Pharamuthi</text:p>
        </draw:text-box>
      </draw:frame>
      <draw:frame draw:style-name="fr1" draw:name="Frame261" text:anchor-type="page" text:anchor-page-number="265" svg:y="1.251cm" svg:width="18cm" draw:z-index="260">
        <draw:text-box fo:min-height="0.499cm">
          <text:p text:style-name="P2"/>
        </draw:text-box>
      </draw:frame>
      <draw:frame draw:style-name="fr1" draw:name="Frame262" text:anchor-type="page" text:anchor-page-number="266" svg:y="1.251cm" svg:width="18cm" draw:z-index="261">
        <draw:text-box fo:min-height="0.499cm">
          <text:p text:style-name="P2"/>
        </draw:text-box>
      </draw:frame>
      <draw:frame draw:style-name="fr1" draw:name="Frame263" text:anchor-type="page" text:anchor-page-number="267" svg:y="1.251cm" svg:width="18cm" draw:z-index="262">
        <draw:text-box fo:min-height="0.499cm">
          <text:p text:style-name="P2">The Thirtieth Day of Pharamuthi</text:p>
        </draw:text-box>
      </draw:frame>
      <draw:frame draw:style-name="fr1" draw:name="Frame264" text:anchor-type="page" text:anchor-page-number="268" svg:y="1.251cm" svg:width="18cm" draw:z-index="263">
        <draw:text-box fo:min-height="0.499cm">
          <text:p text:style-name="P2">The Thirtieth Day of Pharamuthi</text:p>
        </draw:text-box>
      </draw:frame>
      <draw:frame draw:style-name="fr1" draw:name="Frame265" text:anchor-type="page" text:anchor-page-number="269" svg:y="1.251cm" svg:width="18cm" draw:z-index="264">
        <draw:text-box fo:min-height="0.499cm">
          <text:p text:style-name="P2">The Thirtieth Day of Pharamuthi</text:p>
        </draw:text-box>
      </draw:frame>
      <draw:frame draw:style-name="fr1" draw:name="Frame266" text:anchor-type="page" text:anchor-page-number="270" svg:y="1.251cm" svg:width="18cm" draw:z-index="265">
        <draw:text-box fo:min-height="0.499cm">
          <text:p text:style-name="P2">The Thirtieth Day of Pharamuthi</text:p>
        </draw:text-box>
      </draw:frame>
      <draw:frame draw:style-name="fr1" draw:name="Frame267" text:anchor-type="page" text:anchor-page-number="271" svg:y="1.251cm" svg:width="18cm" draw:z-index="266">
        <draw:text-box fo:min-height="0.499cm">
          <text:p text:style-name="P2">The Thirtieth Day of Pharamuthi</text:p>
        </draw:text-box>
      </draw:frame>
      <draw:frame draw:style-name="fr1" draw:name="Frame268" text:anchor-type="page" text:anchor-page-number="272" svg:y="1.251cm" svg:width="18cm" draw:z-index="267">
        <draw:text-box fo:min-height="0.499cm">
          <text:p text:style-name="P2"/>
        </draw:text-box>
      </draw:frame>
      <draw:frame draw:style-name="fr1" draw:name="Frame269" text:anchor-type="page" text:anchor-page-number="273" svg:y="1.251cm" svg:width="18cm" draw:z-index="268">
        <draw:text-box fo:min-height="0.499cm">
          <text:p text:style-name="P2">The First Day of Pashons</text:p>
        </draw:text-box>
      </draw:frame>
      <draw:frame draw:style-name="fr1" draw:name="Frame270" text:anchor-type="page" text:anchor-page-number="274" svg:y="1.251cm" svg:width="18cm" draw:z-index="269">
        <draw:text-box fo:min-height="0.499cm">
          <text:p text:style-name="P2">The First Day of Pashons</text:p>
        </draw:text-box>
      </draw:frame>
      <draw:frame draw:style-name="fr1" draw:name="Frame271" text:anchor-type="page" text:anchor-page-number="275" svg:y="1.251cm" svg:width="18cm" draw:z-index="270">
        <draw:text-box fo:min-height="0.499cm">
          <text:p text:style-name="P2">The First Day of Pashons</text:p>
        </draw:text-box>
      </draw:frame>
      <draw:frame draw:style-name="fr1" draw:name="Frame272" text:anchor-type="page" text:anchor-page-number="276" svg:y="1.251cm" svg:width="18cm" draw:z-index="271">
        <draw:text-box fo:min-height="0.499cm">
          <text:p text:style-name="P2">The First Day of Pashons</text:p>
        </draw:text-box>
      </draw:frame>
      <draw:frame draw:style-name="fr1" draw:name="Frame273" text:anchor-type="page" text:anchor-page-number="277" svg:y="1.251cm" svg:width="18cm" draw:z-index="272">
        <draw:text-box fo:min-height="0.499cm">
          <text:p text:style-name="P2"/>
        </draw:text-box>
      </draw:frame>
      <draw:frame draw:style-name="fr1" draw:name="Frame274" text:anchor-type="page" text:anchor-page-number="278" svg:y="1.251cm" svg:width="18cm" draw:z-index="273">
        <draw:text-box fo:min-height="0.499cm">
          <text:p text:style-name="P2"/>
        </draw:text-box>
      </draw:frame>
      <draw:frame draw:style-name="fr1" draw:name="Frame275" text:anchor-type="page" text:anchor-page-number="279" svg:y="1.251cm" svg:width="18cm" draw:z-index="274">
        <draw:text-box fo:min-height="0.499cm">
          <text:p text:style-name="P2">The Tenth Day of Pashons</text:p>
        </draw:text-box>
      </draw:frame>
      <draw:frame draw:style-name="fr1" draw:name="Frame276" text:anchor-type="page" text:anchor-page-number="280" svg:y="1.251cm" svg:width="18cm" draw:z-index="275">
        <draw:text-box fo:min-height="0.499cm">
          <text:p text:style-name="P2">The Tenth Day of Pashons</text:p>
        </draw:text-box>
      </draw:frame>
      <draw:frame draw:style-name="fr1" draw:name="Frame277" text:anchor-type="page" text:anchor-page-number="281" svg:y="1.251cm" svg:width="18cm" draw:z-index="276">
        <draw:text-box fo:min-height="0.499cm">
          <text:p text:style-name="P2">The Tenth Day of Pashons</text:p>
        </draw:text-box>
      </draw:frame>
      <draw:frame draw:style-name="fr1" draw:name="Frame278" text:anchor-type="page" text:anchor-page-number="282" svg:y="1.251cm" svg:width="18cm" draw:z-index="277">
        <draw:text-box fo:min-height="0.499cm">
          <text:p text:style-name="P2">The Tenth Day of Pashons</text:p>
        </draw:text-box>
      </draw:frame>
      <draw:frame draw:style-name="fr1" draw:name="Frame279" text:anchor-type="page" text:anchor-page-number="283" svg:y="1.251cm" svg:width="18cm" draw:z-index="278">
        <draw:text-box fo:min-height="0.499cm">
          <text:p text:style-name="P2"/>
        </draw:text-box>
      </draw:frame>
      <draw:frame draw:style-name="fr1" draw:name="Frame280" text:anchor-type="page" text:anchor-page-number="284" svg:y="1.251cm" svg:width="18cm" draw:z-index="279">
        <draw:text-box fo:min-height="0.499cm">
          <text:p text:style-name="P2"/>
        </draw:text-box>
      </draw:frame>
      <draw:frame draw:style-name="fr1" draw:name="Frame281" text:anchor-type="page" text:anchor-page-number="285" svg:y="1.251cm" svg:width="18cm" draw:z-index="280">
        <draw:text-box fo:min-height="0.499cm">
          <text:p text:style-name="P2">The Twentieth Day of Pashons</text:p>
        </draw:text-box>
      </draw:frame>
      <draw:frame draw:style-name="fr1" draw:name="Frame282" text:anchor-type="page" text:anchor-page-number="286" svg:y="1.251cm" svg:width="18cm" draw:z-index="281">
        <draw:text-box fo:min-height="0.499cm">
          <text:p text:style-name="P2">The Twentieth Day of Pashons</text:p>
        </draw:text-box>
      </draw:frame>
      <draw:frame draw:style-name="fr1" draw:name="Frame283" text:anchor-type="page" text:anchor-page-number="287" svg:y="1.251cm" svg:width="18cm" draw:z-index="282">
        <draw:text-box fo:min-height="0.499cm">
          <text:p text:style-name="P2">The Twentieth Day of Pashons</text:p>
        </draw:text-box>
      </draw:frame>
      <draw:frame draw:style-name="fr1" draw:name="Frame284" text:anchor-type="page" text:anchor-page-number="288" svg:y="1.251cm" svg:width="18cm" draw:z-index="283">
        <draw:text-box fo:min-height="0.499cm">
          <text:p text:style-name="P2">The Twentieth Day of Pashons</text:p>
        </draw:text-box>
      </draw:frame>
      <draw:frame draw:style-name="fr1" draw:name="Frame285" text:anchor-type="page" text:anchor-page-number="289" svg:y="1.251cm" svg:width="18cm" draw:z-index="284">
        <draw:text-box fo:min-height="0.499cm">
          <text:p text:style-name="P2"/>
        </draw:text-box>
      </draw:frame>
      <draw:frame draw:style-name="fr1" draw:name="Frame286" text:anchor-type="page" text:anchor-page-number="290" svg:y="1.251cm" svg:width="18cm" draw:z-index="285">
        <draw:text-box fo:min-height="0.499cm">
          <text:p text:style-name="P2">The Twenty-Fourth Day of Pashons</text:p>
        </draw:text-box>
      </draw:frame>
      <draw:frame draw:style-name="fr1" draw:name="Frame287" text:anchor-type="page" text:anchor-page-number="291" svg:y="1.251cm" svg:width="18cm" draw:z-index="286">
        <draw:text-box fo:min-height="0.499cm">
          <text:p text:style-name="P2">The Twenty-Fourth Day of Pashons</text:p>
        </draw:text-box>
      </draw:frame>
      <draw:frame draw:style-name="fr1" draw:name="Frame288" text:anchor-type="page" text:anchor-page-number="292" svg:y="1.251cm" svg:width="18cm" draw:z-index="287">
        <draw:text-box fo:min-height="0.499cm">
          <text:p text:style-name="P2">The Twenty-Fourth Day of Pashons</text:p>
        </draw:text-box>
      </draw:frame>
      <draw:frame draw:style-name="fr1" draw:name="Frame289" text:anchor-type="page" text:anchor-page-number="293" svg:y="1.251cm" svg:width="18cm" draw:z-index="288">
        <draw:text-box fo:min-height="0.499cm">
          <text:p text:style-name="P2">The Twenty-Fourth Day of Pashons</text:p>
        </draw:text-box>
      </draw:frame>
      <draw:frame draw:style-name="fr1" draw:name="Frame290" text:anchor-type="page" text:anchor-page-number="294" svg:y="1.251cm" svg:width="18cm" draw:z-index="289">
        <draw:text-box fo:min-height="0.499cm">
          <text:p text:style-name="P2"/>
        </draw:text-box>
      </draw:frame>
      <draw:frame draw:style-name="fr1" draw:name="Frame291" text:anchor-type="page" text:anchor-page-number="295" svg:y="1.251cm" svg:width="18cm" draw:z-index="290">
        <draw:text-box fo:min-height="0.499cm">
          <text:p text:style-name="P2">The Twenty-Sixth Day of Pashons</text:p>
        </draw:text-box>
      </draw:frame>
      <draw:frame draw:style-name="fr1" draw:name="Frame292" text:anchor-type="page" text:anchor-page-number="296" svg:y="1.251cm" svg:width="18cm" draw:z-index="291">
        <draw:text-box fo:min-height="0.499cm">
          <text:p text:style-name="P2">The Twenty-Sixth Day of Pashons</text:p>
        </draw:text-box>
      </draw:frame>
      <draw:frame draw:style-name="fr1" draw:name="Frame293" text:anchor-type="page" text:anchor-page-number="297" svg:y="1.251cm" svg:width="18cm" draw:z-index="292">
        <draw:text-box fo:min-height="0.499cm">
          <text:p text:style-name="P2">The Twenty-Sixth Day of Pashons</text:p>
        </draw:text-box>
      </draw:frame>
      <draw:frame draw:style-name="fr1" draw:name="Frame294" text:anchor-type="page" text:anchor-page-number="298" svg:y="1.251cm" svg:width="18cm" draw:z-index="293">
        <draw:text-box fo:min-height="0.499cm">
          <text:p text:style-name="P2">The Twenty-Sixth Day of Pashons</text:p>
        </draw:text-box>
      </draw:frame>
      <draw:frame draw:style-name="fr1" draw:name="Frame295" text:anchor-type="page" text:anchor-page-number="299" svg:y="1.251cm" svg:width="18cm" draw:z-index="294">
        <draw:text-box fo:min-height="0.499cm">
          <text:p text:style-name="P2"/>
        </draw:text-box>
      </draw:frame>
      <draw:frame draw:style-name="fr1" draw:name="Frame296" text:anchor-type="page" text:anchor-page-number="300" svg:y="1.251cm" svg:width="18cm" draw:z-index="295">
        <draw:text-box fo:min-height="0.499cm">
          <text:p text:style-name="P2"/>
        </draw:text-box>
      </draw:frame>
      <draw:frame draw:style-name="fr1" draw:name="Frame297" text:anchor-type="page" text:anchor-page-number="301" svg:y="1.251cm" svg:width="18cm" draw:z-index="296">
        <draw:text-box fo:min-height="0.499cm">
          <text:p text:style-name="P2">The Second Day of Paoni</text:p>
        </draw:text-box>
      </draw:frame>
      <draw:frame draw:style-name="fr1" draw:name="Frame298" text:anchor-type="page" text:anchor-page-number="302" svg:y="1.251cm" svg:width="18cm" draw:z-index="297">
        <draw:text-box fo:min-height="0.499cm">
          <text:p text:style-name="P2">The Second Day of Paoni</text:p>
        </draw:text-box>
      </draw:frame>
      <draw:frame draw:style-name="fr1" draw:name="Frame299" text:anchor-type="page" text:anchor-page-number="303" svg:y="1.251cm" svg:width="18cm" draw:z-index="298">
        <draw:text-box fo:min-height="0.499cm">
          <text:p text:style-name="P2">The Second Day of Paoni</text:p>
        </draw:text-box>
      </draw:frame>
      <draw:frame draw:style-name="fr1" draw:name="Frame300" text:anchor-type="page" text:anchor-page-number="304" svg:y="1.251cm" svg:width="18cm" draw:z-index="299">
        <draw:text-box fo:min-height="0.499cm">
          <text:p text:style-name="P2"/>
        </draw:text-box>
      </draw:frame>
      <draw:frame draw:style-name="fr1" draw:name="Frame301" text:anchor-type="page" text:anchor-page-number="305" svg:y="1.251cm" svg:width="18cm" draw:z-index="300">
        <draw:text-box fo:min-height="0.499cm">
          <text:p text:style-name="P2"/>
        </draw:text-box>
      </draw:frame>
      <draw:frame draw:style-name="fr1" draw:name="Frame302" text:anchor-type="page" text:anchor-page-number="306" svg:y="1.251cm" svg:width="18cm" draw:z-index="301">
        <draw:text-box fo:min-height="0.499cm">
          <text:p text:style-name="P2"/>
        </draw:text-box>
      </draw:frame>
      <draw:frame draw:style-name="fr1" draw:name="Frame303" text:anchor-type="page" text:anchor-page-number="307" svg:y="1.251cm" svg:width="18cm" draw:z-index="302">
        <draw:text-box fo:min-height="0.499cm">
          <text:p text:style-name="P2"/>
        </draw:text-box>
      </draw:frame>
      <draw:frame draw:style-name="fr1" draw:name="Frame304" text:anchor-type="page" text:anchor-page-number="308" svg:y="1.251cm" svg:width="18cm" draw:z-index="303">
        <draw:text-box fo:min-height="0.499cm">
          <text:p text:style-name="P2">The Sixteenth Day of Paoni</text:p>
        </draw:text-box>
      </draw:frame>
      <draw:frame draw:style-name="fr1" draw:name="Frame305" text:anchor-type="page" text:anchor-page-number="309" svg:y="1.251cm" svg:width="18cm" draw:z-index="304">
        <draw:text-box fo:min-height="0.499cm">
          <text:p text:style-name="P2">The Sixteenth Day of Paoni</text:p>
        </draw:text-box>
      </draw:frame>
      <draw:frame draw:style-name="fr1" draw:name="Frame306" text:anchor-type="page" text:anchor-page-number="310" svg:y="1.251cm" svg:width="18cm" draw:z-index="305">
        <draw:text-box fo:min-height="0.499cm">
          <text:p text:style-name="P2">The Sixteenth Day of Paoni</text:p>
        </draw:text-box>
      </draw:frame>
      <draw:frame draw:style-name="fr1" draw:name="Frame307" text:anchor-type="page" text:anchor-page-number="311" svg:y="1.251cm" svg:width="18cm" draw:z-index="306">
        <draw:text-box fo:min-height="0.499cm">
          <text:p text:style-name="P2">The Sixteenth Day of Paoni</text:p>
        </draw:text-box>
      </draw:frame>
      <draw:frame draw:style-name="fr1" draw:name="Frame308" text:anchor-type="page" text:anchor-page-number="312" svg:y="1.251cm" svg:width="18cm" draw:z-index="307">
        <draw:text-box fo:min-height="0.499cm">
          <text:p text:style-name="P2"/>
        </draw:text-box>
      </draw:frame>
      <draw:frame draw:style-name="fr1" draw:name="Frame309" text:anchor-type="page" text:anchor-page-number="313" svg:y="1.251cm" svg:width="18cm" draw:z-index="308">
        <draw:text-box fo:min-height="0.499cm">
          <text:p text:style-name="P2"/>
        </draw:text-box>
      </draw:frame>
      <draw:frame draw:style-name="fr1" draw:name="Frame310" text:anchor-type="page" text:anchor-page-number="314" svg:y="1.251cm" svg:width="18cm" draw:z-index="309">
        <draw:text-box fo:min-height="0.499cm">
          <text:p text:style-name="P2"/>
        </draw:text-box>
      </draw:frame>
      <draw:frame draw:style-name="fr1" draw:name="Frame311" text:anchor-type="page" text:anchor-page-number="315" svg:y="1.251cm" svg:width="18cm" draw:z-index="310">
        <draw:text-box fo:min-height="0.499cm">
          <text:p text:style-name="P2">The Thirtieth Day of Paoni</text:p>
        </draw:text-box>
      </draw:frame>
      <draw:frame draw:style-name="fr1" draw:name="Frame312" text:anchor-type="page" text:anchor-page-number="316" svg:y="1.251cm" svg:width="18cm" draw:z-index="311">
        <draw:text-box fo:min-height="0.499cm">
          <text:p text:style-name="P2">The Thirtieth Day of Paoni</text:p>
        </draw:text-box>
      </draw:frame>
      <draw:frame draw:style-name="fr1" draw:name="Frame313" text:anchor-type="page" text:anchor-page-number="317" svg:y="1.251cm" svg:width="18cm" draw:z-index="312">
        <draw:text-box fo:min-height="0.499cm">
          <text:p text:style-name="P2">The Thirtieth Day of Paoni</text:p>
        </draw:text-box>
      </draw:frame>
      <draw:frame draw:style-name="fr1" draw:name="Frame314" text:anchor-type="page" text:anchor-page-number="318" svg:y="1.251cm" svg:width="18cm" draw:z-index="313">
        <draw:text-box fo:min-height="0.499cm">
          <text:p text:style-name="P2">The Thirtieth Day of Paoni</text:p>
        </draw:text-box>
      </draw:frame>
      <draw:frame draw:style-name="fr1" draw:name="Frame315" text:anchor-type="page" text:anchor-page-number="319" svg:y="1.251cm" svg:width="18cm" draw:z-index="314">
        <draw:text-box fo:min-height="0.499cm">
          <text:p text:style-name="P2"/>
        </draw:text-box>
      </draw:frame>
      <draw:frame draw:style-name="fr1" draw:name="Frame316" text:anchor-type="page" text:anchor-page-number="320" svg:y="1.251cm" svg:width="18cm" draw:z-index="315">
        <draw:text-box fo:min-height="0.499cm">
          <text:p text:style-name="P2">The Third Day of Epip</text:p>
        </draw:text-box>
      </draw:frame>
      <draw:frame draw:style-name="fr1" draw:name="Frame317" text:anchor-type="page" text:anchor-page-number="321" svg:y="1.251cm" svg:width="18cm" draw:z-index="316">
        <draw:text-box fo:min-height="0.499cm">
          <text:p text:style-name="P2">The Third Day of Epip</text:p>
        </draw:text-box>
      </draw:frame>
      <draw:frame draw:style-name="fr1" draw:name="Frame318" text:anchor-type="page" text:anchor-page-number="322" svg:y="1.251cm" svg:width="18cm" draw:z-index="317">
        <draw:text-box fo:min-height="0.499cm">
          <text:p text:style-name="P2">The Third Day of Epip</text:p>
        </draw:text-box>
      </draw:frame>
      <draw:frame draw:style-name="fr1" draw:name="Frame319" text:anchor-type="page" text:anchor-page-number="323" svg:y="1.251cm" svg:width="18cm" draw:z-index="318">
        <draw:text-box fo:min-height="0.499cm">
          <text:p text:style-name="P2">The Third Day of Epip</text:p>
        </draw:text-box>
      </draw:frame>
      <draw:frame draw:style-name="fr1" draw:name="Frame320" text:anchor-type="page" text:anchor-page-number="324" svg:y="1.251cm" svg:width="18cm" draw:z-index="319">
        <draw:text-box fo:min-height="0.499cm">
          <text:p text:style-name="P2">The Third Day of Epip</text:p>
        </draw:text-box>
      </draw:frame>
      <draw:frame draw:style-name="fr1" draw:name="Frame321" text:anchor-type="page" text:anchor-page-number="325" svg:y="1.251cm" svg:width="18cm" draw:z-index="320">
        <draw:text-box fo:min-height="0.499cm">
          <text:p text:style-name="P2"/>
        </draw:text-box>
      </draw:frame>
      <draw:frame draw:style-name="fr1" draw:name="Frame322" text:anchor-type="page" text:anchor-page-number="326" svg:y="1.251cm" svg:width="18cm" draw:z-index="321">
        <draw:text-box fo:min-height="0.499cm">
          <text:p text:style-name="P2">The Fifth Day of Epip</text:p>
        </draw:text-box>
      </draw:frame>
      <draw:frame draw:style-name="fr1" draw:name="Frame323" text:anchor-type="page" text:anchor-page-number="327" svg:y="1.251cm" svg:width="18cm" draw:z-index="322">
        <draw:text-box fo:min-height="0.499cm">
          <text:p text:style-name="P2">The Fifth Day of Epip</text:p>
        </draw:text-box>
      </draw:frame>
      <draw:frame draw:style-name="fr1" draw:name="Frame324" text:anchor-type="page" text:anchor-page-number="328" svg:y="1.251cm" svg:width="18cm" draw:z-index="323">
        <draw:text-box fo:min-height="0.499cm">
          <text:p text:style-name="P2">The Fifth Day of Epip</text:p>
        </draw:text-box>
      </draw:frame>
      <draw:frame draw:style-name="fr1" draw:name="Frame325" text:anchor-type="page" text:anchor-page-number="329" svg:y="1.251cm" svg:width="18cm" draw:z-index="324">
        <draw:text-box fo:min-height="0.499cm">
          <text:p text:style-name="P2">The Fifth Day of Epip</text:p>
        </draw:text-box>
      </draw:frame>
      <draw:frame draw:style-name="fr1" draw:name="Frame326" text:anchor-type="page" text:anchor-page-number="330" svg:y="1.251cm" svg:width="18cm" draw:z-index="325">
        <draw:text-box fo:min-height="0.499cm">
          <text:p text:style-name="P2">The Fifth Day of Epip</text:p>
        </draw:text-box>
      </draw:frame>
      <draw:frame draw:style-name="fr1" draw:name="Frame327" text:anchor-type="page" text:anchor-page-number="331" svg:y="1.251cm" svg:width="18cm" draw:z-index="326">
        <draw:text-box fo:min-height="0.499cm">
          <text:p text:style-name="P2">The Fifth Day of Epip</text:p>
        </draw:text-box>
      </draw:frame>
      <draw:frame draw:style-name="fr1" draw:name="Frame328" text:anchor-type="page" text:anchor-page-number="332" svg:y="1.251cm" svg:width="18cm" draw:z-index="327">
        <draw:text-box fo:min-height="0.499cm">
          <text:p text:style-name="P2">The Fifth Day of Epip</text:p>
        </draw:text-box>
      </draw:frame>
      <draw:frame draw:style-name="fr1" draw:name="Frame329" text:anchor-type="page" text:anchor-page-number="333" svg:y="1.251cm" svg:width="18cm" draw:z-index="328">
        <draw:text-box fo:min-height="0.499cm">
          <text:p text:style-name="P2">The Fifth Day of Epip</text:p>
        </draw:text-box>
      </draw:frame>
      <draw:frame draw:style-name="fr1" draw:name="Frame330" text:anchor-type="page" text:anchor-page-number="334" svg:y="1.251cm" svg:width="18cm" draw:z-index="329">
        <draw:text-box fo:min-height="0.499cm">
          <text:p text:style-name="P2">The Fifth Day of Epip</text:p>
        </draw:text-box>
      </draw:frame>
      <draw:frame draw:style-name="fr1" draw:name="Frame331" text:anchor-type="page" text:anchor-page-number="335" svg:y="1.251cm" svg:width="18cm" draw:z-index="330">
        <draw:text-box fo:min-height="0.499cm">
          <text:p text:style-name="P2">The Fifth Day of Epip</text:p>
        </draw:text-box>
      </draw:frame>
      <draw:frame draw:style-name="fr1" draw:name="Frame332" text:anchor-type="page" text:anchor-page-number="336" svg:y="1.251cm" svg:width="18cm" draw:z-index="331">
        <draw:text-box fo:min-height="0.499cm">
          <text:p text:style-name="P2">The Fifth Day of Epip</text:p>
        </draw:text-box>
      </draw:frame>
      <draw:frame draw:style-name="fr1" draw:name="Frame333" text:anchor-type="page" text:anchor-page-number="337" svg:y="1.251cm" svg:width="18cm" draw:z-index="332">
        <draw:text-box fo:min-height="0.499cm">
          <text:p text:style-name="P2"/>
        </draw:text-box>
      </draw:frame>
      <draw:frame draw:style-name="fr1" draw:name="Frame334" text:anchor-type="page" text:anchor-page-number="338" svg:y="1.251cm" svg:width="18cm" draw:z-index="333">
        <draw:text-box fo:min-height="0.499cm">
          <text:p text:style-name="P2"/>
        </draw:text-box>
      </draw:frame>
      <draw:frame draw:style-name="fr1" draw:name="Frame335" text:anchor-type="page" text:anchor-page-number="339" svg:y="1.251cm" svg:width="18cm" draw:z-index="334">
        <draw:text-box fo:min-height="0.499cm">
          <text:p text:style-name="P2"/>
        </draw:text-box>
      </draw:frame>
      <draw:frame draw:style-name="fr1" draw:name="Frame336" text:anchor-type="page" text:anchor-page-number="340" svg:y="1.251cm" svg:width="18cm" draw:z-index="335">
        <draw:text-box fo:min-height="0.499cm">
          <text:p text:style-name="P2">The Twentieth Day of Epip</text:p>
        </draw:text-box>
      </draw:frame>
      <draw:frame draw:style-name="fr1" draw:name="Frame337" text:anchor-type="page" text:anchor-page-number="341" svg:y="1.251cm" svg:width="18cm" draw:z-index="336">
        <draw:text-box fo:min-height="0.499cm">
          <text:p text:style-name="P2">The Twentieth Day of Epip</text:p>
        </draw:text-box>
      </draw:frame>
      <draw:frame draw:style-name="fr1" draw:name="Frame338" text:anchor-type="page" text:anchor-page-number="342" svg:y="1.251cm" svg:width="18cm" draw:z-index="337">
        <draw:text-box fo:min-height="0.499cm">
          <text:p text:style-name="P2">The Twentieth Day of Epip</text:p>
        </draw:text-box>
      </draw:frame>
      <draw:frame draw:style-name="fr1" draw:name="Frame339" text:anchor-type="page" text:anchor-page-number="343" svg:y="1.251cm" svg:width="18cm" draw:z-index="338">
        <draw:text-box fo:min-height="0.499cm">
          <text:p text:style-name="P2"/>
        </draw:text-box>
      </draw:frame>
      <draw:frame draw:style-name="fr1" draw:name="Frame340" text:anchor-type="page" text:anchor-page-number="344" svg:y="1.251cm" svg:width="18cm" draw:z-index="339">
        <draw:text-box fo:min-height="0.499cm">
          <text:p text:style-name="P2"/>
        </draw:text-box>
      </draw:frame>
      <draw:frame draw:style-name="fr1" draw:name="Frame341" text:anchor-type="page" text:anchor-page-number="345" svg:y="1.251cm" svg:width="18cm" draw:z-index="340">
        <draw:text-box fo:min-height="0.499cm">
          <text:p text:style-name="P2"/>
        </draw:text-box>
      </draw:frame>
      <draw:frame draw:style-name="fr1" draw:name="Frame342" text:anchor-type="page" text:anchor-page-number="346" svg:y="1.251cm" svg:width="18cm" draw:z-index="341">
        <draw:text-box fo:min-height="0.499cm">
          <text:p text:style-name="P2"/>
        </draw:text-box>
      </draw:frame>
      <draw:frame draw:style-name="fr1" draw:name="Frame343" text:anchor-type="page" text:anchor-page-number="347" svg:y="1.251cm" svg:width="18cm" draw:z-index="342">
        <draw:text-box fo:min-height="0.499cm">
          <text:p text:style-name="P2">The Third Day of Mesori</text:p>
        </draw:text-box>
      </draw:frame>
      <draw:frame draw:style-name="fr1" draw:name="Frame344" text:anchor-type="page" text:anchor-page-number="348" svg:y="1.251cm" svg:width="18cm" draw:z-index="343">
        <draw:text-box fo:min-height="0.499cm">
          <text:p text:style-name="P2">The Third Day of Mesori</text:p>
        </draw:text-box>
      </draw:frame>
      <draw:frame draw:style-name="fr1" draw:name="Frame345" text:anchor-type="page" text:anchor-page-number="349" svg:y="1.251cm" svg:width="18cm" draw:z-index="344">
        <draw:text-box fo:min-height="0.499cm">
          <text:p text:style-name="P2">The Third Day of Mesori</text:p>
        </draw:text-box>
      </draw:frame>
      <draw:frame draw:style-name="fr1" draw:name="Frame346" text:anchor-type="page" text:anchor-page-number="350" svg:y="1.251cm" svg:width="18cm" draw:z-index="345">
        <draw:text-box fo:min-height="0.499cm">
          <text:p text:style-name="P2"/>
        </draw:text-box>
      </draw:frame>
      <draw:frame draw:style-name="fr1" draw:name="Frame347" text:anchor-type="page" text:anchor-page-number="351" svg:y="1.251cm" svg:width="18cm" draw:z-index="346">
        <draw:text-box fo:min-height="0.499cm">
          <text:p text:style-name="P2"/>
        </draw:text-box>
      </draw:frame>
      <draw:frame draw:style-name="fr1" draw:name="Frame348" text:anchor-type="page" text:anchor-page-number="352" svg:y="1.251cm" svg:width="18cm" draw:z-index="347">
        <draw:text-box fo:min-height="0.499cm">
          <text:p text:style-name="P2"/>
        </draw:text-box>
      </draw:frame>
      <draw:frame draw:style-name="fr1" draw:name="Frame349" text:anchor-type="page" text:anchor-page-number="353" svg:y="1.251cm" svg:width="18cm" draw:z-index="348">
        <draw:text-box fo:min-height="0.499cm">
          <text:p text:style-name="P2">The Thirteenth Day of Mesori</text:p>
        </draw:text-box>
      </draw:frame>
      <draw:frame draw:style-name="fr1" draw:name="Frame350" text:anchor-type="page" text:anchor-page-number="354" svg:y="1.251cm" svg:width="18cm" draw:z-index="349">
        <draw:text-box fo:min-height="0.499cm">
          <text:p text:style-name="P2">The Thirteenth Day of Mesori</text:p>
        </draw:text-box>
      </draw:frame>
      <draw:frame draw:style-name="fr1" draw:name="Frame351" text:anchor-type="page" text:anchor-page-number="355" svg:y="1.251cm" svg:width="18cm" draw:z-index="350">
        <draw:text-box fo:min-height="0.499cm">
          <text:p text:style-name="P2">The Thirteenth Day of Mesori</text:p>
        </draw:text-box>
      </draw:frame>
      <draw:frame draw:style-name="fr1" draw:name="Frame352" text:anchor-type="page" text:anchor-page-number="356" svg:y="1.251cm" svg:width="18cm" draw:z-index="351">
        <draw:text-box fo:min-height="0.499cm">
          <text:p text:style-name="P2">The Thirteenth Day of Mesori</text:p>
        </draw:text-box>
      </draw:frame>
      <draw:frame draw:style-name="fr1" draw:name="Frame353" text:anchor-type="page" text:anchor-page-number="357" svg:y="1.251cm" svg:width="18cm" draw:z-index="352">
        <draw:text-box fo:min-height="0.499cm">
          <text:p text:style-name="P2"/>
        </draw:text-box>
      </draw:frame>
      <draw:frame draw:style-name="fr1" draw:name="Frame354" text:anchor-type="page" text:anchor-page-number="358" svg:y="1.251cm" svg:width="18cm" draw:z-index="353">
        <draw:text-box fo:min-height="0.499cm">
          <text:p text:style-name="P2"/>
        </draw:text-box>
      </draw:frame>
      <draw:frame draw:style-name="fr1" draw:name="Frame355" text:anchor-type="page" text:anchor-page-number="359" svg:y="1.251cm" svg:width="18cm" draw:z-index="354">
        <draw:text-box fo:min-height="0.499cm">
          <text:p text:style-name="P2">The Seventeenth Day of Mesori</text:p>
        </draw:text-box>
      </draw:frame>
      <draw:frame draw:style-name="fr1" draw:name="Frame356" text:anchor-type="page" text:anchor-page-number="360" svg:y="1.251cm" svg:width="18cm" draw:z-index="355">
        <draw:text-box fo:min-height="0.499cm">
          <text:p text:style-name="P2">The Seventeenth Day of Mesori</text:p>
        </draw:text-box>
      </draw:frame>
      <draw:frame draw:style-name="fr1" draw:name="Frame357" text:anchor-type="page" text:anchor-page-number="361" svg:y="1.251cm" svg:width="18cm" draw:z-index="356">
        <draw:text-box fo:min-height="0.499cm">
          <text:p text:style-name="P2">The Seventeenth Day of Mesori</text:p>
        </draw:text-box>
      </draw:frame>
      <draw:frame draw:style-name="fr1" draw:name="Frame358" text:anchor-type="page" text:anchor-page-number="362" svg:y="1.251cm" svg:width="18cm" draw:z-index="357">
        <draw:text-box fo:min-height="0.499cm">
          <text:p text:style-name="P2"/>
        </draw:text-box>
      </draw:frame>
      <draw:frame draw:style-name="fr1" draw:name="Frame359" text:anchor-type="page" text:anchor-page-number="363" svg:y="1.251cm" svg:width="18cm" draw:z-index="358">
        <draw:text-box fo:min-height="0.499cm">
          <text:p text:style-name="P2"/>
        </draw:text-box>
      </draw:frame>
      <draw:frame draw:style-name="fr1" draw:name="Frame360" text:anchor-type="page" text:anchor-page-number="364" svg:y="1.251cm" svg:width="18cm" draw:z-index="359">
        <draw:text-box fo:min-height="0.499cm">
          <text:p text:style-name="P2">The Twenty-Fifth Day of Mesori</text:p>
        </draw:text-box>
      </draw:frame>
      <draw:frame draw:style-name="fr1" draw:name="Frame361" text:anchor-type="page" text:anchor-page-number="365" svg:y="1.251cm" svg:width="18cm" draw:z-index="360">
        <draw:text-box fo:min-height="0.499cm">
          <text:p text:style-name="P2">The Twenty-Fifth Day of Mesori</text:p>
        </draw:text-box>
      </draw:frame>
      <draw:frame draw:style-name="fr1" draw:name="Frame362" text:anchor-type="page" text:anchor-page-number="366" svg:y="1.251cm" svg:width="18cm" draw:z-index="361">
        <draw:text-box fo:min-height="0.499cm">
          <text:p text:style-name="P2">The Twenty-Fifth Day of Mesori</text:p>
        </draw:text-box>
      </draw:frame>
      <draw:frame draw:style-name="fr1" draw:name="Frame363" text:anchor-type="page" text:anchor-page-number="367" svg:y="1.251cm" svg:width="18cm" draw:z-index="362">
        <draw:text-box fo:min-height="0.499cm">
          <text:p text:style-name="P2"/>
        </draw:text-box>
      </draw:frame>
      <draw:frame draw:style-name="fr1" draw:name="Frame364" text:anchor-type="page" text:anchor-page-number="368" svg:y="1.251cm" svg:width="18cm" draw:z-index="363">
        <draw:text-box fo:min-height="0.499cm">
          <text:p text:style-name="P2">The Twenty-Sixth Day of Mesori</text:p>
        </draw:text-box>
      </draw:frame>
      <draw:frame draw:style-name="fr1" draw:name="Frame365" text:anchor-type="page" text:anchor-page-number="369" svg:y="1.251cm" svg:width="18cm" draw:z-index="364">
        <draw:text-box fo:min-height="0.499cm">
          <text:p text:style-name="P2">The Twenty-Sixth Day of Mesori</text:p>
        </draw:text-box>
      </draw:frame>
      <draw:frame draw:style-name="fr1" draw:name="Frame366" text:anchor-type="page" text:anchor-page-number="370" svg:y="1.251cm" svg:width="18cm" draw:z-index="365">
        <draw:text-box fo:min-height="0.499cm">
          <text:p text:style-name="P2">The Twenty-Sixth Day of Mesori</text:p>
        </draw:text-box>
      </draw:frame>
      <draw:frame draw:style-name="fr1" draw:name="Frame367" text:anchor-type="page" text:anchor-page-number="371" svg:y="1.251cm" svg:width="18cm" draw:z-index="366">
        <draw:text-box fo:min-height="0.499cm">
          <text:p text:style-name="P2"/>
        </draw:text-box>
      </draw:frame>
      <draw:frame draw:style-name="fr1" draw:name="Frame368" text:anchor-type="page" text:anchor-page-number="372" svg:y="1.251cm" svg:width="18cm" draw:z-index="367">
        <draw:text-box fo:min-height="0.499cm">
          <text:p text:style-name="P2">The Twenty-Eighth Day of Mesori</text:p>
        </draw:text-box>
      </draw:frame>
      <draw:frame draw:style-name="fr1" draw:name="Frame369" text:anchor-type="page" text:anchor-page-number="373" svg:y="1.251cm" svg:width="18cm" draw:z-index="368">
        <draw:text-box fo:min-height="0.499cm">
          <text:p text:style-name="P2">The Twenty-Eighth Day of Mesori</text:p>
        </draw:text-box>
      </draw:frame>
      <draw:frame draw:style-name="fr1" draw:name="Frame370" text:anchor-type="page" text:anchor-page-number="374" svg:y="1.251cm" svg:width="18cm" draw:z-index="369">
        <draw:text-box fo:min-height="0.499cm">
          <text:p text:style-name="P2">The Twenty-Eighth Day of Mesori</text:p>
        </draw:text-box>
      </draw:frame>
      <draw:frame draw:style-name="fr1" draw:name="Frame371" text:anchor-type="page" text:anchor-page-number="375" svg:y="1.251cm" svg:width="18cm" draw:z-index="370">
        <draw:text-box fo:min-height="0.499cm">
          <text:p text:style-name="P2">The Twenty-Eighth Day of Mesori</text:p>
        </draw:text-box>
      </draw:frame>
      <draw:frame draw:style-name="fr1" draw:name="Frame372" text:anchor-type="page" text:anchor-page-number="376" svg:y="1.251cm" svg:width="18cm" draw:z-index="371">
        <draw:text-box fo:min-height="0.499cm">
          <text:p text:style-name="P2"/>
        </draw:text-box>
      </draw:frame>
      <draw:frame draw:style-name="fr1" draw:name="Frame373" text:anchor-type="page" text:anchor-page-number="377" svg:y="1.251cm" svg:width="18cm" draw:z-index="372">
        <draw:text-box fo:min-height="0.499cm">
          <text:p text:style-name="P2">The Twenty-Niinth Day of Mesori</text:p>
        </draw:text-box>
      </draw:frame>
      <draw:frame draw:style-name="fr1" draw:name="Frame374" text:anchor-type="page" text:anchor-page-number="378" svg:y="1.251cm" svg:width="18cm" draw:z-index="373">
        <draw:text-box fo:min-height="0.499cm">
          <text:p text:style-name="P2">The Twenty-Niinth Day of Mesori</text:p>
        </draw:text-box>
      </draw:frame>
      <draw:frame draw:style-name="fr1" draw:name="Frame375" text:anchor-type="page" text:anchor-page-number="379" svg:y="1.251cm" svg:width="18cm" draw:z-index="374">
        <draw:text-box fo:min-height="0.499cm">
          <text:p text:style-name="P2"/>
        </draw:text-box>
      </draw:frame>
      <draw:frame draw:style-name="fr1" draw:name="Frame376" text:anchor-type="page" text:anchor-page-number="380" svg:y="1.251cm" svg:width="18cm" draw:z-index="375">
        <draw:text-box fo:min-height="0.499cm">
          <text:p text:style-name="P2">The Thirtieth Day of Mesori</text:p>
        </draw:text-box>
      </draw:frame>
      <draw:frame draw:style-name="fr1" draw:name="Frame377" text:anchor-type="page" text:anchor-page-number="381" svg:y="1.251cm" svg:width="18cm" draw:z-index="376">
        <draw:text-box fo:min-height="0.499cm">
          <text:p text:style-name="P2">The Thirtieth Day of Mesori</text:p>
        </draw:text-box>
      </draw:frame>
      <draw:frame draw:style-name="fr1" draw:name="Frame378" text:anchor-type="page" text:anchor-page-number="382" svg:y="1.251cm" svg:width="18cm" draw:z-index="377">
        <draw:text-box fo:min-height="0.499cm">
          <text:p text:style-name="P2">The Thirtieth Day of Mesori</text:p>
        </draw:text-box>
      </draw:frame>
      <draw:frame draw:style-name="fr1" draw:name="Frame379" text:anchor-type="page" text:anchor-page-number="383" svg:y="1.251cm" svg:width="18cm" draw:z-index="378">
        <draw:text-box fo:min-height="0.499cm">
          <text:p text:style-name="P2"/>
        </draw:text-box>
      </draw:frame>
      <draw:frame draw:style-name="fr1" draw:name="Frame380" text:anchor-type="page" text:anchor-page-number="384" svg:y="1.251cm" svg:width="18cm" draw:z-index="379">
        <draw:text-box fo:min-height="0.499cm">
          <text:p text:style-name="P2">The First Day of the Little Month</text:p>
        </draw:text-box>
      </draw:frame>
      <draw:frame draw:style-name="fr1" draw:name="Frame381" text:anchor-type="page" text:anchor-page-number="385" svg:y="1.251cm" svg:width="18cm" draw:z-index="380">
        <draw:text-box fo:min-height="0.499cm">
          <text:p text:style-name="P2">The First Day of the Little Month</text:p>
        </draw:text-box>
      </draw:frame>
      <draw:frame draw:style-name="fr1" draw:name="Frame382" text:anchor-type="page" text:anchor-page-number="386" svg:y="1.251cm" svg:width="18cm" draw:z-index="381">
        <draw:text-box fo:min-height="0.499cm">
          <text:p text:style-name="P2">The First Day of the Little Month</text:p>
        </draw:text-box>
      </draw:frame>
      <draw:frame draw:style-name="fr1" draw:name="Frame383" text:anchor-type="page" text:anchor-page-number="387" svg:y="1.251cm" svg:width="18cm" draw:z-index="382">
        <draw:text-box fo:min-height="0.499cm">
          <text:p text:style-name="P2">The First Day of the Little Month</text:p>
        </draw:text-box>
      </draw:frame>
      <draw:frame draw:style-name="fr1" draw:name="Frame384" text:anchor-type="page" text:anchor-page-number="388" svg:y="1.251cm" svg:width="18cm" draw:z-index="383">
        <draw:text-box fo:min-height="0.499cm">
          <text:p text:style-name="P2"/>
        </draw:text-box>
      </draw:frame>
      <draw:frame draw:style-name="fr1" draw:name="Frame385" text:anchor-type="page" text:anchor-page-number="389" svg:y="1.251cm" svg:width="18cm" draw:z-index="384">
        <draw:text-box fo:min-height="0.499cm">
          <text:p text:style-name="P2">The Second Day of the Little Month</text:p>
        </draw:text-box>
      </draw:frame>
      <draw:frame draw:style-name="fr1" draw:name="Frame386" text:anchor-type="page" text:anchor-page-number="390" svg:y="1.251cm" svg:width="18cm" draw:z-index="385">
        <draw:text-box fo:min-height="0.499cm">
          <text:p text:style-name="P2">The Second Day of the Little Month</text:p>
        </draw:text-box>
      </draw:frame>
      <draw:frame draw:style-name="fr1" draw:name="Frame387" text:anchor-type="page" text:anchor-page-number="391" svg:y="1.251cm" svg:width="18cm" draw:z-index="386">
        <draw:text-box fo:min-height="0.499cm">
          <text:p text:style-name="P2">The Second Day of the Little Month</text:p>
        </draw:text-box>
      </draw:frame>
      <draw:frame draw:style-name="fr1" draw:name="Frame388" text:anchor-type="page" text:anchor-page-number="392" svg:y="1.251cm" svg:width="18cm" draw:z-index="387">
        <draw:text-box fo:min-height="0.499cm">
          <text:p text:style-name="P2"/>
        </draw:text-box>
      </draw:frame>
      <draw:frame draw:style-name="fr1" draw:name="Frame389" text:anchor-type="page" text:anchor-page-number="393" svg:y="1.251cm" svg:width="18cm" draw:z-index="388">
        <draw:text-box fo:min-height="0.499cm">
          <text:p text:style-name="P2">The Third Day of the Little Month</text:p>
        </draw:text-box>
      </draw:frame>
      <draw:frame draw:style-name="fr1" draw:name="Frame390" text:anchor-type="page" text:anchor-page-number="394" svg:y="1.251cm" svg:width="18cm" draw:z-index="389">
        <draw:text-box fo:min-height="0.499cm">
          <text:p text:style-name="P2">The Third Day of the Little Month</text:p>
        </draw:text-box>
      </draw:frame>
      <draw:frame draw:style-name="fr1" draw:name="Frame391" text:anchor-type="page" text:anchor-page-number="395" svg:y="1.251cm" svg:width="18cm" draw:z-index="390">
        <draw:text-box fo:min-height="0.499cm">
          <text:p text:style-name="P2">The Third Day of the Little Month</text:p>
        </draw:text-box>
      </draw:frame>
      <draw:frame draw:style-name="fr1" draw:name="Frame392" text:anchor-type="page" text:anchor-page-number="396" svg:y="1.251cm" svg:width="18cm" draw:z-index="391">
        <draw:text-box fo:min-height="0.499cm">
          <text:p text:style-name="P2">The Third Day of the Little Month</text:p>
        </draw:text-box>
      </draw:frame>
      <draw:frame draw:style-name="fr1" draw:name="Frame393" text:anchor-type="page" text:anchor-page-number="397" svg:y="1.251cm" svg:width="18cm" draw:z-index="392">
        <draw:text-box fo:min-height="0.499cm">
          <text:p text:style-name="P2"/>
        </draw:text-box>
      </draw:frame>
      <draw:frame draw:style-name="fr1" draw:name="Frame394" text:anchor-type="page" text:anchor-page-number="398" svg:y="1.251cm" svg:width="18cm" draw:z-index="393">
        <draw:text-box fo:min-height="0.499cm">
          <text:p text:style-name="P2">The Fourth Day of the Little Month</text:p>
        </draw:text-box>
      </draw:frame>
      <draw:frame draw:style-name="fr1" draw:name="Frame395" text:anchor-type="page" text:anchor-page-number="399" svg:y="1.251cm" svg:width="18cm" draw:z-index="394">
        <draw:text-box fo:min-height="0.499cm">
          <text:p text:style-name="P2">The Fourth Day of the Little Month</text:p>
        </draw:text-box>
      </draw:frame>
      <draw:frame draw:style-name="fr1" draw:name="Frame396" text:anchor-type="page" text:anchor-page-number="400" svg:y="1.251cm" svg:width="18cm" draw:z-index="395">
        <draw:text-box fo:min-height="0.499cm">
          <text:p text:style-name="P2">The Fourth Day of the Little Month</text:p>
        </draw:text-box>
      </draw:frame>
      <draw:frame draw:style-name="fr1" draw:name="Frame397" text:anchor-type="page" text:anchor-page-number="401" svg:y="1.251cm" svg:width="18cm" draw:z-index="396">
        <draw:text-box fo:min-height="0.499cm">
          <text:p text:style-name="P2"/>
        </draw:text-box>
      </draw:frame>
      <draw:frame draw:style-name="fr1" draw:name="Frame398" text:anchor-type="page" text:anchor-page-number="402" svg:y="1.251cm" svg:width="18cm" draw:z-index="397">
        <draw:text-box fo:min-height="0.499cm">
          <text:p text:style-name="P2">The Sixth Day of the Little Month</text:p>
        </draw:text-box>
      </draw:frame>
      <draw:frame draw:style-name="fr1" draw:name="Frame399" text:anchor-type="page" text:anchor-page-number="403" svg:y="1.251cm" svg:width="18cm" draw:z-index="398">
        <draw:text-box fo:min-height="0.499cm">
          <text:p text:style-name="P2">The Sixth Day of the Little Month</text:p>
        </draw:text-box>
      </draw:frame>
      <draw:frame draw:style-name="fr1" draw:name="Frame400" text:anchor-type="page" text:anchor-page-number="404" svg:y="1.251cm" svg:width="18cm" draw:z-index="399">
        <draw:text-box fo:min-height="0.499cm">
          <text:p text:style-name="P2">The Sixth Day of the Little Month</text:p>
        </draw:text-box>
      </draw:frame>
      <draw:frame draw:style-name="fr1" draw:name="Frame401" text:anchor-type="page" text:anchor-page-number="405" svg:y="1.251cm" svg:width="18cm" draw:z-index="400">
        <draw:text-box fo:min-height="0.499cm">
          <text:p text:style-name="P2">The Sixth Day of the Little Month</text:p>
        </draw:text-box>
      </draw:frame>
      <draw:frame draw:style-name="fr1" draw:name="Frame402" text:anchor-type="page" text:anchor-page-number="406" svg:y="1.251cm" svg:width="18cm" draw:z-index="401">
        <draw:text-box fo:min-height="0.499cm">
          <text:p text:style-name="P2"/>
        </draw:text-box>
      </draw:frame>
      <draw:frame draw:style-name="fr1" draw:name="Frame403" text:anchor-type="page" text:anchor-page-number="407" svg:y="1.251cm" svg:width="18cm" draw:z-index="402">
        <draw:text-box fo:min-height="0.499cm">
          <text:p text:style-name="P2"/>
        </draw:text-box>
      </draw:frame>
      <draw:frame draw:style-name="fr1" draw:name="Frame404" text:anchor-type="page" text:anchor-page-number="408" svg:y="1.251cm" svg:width="18cm" draw:z-index="403">
        <draw:text-box fo:min-height="0.499cm">
          <text:p text:style-name="P2">Appendix II—What are the Readings for Today?</text:p>
        </draw:text-box>
      </draw:frame>
      <draw:frame draw:style-name="fr1" draw:name="Frame405" text:anchor-type="page" text:anchor-page-number="409" svg:y="1.251cm" svg:width="18cm" draw:z-index="404">
        <draw:text-box fo:min-height="0.499cm">
          <text:p text:style-name="P2"/>
        </draw:text-box>
      </draw:frame>
      <draw:frame draw:style-name="fr1" draw:name="Frame406" text:anchor-type="page" text:anchor-page-number="410" svg:y="1.251cm" svg:width="18cm" draw:z-index="405">
        <draw:text-box fo:min-height="0.499cm">
          <text:p text:style-name="P2">Appendix III—Gregorian/Coptic Date Chart</text:p>
        </draw:text-box>
      </draw:frame>
      <draw:frame draw:style-name="fr1" draw:name="Frame407" text:anchor-type="page" text:anchor-page-number="411" svg:y="1.251cm" svg:width="18cm" draw:z-index="406">
        <draw:text-box fo:min-height="0.499cm">
          <text:p text:style-name="P2">Appendix III—Gregorian/Coptic Date Chart</text:p>
        </draw:text-box>
      </draw:frame>
      <draw:frame draw:style-name="fr1" draw:name="Frame408" text:anchor-type="page" text:anchor-page-number="412" svg:y="1.251cm" svg:width="18cm" draw:z-index="407">
        <draw:text-box fo:min-height="0.499cm">
          <text:p text:style-name="P2">Appendix III—Gregorian/Coptic Date Chart</text:p>
        </draw:text-box>
      </draw:frame>
      <draw:frame draw:style-name="fr1" draw:name="Frame409" text:anchor-type="page" text:anchor-page-number="413" svg:y="1.251cm" svg:width="18cm" draw:z-index="408">
        <draw:text-box fo:min-height="0.499cm">
          <text:p text:style-name="P2">Appendix III—Gregorian/Coptic Date Chart</text:p>
        </draw:text-box>
      </draw:frame>
      <draw:frame draw:style-name="fr1" draw:name="Frame410" text:anchor-type="page" text:anchor-page-number="414" svg:y="1.251cm" svg:width="18cm" draw:z-index="409">
        <draw:text-box fo:min-height="0.499cm">
          <text:p text:style-name="P2">Appendix III—Gregorian/Coptic Date Chart</text:p>
        </draw:text-box>
      </draw:frame>
      <draw:frame draw:style-name="fr1" draw:name="Frame411" text:anchor-type="page" text:anchor-page-number="415" svg:y="1.251cm" svg:width="18cm" draw:z-index="410">
        <draw:text-box fo:min-height="0.499cm">
          <text:p text:style-name="P2">Appendix III—Gregorian/Coptic Date Chart</text:p>
        </draw:text-box>
      </draw:frame>
      <draw:frame draw:style-name="fr1" draw:name="Frame412" text:anchor-type="page" text:anchor-page-number="416" svg:y="1.251cm" svg:width="18cm" draw:z-index="411">
        <draw:text-box fo:min-height="0.499cm">
          <text:p text:style-name="P2">Appendix III—Gregorian/Coptic Date Chart</text:p>
        </draw:text-box>
      </draw:frame>
      <draw:frame draw:style-name="fr1" draw:name="Frame413" text:anchor-type="page" text:anchor-page-number="417" svg:y="1.251cm" svg:width="18cm" draw:z-index="412">
        <draw:text-box fo:min-height="0.499cm">
          <text:p text:style-name="P2">Appendix III—Gregorian/Coptic Date Chart</text:p>
        </draw:text-box>
      </draw:frame>
      <draw:frame draw:style-name="fr1" draw:name="Frame414" text:anchor-type="page" text:anchor-page-number="418" svg:y="1.251cm" svg:width="18cm" draw:z-index="413">
        <draw:text-box fo:min-height="0.499cm">
          <text:p text:style-name="P2">Appendix III—Gregorian/Coptic Date Chart</text:p>
        </draw:text-box>
      </draw:frame>
      <draw:frame draw:style-name="fr1" draw:name="Frame415" text:anchor-type="page" text:anchor-page-number="419" svg:y="1.251cm" svg:width="18cm" draw:z-index="414">
        <draw:text-box fo:min-height="0.499cm">
          <text:p text:style-name="P2">Appendix III—Gregorian/Coptic Date Chart</text:p>
        </draw:text-box>
      </draw:frame>
      <draw:frame draw:style-name="fr1" draw:name="Frame416" text:anchor-type="page" text:anchor-page-number="22" svg:y="1.251cm" svg:width="18cm" draw:z-index="415">
        <draw:text-box fo:min-height="0.499cm">
          <text:p text:style-name="P2">The Eighth Day of Thoout</text:p>
        </draw:text-box>
      </draw:frame>
      <draw:frame draw:style-name="fr1" draw:name="Frame417" text:anchor-type="page" text:anchor-page-number="34" svg:y="1.251cm" svg:width="18cm" draw:z-index="416">
        <draw:text-box fo:min-height="0.499cm">
          <text:p text:style-name="P2">The Seventeenth Day of Thoout</text:p>
        </draw:text-box>
      </draw:frame>
      <draw:frame draw:style-name="fr1" draw:name="Frame418" text:anchor-type="page" text:anchor-page-number="86" svg:y="1.251cm" svg:width="18cm" draw:z-index="417">
        <draw:text-box fo:min-height="0.499cm">
          <text:p text:style-name="P2">The Eigth Day of Athor</text:p>
        </draw:text-box>
      </draw:frame>
      <text:p text:style-name="P153">COPTIC ORTHODOX PATRIARCHATE</text:p>
      <text:p text:style-name="P14"/>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4"/>
      <text:p text:style-name="P14"/>
      <text:p text:style-name="P14"/>
      <text:p text:style-name="P15">VOLUME 1: WEEKDAYS</text:p>
      <text:p text:style-name="P17"/>
      <text:p text:style-name="P17"/>
      <text:p text:style-name="P17"/>
      <text:p text:style-name="P17"/>
      <text:p text:style-name="P17">Traditional English Version</text:p>
      <text:p text:style-name="P17">First Edition, 2009</text:p>
      <text:p text:style-name="P17"/>
      <text:p text:style-name="P17"/>
      <text:p text:style-name="P17"/>
      <text:p text:style-name="P17"/>
      <text:p text:style-name="P21"/>
      <text:p text:style-name="P12">SAINT MARY'S COPTIC ORTHODOX CHURCH</text:p>
      <text:p text:style-name="P13">KITCHENER, ONTARIO, CANADA</text:p>
      <text:p text:style-name="P18">www.stmaryscopticorthodox.ca</text:p>
      <text:p text:style-name="P32"/>
      <text:p text:style-name="P33">Forward</text:p>
      <text:p text:style-name="P20"/>
      <text:p text:style-name="P19"><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19"/>
      <text:p text:style-name="P19"><text:tab/>This lectionary consists of five volumes: Sundays, Weekdays, Great Lent, Holy Pascha Week, and Pentecost.</text:p>
      <text:p text:style-name="P19"/>
      <text:p text:style-name="P19"><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9"/>
      <text:p text:style-name="P19"><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2"/>
      <text:p text:style-name="P34"/>
      <text:p text:style-name="P36">Table of Contents</text:p>
      <text:p text:style-name="P23"/>
      <text:p text:style-name="P24">Thoout<text:tab/>(Tut)<text:tab/>1</text:p>
      <text:p text:style-name="P24"/>
      <text:p text:style-name="P24">Paopi<text:tab/>(Babah)<text:tab/>54</text:p>
      <text:p text:style-name="P24"/>
      <text:p text:style-name="P24">Athor<text:tab/>(Hatur)<text:tab/>78</text:p>
      <text:p text:style-name="P24"/>
      <text:p text:style-name="P24">Koiak<text:tab/>(Kiahk)<text:tab/>135</text:p>
      <text:p text:style-name="P24"/>
      <text:p text:style-name="P24">Tobi<text:tab/>(Tubah)<text:tab/>160</text:p>
      <text:p text:style-name="P24"/>
      <text:p text:style-name="P24">Meshir<text:tab/>(Amshir)<text:tab/>220</text:p>
      <text:p text:style-name="P24"/>
      <text:p text:style-name="P24">Phamenoth<text:tab/>(Baramhat)<text:tab/>230</text:p>
      <text:p text:style-name="P24"/>
      <text:p text:style-name="P24">Pharamuthi<text:tab/>(Baramouda)<text:tab/>246</text:p>
      <text:p text:style-name="P24"/>
      <text:p text:style-name="P24">Pashons<text:tab/>(Bashons)<text:tab/>266</text:p>
      <text:p text:style-name="P24"/>
      <text:p text:style-name="P24">Paoni<text:tab/>(Baunah)<text:tab/>294</text:p>
      <text:p text:style-name="P24"/>
      <text:p text:style-name="P24">Epip<text:tab/>(Abib)<text:tab/>313</text:p>
      <text:p text:style-name="P24"/>
      <text:p text:style-name="P24">Mesori<text:tab/>(Mesra)<text:tab/>340</text:p>
      <text:p text:style-name="P25"/>
      <text:p text:style-name="P25">The Little Month<text:tab/>(El Nasi)<text:tab/>377</text:p>
      <text:p text:style-name="P25"/>
      <text:p text:style-name="P25">Appendix I: Readings for Other Services<text:tab/>400</text:p>
      <text:p text:style-name="P25"/>
      <text:p text:style-name="P25">Appendix II: What are the Readings for Today?<text:tab/>401</text:p>
      <text:p text:style-name="P25"/>
      <text:p text:style-name="P25">Appendix II: Coptic/Gregorian Date Chart<text:tab/>403</text:p>
      <text:p text:style-name="P25"/>
      <text:p text:style-name="P25">Appendix IV: Variable Feast Dates<text:tab/>414</text:p>
      <text:p text:style-name="P35"/>
      <text:p text:style-name="P154">The First Day of Thoout</text:p>
      <text:p text:style-name="P73">Joyful Tune</text:p>
      <text:p text:style-name="P74">The Feast of Nairouz</text:p>
      <text:p text:style-name="P73">St. Bartholomew, the Apostle</text:p>
      <text:p text:style-name="P73">St. Milieus, 3<text:span text:style-name="T53">rd</text:span> Patriarch of Alexandria</text:p>
      <text:p text:style-name="P73"/>
      <text:p text:style-name="P49">The Vespers Gospel</text:p>
      <text:p text:style-name="P63">Psalm 95:1</text:p>
      <text:p text:style-name="P64"><text:tab/><text:span text:style-name="T57">A Psalm of David.</text:span></text:p>
      <text:p text:style-name="P96"><text:span text:style-name="T6"><text:tab/></text:span><text:span text:style-name="T1">Sing unto the LORD a new song: sing unto the LORD, all the earth. Sing unto the LORD, praise His name; preach His salvation from day to day.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58">Psalm 97:1</text:p>
      <text:p text:style-name="P59"><text:tab/><text:span text:style-name="T6">A Psalm of David.</text:span></text:p>
      <text:p text:style-name="P66"><text:tab/><text:span text:style-name="T59">Sing unto the LORD a new song; for he hath done marvelous things: His right hand, and His holy arm, have revived him. </text:span><text:span text:style-name="T56">Alleluia.</text:span></text:p>
      <text:p text:style-name="P69"><text:tab/></text:p>
      <text:p text:style-name="P58"/>
      <text:p text:style-name="P40">Mark 2:18-22</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6"><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5:11-6:13</text:p>
      <text:p text:style-name="P60"><text:tab/><text:span text:style-name="T6">A chapter from the Second Epistle of our teacher Paul to the Corinthians. His blessing be upon us. Amen.</text:span></text:p>
      <text:section text:style-name="Sect1" text:name="Section8">
        <text:p text:style-name="P72"><text:span text:style-name="T11"><text:tab/></text:span><text:span text:style-name="T22">Knowing therefore the terror of the Lord, we persuade men; but we are made manifest unto God; and I trust also are made manifest in your consciences.</text:span></text:p>
        <text:p text:style-name="P137"><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7"><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pan text:style-name="T22">are ambassadors for Christ, as though </text:span><text:soft-page-break/><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7"><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7"><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8"><text:tab/><text:span text:style-name="T6">The grace of God the Father be with you all. Amen.</text:span></text:p>
      <text:p text:style-name="P59"/>
      <text:p text:style-name="P46">The Catholic Epistle</text:p>
      <text:p text:style-name="P58">1 John 2:7-17</text:p>
      <text:p text:style-name="P60"><text:tab/><text:span text:style-name="T6">The Catholic Epistle from the First Epistle of our teacher John. His Blessing be upon us. Amen.</text:span></text:p>
      <text:section text:style-name="Sect1" text:name="Section9">
        <text:p text:style-name="P136"><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7"><text:span text:style-name="T21"><text:tab/>I write unto you, little children, because your sins are forgiven you for his name’s sake. I write unto you, fath</text:span><text:span text:style-name="T21">ers, because ye have known him </text:span><text:span text:style-name="T26">that is</text:span><text:span text:style-name="T22"> from the beginning. I write unto </text:span><text:span text:style-name="T22">you, young men, because ye have overcome the wicked one. I write unto </text:span><text:soft-page-break/><text:span text:style-name="T22">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7:16-34</text:p>
      <text:p text:style-name="P60"><text:tab/><text:span text:style-name="T6">A chapter from the Acts of our fathers the pure Apostles, who were invested with the grace of the Holy Spirit. Their blessing be with us all. Amen.</text:span></text:p>
      <text:section text:style-name="Sect1" text:name="Section10">
        <text:p text:style-name="P136"><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7"><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pan text:style-name="T22">blood all nations of men for to dwell on all the face of the earth, and hath </text:span><text:span text:style-name="T22">determined the times before appointed, and the bounds of their habitation; That they should seek the </text:span><text:soft-page-break/><text:span text:style-name="T22">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7"><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59"><text:tab/><text:span text:style-name="T6">The word of the Lord abides in this church and in every church. Amen.</text:span></text:p>
      <text:p text:style-name="P59"/>
      <text:p text:style-name="P46">The Gospel</text:p>
      <text:p text:style-name="P100">Psalm 64:11</text:p>
      <text:p text:style-name="P110"><text:tab/>A Psalm of David.</text:p>
      <text:p text:style-name="P119"><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59"/>
      <text:p text:style-name="P58">Luke 4:14-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6"><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ext:span><text:soft-page-break/><text:span text:style-name="T23">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0"/>
      <text:p text:style-name="P56">The Second Day of Thoout</text:p>
      <text:p text:style-name="P73">Joyful Tune</text:p>
      <text:p text:style-name="P74">Martyrdom of St. John the Baptist</text:p>
      <text:p text:style-name="P75">St. Dasya the soldier and martyr</text:p>
      <text:p text:style-name="P73"/>
      <text:p text:style-name="P49">The Vespers Gospel</text:p>
      <text:p text:style-name="P97">Psalm 51:7-8</text:p>
      <text:p text:style-name="P98"><text:tab/><text:span text:style-name="T6">A Psalm of David.</text:span></text:p>
      <text:p text:style-name="P96"><text:span text:style-name="T6"><text:tab/></text:span><text:span text:style-name="T1">But I am like a fruitful olive tree in the house of God: I will wait on Thy Name; for It is sweet in the presence of Thy saints. </text:span><text:span text:style-name="T6">Alleluia.</text:span></text:p>
      <text:p text:style-name="P59"/>
      <text:p text:style-name="P58">Matthew 14: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6"><text:span text:style-name="T50"><text:tab/></text:span><text:span text:style-name="T22">At that time Herod the tetrarch heard of the fame of Jesus, And said unto his servants, This is John the Baptist; he is risen from the dead; and </text:span><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text:span><text:soft-page-break/><text:span text:style-name="T22">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59"/>
      <text:p text:style-name="P48">The Matins Gospel</text:p>
      <text:p text:style-name="P100">Psalm 91:8,12</text:p>
      <text:p text:style-name="P102"><text:tab/><text:span text:style-name="T6">A Psalm of David.</text:span></text:p>
      <text:p text:style-name="P112"><text:tab/><text:span text:style-name="T15">My horn shall be exalted like the unicorn: and my old age with fattened oil. They shall be set at peace: That they may declare that the LORD our God is upright. </text:span>Alleluia.</text:p>
      <text:p text:style-name="P69"><text:tab/></text:p>
      <text:p text:style-name="P58">Luke 9:7-12a</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6"><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7"><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7"><text:soft-page-break/></text:p>
      <text:p text:style-name="P48"/>
      <text:p text:style-name="P29">The Liturgy</text:p>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15">
        <text:p text:style-name="P136"><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16">
        <text:p text:style-name="P136"><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text:span><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12</text:p>
      <text:p text:style-name="P60"><text:tab/><text:span text:style-name="T6">A chapter from the Acts of our fathers the pure Apostles, who were invested with the grace of the Holy Spirit. Their blessing be with us all. Amen.</text:span></text:p>
      <text:section text:style-name="Sect1" text:name="Section17">
        <text:p text:style-name="P136"><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pan text:style-name="T22">garment about thee, and follow me. And he went out, and followed him; </text:span><text:span text:style-name="T22">and wist not that it was true which was done by the angel; but thought he </text:span><text:span text:style-name="T22">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59"><text:tab/><text:span text:style-name="T6">The word of the Lord abides in this church and in every church. Amen.</text:span></text:p>
      <text:p text:style-name="P59"/>
      <text:p text:style-name="P4">The Gospel</text:p>
      <text:p text:style-name="P100">Psalm 91:10-11</text:p>
      <text:p text:style-name="P102"><text:tab/><text:span text:style-name="T6">A Psalm of David.</text:span></text:p>
      <text:p text:style-name="P112"><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59"/>
      <text:p text:style-name="P58">Mark 6:14-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6"><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oft-page-break/><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3"/>
      <text:p text:style-name="P132">The Third Day of Thoout</text:p>
      <text:p text:style-name="P100">Joyful Tune</text:p>
      <text:p text:style-name="P106">Commemoration of the Council held in the city of Alexandria</text:p>
      <text:p text:style-name="P100">A great earthquake in 1112 A.D.</text:p>
      <text:p text:style-name="P100"/>
      <text:p text:style-name="P126"><text:tab/>See the Third Day of Epip.</text:p>
      <text:p text:style-name="P126"/>
      <text:p text:style-name="P133">The Fourth Day of Thoout</text:p>
      <text:p text:style-name="P100">Joyful Tune</text:p>
      <text:p text:style-name="P115"><text:span text:style-name="T13">St. Macarius, the 69</text:span><text:span text:style-name="T54">th</text:span><text:span text:style-name="T13"> Patriarch of Alexandria</text:span></text:p>
      <text:p text:style-name="P100"/>
      <text:p text:style-name="P112"><text:span text:style-name="T1"><text:tab/>See the Eighth Day of Thoout.</text:span>.</text:p>
      <text:p text:style-name="P124"/>
      <text:p text:style-name="P133">The Fifth Day of Thoout</text:p>
      <text:p text:style-name="P100">Joyful Tune</text:p>
      <text:p text:style-name="P106">St. Sophia the Martyr</text:p>
      <text:p text:style-name="P100"/>
      <text:p text:style-name="P126"><text:tab/>See the Thirtieth Day of Tobi.</text:p>
      <text:p text:style-name="P126"/>
      <text:p text:style-name="P133"/>
      <text:p text:style-name="P37">The Sixth Day of Thoout</text:p>
      <text:p text:style-name="P100">Joyful Tune</text:p>
      <text:p text:style-name="P106">Isaiah the Prophet</text:p>
      <text:p text:style-name="P100">St. Basilissa the Martyr</text:p>
      <text:p text:style-name="P100"/>
      <text:p text:style-name="P126"><text:tab/>See the Eighth Day of Thoout.</text:p>
      <text:p text:style-name="P124"/>
      <text:p text:style-name="P133">The Seventh Day of Thoout</text:p>
      <text:p text:style-name="P100">Joyful Tune</text:p>
      <text:p text:style-name="P106">St. Dioscorus, 25<text:span text:style-name="T53">th</text:span> Patriarch of Alexandria</text:p>
      <text:p text:style-name="P100">Sts. Agathon, Peter, John, Amun, Amuna and their mother, Rebecca, the martyrs</text:p>
      <text:p text:style-name="P100">St. Severianus, Bishop of Gabala</text:p>
      <text:p text:style-name="P100"/>
      <text:p text:style-name="P126"><text:tab/>See the Third Day of Epip.</text:p>
      <text:p text:style-name="P118"/>
      <text:p text:style-name="P11">The Eighth Day of Thoout</text:p>
      <text:p text:style-name="P78">Joyful Tune</text:p>
      <text:p text:style-name="P79">St. Zachariah the priest and martyr</text:p>
      <text:p text:style-name="P80">Departure of Moses the Prophet</text:p>
      <text:p text:style-name="P78">St. Diomede the martyr</text:p>
      <text:p text:style-name="P82"><text:span text:style-name="T6"><text:tab/></text:span><text:span text:style-name="T13">(also Thoout 4, 6, 25; Paopi 21; Koiak 5, 20, 23; Tobi 15; Meshir 26; Phamenoth 23; Pharamuthi 5, 7; Pashons 5, Paoni 9, 20,26; Epip 26; Mesori 4, 22)</text:span></text:p>
      <text:p text:style-name="P85"/>
      <text:p text:style-name="P49">The Vespers Gospel</text:p>
      <text:p text:style-name="P97">Psalm 104:14-15</text:p>
      <text:p text:style-name="P98"><text:tab/><text:span text:style-name="T6">A Psalm of David.</text:span></text:p>
      <text:p text:style-name="P96"><text:span text:style-name="T6"><text:tab/></text:span><text:span text:style-name="T1">He allowed no man to do them violence, And He reproved kings for their sakes; Touch not My anointed ones, and do no evil unto My prophets. </text:span><text:span text:style-name="T6">Alleluia.</text:span></text:p>
      <text:p text:style-name="P59"/>
      <text:p text:style-name="P58">Luke 11:37-5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6"><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pan text:style-name="T66">manner of herbs, and pass over judgment and the love of God: these ought </text:span><text:soft-page-break/><text:span text:style-name="T66">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59"/>
      <text:p text:style-name="P48">The Matins Gospel</text:p>
      <text:p text:style-name="P100">Psalm 104:26-27</text:p>
      <text:p text:style-name="P102"><text:tab/><text:span text:style-name="T6">A Psalm of David.</text:span></text:p>
      <text:p text:style-name="P66"><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69"><text:tab/></text:p>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text:span><text:soft-page-break/><text:span text:style-name="T23">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27</text:p>
      <text:p text:style-name="P60"><text:tab/><text:span text:style-name="T6">A chapter from the Epistle of our teacher Paul to the Hebrews. His blessing be upon us. Amen.</text:span></text:p>
      <text:section text:style-name="Sect1" text:name="Section21">
        <text:p text:style-name="P136"><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8"><text:tab/><text:span text:style-name="T6">The grace of God the Father be with you all. Amen.</text:span></text:p>
      <text:p text:style-name="P59"/>
      <text:p text:style-name="P46">The Catholic Epistle</text:p>
      <text:p text:style-name="P58">2 Peter 1:19-2:8</text:p>
      <text:p text:style-name="P60"><text:tab/><text:span text:style-name="T6">The Catholic Epistle from the Second Epistle of our teacher Peter. His Blessing be upon us. Amen.</text:span></text:p>
      <text:section text:style-name="Sect1" text:name="Section22">
        <text:p text:style-name="P136"><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text:span><text:soft-page-break/><text:span text:style-name="T22">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7"><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7"><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21-29</text:p>
      <text:p text:style-name="P60"><text:tab/><text:span text:style-name="T6">A chapter from the Acts of our fathers the pure Apostles, who were invested with the grace of the Holy Spirit. Their blessing be with us all. Amen.</text:span></text:p>
      <text:section text:style-name="Sect1" text:name="Section23">
        <text:p text:style-name="P138"><text:tab/>For Moses of old time hath in every city them that preach him, being read in the synagogues every sabbath day.</text:p>
        <text:p text:style-name="P137"><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text:span><text:soft-page-break/><text:span text:style-name="T22">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98:5,6</text:p>
      <text:p text:style-name="P102"><text:tab/><text:span text:style-name="T6">A Psalm of David.</text:span></text:p>
      <text:p text:style-name="P112"><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59"/>
      <text:p text:style-name="P58">Matthew 23:13-3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6"><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ext:span><text:soft-page-break/><text:span text:style-name="T67">them may be clean also.</text:span><text:span text:style-name="T23"> </text:span><text:span text:style-name="T67">Woe unto you, scribes and Pharisees, hypocrites! for ye are like unto whited sepulchres, which indeed appear beautiful </text:span><text:span text:style-name="T67">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7"><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4"><text:soft-page-break/></text:p>
      <text:p text:style-name="P132">The Ninth Day of Thoout</text:p>
      <text:p text:style-name="P100">Joyful Tune</text:p>
      <text:p text:style-name="P106">St. Pisora, the bishop and martyr</text:p>
      <text:p text:style-name="P100"/>
      <text:p text:style-name="P126"><text:tab/>See the Twenty-Eighth Day of Athor.</text:p>
      <text:p text:style-name="P126"/>
      <text:p text:style-name="P133">The Tenth Day of Thoout</text:p>
      <text:p text:style-name="P100">Joyful Tune</text:p>
      <text:p text:style-name="P106">St. Matruna, the martyr</text:p>
      <text:p text:style-name="P100">Sts. Basin and her three children, the martyrs</text:p>
      <text:p text:style-name="P100"/>
      <text:p text:style-name="P126"><text:tab/>See the Thirtieth Day of Tobi.</text:p>
      <text:p text:style-name="P112"/>
      <text:p text:style-name="P132">The Eleventh Day of Thoout</text:p>
      <text:p text:style-name="P100">Joyful Tune</text:p>
      <text:p text:style-name="P106">St. Basilides, the martyr</text:p>
      <text:p text:style-name="P100"/>
      <text:p text:style-name="P126"><text:tab/>See the Twenty-Seventh Day of Paramoude.</text:p>
      <text:p text:style-name="P126"/>
      <text:p text:style-name="P132">The Twelfth Day of Thoout</text:p>
      <text:p text:style-name="P100">Joyful Tune</text:p>
      <text:p text:style-name="P100">Commemoration of Archangel Michael</text:p>
      <text:p text:style-name="P106">Assembly of the holy council at Ephesis</text:p>
      <text:p text:style-name="P100">Translocation of the relics of St. Clemus and his companions, the martyrs</text:p>
      <text:p text:style-name="P100"/>
      <text:p text:style-name="P126"><text:tab/>See the Ninth Day of Athor.</text:p>
      <text:p text:style-name="P126"/>
      <text:p text:style-name="P132">The Thirteenth Day of Thoout</text:p>
      <text:p text:style-name="P100">Joyful Tune</text:p>
      <text:p text:style-name="P100">St. Matthias II, 90<text:span text:style-name="T53">th</text:span> Patriarch of Alexandria</text:p>
      <text:p text:style-name="P100">Miracle performed by St. Basil, the bishop of Caesarea</text:p>
      <text:p text:style-name="P100"/>
      <text:p text:style-name="P126"><text:tab/>See the Seventeenth Day of Athor.</text:p>
      <text:p text:style-name="P126"/>
      <text:p text:style-name="P26">The Fourteenth Day of Thoout</text:p>
      <text:p text:style-name="P100">Joyful Tune</text:p>
      <text:p text:style-name="P106">St. Agathon, the Stylite</text:p>
      <text:p text:style-name="P100"/>
      <text:p text:style-name="P126"><text:tab/>See the Third Day of Mesori.</text:p>
      <text:p text:style-name="P124"/>
      <text:p text:style-name="P132">The Fifteenth Day of Thoout</text:p>
      <text:p text:style-name="P100">Joyful Tune</text:p>
      <text:p text:style-name="P106">Translocaton of the relics of St. Stephen, the archdeacon and protomartyr to Constantinople</text:p>
      <text:p text:style-name="P100"/>
      <text:p text:style-name="P96"><text:span text:style-name="T6"><text:tab/></text:span><text:span text:style-name="T1">See the First Day of Tobi.</text:span></text:p>
      <text:p text:style-name="P46"/>
      <text:p text:style-name="P56"/>
      <text:p text:style-name="P28">The Sixteenth Day of Thoout</text:p>
      <text:p text:style-name="P73">Joyfult Tune</text:p>
      <text:p text:style-name="P93">Dedication of the Church of the Resurrection</text:p>
      <text:p text:style-name="P94">Transolcation of the Relics of St. John Chrystostom</text:p>
      <text:p text:style-name="P83"><text:tab/>(also Phamenoth 28; Pashons 9)</text:p>
      <text:p text:style-name="P73"/>
      <text:p text:style-name="P49">The Vespers Gospel</text:p>
      <text:p text:style-name="P97">Psalm 83:4,5</text:p>
      <text:p text:style-name="P98"><text:tab/><text:span text:style-name="T6">A Psalm of David.</text:span></text:p>
      <text:p text:style-name="P96"><text:span text:style-name="T6"><text:tab/></text:span><text:span text:style-name="T1">Thine altars, O LORD of hosts, my King, and my God. Blessed are they that dwell in Thy house: they will praise Thee forever and ever. </text:span><text:span text:style-name="T6">Alleluia.</text:span></text:p>
      <text:p text:style-name="P59"/>
      <text:p text:style-name="P58">Luke 7:1-1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6"><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8"/>
      <text:p text:style-name="P48">The Matins Gospel</text:p>
      <text:p text:style-name="P100">Psalm 25:5,4</text:p>
      <text:p text:style-name="P102"><text:tab/><text:span text:style-name="T6">A Psalm of David.</text:span></text:p>
      <text:p text:style-name="P134"><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8">Luke 19:1-10</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6"><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0</text:p>
      <text:p text:style-name="P60"><text:tab/><text:span text:style-name="T6">A chapter from the Epistle of our teacher Paul to the Hebrews. His blessing be upon us. Amen.</text:span></text:p>
      <text:section text:style-name="Sect1" text:name="Section27">
        <text:p text:style-name="P136"><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text:span><text:span text:style-name="T22">first tabernacle was yet standing: Which </text:span><text:span text:style-name="T26">was</text:span><text:span text:style-name="T22"> a figure for the time then </text:span><text:span text:style-name="T22">present, in which were offered both gifts and sacrifices, that could not </text:span><text:soft-page-break/><text:span text:style-name="T22">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8"><text:tab/><text:span text:style-name="T6">The grace of God the Father be with you all. Amen.</text:span></text:p>
      <text:p text:style-name="P59"/>
      <text:p text:style-name="P46">The Catholic Epistle</text:p>
      <text:p text:style-name="P58">1 Peter 2:1-10</text:p>
      <text:p text:style-name="P60"><text:tab/><text:span text:style-name="T6">The Catholic Epistle from the First Epistle of our teacher Peter. His Blessing be upon us. Amen.</text:span></text:p>
      <text:section text:style-name="Sect1" text:name="Section28">
        <text:p text:style-name="P136"><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39"/>
        <text:p text:style-name="P142"><text:span text:style-name="T47">1</text:span><text:span text:style-name="T36">First sentence not found in KJV.</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31-43</text:p>
      <text:p text:style-name="P60"><text:tab/><text:span text:style-name="T6">A chapter from the Acts of our fathers the pure Apostles, who were invested with the grace of the Holy Spirit. Their blessing be with us all. Amen.</text:span></text:p>
      <text:section text:style-name="Sect1" text:name="Section29">
        <text:p text:style-name="P72"><text:span text:style-name="T11"><text:tab/></text:span><text:span text:style-name="T22">Then had the churches rest throughout all Judaea and Galilee and Samaria, and were edified; and walking in the fear of the Lord, and in the comfort of the Holy Ghost, were multiplied.</text:span></text:p>
        <text:p text:style-name="P137"><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oft-page-break/><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7"><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96"><text:span text:style-name="T13"><text:tab/></text:span><text:span text:style-name="T1">Praise is due to Thee, O God, in Zion: and prayer shall be offered to Thee in Jerusalem. Hear, O God my prayer, to Thee all flesh shall come.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text:span><text:soft-page-break/><text:span text:style-name="T67">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0"/>
      <text:p text:style-name="P56">The Seventeenth Day of Thoout</text:p>
      <text:p text:style-name="P73">Psalm Tune</text:p>
      <text:p text:style-name="P95"><text:span text:style-name="T79">Exaltation of the holy Cross </text:span>(Feast of the Dedication of the Church of the Holy Cross)</text:p>
      <text:p text:style-name="P83"><text:tab/>(also Phamenoth 10, Mesori 12)</text:p>
      <text:p text:style-name="P83"/>
      <text:p text:style-name="P49">The Vespers Gospel</text:p>
      <text:p text:style-name="P97">Psalm 4:6</text:p>
      <text:p text:style-name="P98"><text:tab/><text:span text:style-name="T6">A Psalm of David.</text:span></text:p>
      <text:p text:style-name="P96"><text:span text:style-name="T4"><text:tab/>The light of Thy countenance has been signed upon us, O Lord. Thou hast given joy to my heart: for Thou, O LORD, alone hast caused me to dwell in hope. </text:span><text:span text:style-name="T6">Alleluia.</text:span></text:p>
      <text:p text:style-name="P102"/>
      <text:p text:style-name="P58">John 8:28-42</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6"><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7"><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pan text:style-name="T66">because my word hath no place in you.</text:span></text:p>
        <text:p text:style-name="P137"><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text:span><text:soft-page-break/><text:span text:style-name="T22">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8"/>
      <text:p text:style-name="P49">The Procession of the Cross</text:p>
      <text:p text:style-name="P49"/>
      <text:p text:style-name="P53">Before the Sanctuary</text:p>
      <text:p text:style-name="P63">Psalm 104:4,138:1-2</text:p>
      <text:p text:style-name="P64"><text:tab/><text:span text:style-name="T6">A Psalm of David.</text:span></text:p>
      <text:p text:style-name="P65"><text:tab/><text:span text:style-name="T80">Who makes His angles spirits; his servants a flaming fire: </text:span><text:span text:style-name="T28">before the angels I will sing to Thee. And I will worship before Thine holy temple. </text:span><text:span text:style-name="T6">Alleluia.</text:span></text:p>
      <text:p text:style-name="P59"/>
      <text:p text:style-name="P58">John 1:43-51</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7"><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4">Before the Icon of the Virgin Mary</text:p>
      <text:p text:style-name="P63">Psalm 86:3,5,7</text:p>
      <text:p text:style-name="P64"><text:tab/><text:span text:style-name="T7">A Psalm of David.</text:span></text:p>
      <text:p text:style-name="P65"><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59"/>
      <text:p text:style-name="P58">Luke 1:39-56</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7"><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8"/>
      <text:p text:style-name="P53">Before the Icon of the Archangel Gabriel</text:p>
      <text:p text:style-name="P63">Psalm 34:7,9</text:p>
      <text:p text:style-name="P64"><text:tab/><text:span text:style-name="T6">A Psalm of David.</text:span></text:p>
      <text:p text:style-name="P65"><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8">Luke 1:26-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7"><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oft-page-break/><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8"/>
      <text:p text:style-name="P53">Before the Icon of the Archangel Michael</text:p>
      <text:p text:style-name="P63">Psalm 103:20,21</text:p>
      <text:p text:style-name="P64"><text:tab/><text:span text:style-name="T6">A Psalm of David.</text:span></text:p>
      <text:p text:style-name="P65"><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7"><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text:span><text:soft-page-break/><text:span text:style-name="T66">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8"/>
      <text:p text:style-name="P53">Before the Icon of St. Mark</text:p>
      <text:p text:style-name="P63">Psalm 68:11,12</text:p>
      <text:p text:style-name="P64"><text:tab/><text:span text:style-name="T6">A Psalm of David.</text:span></text:p>
      <text:p text:style-name="P65"><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59"/>
      <text:p text:style-name="P58">Luke 10:1-1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7"><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8"/>
      <text:p text:style-name="P53">Before the Icon of the Disciples</text:p>
      <text:p text:style-name="P63">Psalm 19:3,4</text:p>
      <text:p text:style-name="P64"><text:tab/><text:span text:style-name="T6">A Psalm of David.</text:span></text:p>
      <text:p text:style-name="P65"><text:span text:style-name="T6"><text:tab/></text:span><text:span text:style-name="T28">Those whose voices are not heard. Their sound is gone out through all the earth, and their words have reached unto the end of the world. </text:span><text:span text:style-name="T7">Alleluia.</text:span></text:p>
      <text:p text:style-name="P59"/>
      <text:p text:style-name="P58">Matthew 10:1-8</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7"><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8"/>
      <text:p text:style-name="P53">Before the Icon of St. George (or any martyr)</text:p>
      <text:p text:style-name="P63">Psalm 97:11,12</text:p>
      <text:p text:style-name="P64"><text:tab/><text:span text:style-name="T6">A Psalm of David.</text:span></text:p>
      <text:p text:style-name="P65"><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59"/>
      <text:p text:style-name="P31">Luke 21:12-19</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7"><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8"/>
      <text:p text:style-name="P53">Before the Icon of St. Antony (or any saint)</text:p>
      <text:p text:style-name="P63">Psalm 68:35,3</text:p>
      <text:p text:style-name="P64"><text:tab/><text:span text:style-name="T6">A Psalm of David.</text:span></text:p>
      <text:p text:style-name="P65"><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59"/>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7"><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8"/>
      <text:p text:style-name="P53">Before the North Door</text:p>
      <text:p text:style-name="P63">Psalm 84:1,2</text:p>
      <text:p text:style-name="P64"><text:tab/><text:span text:style-name="T6">A Psalm of David.</text:span></text:p>
      <text:p text:style-name="P65"><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8">Luke 13:22-30</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7"><text:span text:style-name="T13"><text:tab/></text:span><text:span text:style-name="T34">And he went through the cities and villages, teaching, and journeying toward Jerusalem.</text:span></text:p>
        <text:p text:style-name="P137"><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8"/>
      <text:p text:style-name="P53">Before the Lakane</text:p>
      <text:p text:style-name="P63">Psalm 29:3,4</text:p>
      <text:p text:style-name="P64"><text:tab/><text:span text:style-name="T6">A Psalm of David.</text:span></text:p>
      <text:p text:style-name="P65"><text:span text:style-name="T6"><text:tab/></text:span><text:span text:style-name="T28">The voice of the Lord is upon the waters: the God of glory has thundered: the Lord (is) upon many waters. The voice of the Lord (is) in power. </text:span><text:span text:style-name="T7">Alleluia.</text:span></text:p>
      <text:p text:style-name="P59"/>
      <text:p text:style-name="P58">Matthew 3:13-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7"><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4">Before the South Door</text:p>
      <text:p text:style-name="P63">Psalm 118:19,20</text:p>
      <text:p text:style-name="P64"><text:soft-page-break/><text:tab/><text:span text:style-name="T6">A Psalm of David.</text:span></text:p>
      <text:p text:style-name="P71"><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59"/>
      <text:p text:style-name="P58">Matthew 21: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7"><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8"/>
      <text:p text:style-name="P53">Before the Icon of John the Baptist</text:p>
      <text:p text:style-name="P63">Psalm 52:8,9</text:p>
      <text:p text:style-name="P64"><text:tab/><text:span text:style-name="T6">A Psalm of David.</text:span></text:p>
      <text:p text:style-name="P65"><text:span text:style-name="T6"><text:tab/></text:span><text:span text:style-name="T3">But I am like a fruitful olive tree in the house of God: I will wait on Thy Name; for it is sweet in the presence of Thy saints.</text:span><text:span text:style-name="T6"> Alleluia.</text:span></text:p>
      <text:p text:style-name="P59"/>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7"><text:span text:style-name="T14"><text:tab/></text:span><text:span text:style-name="T65">For I say unto you, Among those that are born of women there is not a greater prophet than John the Baptist: but he that is least in the kingdom of </text:span><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text:span><text:soft-page-break/><text:span text:style-name="T22">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8"/>
      <text:p text:style-name="P48">The Matins Gospel</text:p>
      <text:p text:style-name="P100">Psalm 59:3</text:p>
      <text:p text:style-name="P102"><text:tab/><text:span text:style-name="T6">A Psalm of David.</text:span></text:p>
      <text:p text:style-name="P112"><text:tab/><text:span text:style-name="T1">Thou hast given a sign to them that fear Thee, that they may flee from the face of the bow: That Thy beloved ones may be delivered; save me with Thy right hand. </text:span>Alleluia.</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ext:soft-page-break/>The Pauline Epistle</text:p>
      <text:p text:style-name="P58">1 Corinthians 1:17-31</text:p>
      <text:p text:style-name="P60"><text:tab/><text:span text:style-name="T6">A chapter from the First Epistle of our teacher Paul to the Corinthians. His blessing be upon us. Amen.</text:span></text:p>
      <text:section text:style-name="Sect1" text:name="Section33">
        <text:p text:style-name="P136"><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8"><text:tab/><text:span text:style-name="T6">The grace of God the Father be with you all. Amen.</text:span></text:p>
      <text:p text:style-name="P59"/>
      <text:p text:style-name="P46">The Catholic Epistle</text:p>
      <text:p text:style-name="P58">1 Peter 2:11-25</text:p>
      <text:p text:style-name="P60"><text:tab/><text:span text:style-name="T6">The Catholic Epistle from the First Epistle of our teacher Peter. His Blessing be upon us. Amen.</text:span></text:p>
      <text:section text:style-name="Sect1" text:name="Section34">
        <text:p text:style-name="P136"><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text:span><text:span text:style-name="T31">14 </text:span><text:span text:style-name="T22">Or unto governors, as unto them that are sent by him for the punish</text:span><text:soft-page-break/><text:span text:style-name="T22">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34-43</text:p>
      <text:p text:style-name="P60"><text:tab/><text:span text:style-name="T6">A chapter from the Acts of our fathers the pure Apostles, who were invested with the grace of the Holy Spirit. Their blessing be with us all. Amen.</text:span></text:p>
      <text:section text:style-name="Sect1" text:name="Section35">
        <text:p text:style-name="P136"><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ext:span><text:soft-page-break/><text:span text:style-name="T22">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134"><text:span text:style-name="T11"><text:tab/></text:span><text:span text:style-name="T1">Praise is due to Thee, O God, in Zion: and prayer shall be offered to Thee in Jerusalem. Hear, O God my prayer, to Thee all flesh shall come. </text:span><text:span text:style-name="T8">Alleluia.</text:span></text:p>
      <text:p text:style-name="P102"/>
      <text:p text:style-name="P58">John 10:22-3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6"><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0"/>
      <text:p text:style-name="P56">The Eighteenth Day of Thoout</text:p>
      <text:p text:style-name="P73">Psalm Tune</text:p>
      <text:p text:style-name="P74"><text:soft-page-break/>Second Day of the Feast of the Cross</text:p>
      <text:p text:style-name="P73">St. Prophyrius the martyr</text:p>
      <text:p text:style-name="P73">Commemoration of St. Stephen the priest, and St. Niketa the martyr</text:p>
      <text:p text:style-name="P73"/>
      <text:p text:style-name="P49">The Vespers Gospel</text:p>
      <text:p text:style-name="P97">Psalm 98:8,4</text:p>
      <text:p text:style-name="P98"><text:tab/><text:span text:style-name="T6">A Psalm of David.</text:span></text:p>
      <text:p text:style-name="P96"><text:tab/><text:span text:style-name="T4">Exalt the LORD our God, and worship at His holy mountain; for the LORD our God is holy. Exalt ye the LORD our God, and worship at His footstool. </text:span><text:span text:style-name="T6">Alleluia.</text:span></text:p>
      <text:p text:style-name="P102"/>
      <text:p text:style-name="P58">John 4:19-24</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6"><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59"/>
      <text:p text:style-name="P48">The Matins Gospel</text:p>
      <text:p text:style-name="P100">Psalm 118:28</text:p>
      <text:p text:style-name="P102"><text:tab/><text:span text:style-name="T6">A Psalm of David.</text:span></text:p>
      <text:p text:style-name="P112"><text:tab/><text:span text:style-name="T1">Thou art my God, and I will confess unto Thee: Thou art my God, I will exalt Thee: the right hand of the LORD hath wrought strength: The right hand of the LORD hath exalted me. </text:span>Alleluia.</text:p>
      <text:p text:style-name="P110"/>
      <text:p text:style-name="P58">John 3:14-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6"><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oft-page-break/><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6:11-18</text:p>
      <text:p text:style-name="P60"><text:tab/><text:span text:style-name="T6">A chapter from the Epistle of our teacher Paul to the Galatians. His blessing be upon us. Amen.</text:span></text:p>
      <text:section text:style-name="Sect1" text:name="Section45">
        <text:p text:style-name="P136"><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text:span><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text:span><text:soft-page-break/><text:span text:style-name="T22">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4:8-18</text:p>
      <text:p text:style-name="P60"><text:tab/><text:span text:style-name="T6">A chapter from the Acts of our fathers the pure Apostles, who were invested with the grace of the Holy Spirit. Their blessing be with us all. Amen.</text:span></text:p>
      <text:section text:style-name="Sect1" text:name="Section47">
        <text:p text:style-name="P136"><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7"><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59"><text:tab/><text:span text:style-name="T6">The word of the Lord abides in this church and in every church. Amen.</text:span></text:p>
      <text:p text:style-name="P59"/>
      <text:p text:style-name="P46">The Gospel</text:p>
      <text:p text:style-name="P100"><text:soft-page-break/>Psalm 144:1,2</text:p>
      <text:p text:style-name="P102"><text:tab/><text:span text:style-name="T6">A Psalm of David.</text:span></text:p>
      <text:p text:style-name="P96"><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2"/>
      <text:p text:style-name="P58">John 6:35-4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6"><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pan text:style-name="T67">Father, save he which is of God, he hath seen the Father. </text:span><text:span text:style-name="T52">Glory be to God forever.</text:span></text:p>
      </text:section>
      <text:p text:style-name="P51"/>
      <text:p text:style-name="P56">The Nineteenth Day of Thoout</text:p>
      <text:p text:style-name="P73">Psalm Tune</text:p>
      <text:p text:style-name="P74">Third day of the Feast of the Cross</text:p>
      <text:p text:style-name="P73">St. Gregory, bishop of Armenia</text:p>
      <text:p text:style-name="P73"/>
      <text:p text:style-name="P49">The Vespers Gospel</text:p>
      <text:p text:style-name="P97">Psalm 44:9</text:p>
      <text:p text:style-name="P98"><text:tab/><text:span text:style-name="T6">A Psalm of David.</text:span></text:p>
      <text:p text:style-name="P96"><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2"><text:soft-page-break/></text:p>
      <text:p text:style-name="P58">Matthew 16:21-2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6"><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7"><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59"/>
      <text:p text:style-name="P48">The Matins Gospel</text:p>
      <text:p text:style-name="P100">Psalm 73:2,11</text:p>
      <text:p text:style-name="P102"><text:tab/><text:span text:style-name="T6">A Psalm of David.</text:span></text:p>
      <text:p text:style-name="P112"><text:tab/><text:span text:style-name="T1">Thou hast redeemed the rod of Thine inheritance: this mount Zion, wherein Thou hast dwelt. O God, Thou art our King before the ages: Thou hast wrought salvation in the midst of the earth. </text:span>Alleluia.</text:p>
      <text:p text:style-name="P110"/>
      <text:p text:style-name="P58"/>
      <text:p text:style-name="P31">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2:6-19</text:p>
      <text:p text:style-name="P60"><text:tab/><text:span text:style-name="T6">A chapter from the Epistle of our teacher Paul to the Colossians. His blessing be upon us. Amen.</text:span></text:p>
      <text:section text:style-name="Sect1" text:name="Section39">
        <text:p text:style-name="P136"><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7"><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7"><text:span text:style-name="T22"><text:tab/>Let no man therefore judge you in meat, or in drink, or in respect of an </text:span><text:span text:style-name="T22">holyday, or of the new moon, or of the sabbath </text:span><text:span text:style-name="T26">days</text:span><text:span text:style-name="T22">: Which are a shadow of </text:span><text:soft-page-break/><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8"><text:tab/><text:span text:style-name="T6">The grace of God the Father be with you all. Amen.</text:span></text:p>
      <text:p text:style-name="P59"/>
      <text:p text:style-name="P46">The Catholic Epistle</text:p>
      <text:p text:style-name="P58">1 John 5:13-21</text:p>
      <text:p text:style-name="P60"><text:tab/><text:span text:style-name="T6">The Catholic Epistle from the First Epistle of our teacher John. His Blessing be upon us. Amen.</text:span></text:p>
      <text:section text:style-name="Sect1" text:name="Section40">
        <text:p text:style-name="P136"><text:span text:style-name="T50"><text:tab/></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2-21</text:p>
      <text:p text:style-name="P60"><text:tab/><text:span text:style-name="T6">A chapter from the Acts of our fathers the pure Apostles, who were invested with the grace of the Holy Spirit. Their blessing be with us all. Amen.</text:span></text:p>
      <text:section text:style-name="Sect1" text:name="Section41">
        <text:p text:style-name="P136"><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text:span><text:soft-page-break/><text:span text:style-name="T22">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ution of all things, which God hath spoken by the mouth of all his holy prophets since the world began.</text:span></text:p>
      </text:section>
      <text:p text:style-name="P59"><text:tab/><text:span text:style-name="T6">The word of the Lord abides in this church and in every church. Amen.</text:span></text:p>
      <text:p text:style-name="P59"/>
      <text:p text:style-name="P46">The Gospel</text:p>
      <text:p text:style-name="P100">Psalm 60:2,4</text:p>
      <text:p text:style-name="P102"><text:tab/><text:span text:style-name="T6">A Psalm of David.</text:span></text:p>
      <text:p text:style-name="P96"><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2"/>
      <text:p text:style-name="P58">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text:span><text:soft-page-break/><text:span text:style-name="T67">neither fit for the land, nor yet for the dunghill; </text:span><text:span text:style-name="T69">but</text:span><text:span text:style-name="T67"> men cast it out. He that hath ears to hear, let him hear. </text:span><text:span text:style-name="T52">Glory be to God forever.</text:span></text:p>
      </text:section>
      <text:p text:style-name="P118"/>
      <text:p text:style-name="P133">The Twentieth Day of Thoout</text:p>
      <text:p text:style-name="P100">Annual Tune</text:p>
      <text:p text:style-name="P100">St. Athanasius II, 28<text:span text:style-name="T53">th</text:span> Patriarch of Alexandria</text:p>
      <text:p text:style-name="P100">St. Melitina, virgin and Martyr</text:p>
      <text:p text:style-name="P106">St. Theopista the ascetic</text:p>
      <text:p text:style-name="P104"/>
      <text:p text:style-name="P126"><text:tab/>See the Thirtieth Day of Tobi.</text:p>
      <text:p text:style-name="P127"/>
      <text:p text:style-name="P56">The Twenty-First Day of Thoout</text:p>
      <text:p text:style-name="P73">Annual Tune</text:p>
      <text:p text:style-name="P73">Commemoration of the Theotokos</text:p>
      <text:p text:style-name="P74">St. Cyprian the bishop and martyr</text:p>
      <text:p text:style-name="P73">St. Justina the martyr</text:p>
      <text:p text:style-name="P73"/>
      <text:p text:style-name="P49">The Vespers Gospel</text:p>
      <text:p text:style-name="P97">Psalm 63:7</text:p>
      <text:p text:style-name="P98"><text:tab/><text:span text:style-name="T6">A Psalm of David.</text:span></text:p>
      <text:p text:style-name="P121"><text:span text:style-name="T12"><text:tab/></text:span>The righteous shall be glad in the LORD, and shall hope in Him; and all the upright in heart shall glory. <text:span text:style-name="T8">Alleluia.</text:span><text:span text:style-name="T11"><text:tab/></text:span></text:p>
      <text:p text:style-name="P102"/>
      <text:p text:style-name="P58">Mark 4:21-25</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6"><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59"/>
      <text:p text:style-name="P48"/>
      <text:p text:style-name="P29">The Matins Gospel</text:p>
      <text:p text:style-name="P100">Psalm 69:5</text:p>
      <text:p text:style-name="P102"><text:tab/><text:span text:style-name="T6">A Psalm of David.</text:span></text:p>
      <text:p text:style-name="P112"><text:tab/><text:span text:style-name="T1">But I am poor and needy: O God help me. Thou art my helper and my deliverer: O Lord, make no delay. </text:span>Alleluia.</text:p>
      <text:p text:style-name="P112"/>
      <text:p text:style-name="P58">Mark 3:22-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6"><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1:1-11</text:p>
      <text:p text:style-name="P60"><text:tab/><text:span text:style-name="T6">A chapter from the Epistle of our teacher Paul to the Philippians. His blessing be upon us. Amen.</text:span></text:p>
      <text:section text:style-name="Sect1" text:name="Section51">
        <text:p text:style-name="P136"><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7"><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7"><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7"><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pan text:style-name="T22">without offence till the day of Christ; Being filled with the fruits of righteousness, </text:span><text:soft-page-break/><text:span text:style-name="T22">which are by Jesus Christ, unto the glory and praise of God.</text:span></text:p>
      </text:section>
      <text:p text:style-name="P58"><text:tab/><text:span text:style-name="T6">The grace of God the Father be with you all. Amen.</text:span></text:p>
      <text:p text:style-name="P59"/>
      <text:p text:style-name="P46">The Catholic Epistle</text:p>
      <text:p text:style-name="P58">1 John 2:7-11</text:p>
      <text:p text:style-name="P60"><text:tab/><text:span text:style-name="T6">The Catholic Epistle from the First Epistle of our teacher John. His Blessing be upon us. Amen.</text:span></text:p>
      <text:section text:style-name="Sect1" text:name="Section52">
        <text:p text:style-name="P136"><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17</text:p>
      <text:p text:style-name="P60"><text:tab/><text:span text:style-name="T6">A chapter from the Acts of our fathers the pure Apostles, who were invested with the grace of the Holy Spirit. Their blessing be with us all. Amen.</text:span></text:p>
      <text:section text:style-name="Sect1" text:name="Section5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59"><text:tab/><text:span text:style-name="T6">The word of the Lord abides in this church and in every church. Amen.</text:span></text:p>
      <text:p text:style-name="P59"/>
      <text:p text:style-name="P46"/>
      <text:p text:style-name="P30">The Gospel</text:p>
      <text:p text:style-name="P100">Psalm 15:10,11</text:p>
      <text:p text:style-name="P102"><text:tab/><text:span text:style-name="T6">A Psalm of David.</text:span></text:p>
      <text:p text:style-name="P96"><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2"/>
      <text:p text:style-name="P58">Mark 3:28-3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6"><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7"><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8"/>
      <text:p text:style-name="P133">The Twenty-Second Day of Thoout</text:p>
      <text:p text:style-name="P100">Annual Tune</text:p>
      <text:p text:style-name="P106">Sts Cotylas and Axoua and their friend, Tatas, the martyrs</text:p>
      <text:p text:style-name="P100">St. Julian, the martyr</text:p>
      <text:p text:style-name="P100"/>
      <text:p text:style-name="P126"><text:tab/>See the Twenty-Seventh Day of Paramoude.</text:p>
      <text:p text:style-name="P124"/>
      <text:p text:style-name="P133">The Twenty-Third Day of Thoout</text:p>
      <text:p text:style-name="P100">Annual Tune</text:p>
      <text:p text:style-name="P106">Sts. Eunapios and Andrews the martyrs</text:p>
      <text:p text:style-name="P100">St. Thecla the martyr</text:p>
      <text:p text:style-name="P100">The re-opening of the Church of the Virgin in 1029 A.D.</text:p>
      <text:p text:style-name="P100"/>
      <text:p text:style-name="P126"><text:tab/>See the Twenty-First Day of Thoout.</text:p>
      <text:p text:style-name="P124"/>
      <text:p text:style-name="P133"/>
      <text:p text:style-name="P37">The Twenty-Fourth Day of Thoout</text:p>
      <text:p text:style-name="P106">St. Quadratus the Disciple</text:p>
      <text:p text:style-name="P100">St. Gregory the Theologian</text:p>
      <text:p text:style-name="P100">St. Gregory the ascetic</text:p>
      <text:p text:style-name="P100"/>
      <text:p text:style-name="P126"><text:tab/>See the First Day of Tobi.</text:p>
      <text:p text:style-name="P124"/>
      <text:p text:style-name="P133">The Twenty-Fifth Day of Thoout</text:p>
      <text:p text:style-name="P100">Annual Tune</text:p>
      <text:p text:style-name="P106">Jonah, the prophet</text:p>
      <text:p text:style-name="P100">St. Maurice and his companions, the martyrs</text:p>
      <text:p text:style-name="P100"/>
      <text:p text:style-name="P126"><text:tab/>See the Eighth Day of Thoout.</text:p>
      <text:p text:style-name="P114"/>
      <text:p text:style-name="P56">The Twenty-Sixth Day of Thoout</text:p>
      <text:p text:style-name="P73">Annual Tune</text:p>
      <text:p text:style-name="P74">The Annunciation of the birth of John the Baptist to Zechariah the priest</text:p>
      <text:p text:style-name="P83"><text:tab/>(also Athor 11; Koiak 13; Meshir 16; Mesori 7)</text:p>
      <text:p text:style-name="P83"/>
      <text:p text:style-name="P49">The Vespers Gospel</text:p>
      <text:p text:style-name="P97">Psalm 9:7,10</text:p>
      <text:p text:style-name="P98"><text:tab/><text:span text:style-name="T6">A Psalm of David.</text:span></text:p>
      <text:p text:style-name="P96"><text:tab/><text:span text:style-name="T4">Sing unto the LORD, who dwelleth in Zion: Proclaim His deeds among the nations. That I may declare all Thy praises in the gates of the daughter of Zion. </text:span><text:span text:style-name="T6">Alleluia.</text:span></text:p>
      <text:p text:style-name="P102"/>
      <text:p text:style-name="P58">Mark 14:3-9</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6"><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pan text:style-name="T66">shall be preached throughout the whole world, </text:span><text:span text:style-name="T68">this</text:span><text:span text:style-name="T66"> also that she hath done shall be </text:span><text:soft-page-break/><text:span text:style-name="T66">spoken of for a memorial of her.</text:span><text:span text:style-name="T50"> </text:span><text:span text:style-name="T52">Glory be to God forever.</text:span></text:p>
      </text:section>
      <text:p text:style-name="P59"/>
      <text:p text:style-name="P48">The Matins Gospel</text:p>
      <text:p text:style-name="P100">Psalm 101:16,17</text:p>
      <text:p text:style-name="P102"><text:tab/><text:span text:style-name="T6">A Psalm of David.</text:span></text:p>
      <text:p text:style-name="P112"><text:tab/><text:span text:style-name="T1">The LORD looked down from heaven upon the earth: To hear the groaning of those in fetters. To declare the Name of the LORD in Zion, and His praise in Jerusalem. </text:span>Alleluia.</text:p>
      <text:p text:style-name="P110"/>
      <text:p text:style-name="P58">Mark 12:41-44</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6"><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7"/>
      <text:p text:style-name="P48">The Liturgy</text:p>
      <text:p text:style-name="P59"/>
      <text:p text:style-name="P46">The Pauline Epistle</text:p>
      <text:p text:style-name="P58">Romans 1:1-17</text:p>
      <text:p text:style-name="P60"><text:tab/><text:span text:style-name="T6">A chapter from the Epistle of our teacher Paul to the Romans. His blessing be upon us. Amen.</text:span></text:p>
      <text:section text:style-name="Sect1" text:name="Section57">
        <text:p text:style-name="P136"><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7"><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pan text:style-name="T22">Making request, if by any means now at length I might have a prosperous </text:span><text:soft-page-break/><text:span text:style-name="T22">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7"><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8"><text:tab/><text:span text:style-name="T6">The grace of God the Father be with you all. Amen.</text:span></text:p>
      <text:p text:style-name="P59"/>
      <text:p text:style-name="P46">The Catholic Epistle</text:p>
      <text:p text:style-name="P58">James 1:1-18</text:p>
      <text:p text:style-name="P60"><text:tab/><text:span text:style-name="T6">The Catholic Epistle from the Epistle of our teacher James. His Blessing be upon us. Amen.</text:span></text:p>
      <text:section text:style-name="Sect1" text:name="Section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39"><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b-7</text:p>
      <text:p text:style-name="P60"><text:tab/><text:span text:style-name="T6">A chapter from the Acts of our fathers the pure Apostles, who were invested with the grace of the Holy Spirit. Their blessing be with us all. Amen.</text:span></text:p>
      <text:section text:style-name="Sect1" text:name="Section59">
        <text:p text:style-name="P136"><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59"><text:tab/><text:span text:style-name="T6">The word of the Lord abides in this church and in every church. Amen.</text:span></text:p>
      <text:p text:style-name="P59"/>
      <text:p text:style-name="P46">The Gospel</text:p>
      <text:p text:style-name="P100">Psalm 102:13</text:p>
      <text:p text:style-name="P102"><text:tab/><text:span text:style-name="T6">A Psalm of David.</text:span></text:p>
      <text:p text:style-name="P134"><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2"/>
      <text:p text:style-name="P58"/>
      <text:p text:style-name="P31">Luke 1:1-2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6"><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7"><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pan text:style-name="T22">my words, which shall be fulfilled in their season. And the people waited </text:span><text:soft-page-break/><text:span text:style-name="T22">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3"/>
      <text:p text:style-name="P132">The Twenty-Seventh Day of Thoout</text:p>
      <text:p text:style-name="P100">Annual Tune</text:p>
      <text:p text:style-name="P106">St. Eustathios, his two sons, and his wife the martyrs</text:p>
      <text:p text:style-name="P100"/>
      <text:p text:style-name="P126"><text:tab/>See the Twenty-Second Day of Athor.</text:p>
      <text:p text:style-name="P123"/>
      <text:p text:style-name="P133">The Twenty-Eighth Day of Thoout</text:p>
      <text:p text:style-name="P100">Annual Tune</text:p>
      <text:p text:style-name="P106">Sts. Apater and Eraee the martyrs</text:p>
      <text:p text:style-name="P104"/>
      <text:p text:style-name="P126"><text:tab/>See the Twenty-Second Day of Athor.</text:p>
      <text:p text:style-name="P123"/>
      <text:p text:style-name="P133">The Twenty-Ninth Day of Thoout</text:p>
      <text:p text:style-name="P100">Annual Tune on weekdays, Joyful tune on Sundays</text:p>
      <text:p text:style-name="P100">Commemoration of the Annunciation, Nativity and the Ressurection if falling on a Sunday</text:p>
      <text:p text:style-name="P106">St. Repsim and her virgin companions, the martyrs</text:p>
      <text:p text:style-name="P100"/>
      <text:p text:style-name="P126"><text:tab/>See the Thirtieth Day of Tobi.</text:p>
      <text:p text:style-name="P125"/>
      <text:p text:style-name="P133">The Thirtieth Day of Thoout</text:p>
      <text:p text:style-name="P100">Annual Tune</text:p>
      <text:p text:style-name="P106">Miracle performed by God for St. Athanasius the Apostolic</text:p>
      <text:p text:style-name="P100"/>
      <text:p text:style-name="P126"><text:tab/>See the Seventeenth Day of Athor.</text:p>
      <text:p text:style-name="P126"/>
      <text:p text:style-name="P41">The First Day of Paopi</text:p>
      <text:p text:style-name="P100">Annual Tune</text:p>
      <text:p text:style-name="P106">St. Anastasia the martyr</text:p>
      <text:p text:style-name="P100"/>
      <text:p text:style-name="P126"><text:tab/>See the Thirtieth Day of Tobi.</text:p>
      <text:p text:style-name="P124"/>
      <text:p text:style-name="P133">The Second Day of Paopi</text:p>
      <text:p text:style-name="P100">Annual Tune</text:p>
      <text:p text:style-name="P106">Arrival of St. Severus, Patriarch of Antioch to Egypt</text:p>
      <text:p text:style-name="P100"/>
      <text:p text:style-name="P126"><text:tab/>See the Third Day of Epip.</text:p>
      <text:p text:style-name="P124"/>
      <text:p text:style-name="P133">The Third Day of Paopi</text:p>
      <text:p text:style-name="P100">Annual Tune</text:p>
      <text:p text:style-name="P100">St. Simon II, the 51<text:span text:style-name="T53">st</text:span> Patriarch of Alexandria</text:p>
      <text:p text:style-name="P100">St. John the soldier and martyr</text:p>
      <text:p text:style-name="P100"/>
      <text:p text:style-name="P126"><text:tab/>See the Seventeenth Day of Athor.</text:p>
      <text:p text:style-name="P124"/>
      <text:p text:style-name="P132">The Fourth Day of Paopi</text:p>
      <text:p text:style-name="P100">Annual Tune</text:p>
      <text:p text:style-name="P106">St. Bacchus, the friend of St. Sergius, the martyr</text:p>
      <text:p text:style-name="P100"/>
      <text:p text:style-name="P126"><text:tab/>See the Thirteenth Day of Phamenoth.</text:p>
      <text:p text:style-name="P123"/>
      <text:p text:style-name="P133">The Fifth Day of Paopi</text:p>
      <text:p text:style-name="P100">Annual Tune</text:p>
      <text:p text:style-name="P106">St. Paul, Patriarch of Constantinople and martyr</text:p>
      <text:p text:style-name="P100"/>
      <text:p text:style-name="P126"><text:tab/>See the Seventeenth Day of Athor.</text:p>
      <text:p text:style-name="P123"/>
      <text:p text:style-name="P133">The Sixth Day of Paopi</text:p>
      <text:p text:style-name="P100">Annual Tune</text:p>
      <text:p text:style-name="P106">Hannah, the mother of Samuel, the prophet.</text:p>
      <text:p text:style-name="P100"/>
      <text:p text:style-name="P126"><text:tab/>See the Thirtieth Day of Tobi.</text:p>
      <text:p text:style-name="P124"/>
      <text:p text:style-name="P132">The Seventh Day of Paopi</text:p>
      <text:p text:style-name="P100">Annual Tune</text:p>
      <text:p text:style-name="P106"><text:soft-page-break/>St. Paul of Tamouh</text:p>
      <text:p text:style-name="P100"/>
      <text:p text:style-name="P126"><text:tab/>See the Twentieth Day of Pashons.</text:p>
      <text:p text:style-name="P128"/>
      <text:p text:style-name="P132">The Eighth Day of Paopi</text:p>
      <text:p text:style-name="P100">Annual Tune</text:p>
      <text:p text:style-name="P106">St. Matra the elder and martyr</text:p>
      <text:p text:style-name="P100">Abba Hor, Susanna and her children, and Abba Agathon the hermit, the martyrs</text:p>
      <text:p text:style-name="P100"/>
      <text:p text:style-name="P126"><text:tab/>See the Twenty-Fifth Day of Athor.</text:p>
      <text:p text:style-name="P123"/>
      <text:p text:style-name="P133">The Ninth Day of Paopi</text:p>
      <text:p text:style-name="P100">Annual Tune</text:p>
      <text:p text:style-name="P106">St. Eumenius, 7<text:span text:style-name="T53">th</text:span> Patriarch of Alexandria</text:p>
      <text:p text:style-name="P100">Eclipse of the sun in 958 A.M.</text:p>
      <text:p text:style-name="P100">St. Simon, the bishop</text:p>
      <text:p text:style-name="P100"/>
      <text:p text:style-name="P126"><text:tab/>See the Seventeenth Day of Athor.</text:p>
      <text:p text:style-name="P123"/>
      <text:p text:style-name="P133">The Tenth Day of Paopi</text:p>
      <text:p text:style-name="P100">Annual Tune</text:p>
      <text:p text:style-name="P106">St. Sergius, friend of St. Bachus, the martyr</text:p>
      <text:p text:style-name="P100"/>
      <text:p text:style-name="P126"><text:tab/>See the Thirteenth Day of Phamenoth.</text:p>
      <text:p text:style-name="P126"/>
      <text:p text:style-name="P132">The Eleventh Day of Paopi</text:p>
      <text:p text:style-name="P100">Annual Tune</text:p>
      <text:p text:style-name="P106">St. James, Patriarch of Antioch</text:p>
      <text:p text:style-name="P100">St. Pelagia the virgin</text:p>
      <text:p text:style-name="P100"/>
      <text:p text:style-name="P126"><text:tab/>See the Third Day of Epip.</text:p>
      <text:p text:style-name="P127"/>
      <text:p text:style-name="P56"/>
      <text:p text:style-name="P28">The Twelfth Day of Paopi</text:p>
      <text:p text:style-name="P73">Annual Tune</text:p>
      <text:p text:style-name="P73">Commemoration of the Archangel Michael</text:p>
      <text:p text:style-name="P74">St. Matthew, the Evangelist</text:p>
      <text:p text:style-name="P73">St. Demetrius I, 12<text:span text:style-name="T53">th</text:span> Patriarch of Alexandria</text:p>
      <text:p text:style-name="P83"><text:span text:style-name="T13"><text:tab/></text:span>(also Pashons 15)</text:p>
      <text:p text:style-name="P83"/>
      <text:p text:style-name="P49">The Vespers Gospel</text:p>
      <text:p text:style-name="P97">Psalm 21:21,22</text:p>
      <text:p text:style-name="P96"><text:tab/><text:span text:style-name="T1">I will declare Thy Name before my brethren: in the midst of the church will I praise Thee. Ye that fear the LORD, praise Him: Glorify Him all ye seed of Jacob. </text:span><text:span text:style-name="T6">Alleluia.</text:span></text:p>
      <text:p text:style-name="P102"/>
      <text:p text:style-name="P58">Matthew 9:9-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6"><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59"/>
      <text:p text:style-name="P48">The Matins Gospel</text:p>
      <text:p text:style-name="P100">Psalm 39:8,9</text:p>
      <text:p text:style-name="P102"><text:tab/><text:span text:style-name="T6">A Psalm of David.</text:span></text:p>
      <text:p text:style-name="P96"><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0"/>
      <text:p text:style-name="P58">Mark 2:13-1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6"><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pan text:style-name="T67">me.</text:span><text:span text:style-name="T23"> And he arose and followed him. And it came to pass, that, as Jesus </text:span><text:soft-page-break/><text:span text:style-name="T23">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11-19</text:p>
      <text:p text:style-name="P60"><text:tab/><text:span text:style-name="T6">A chapter from the Epistle of our teacher Paul to the Ephesians. His blessing be upon us. Amen.</text:span></text:p>
      <text:section text:style-name="Sect1" text:name="Section63">
        <text:p text:style-name="P136"><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7"><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6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oft-page-break/><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12-18</text:p>
      <text:p text:style-name="P60"><text:tab/><text:span text:style-name="T6">A chapter from the Acts of our fathers the pure Apostles, who were invested with the grace of the Holy Spirit. Their blessing be with us all. Amen.</text:span></text:p>
      <text:section text:style-name="Sect1" text:name="Section65">
        <text:p text:style-name="P136"><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7"><text:span text:style-name="T22"><text:tab/>Then the high priest rose up, and all they that were with him, (which is the sect of the Sadducees,) and were filled with indignation, </text:span><text:span text:style-name="T22">And </text:span><text:span text:style-name="T22">laid their hands on the apostles, and put them in the common prison.</text:span></text:p>
      </text:section>
      <text:p text:style-name="P59"><text:tab/><text:span text:style-name="T6">The word of the Lord abides in this church and in every church. Amen.</text:span></text:p>
      <text:p text:style-name="P59"/>
      <text:p text:style-name="P46"><text:soft-page-break/>The Gospel</text:p>
      <text:p text:style-name="P100">Psalm 67:13</text:p>
      <text:p text:style-name="P102"><text:tab/><text:span text:style-name="T6">A Psalm of David.</text:span></text:p>
      <text:p text:style-name="P96"><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2"/>
      <text:p text:style-name="P58">Luke 5:27-3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6"><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3"/>
      <text:p text:style-name="P133">The Thirteenth Day of Paopi</text:p>
      <text:p text:style-name="P100">Annual Tune</text:p>
      <text:p text:style-name="P106">St. Zachariah, the ascetic</text:p>
      <text:p text:style-name="P104"/>
      <text:p text:style-name="P126"><text:tab/>See the Twentieth Day of Pashons.</text:p>
      <text:p text:style-name="P127"/>
      <text:p text:style-name="P56"/>
      <text:p text:style-name="P28">The Fourteenth Day of Paopi</text:p>
      <text:p text:style-name="P73">Annual Tune</text:p>
      <text:p text:style-name="P74">St. Philip and deacon and martyr</text:p>
      <text:p text:style-name="P83"><text:tab/>(also Phamenoth 25)</text:p>
      <text:p text:style-name="P83"/>
      <text:p text:style-name="P49">The Vespers Gospel</text:p>
      <text:p text:style-name="P97">Psalm 67:33,4</text:p>
      <text:p text:style-name="P98"><text:tab/><text:span text:style-name="T6">A Psalm of David.</text:span></text:p>
      <text:p text:style-name="P134"><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2"/>
      <text:p text:style-name="P58">Luke 10:1-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6"><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pan text:style-name="T66">ted to heaven, shalt be thrust down to hell.</text:span><text:span text:style-name="T22"> </text:span><text:span text:style-name="T66">He that heareth you </text:span><text:soft-page-break/><text:span text:style-name="T66">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Thy saints shall bless Thee. They shall speak of the glory of Thy Kingdom, and talk of Thy power: To make known to the sons of men Thy might. </text:span><text:span text:style-name="T6">Alleluia.</text:span></text:p>
      <text:p text:style-name="P110"/>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6"><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69">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13b</text:p>
      <text:p text:style-name="P60"><text:tab/><text:span text:style-name="T6">The Catholic Epistle from the First Epistle of our teacher John. His Blessing be upon us. Amen.</text:span></text:p>
      <text:section text:style-name="Sect1" text:name="Section70">
        <text:p text:style-name="P65"><text:span text:style-name="T13"><text:tab/></text:span><text:span text:style-name="T21">Who is he that overcometh the world, but he that believeth that Jesus is the Son of God?</text:span></text:p>
        <text:p text:style-name="P137"><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7"><text:span text:style-name="T22"><text:tab/>He that believeth on the Son of God hath the witness in himself: he </text:span><text:span text:style-name="T22">that believeth not God hath made him a liar; because he believeth not the </text:span><text:soft-page-break/><text:span text:style-name="T22">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71">
        <text:p text:style-name="P136"><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59"><text:tab/><text:span text:style-name="T6">The word of the Lord abides in this church and in every church. Amen.</text:span></text:p>
      <text:p text:style-name="P46">The Gospel</text:p>
      <text:p text:style-name="P100">Psalm 31:1,2</text:p>
      <text:p text:style-name="P102"><text:soft-page-break/><text:tab/><text:span text:style-name="T6">A Psalm of David.</text:span></text:p>
      <text:p text:style-name="P96"><text:span text:style-name="T1"><text:tab/>Blessed are those whose iniquities are forgiven: and whose sins are covered. Blessed is the man to whom the LORD imputes no sin: and in whose mouth there is no deceit. </text:span><text:span text:style-name="T6">Alleluia.</text:span></text:p>
      <text:p text:style-name="P102"/>
      <text:p text:style-name="P58">John 3:1-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6"><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pan text:style-name="T67">only begotten Son of God.</text:span><text:span text:style-name="T23"> </text:span><text:span text:style-name="T67">And this is the condemnation, that light is come into the world, and men loved darkness rather than light, because their </text:span><text:soft-page-break/><text:span text:style-name="T67">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3"/>
      <text:p text:style-name="P133">The Fifteenth Day of Paopi</text:p>
      <text:p text:style-name="P97">Annual Tune</text:p>
      <text:p text:style-name="P116">St. Pantilemon, the physician and martyr</text:p>
      <text:p text:style-name="P97"/>
      <text:p text:style-name="P118"><text:span text:style-name="T12"><text:tab/></text:span><text:span text:style-name="T13">See the Twentieth Day of Epip.</text:span></text:p>
      <text:p text:style-name="P126"/>
      <text:p text:style-name="P133">The Sixteenth Day of Paopi</text:p>
      <text:p text:style-name="P97">Annual Tune</text:p>
      <text:p text:style-name="P131"><text:span text:style-name="T12">St. Agathon, 39</text:span><text:span text:style-name="T55">th</text:span><text:span text:style-name="T12"> Patriarch of Alexandria</text:span></text:p>
      <text:p text:style-name="P117">The Commemoration of Sts. Carpus, Apollos (Papylus) and Peter</text:p>
      <text:p text:style-name="P97"/>
      <text:p text:style-name="P118"><text:span text:style-name="T12"><text:tab/></text:span><text:span text:style-name="T13">See the Twenty-Ninth Day of Athor.</text:span></text:p>
      <text:p text:style-name="P123"/>
      <text:p text:style-name="P133">The Seventeenth Day of Paopi</text:p>
      <text:p text:style-name="P97">Annaul Tune</text:p>
      <text:p text:style-name="P131"><text:span text:style-name="T12">St. Dioscorus II, 31</text:span><text:span text:style-name="T55">st</text:span><text:span text:style-name="T12"> Patriarch of Alexandria</text:span></text:p>
      <text:p text:style-name="P97"/>
      <text:p text:style-name="P118"><text:span text:style-name="T12"><text:tab/></text:span><text:span text:style-name="T13">See the Third Day of Epip.</text:span></text:p>
      <text:p text:style-name="P126"/>
      <text:p text:style-name="P133">The Eighteenth Day of Paopi</text:p>
      <text:p text:style-name="P97">Annual Tune</text:p>
      <text:p text:style-name="P131"><text:span text:style-name="T12">St. Theophilus, 23</text:span><text:span text:style-name="T55">rd</text:span><text:span text:style-name="T12"> Patriarch of Alexandria</text:span></text:p>
      <text:p text:style-name="P97"/>
      <text:p text:style-name="P118"><text:span text:style-name="T12"><text:tab/></text:span><text:span text:style-name="T13">See the Twenty-Ninth Day of Athor.</text:span></text:p>
      <text:p text:style-name="P126"/>
      <text:p text:style-name="P133">The Nineteenth Day of Paopi</text:p>
      <text:p text:style-name="P97">Annual Tune</text:p>
      <text:p text:style-name="P97">Assembly of the Counci lof Antioch against Paul of Samosata</text:p>
      <text:p text:style-name="P116">St. Theophilus and his wife</text:p>
      <text:p text:style-name="P97"/>
      <text:p text:style-name="P118"><text:span text:style-name="T12"><text:tab/></text:span><text:span text:style-name="T13">See the Twentieth Day of Epip.</text:span></text:p>
      <text:p text:style-name="P133">The Twentieth Day of Paopi</text:p>
      <text:p text:style-name="P97">Annual Tune</text:p>
      <text:p text:style-name="P116">St. John Colobos (the Short)</text:p>
      <text:p text:style-name="P97"><text:soft-page-break/></text:p>
      <text:p text:style-name="P118"><text:span text:style-name="T12"><text:tab/></text:span><text:span text:style-name="T13">See the Second Day of Meshir.</text:span></text:p>
      <text:p text:style-name="P126"/>
      <text:p text:style-name="P133">The Twenty-First Day of Paopi</text:p>
      <text:p text:style-name="P100">Annual Tune</text:p>
      <text:p text:style-name="P108">Commemoration of the Theotokos</text:p>
      <text:p text:style-name="P106">Repose of Joel, the prophet</text:p>
      <text:p text:style-name="P100">Translocation of the body of Lazarus to Constantionople</text:p>
      <text:p text:style-name="P100">St. Fereig (Tegi)</text:p>
      <text:p text:style-name="P100"/>
      <text:p text:style-name="P126"><text:tab/>See the Eighth Day of Thoout.</text:p>
      <text:p text:style-name="P127"/>
      <text:p text:style-name="P56">The Twenty-Second Day of Paopi</text:p>
      <text:p text:style-name="P73">Annual Tune</text:p>
      <text:p text:style-name="P74">St. Luke the Evangelist, physician, and martyr</text:p>
      <text:p text:style-name="P73"/>
      <text:p text:style-name="P49">The Vespers Gospel</text:p>
      <text:p text:style-name="P97">Psalm 104:1</text:p>
      <text:p text:style-name="P98"><text:tab/><text:span text:style-name="T6">A Psalm of David.</text:span></text:p>
      <text:p text:style-name="P96"><text:tab/><text:span text:style-name="T4">Confess unto the LORD; call upon His Name: Proclaim His works among the nations. Praise Him, speak of all His wonders: Glory in his Holy Name. </text:span><text:span text:style-name="T6">Alleluia.</text:span></text:p>
      <text:p text:style-name="P102"/>
      <text:p text:style-name="P58">Luke 9:1-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6"><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59"/>
      <text:p text:style-name="P48"/>
      <text:p text:style-name="P29">The Matins Gospel</text:p>
      <text:p text:style-name="P100">Psalm 67:23,25</text:p>
      <text:p text:style-name="P102"><text:tab/><text:span text:style-name="T6">A Psalm of David.</text:span></text:p>
      <text:p text:style-name="P96"><text:span text:style-name="T6"><text:tab/></text:span><text:span text:style-name="T1">Through Him they have seen Thy paths, O God: the ways of my God. Bless God in the churches: the Lord from the fountains of Israel. </text:span><text:span text:style-name="T6">Alleluia.</text:span></text:p>
      <text:p text:style-name="P110"/>
      <text:p text:style-name="P58">Luke 17:5-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6"><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4:2-18</text:p>
      <text:p text:style-name="P60"><text:tab/><text:span text:style-name="T6">A chapter from the Epistle of our teacher Paul to the Colossians. His blessing be upon us. Amen.</text:span></text:p>
      <text:section text:style-name="Sect1" text:name="Section75">
        <text:p text:style-name="P136"><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7"><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7"><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pan text:style-name="T22">Marcus, sister’s son to Barnabas, </text:span><text:soft-page-break/><text:span text:style-name="T22">(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76">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77">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
      <text:p text:style-name="P30">The Gospel</text:p>
      <text:p text:style-name="P100">Psalm 95:1,2</text:p>
      <text:p text:style-name="P102"><text:tab/><text:span text:style-name="T6">A Psalm of David.</text:span></text:p>
      <text:p text:style-name="P134"><text:span text:style-name="T1"><text:tab/>Praise the Lord, bless His Name: Preach His salvation from day to day. Declare His glory among the nations: His wonders among all people. </text:span><text:span text:style-name="T8">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pan text:style-name="T66">the power of the enemy: and nothing shall by any means hurt you.</text:span><text:span text:style-name="T22"> </text:span><text:span text:style-name="T66">Notwith</text:span><text:soft-page-break/><text:span text:style-name="T66">standing in this rejoice not, that the spirits are subject unto you; but rather rejoice, because your names are written in heaven.</text:span><text:span text:style-name="T49"> </text:span><text:span text:style-name="T52">Glory be to God forever.</text:span></text:p>
      </text:section>
      <text:p text:style-name="P123"/>
      <text:p text:style-name="P133">The Twenty-Third Day of Paopi</text:p>
      <text:p text:style-name="P97">Annual Tune</text:p>
      <text:p text:style-name="P131"><text:span text:style-name="T12">St. Joseph, 52</text:span><text:span text:style-name="T55">nd</text:span><text:span text:style-name="T12"> Patriarch of Alexandria</text:span></text:p>
      <text:p text:style-name="P117">St. Dionisius (Dennis) bishop of Corinth</text:p>
      <text:p text:style-name="P97"/>
      <text:p text:style-name="P118"><text:span text:style-name="T12"><text:tab/></text:span><text:span text:style-name="T13">See the Twenty-Eighth Day of Athor.</text:span></text:p>
      <text:p text:style-name="P126"/>
      <text:p text:style-name="P133">The Twenty-Fourth Day of Paopi</text:p>
      <text:p text:style-name="P97">Annual Tune</text:p>
      <text:p text:style-name="P116">Sts. Paul, Longinus, and Zena the martyrs</text:p>
      <text:p text:style-name="P117">Abba Hilarion the monk</text:p>
      <text:p text:style-name="P97"/>
      <text:p text:style-name="P118"><text:span text:style-name="T12"><text:tab/></text:span><text:span text:style-name="T13">See the Twenty-Second Day of Tobi.</text:span></text:p>
      <text:p text:style-name="P126"/>
      <text:p text:style-name="P133">The Twenty-Fifth Day of Paopi</text:p>
      <text:p text:style-name="P97">Annual Tune</text:p>
      <text:p text:style-name="P116">Sts. Apollo and Apip</text:p>
      <text:p text:style-name="P97">Conecration of the Church of St. Julian el-Akfahsee</text:p>
      <text:p text:style-name="P97"/>
      <text:p text:style-name="P118"><text:span text:style-name="T12"><text:tab/></text:span><text:span text:style-name="T13">See the Twenty-Fifth Day of Athor.</text:span></text:p>
      <text:p text:style-name="P126"/>
      <text:p text:style-name="P133">The Twenty-Sixth Day of Paopi</text:p>
      <text:p text:style-name="P97">Annual Tune</text:p>
      <text:p text:style-name="P116">St. Timon the Disciple and martyr</text:p>
      <text:p text:style-name="P97">Commemoration of the seven martyrs on the mount of St. Antony</text:p>
      <text:p text:style-name="P97"/>
      <text:p text:style-name="P118"><text:span text:style-name="T12"><text:tab/></text:span><text:span text:style-name="T13">See the First Day of Tobi.</text:span></text:p>
      <text:p text:style-name="P127"/>
      <text:p text:style-name="P56"/>
      <text:p text:style-name="P28">The Twenty-Seventh Day of Paopi</text:p>
      <text:p text:style-name="P73">Annual Tune</text:p>
      <text:p text:style-name="P74">Abba Macarius, biship of Tkoou and martyr</text:p>
      <text:p text:style-name="P83"><text:tab/>(also Tobi 9; Meshir 5; Phamenoth 27; Pashons 18; Epip 8, 14; Mesoir 19)</text:p>
      <text:p text:style-name="P83"/>
      <text:p text:style-name="P49">The Vespers Gospel</text:p>
      <text:p text:style-name="P97">Psalm 111:1</text:p>
      <text:p text:style-name="P98"><text:tab/><text:span text:style-name="T6">A Psalm of David.</text:span></text:p>
      <text:p text:style-name="P96"><text:tab/><text:span text:style-name="T4">Blessed is the man who fears the LORD: in his commandments he will exceedingly delight. His seed shall be mighty upon earth: the generation of the upright shall be blesse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
      <text:p text:style-name="P29">The Matins Gospel</text:p>
      <text:p text:style-name="P100">Psalm 132:9</text:p>
      <text:p text:style-name="P102"><text:tab/><text:span text:style-name="T6">A Psalm of David.</text:span></text:p>
      <text:p text:style-name="P134"><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31</text:p>
      <text:p text:style-name="P60"><text:tab/><text:span text:style-name="T6">A chapter from the Epistle of our teacher Paul to the Hebrews. His blessing be upon us. Amen.</text:span></text:p>
      <text:section text:style-name="Sect1" text:name="Section81">
        <text:p text:style-name="P136"><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pan text:style-name="T22">was hid three months of his parents, because they saw </text:span><text:span text:style-name="T26">he was</text:span><text:span text:style-name="T22"> a proper </text:span><text:soft-page-break/><text:span text:style-name="T22">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8"><text:tab/><text:span text:style-name="T6">The grace of God the Father be with you all. Amen.</text:span></text:p>
      <text:p text:style-name="P59"/>
      <text:p text:style-name="P46">The Catholic Epistle</text:p>
      <text:p text:style-name="P58">James 1:12-21</text:p>
      <text:p text:style-name="P60"><text:tab/><text:span text:style-name="T6">The Catholic Epistle from the Epistle of our teacher James. His Blessing be upon us. Amen.</text:span></text:p>
      <text:section text:style-name="Sect1" text:name="Section82">
        <text:p text:style-name="P136"><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7"><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7"><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8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1,2</text:p>
      <text:p text:style-name="P102"><text:tab/><text:span text:style-name="T6">A Psalm of David.</text:span></text:p>
      <text:p text:style-name="P134"><text:span text:style-name="T1"><text:tab/>Blessed is the man who has not walked in the counsel of the wicked, nor stood in the way of sinners, nor sat in the seat of the pestilent. </text:span><text:span text:style-name="T8">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6"><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pan text:style-name="T23">tudes of people from Galilee, and </text:span><text:span text:style-name="T25">from</text:span><text:span text:style-name="T23"> </text:span><text:soft-page-break/><text:span text:style-name="T23">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8"/>
      <text:p text:style-name="P133">The Twenty-Eighth Day of Paopi</text:p>
      <text:p text:style-name="P97">Annual Tune</text:p>
      <text:p text:style-name="P116">Sts. Marcian and Mercurius the martyrs</text:p>
      <text:p text:style-name="P97"/>
      <text:p text:style-name="P118"><text:span text:style-name="T12"><text:tab/></text:span><text:span text:style-name="T13">See the Twentieth Day of Pashons.</text:span></text:p>
      <text:p text:style-name="P126"/>
      <text:p text:style-name="P133">The Twenty-Ninth Day of Paopi</text:p>
      <text:p text:style-name="P100">Annual Tune on weekdays, Joyful tune on Sundays</text:p>
      <text:p text:style-name="P100">Commemoration of the Annunciation, Nativity and the Ressurection if falling on a Sunday</text:p>
      <text:p text:style-name="P106">St. Demetrius of Thessalonica the matry</text:p>
      <text:p text:style-name="P100"/>
      <text:p text:style-name="P118"><text:span text:style-name="T12"><text:tab/></text:span><text:span text:style-name="T13">See the Twenty-Seventh Day of Athor.</text:span></text:p>
      <text:p text:style-name="P123"/>
      <text:p text:style-name="P133"/>
      <text:p text:style-name="P37">The Thirtieth Day of Paopi</text:p>
      <text:p text:style-name="P97">Annual Tune</text:p>
      <text:p text:style-name="P116">Consecration of the Church of St. Mark and the appearence of his head</text:p>
      <text:p text:style-name="P117">St. Abraham the solitary</text:p>
      <text:p text:style-name="P116"/>
      <text:p text:style-name="P126"><text:tab/>See the Fifteenth Day of Athor.</text:p>
      <text:p text:style-name="P41">The First Day of Athor</text:p>
      <text:p text:style-name="P100">Annual Tune</text:p>
      <text:p text:style-name="P106">St. Celopas, the Disciple</text:p>
      <text:p text:style-name="P100">Sts. Maximus, Numitius, Victor, and Philip, the martyrs</text:p>
      <text:p text:style-name="P100"/>
      <text:p text:style-name="P126"><text:tab/>See the Third Day of Epip.</text:p>
      <text:p text:style-name="P126"/>
      <text:p text:style-name="P133">The Second Day of Athor</text:p>
      <text:p text:style-name="P100">Annual Tune</text:p>
      <text:p text:style-name="P100">St. Peter, 27<text:span text:style-name="T53">th</text:span> Patriarch of Alexandria</text:p>
      <text:p text:style-name="P100"/>
      <text:p text:style-name="P126"><text:tab/>See the Twenty-Ninth Day of Athor.</text:p>
      <text:p text:style-name="P126"/>
      <text:p text:style-name="P133">The Third Day of Athor</text:p>
      <text:p text:style-name="P100">Annual Tune</text:p>
      <text:p text:style-name="P106">St. Cyracus</text:p>
      <text:p text:style-name="P100">St. Athanasius and his sister, Irene</text:p>
      <text:p text:style-name="P100"/>
      <text:p text:style-name="P126"><text:tab/>See the Ninth Day of Athor.</text:p>
      <text:p text:style-name="P126"/>
      <text:p text:style-name="P133">The Fourth Day of Athor</text:p>
      <text:p text:style-name="P108">Annual Tune</text:p>
      <text:p text:style-name="P106">Sts. John and James, the Persian bishops and martyrs</text:p>
      <text:p text:style-name="P108">Sts. Epimachus and Adianus the martyrs</text:p>
      <text:p text:style-name="P108"/>
      <text:p text:style-name="P126"><text:tab/>See the Twenty-Eighth Day of Athor.</text:p>
      <text:p text:style-name="P126"/>
      <text:p text:style-name="P133">The Fifth Day of Athor</text:p>
      <text:p text:style-name="P100">Annual Tune</text:p>
      <text:p text:style-name="P106">Apparition of the head of St. Longinus</text:p>
      <text:p text:style-name="P108">St. Timothy the martyr, and the translocation of the relics of St. Theodore the Prince to Shotb</text:p>
      <text:p text:style-name="P100"/>
      <text:p text:style-name="P126"><text:tab/>See the Twenty-Seventh Day of Athor.</text:p>
      <text:p text:style-name="P126"/>
      <text:p text:style-name="P133"/>
      <text:p text:style-name="P37">The Sixth Day of Athor</text:p>
      <text:p text:style-name="P100">Annual Tune</text:p>
      <text:p text:style-name="P106">St. Felix, Patriarch of Rome</text:p>
      <text:p text:style-name="P100">Consecration of the Church of the Holy Virgin in Meharraque monastary</text:p>
      <text:p text:style-name="P100"/>
      <text:p text:style-name="P126"><text:tab/>See the Seventeenth Day of Athor.</text:p>
      <text:p text:style-name="P126"/>
      <text:p text:style-name="P133">The Seventh Day of Athor</text:p>
      <text:p text:style-name="P100">Annual Tune</text:p>
      <text:p text:style-name="P100">St. George of Alexandria, the martyr</text:p>
      <text:p text:style-name="P100">St. Nehroua of Fayoum, the martyr</text:p>
      <text:p text:style-name="P106">Consecration of the Church of St. George of Cappodocia</text:p>
      <text:p text:style-name="P100">St. Mena, bishop of Tamee</text:p>
      <text:p text:style-name="P100"/>
      <text:p text:style-name="P126"><text:tab/>See the Twenty-Third Day of Pharamuthi.</text:p>
      <text:p text:style-name="P127"/>
      <text:p text:style-name="P56">The Eigth Day of Athor</text:p>
      <text:p text:style-name="P73">Annual Tune</text:p>
      <text:p text:style-name="P74">Commemoration of the Four Incoporeal Beasts</text:p>
      <text:p text:style-name="P73"/>
      <text:p text:style-name="P49">The Vespers Gospel</text:p>
      <text:p text:style-name="P97">Psalm 67:17</text:p>
      <text:p text:style-name="P98"><text:tab/><text:span text:style-name="T6">A Psalm of David.</text:span></text:p>
      <text:p text:style-name="P96"><text:tab/><text:span text:style-name="T4">The chariots of God are myriads, even thousands of prosperous ones. For the Lord shall abide forever: God is among them in Sinai, in the holy place. </text:span><text:span text:style-name="T6">Alleluia.</text:span></text:p>
      <text:p text:style-name="P109"/>
      <text:p text:style-name="P58">Mark 8:34-9: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6"><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oft-page-break/><text:span text:style-name="T66">kingdom of God come with power.</text:span><text:span text:style-name="T71"> </text:span><text:span text:style-name="T52">Glory be to God forever.</text:span></text:p>
      </text:section>
      <text:p text:style-name="P59"/>
      <text:p text:style-name="P48">The Matins Gospel</text:p>
      <text:p text:style-name="P100">Psalm 32:6,9</text:p>
      <text:p text:style-name="P102"><text:tab/><text:span text:style-name="T6">A Psalm of David.</text:span></text:p>
      <text:p text:style-name="P134"><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he Pauline Epistle</text:p>
      <text:p text:style-name="P58">Hebrews 12:21b-13:2</text:p>
      <text:p text:style-name="P60"><text:tab/><text:span text:style-name="T6">A chapter from the Epistle of our teacher Paul to the Hebrews. His blessing be upon us. Amen.</text:span></text:p>
      <text:section text:style-name="Sect1" text:name="Section87">
        <text:p text:style-name="P136"><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pan text:style-name="T22">church of the firstborn, which are written in heaven, and to God the Judge of </text:span><text:soft-page-break/><text:span text:style-name="T22">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7"><text:span text:style-name="T22"><text:tab/>Let brotherly love continue. </text:span><text:span text:style-name="T22">Be not forgetful to entertain strangers: for thereby some have entertained angels unawares.</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88">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2-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89">
        <text:p text:style-name="P136"><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59"><text:tab/><text:span text:style-name="T6">The word of the Lord abides in this church and in every church. Amen.</text:span></text:p>
      <text:p text:style-name="P59"/>
      <text:p text:style-name="P46">The Gospel</text:p>
      <text:p text:style-name="P100">Psalm 79:2,3</text:p>
      <text:p text:style-name="P135"><text:span text:style-name="T11"><text:tab/></text:span><text:span text:style-name="T8">A Psalm of David.</text:span></text:p>
      <text:p text:style-name="P96"><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2"/>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6"><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pan text:style-name="T23">have found him, of whom Moses in the law, and the prophets, did write, Jesus of Nazareth, the son of Joseph. And Nathanael said unto him, Can there any good thing come out of Nazareth? Philip saith unto him, </text:span><text:soft-page-break/><text:span text:style-name="T23">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1"/>
      <text:p text:style-name="P56">The Ninth Day of Athor</text:p>
      <text:p text:style-name="P73">Annual Tune</text:p>
      <text:p text:style-name="P74">St. Isaac, 41<text:span text:style-name="T53">st</text:span> Patriarch of Alexandria</text:p>
      <text:p text:style-name="P73">Assembly of the Holy Council of Nicea</text:p>
      <text:p text:style-name="P83"><text:tab/>(also Thoout 12; Athor 3; Meshir 1; Phamenoth 4)</text:p>
      <text:p text:style-name="P73"/>
      <text:p text:style-name="P49">The Vespers Gospel</text:p>
      <text:p text:style-name="P97">Psalm 31:12,7</text:p>
      <text:p text:style-name="P98"><text:tab/><text:span text:style-name="T6">A Psalm of David.</text:span></text:p>
      <text:p text:style-name="P96"><text:tab/><text:span text:style-name="T4">Be glad in the LORD, and rejoice, ye righteous: and glory in His Holy Name. For this, shall every one that is holy pray unto Thee in an upright time.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text:span><text:soft-page-break/><text:span text:style-name="T66">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The Matins Gospel</text:p>
      <text:p text:style-name="P100">Psalm 111:1</text:p>
      <text:p text:style-name="P102"><text:tab/><text:span text:style-name="T6">A Psalm of David.</text:span></text:p>
      <text:p text:style-name="P96"><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4:13-5:5</text:p>
      <text:p text:style-name="P60"><text:tab/><text:span text:style-name="T6">A chapter from the Epistle of our teacher Paul to the Romans. His blessing be upon us. Amen.</text:span></text:p>
      <text:section text:style-name="Sect1" text:name="Section93">
        <text:p text:style-name="P136"><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7"><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7"><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7"><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8"><text:tab/><text:span text:style-name="T6">The grace of God the Father be with you all. Amen.</text:span></text:p>
      <text:p text:style-name="P59"/>
      <text:p text:style-name="P46"/>
      <text:p text:style-name="P30">The Catholic Epistle</text:p>
      <text:p text:style-name="P58">1 Peter 1:3-12</text:p>
      <text:p text:style-name="P60"><text:tab/><text:span text:style-name="T6">The Catholic Epistle from the First Epistle of our teacher Peter. His Blessing be upon us. Amen.</text:span></text:p>
      <text:section text:style-name="Sect1" text:name="Section9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5-24</text:p>
      <text:p text:style-name="P60"><text:tab/><text:span text:style-name="T6">A chapter from the Acts of our fathers the pure Apostles, who were invested with the grace of the Holy Spirit. Their blessing be with us all. Amen.</text:span></text:p>
      <text:section text:style-name="Sect1" text:name="Section95">
        <text:p text:style-name="P136"><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7"><text:span text:style-name="T22"><text:tab/>Now they which were scattered abroad upon the persecution that arose about Stephen travelled as far as </text:span><text:soft-page-break/><text:span text:style-name="T22">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59"><text:tab/><text:span text:style-name="T6">The word of the Lord abides in this church and in every church. Amen.</text:span></text:p>
      <text:p text:style-name="P59"/>
      <text:p text:style-name="P46">The Gospel</text:p>
      <text:p text:style-name="P100">Psalm 19:4</text:p>
      <text:p text:style-name="P102"><text:tab/><text:span text:style-name="T6">A Psalm of David.</text:span></text:p>
      <text:p text:style-name="P112"><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29"/>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8"/>
      <text:p text:style-name="P133">The Tenth Day of Athor</text:p>
      <text:p text:style-name="P100">Annual Tune</text:p>
      <text:p text:style-name="P106"><text:soft-page-break/>St. Sofia and the fifty virgins with her, the martyrs</text:p>
      <text:p text:style-name="P100">Assembly of a holy council at Rome</text:p>
      <text:p text:style-name="P100"/>
      <text:p text:style-name="P126"><text:tab/>See the Thirtieth Day of Tobi.</text:p>
      <text:p text:style-name="P126"/>
      <text:p text:style-name="P133">The Eleventh Day of Athor</text:p>
      <text:p text:style-name="P100">Annual Tune</text:p>
      <text:p text:style-name="P106">St. Anna, the mother of the Theotokos</text:p>
      <text:p text:style-name="P100">St. Archilaus and St. Elisha the Hegoumen, the martyrs</text:p>
      <text:p text:style-name="P100"/>
      <text:p text:style-name="P126"><text:tab/>See the Twenty-Sixth Day of Thoout.</text:p>
      <text:p text:style-name="P125"/>
      <text:p text:style-name="P56">The Twelfth Day of Athor</text:p>
      <text:p text:style-name="P73">Annual Tune</text:p>
      <text:p text:style-name="P74">Commemoration of Archangel Michael</text:p>
      <text:p text:style-name="P83"><text:tab/>(also Paoni 12)</text:p>
      <text:p text:style-name="P83"/>
      <text:p text:style-name="P49">The Vespers Gospel</text:p>
      <text:p text:style-name="P97">Psalm 148:1,2</text:p>
      <text:p text:style-name="P98"><text:tab/><text:span text:style-name="T6">A Psalm of David.</text:span></text:p>
      <text:p text:style-name="P96"><text:tab/><text:span text:style-name="T4">Praise ye the LORD from the heavens: praise him in the highest. Praise ye Him, all His angels: praise ye Him, all His hosts. </text:span><text:span text:style-name="T6">Alleluia.</text:span></text:p>
      <text:p text:style-name="P102"/>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text:span><text:soft-page-break/><text:span text:style-name="T66">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100">Psalm 103:4,3</text:p>
      <text:p text:style-name="P102"><text:tab/><text:span text:style-name="T6">A Psalm of David.</text:span></text:p>
      <text:p text:style-name="P96"><text:span text:style-name="T1"><text:tab/></text:span><text:span text:style-name="T16">Who makes His angels spirits: His ministers a flaming fire. Who has set His paths upon the clouds: who walks upon the wings of the wind. </text:span><text:span text:style-name="T6">Alleluia.</text:span></text:p>
      <text:p text:style-name="P110"/>
      <text:p text:style-name="P58">Luke 15:3-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6"><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Epistle of our teacher Paul to the Hebrews. His blessing be upon us. Amen.</text:span></text:p>
      <text:section text:style-name="Sect1" text:name="Section99">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pan text:style-name="T22">had by himself purged our sins, sat down on the right hand of the Majesty on high;</text:span></text:p>
        <text:p text:style-name="P137"><text:span text:style-name="T22"><text:tab/>Being made so much better than the angels, as he hath by inheritance obtained a more excellent name than </text:span><text:soft-page-break/><text:span text:style-name="T22">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Jude 1:1-13</text:p>
      <text:p text:style-name="P60"><text:tab/><text:span text:style-name="T6">The Catholic Epistle from the Epistle of our teacher Jude. His Blessing be upon us. Amen.</text:span></text:p>
      <text:section text:style-name="Sect1" text:name="Section100">
        <text:p text:style-name="P136"><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7"><text:span text:style-name="T22"><text:tab/>Beloved, when I gave all diligence to write unto you of the common salvation, it was needful for </text:span><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text:span><text:soft-page-break/><text:span text:style-name="T22">once knew this, how that the Lord, having saved the people out of the land of Egypt, afterward destroyed them that believed not. And the angels </text:span><text:span text:style-name="T22">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7"><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1-20</text:p>
      <text:p text:style-name="P60"><text:tab/><text:span text:style-name="T6">A chapter from the Acts of our fathers the pure Apostles, who were invested with the grace of the Holy Spirit. Their blessing be with us all. Amen.</text:span></text:p>
      <text:section text:style-name="Sect1" text:name="Section101">
        <text:p text:style-name="P136"><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oft-page-break/><text:span text:style-name="T22">And when he had declared all </text:span><text:span text:style-name="T26">these</text:span><text:span text:style-name="T22"> </text:span><text:span text:style-name="T22">things unto them, he sent them to Joppa.</text:span></text:p>
        <text:p text:style-name="P137"><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7"><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59"><text:tab/><text:span text:style-name="T6">The word of the Lord abides in this church and in every church. Amen.</text:span></text:p>
      <text:p text:style-name="P59"/>
      <text:p text:style-name="P46">The Gospel</text:p>
      <text:p text:style-name="P100">Psalm 102:17,18</text:p>
      <text:p text:style-name="P102"><text:tab/><text:span text:style-name="T6">A Psalm of David.</text:span></text:p>
      <text:p text:style-name="P134"><text:span text:style-name="T1"><text:tab/>Bless the LORD, all ye His angels, that excel in strength, that do His word. Bless the LORD, all ye His hosts; ye ministers of His, that do His will. </text:span><text:span text:style-name="T8">Alleluia.</text:span></text:p>
      <text:p text:style-name="P102"/>
      <text:p text:style-name="P58"/>
      <text:p text:style-name="P31">Matthew 13:24-4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1"><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3"/>
      <text:p text:style-name="P133">The Thirteenth Day of Athor</text:p>
      <text:p text:style-name="P100">Annual Tune</text:p>
      <text:p text:style-name="P100">St. Timothy, bishop of Ansana</text:p>
      <text:p text:style-name="P106">Abba Zacharias, 64<text:span text:style-name="T53">th</text:span> Patriarch of Alexandria</text:p>
      <text:p text:style-name="P100"/>
      <text:p text:style-name="P126"><text:tab/>See the Third Day of Epip.</text:p>
      <text:p text:style-name="P126"/>
      <text:p text:style-name="P133">The Fourteenth Day of Athor</text:p>
      <text:p text:style-name="P100">Annual Tune</text:p>
      <text:p text:style-name="P106">St. Martin, bishop of Tours</text:p>
      <text:p text:style-name="P100"/>
      <text:p text:style-name="P126"><text:tab/>See the Twenty-Eighth Day of Athor.</text:p>
      <text:p text:style-name="P127"/>
      <text:p text:style-name="P56">The Fifteenth Day of Athor</text:p>
      <text:p text:style-name="P73">Annual Tune</text:p>
      <text:p text:style-name="P74">St. Mena the Wonder Worker and martyr</text:p>
      <text:p text:style-name="P83"><text:tab/>(also Thoout 27; Tobi 28; Meshir 6; Paoni 4, 15; Epip 4, 12, 24; Mesori 1, 9)</text:p>
      <text:p text:style-name="P83"/>
      <text:p text:style-name="P49">The Vespers Gospel</text:p>
      <text:p text:style-name="P97">Psalm 67:33,4</text:p>
      <text:p text:style-name="P98"><text:tab/><text:span text:style-name="T6">A Psalm of David.</text:span></text:p>
      <text:p text:style-name="P96"><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10:16-23 </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6"><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pan text:style-name="T66">Spirit of your Father which speaketh in you.</text:span><text:span text:style-name="T22"> </text:span><text:span text:style-name="T66">And the brother shall deliver </text:span><text:soft-page-break/><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134"><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2"/>
      <text:p text:style-name="P58">Mark 13:9-13,3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105">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text:span><text:span text:style-name="T21">My son, despise not thou the chasten</text:span><text:span text:style-name="T21">ing of the Lord, nor faint when thou art rebuked of him: For whom the Lord loveth he chasteneth, and scour</text:span><text:soft-page-break/><text:span text:style-name="T21">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10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107">
        <text:p text:style-name="P136"><text:soft-page-break/><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7"><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
      <text:p text:style-name="P30">The Gospel</text:p>
      <text:p text:style-name="P100">Psalm 33:18,19</text:p>
      <text:p text:style-name="P102"><text:tab/><text:span text:style-name="T6">A Psalm of David.</text:span></text:p>
      <text:p text:style-name="P134"><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4"/>
      <text:p text:style-name="P133">The Sixteenth Day of Athor</text:p>
      <text:p text:style-name="P100"><text:soft-page-break/>Annual Tune</text:p>
      <text:p text:style-name="P100">The beginning of the Nativity Fast (Advent)</text:p>
      <text:p text:style-name="P106">Consecration of the Church of St. Onuphrius, the pilgrim</text:p>
      <text:p text:style-name="P100">St. Bostus the bishop and martyr</text:p>
      <text:p text:style-name="P100"/>
      <text:p text:style-name="P126"><text:tab/>See the Sixteenth Day of Paoni.</text:p>
      <text:p text:style-name="P125"/>
      <text:p text:style-name="P56">The Seventeenth Day of Athor</text:p>
      <text:p text:style-name="P73">Annual Tune</text:p>
      <text:p text:style-name="P74">St. John Chrysostom</text:p>
      <text:p text:style-name="P82"><text:tab/>(also Thoout 13, 30; Paopi 3, 5, 9; Athor 6, 21; Koiak 1, 15; Tobi 7; Meshir 14, 18, 27; Pashons 12, 28; Mesori 14)</text:p>
      <text:p text:style-name="P82"/>
      <text:p text:style-name="P49">The Vespers Gospel</text:p>
      <text:p text:style-name="P97">Psalm 131:7,12,13</text:p>
      <text:p text:style-name="P98"><text:tab/><text:span text:style-name="T6">A Psalm of David.</text:span></text:p>
      <text:p text:style-name="P96"><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4:23-5:1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6"><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text:span><text:soft-page-break/><text:span text:style-name="T66">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112"><text:tab/><text:span text:style-name="T1">The Lord has sworn and will not repent: Thou art the priest forever after the order of Melchizedek. The Lord at Thy right hand: Therefore shall he lift up the head. </text:span>Alleluia.</text:p>
      <text:p text:style-name="P110"><text:tab/></text:p>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pan text:style-name="T66">like manner did their fathers unto the prophets.</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2 Timothy 3:10-4:22</text:p>
      <text:p text:style-name="P60"><text:tab/><text:span text:style-name="T6">A chapter from the Second Epistle of our teacher Paul to Timothy. His blessing be upon us. Amen.</text:span></text:p>
      <text:section text:style-name="Sect1" text:name="Section111">
        <text:p text:style-name="P136"><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7"><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text:span><text:soft-page-break/><text:span text:style-name="T26">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12">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113">
        <text:p text:style-name="P136"><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text:span><text:soft-page-break/><text:span text:style-name="T22">of the Lord Jesus, how he said, </text:span><text:span text:style-name="T66">It is more blessed to give than to receive.</text:span></text:p>
        <text:p text:style-name="P139"><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59"><text:tab/><text:span text:style-name="T6">The word of the Lord abides in this church and in every church. Amen.</text:span></text:p>
      <text:p text:style-name="P59"/>
      <text:p text:style-name="P46">The Gospel</text:p>
      <text:p text:style-name="P100">Psalm 73:23,24</text:p>
      <text:p text:style-name="P102"><text:tab/><text:span text:style-name="T6">A Psalm of David.</text:span></text:p>
      <text:p text:style-name="P134"><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text:span><text:soft-page-break/><text:span text:style-name="T67">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3"/>
      <text:p text:style-name="P133">The Eighteenth Day of Athor</text:p>
      <text:p text:style-name="P100">Annual Tune</text:p>
      <text:p text:style-name="P100">Sts. Arases and Junia the martyrs</text:p>
      <text:p text:style-name="P100">St. Philip the Apostle and martyr</text:p>
      <text:p text:style-name="P100"/>
      <text:p text:style-name="P126"><text:tab/>See the Fifth Day of Epip.</text:p>
      <text:p text:style-name="P126"/>
      <text:p text:style-name="P133">The Nineteenth Day of Athor</text:p>
      <text:p text:style-name="P100">Annual Tune</text:p>
      <text:p text:style-name="P106">Consecration of the Church of Sts. Sergius and Bacchus</text:p>
      <text:p text:style-name="P100">Commemoratinof St. Bartholomew's preaching in the oasis</text:p>
      <text:p text:style-name="P100"/>
      <text:p text:style-name="P126"><text:tab/>See the Thirteenth Day of Phamenoth.</text:p>
      <text:p text:style-name="P124"/>
      <text:p text:style-name="P133">The Twentieth Day of Athor</text:p>
      <text:p text:style-name="P108">Annual Tune</text:p>
      <text:p text:style-name="P106">St. Ananus, 2<text:span text:style-name="T53">nd</text:span> Patriarch of Alexandria</text:p>
      <text:p text:style-name="P100">Consecratin of the Church of St. Theodoros of Shatb and St. Theodoros Meshreky</text:p>
      <text:p text:style-name="P100"/>
      <text:p text:style-name="P126"><text:tab/>See the Thirtieth Day of Pharamuthi.</text:p>
      <text:p text:style-name="P126"/>
      <text:p text:style-name="P133"/>
      <text:p text:style-name="P37">The Twenty-First Day of Athor</text:p>
      <text:p text:style-name="P100">Annual Tune</text:p>
      <text:p text:style-name="P100">Commemoratin of the Theotokos</text:p>
      <text:p text:style-name="P100">St. Cosmos, 54<text:span text:style-name="T53">th</text:span> Patriarch of Alexandria</text:p>
      <text:p text:style-name="P106">St. Gregory, the wonder-worker</text:p>
      <text:p text:style-name="P100">Sts. Alphaeius, Zachaeus, Romanius, John, Thomas, and Victor, the martyrs</text:p>
      <text:p text:style-name="P100"/>
      <text:p text:style-name="P126"><text:tab/>See the Seventeenth Day of Athor.</text:p>
      <text:p text:style-name="P127"/>
      <text:p text:style-name="P56">The Twenty-Second Day of Athor</text:p>
      <text:p text:style-name="P73">Annual Tune</text:p>
      <text:p text:style-name="P74">Sts. Cosmas and Damian, their brothers and their mother, the martyrs</text:p>
      <text:p text:style-name="P84"><text:tab/>(also Thoout 28; Athor 26; Tobi 19; Phamenoth 1, 7, Paramoude 4, 13; Paoni 10, 22; Epip 19, 30; Mesori 20)</text:p>
      <text:p text:style-name="P84"/>
      <text:p text:style-name="P49">The Vespers Gospel</text:p>
      <text:p text:style-name="P97">Psalm 4:3,4,7,8</text:p>
      <text:p text:style-name="P98"><text:tab/><text:span text:style-name="T6">A Psalm of David.</text:span></text:p>
      <text:p text:style-name="P96"><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8">The Matins Gospel</text:p>
      <text:p text:style-name="P100">Psalm 112:1</text:p>
      <text:p text:style-name="P102"><text:soft-page-break/><text:tab/><text:span text:style-name="T6">A Psalm of David.</text:span></text:p>
      <text:p text:style-name="P130"><text:span text:style-name="T8"><text:tab/></text:span>Praise the Lord ye children: praise ye the Name of the Lord. Let the Name of the Lord be blessed from now and till eternity. <text:span text:style-name="T8">Alleluia.</text:span><text:tab/></text:p>
      <text:p text:style-name="P11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117">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7"><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text:span><text:span text:style-name="T22">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soft-page-break/><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118">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119">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text:span><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ext:span><text:span text:style-name="T22">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59"><text:soft-page-break/><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
      <text:p text:style-name="P37">The Twenty-Third Day of Athor</text:p>
      <text:p text:style-name="P100">Annual Tune</text:p>
      <text:p text:style-name="P106">St. Cornelius, the Centurion</text:p>
      <text:p text:style-name="P100">Consecration of the Church of St. Marina</text:p>
      <text:p text:style-name="P100"/>
      <text:p text:style-name="P126"><text:tab/>See the Twenty-Eighth Day of Athor.</text:p>
      <text:p text:style-name="P125"/>
      <text:p text:style-name="P56">The Twenty-Fourth Day of Athor</text:p>
      <text:p text:style-name="P73">Annual Tune</text:p>
      <text:p text:style-name="P74">Commemoration of the Twenty-Four Priests</text:p>
      <text:p text:style-name="P73"/>
      <text:p text:style-name="P49">The Vespers Gospel</text:p>
      <text:p text:style-name="P97">Psalm 96:8</text:p>
      <text:p text:style-name="P98"><text:tab/><text:span text:style-name="T6">A Psalm of David.</text:span></text:p>
      <text:p text:style-name="P96"><text:tab/><text:span text:style-name="T4">Worship God all ye His angels: Zion heard, and was glad; and the daughters of Judah rejoiced because of thy judgments, O LORD.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6"><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he Matins Gospel</text:p>
      <text:p text:style-name="P100">Psalm 171:1</text:p>
      <text:p text:style-name="P102"><text:tab/><text:span text:style-name="T6">A Psalm of David.</text:span></text:p>
      <text:p text:style-name="P96"><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0"/>
      <text:p text:style-name="P58"/>
      <text:p text:style-name="P31">Matthew 12:1-8</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6"><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7"/>
      <text:p text:style-name="P48">The Liturgy</text:p>
      <text:p text:style-name="P59"/>
      <text:p text:style-name="P46">The Pauline Epistle</text:p>
      <text:p text:style-name="P58">1 Timothy 5:17-6:2</text:p>
      <text:p text:style-name="P60"><text:tab/><text:span text:style-name="T6">A chapter from the First Epistle of our teacher Paul to Timothy. His blessing be upon us. Amen.</text:span></text:p>
      <text:section text:style-name="Sect1" text:name="Section123">
        <text:p text:style-name="P136"><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7"><text:span text:style-name="T22"><text:tab/>Let as many servants as are under the yoke count their own masters worthy of all honour, that the name of God and </text:span><text:span text:style-name="T26">his</text:span><text:span text:style-name="T22"> doctrine be not blasphemed. And they that have </text:span><text:span text:style-name="T22">believing masters, let them not despise </text:span><text:span text:style-name="T26">them</text:span><text:span text:style-name="T22">, because they are brethren; but rather do </text:span><text:span text:style-name="T26">them</text:span><text:span text:style-name="T22"> service, because they </text:span><text:soft-page-break/><text:span text:style-name="T22">are faithful and beloved, partakers of the benefit. These things teach and exhort.</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5:6-12</text:p>
      <text:p text:style-name="P60"><text:tab/><text:span text:style-name="T6">A chapter from the Acts of our fathers the pure Apostles, who were invested with the grace of the Holy Spirit. Their blessing be with us all. Amen.</text:span></text:p>
      <text:section text:style-name="Sect1" text:name="Section125">
        <text:p text:style-name="P136"><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59"><text:tab/><text:span text:style-name="T6">The word of the Lord abides in this church and in every church. Amen.</text:span></text:p>
      <text:p text:style-name="P59"/>
      <text:p text:style-name="P46">The Gospel</text:p>
      <text:p text:style-name="P100">Psalm 131:7,12,13</text:p>
      <text:p text:style-name="P102"><text:tab/><text:span text:style-name="T6">A Psalm of David.</text:span></text:p>
      <text:p text:style-name="P96"><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6"><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pan text:style-name="T22">world knew him not. He came unto his own, and his own received him </text:span><text:soft-page-break/><text:span text:style-name="T22">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2"/>
      <text:p text:style-name="P56">The Twenty-Fifth Day of Athor</text:p>
      <text:p text:style-name="P73">Annual Tune</text:p>
      <text:p text:style-name="P73">St. Philopater Mercurius</text:p>
      <text:p text:style-name="P83"><text:tab/>(also Paopi 8, 25; Tobi 5; Pharamuthi 28; Pashons 25; Epip 25)</text:p>
      <text:p text:style-name="P73"/>
      <text:p text:style-name="P49">The Vespers Gospel</text:p>
      <text:p text:style-name="P97">Psalm 17:34,40</text:p>
      <text:p text:style-name="P98"><text:tab/><text:span text:style-name="T6">A Psalm of David.</text:span></text:p>
      <text:p text:style-name="P121"><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2"/>
      <text:p text:style-name="P58">Matthew 8:5-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6"><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pan text:style-name="T66">with Abraham, and Isaac, and Jacob, in the kingdom of heaven.</text:span><text:span text:style-name="T22"> </text:span><text:span text:style-name="T66">But the children of the kingdom shall be cast out into outer darkness: there shall be </text:span><text:soft-page-break/><text:span text:style-name="T66">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59"><text:soft-page-break/></text:p>
      <text:p text:style-name="P48">The Matins Gospel</text:p>
      <text:p text:style-name="P100">Psalm 67:33,4</text:p>
      <text:p text:style-name="P102"><text:tab/><text:span text:style-name="T6">A Psalm of David.</text:span></text:p>
      <text:p text:style-name="P112"><text:tab/><text:span text:style-name="T1">Wonderful is God among His saints: God of Israel shall give power and strength to His people. But let the righteous be glad; let them rejoice before God: yea, let them be joyful in gladness. </text:span>Alleluia.</text:p>
      <text:p text:style-name="P110"/>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6"><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12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ext:span><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text:span><text:soft-page-break/><text:span text:style-name="T22">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8"><text:soft-page-break/><text:tab/><text:span text:style-name="T6">The grace of God the Father be with you all. Amen.</text:span></text:p>
      <text:p text:style-name="P59"/>
      <text:p text:style-name="P46"/>
      <text:p text:style-name="P30">The Catholic Epistle</text:p>
      <text:p text:style-name="P58">1 Peter 4:1-18</text:p>
      <text:p text:style-name="P60"><text:tab/><text:span text:style-name="T6">The Catholic Epistle from the First Epistle of our teacher Peter. His Blessing be upon us. Amen.</text:span></text:p>
      <text:section text:style-name="Sect1" text:name="Section13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13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text:span><text:soft-page-break/><text:span text:style-name="T22">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44:3</text:p>
      <text:p text:style-name="P102"><text:tab/><text:span text:style-name="T6">A Psalm of David.</text:span></text:p>
      <text:p text:style-name="P96"><text:span text:style-name="T13"><text:tab/></text:span><text:span text:style-name="T1">Gird Thy sword upon Thy thigh, O Thou most mighty: With Thy comeliness and Thy beauty. Draw it and prosper and reign. </text:span><text:span text:style-name="T6">Alleluia.</text:span></text:p>
      <text:p text:style-name="P102"/>
      <text:p text:style-name="P58">Matthew 12:9-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6"><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7"><text:span text:style-name="T22"><text:tab/>Then the Pharisees went out, and held a council against him, how they might destroy him. But when </text:span><text:span text:style-name="T22">Jesus knew </text:span><text:span text:style-name="T26">it</text:span><text:span text:style-name="T22">, he withdrew himself from thence: and great multitudes followed him, and he healed them all; And charged them that they should </text:span><text:soft-page-break/><text:span text:style-name="T22">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4"/>
      <text:p text:style-name="P133">The Twenty-Sixth Day of Athor</text:p>
      <text:p text:style-name="P100">Annual Tune</text:p>
      <text:p text:style-name="P106">Sts. Valerian and Tiburcius, the martyrs</text:p>
      <text:p text:style-name="P100">St. Gregory of Nyssa</text:p>
      <text:p text:style-name="P100"/>
      <text:p text:style-name="P126"><text:tab/>See the Twenty-Second Day of Athor.</text:p>
      <text:p text:style-name="P127"/>
      <text:p text:style-name="P56">The Twenty-Seventh Day of Athor</text:p>
      <text:p text:style-name="P73">Annural Tune</text:p>
      <text:p text:style-name="P74">St. James the Persian, the martyr</text:p>
      <text:p text:style-name="P73">The consecrationof the Church of St. Victor the martyr</text:p>
      <text:p text:style-name="P73"/>
      <text:p text:style-name="P49">The Vespers Gospel</text:p>
      <text:p text:style-name="P97">Psalm 45:1,7</text:p>
      <text:p text:style-name="P98"><text:tab/><text:span text:style-name="T6">A Psalm of David.</text:span></text:p>
      <text:p text:style-name="P96"><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oft-page-break/><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text:soft-page-break/></text:p>
      <text:p text:style-name="P48">The Matins Gospel</text:p>
      <text:p text:style-name="P100">Psalm 145:1,4</text:p>
      <text:p text:style-name="P102"><text:tab/><text:span text:style-name="T6">A Psalm of David.</text:span></text:p>
      <text:p text:style-name="P134"><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6"><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135">
        <text:p text:style-name="P136"><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text:span><text:span text:style-name="T22">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8"><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136">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text:span><text:span text:style-name="T22">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3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text:span><text:soft-page-break/><text:span text:style-name="T22">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soft-page-break/><text:tab/><text:span text:style-name="T6">The word of the Lord abides in this church and in every church. Amen.</text:span></text:p>
      <text:p text:style-name="P59"/>
      <text:p text:style-name="P46">The Gospel</text:p>
      <text:p text:style-name="P100">Psalm 77:5,134:5</text:p>
      <text:p text:style-name="P102"><text:tab/><text:span text:style-name="T6">A Psalm of David.</text:span></text:p>
      <text:p text:style-name="P96"><text:span text:style-name="T1"><text:tab/>For He established a testimony in Jacob: And appointed a law in Israel. For I know that the LORD is great: And that our Lord is above all gods. </text:span><text:span text:style-name="T6">Alleluia.</text:span></text:p>
      <text:p text:style-name="P102"/>
      <text:p text:style-name="P58"/>
      <text:p text:style-name="P31">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6"/>
      <text:p text:style-name="P56">The Twenty-Eighth Day of Athor</text:p>
      <text:p text:style-name="P73">Annual Tune</text:p>
      <text:p text:style-name="P74">St. Sarapamon the Bishop of Nokiu and the matyr</text:p>
      <text:p text:style-name="P82"><text:tab/>(also Thoout 9; Paopi 23; Athor 4, 14, 23; Koiak 10, 19, 27; Tobi 18, 23; Meshir 22, 24; Phamenoth 2, 5, 17; Pharamuthi 19; Pashons 11, 17, 27; Paoni 3, 14; Epip 10, 13; Mesoir 11, 24; Little Month 5)</text:p>
      <text:p text:style-name="P82"/>
      <text:p text:style-name="P49">The Vespers Gospel</text:p>
      <text:p text:style-name="P97">Psalm 88:14,15</text:p>
      <text:p text:style-name="P98"><text:tab/><text:span text:style-name="T6">A Psalm of David.</text:span></text:p>
      <text:p text:style-name="P96"><text:tab/><text:span text:style-name="T1">I have exalted one chosen out of my people: I have found David my servant; with holy oil have I anointed him: For my hand shall support him. </text:span><text:span text:style-name="T6">Alleluia.</text:span></text:p>
      <text:p text:style-name="P128"><text:tab/></text:p>
      <text:p text:style-name="P58"/>
      <text:p text:style-name="P31">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131:7,12,13</text:p>
      <text:p text:style-name="P102"><text:tab/><text:span text:style-name="T6">A Psalm of David.</text:span></text:p>
      <text:p text:style-name="P112"><text:tab/><text:span text:style-name="T1">Thy priests shall be clothed with righteousness: Thy saints shall rejoice for the sake of Thy servant David. I have prepared a lamp for My Anointed: And on Him my holiness shall blossom. </text:span>Alleluia.</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pan text:style-name="T66">when men shall hate you, and when they shall separate you </text:span><text:span text:style-name="T68">from their </text:span><text:soft-page-break/><text:span text:style-name="T68">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7:18-8:13</text:p>
      <text:p text:style-name="P60"><text:tab/><text:span text:style-name="T6">A chapter from the Epistle of our teacher Paul to the Hebrews. His blessing be upon us. Amen.</text:span></text:p>
      <text:section text:style-name="Sect1" text:name="Section141">
        <text:p text:style-name="P136"><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7"><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pan text:style-name="T22">saith he, </text:span><text:span text:style-name="T26">that</text:span><text:span text:style-name="T22"> thou make all things according to the pattern shewed to thee in the mount.</text:span></text:p>
        <text:p text:style-name="P137"><text:soft-page-break/><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0"/>
      </text:section>
      <text:p text:style-name="P58"><text:tab/><text:span text:style-name="T6">The grace of God the Father be with you all. Amen.</text:span></text:p>
      <text:p text:style-name="P59"/>
      <text:p text:style-name="P46">The Catholic Epistle</text:p>
      <text:p text:style-name="P58">3 John 1:1-15</text:p>
      <text:p text:style-name="P60"><text:tab/><text:span text:style-name="T6">The Catholic Epistle from the Third Epistle of our teacher John. His Blessing be upon us. Amen.</text:span></text:p>
      <text:section text:style-name="Sect1" text:name="Section142">
        <text:p text:style-name="P136"><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7"><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7"><text:span text:style-name="T21"><text:tab/>I wrote unto the church: but Diotrephes, who loveth to have the preeminence among them, receiveth us not. Wherefore, if I come, I will remember his deeds which he doeth, prating against us with malicious words: and not content therewith, </text:span><text:span text:style-name="T21">neither doth he himself receive the brethren, and forbiddeth them that would, and casteth </text:span><text:span text:style-name="T26">them</text:span><text:span text:style-name="T22"> out of the church. </text:span><text:span text:style-name="T22">Beloved, follow not that which </text:span><text:soft-page-break/><text:span text:style-name="T22">is evil, but that which is good. He that </text:span><text:span text:style-name="T22">doeth good is of God: but he that doeth evil hath not seen God.</text:span></text:p>
        <text:p text:style-name="P137"><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143">
        <text:p text:style-name="P136"><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
      <text:p text:style-name="P30">The Gospel</text:p>
      <text:p text:style-name="P100">Psalm 98:5,6</text:p>
      <text:p text:style-name="P102"><text:tab/><text:span text:style-name="T6">A Psalm of David.</text:span></text:p>
      <text:p text:style-name="P134"><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3"/>
      <text:p text:style-name="P58">John 16:20-3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6"><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7"><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7"><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2"/>
      <text:p text:style-name="P56">The Twenty-Ninth Day of Athor</text:p>
      <text:p text:style-name="P100"><text:soft-page-break/>Annual Tune on weekdays, Joyful tune on Sundays</text:p>
      <text:p text:style-name="P86">Commemoration of the Annunciation, Nativity and the Ressurection if falling on a Sunday</text:p>
      <text:p text:style-name="P88">St. Peter the High Priest and the Seal of the Martyrs</text:p>
      <text:p text:style-name="P89">St. Celement, the bishop of Rome and the martyr</text:p>
      <text:p text:style-name="P87"><text:tab/>(also Paopi 16, 18; Athor 2; Meshir 11, 20; Phamenoth 3, 12, 16, 20, 24; Pharamuthi 14, 22; Pashons 4; Paoni 18)</text:p>
      <text:p text:style-name="P87"/>
      <text:p text:style-name="P49">The Vespers Gospel</text:p>
      <text:p text:style-name="P97">Psalm 88:18,21</text:p>
      <text:p text:style-name="P98"><text:tab/><text:span text:style-name="T6">A Psalm of David.</text:span></text:p>
      <text:p text:style-name="P96"><text:tab/><text:span text:style-name="T4">I shall establish His seed for ever: And His Throne as the sun before me. His seed shall endure forever, and His Throne as the days of heaven. </text:span><text:span text:style-name="T6">Alleluia.</text:span></text:p>
      <text:p text:style-name="P102"/>
      <text:p text:style-name="P58">Luke 9:18-2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6"><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59"/>
      <text:p text:style-name="P48"/>
      <text:p text:style-name="P29">The Matins Gospel</text:p>
      <text:p text:style-name="P100">Psalm 106:23,31</text:p>
      <text:p text:style-name="P102"><text:tab/><text:span text:style-name="T6">A Psalm of David.</text:span></text:p>
      <text:p text:style-name="P134"><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0"/>
      <text:p text:style-name="P58">Mark 8:22-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6"><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7"><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4:14-5:14</text:p>
      <text:p text:style-name="P60"><text:tab/><text:span text:style-name="T6">A chapter from the Epistle of our teacher Paul to the Hebrews. His blessing be upon us. Amen.</text:span></text:p>
      <text:section text:style-name="Sect1" text:name="Section147">
        <text:p text:style-name="P136"><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7"><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pan text:style-name="T22">reason hereof he ought, as for the people, so also for himself, to offer for sins. </text:span><text:span text:style-name="T31">4 </text:span><text:span text:style-name="T22">And no man taketh this honour </text:span><text:soft-page-break/><text:span text:style-name="T22">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7"><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8"><text:tab/><text:span text:style-name="T6">The grace of God the Father be with you all. Amen.</text:span></text:p>
      <text:p text:style-name="P59"/>
      <text:p text:style-name="P46">The Catholic Epistle</text:p>
      <text:p text:style-name="P58">1 Peter 1:1-9</text:p>
      <text:p text:style-name="P60"><text:tab/><text:span text:style-name="T6">The Catholic Epistle from the First Epistle of our teacher Peter. His Blessing be upon us. Amen.</text:span></text:p>
      <text:section text:style-name="Sect1" text:name="Section148">
        <text:p text:style-name="P136"><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7"><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pan text:style-name="T22">appearing of Jesus Christ: Whom having not seen, ye love; in whom, though now ye see </text:span><text:span text:style-name="T26">him</text:span><text:span text:style-name="T22"> not, yet believing, ye rejoice with joy unspeakable </text:span><text:soft-page-break/><text:span text:style-name="T22">and full of glory: Receiving the end of your faith, </text:span><text:span text:style-name="T26">even</text:span><text:span text:style-name="T22"> the salvation of </text:span><text:span text:style-name="T26">your</text:span><text:span text:style-name="T22">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24</text:p>
      <text:p text:style-name="P60"><text:tab/><text:span text:style-name="T6">A chapter from the Acts of our fathers the pure Apostles, who were invested with the grace of the Holy Spirit. Their blessing be with us all. Amen.</text:span></text:p>
      <text:section text:style-name="Sect1" text:name="Section149">
        <text:p text:style-name="P136"><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pan text:style-name="T22">Rhoda. And when she knew Peter’s voice, she opened not the gate for gladness, but ran in, and told how Peter stood before the gate. And they said unto her, Thou art mad. But she constantly affirmed that it was even </text:span><text:span text:style-name="T22">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7"><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59"><text:soft-page-break/><text:tab/><text:span text:style-name="T6">The word of the Lord abides in this church and in every church. Amen.</text:span></text:p>
      <text:p text:style-name="P59"/>
      <text:p text:style-name="P46">The Gospel</text:p>
      <text:p text:style-name="P100">Psalm 109:5,6,8</text:p>
      <text:p text:style-name="P102"><text:tab/><text:span text:style-name="T6">A Psalm of David.</text:span></text:p>
      <text:p text:style-name="P96"><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4"/>
      <text:p text:style-name="P133">The Thirtieth Day of Athor</text:p>
      <text:p text:style-name="P100">Annual Tune</text:p>
      <text:p text:style-name="P106">St. Acacius, Patriarch of Constantinople</text:p>
      <text:p text:style-name="P100">Consecration of the Church of Sts. Kosman, Damian, their brothers,a nd their mother</text:p>
      <text:p text:style-name="P100">St. Macarius the martyr</text:p>
      <text:p text:style-name="P100"/>
      <text:p text:style-name="P126"><text:tab/>See the Third Day of Epip.</text:p>
      <text:p text:style-name="P41">The First Day of Koiak</text:p>
      <text:p text:style-name="P100">Koiak Tune</text:p>
      <text:p text:style-name="P106">St. Peter the Iberian</text:p>
      <text:p text:style-name="P100">Consecration of the Church of St. Shenoute the Archmandrite</text:p>
      <text:p text:style-name="P100"/>
      <text:p text:style-name="P126"><text:tab/>See the Seventeenth Day of Athor.</text:p>
      <text:p text:style-name="P126"/>
      <text:p text:style-name="P133">The Second Day of Koiak</text:p>
      <text:p text:style-name="P100">Koiak Tune</text:p>
      <text:p text:style-name="P106">Abba Hor, the monk</text:p>
      <text:p text:style-name="P100"/>
      <text:p text:style-name="P126"><text:tab/>See the Sixteenth Day of Paoni.</text:p>
      <text:p text:style-name="P118"/>
      <text:p text:style-name="P133">The Third Day of Koiak</text:p>
      <text:p text:style-name="P100">Koiak Tune</text:p>
      <text:p text:style-name="P106">The Entry of the Theotokos into the Temple</text:p>
      <text:p text:style-name="P100"/>
      <text:p text:style-name="P126"><text:tab/>See the First Day of Pashons.</text:p>
      <text:p text:style-name="P118"/>
      <text:p text:style-name="P133">The Fourth Day of Koiak</text:p>
      <text:p text:style-name="P100">Koiak Tune</text:p>
      <text:p text:style-name="P106">St. Andrew the Apostle</text:p>
      <text:p text:style-name="P100"/>
      <text:p text:style-name="P126"><text:tab/>See the Fifth Day of Epip.</text:p>
      <text:p text:style-name="P126"/>
      <text:p text:style-name="P133">The Fifth Day of Koiak</text:p>
      <text:p text:style-name="P100">Koiak Tune</text:p>
      <text:p text:style-name="P106">Nahum the Prophet</text:p>
      <text:p text:style-name="P100">St. Victor the martyr</text:p>
      <text:p text:style-name="P100">St. Isidor the martyr</text:p>
      <text:p text:style-name="P100"/>
      <text:p text:style-name="P126"><text:tab/>Seethe Eighth Day of Thoout.</text:p>
      <text:p text:style-name="P126"/>
      <text:p text:style-name="P133">The Sixth Day of Koiak</text:p>
      <text:p text:style-name="P101">Koiak Tune</text:p>
      <text:p text:style-name="P101">St. Patlas, priest and martyr</text:p>
      <text:p text:style-name="P107">St. Abraham, 62<text:span text:style-name="T53">nd</text:span> Patriarch of Alexandria</text:p>
      <text:p text:style-name="P101"/>
      <text:p text:style-name="P126"><text:tab/>See the Third Day of Epip.</text:p>
      <text:p text:style-name="P133"><text:soft-page-break/>The Seventh Day of Koiak</text:p>
      <text:p text:style-name="P100">Koiak Tune</text:p>
      <text:p text:style-name="P106">St. Matthew the Poor</text:p>
      <text:p text:style-name="P100"/>
      <text:p text:style-name="P126"><text:tab/>See the Second Day of Meshir.</text:p>
      <text:p text:style-name="P118"/>
      <text:p text:style-name="P133">The Eighth Day of Koiak</text:p>
      <text:p text:style-name="P100">Koiak Tune</text:p>
      <text:p text:style-name="P100">St. Theoclas, 13<text:span text:style-name="T53">th</text:span> Patriarch of Alexandria</text:p>
      <text:p text:style-name="P100">Sts. Barbara nd Juliana the martyrs</text:p>
      <text:p text:style-name="P106">Sts. Isi and Tecla the martyrs</text:p>
      <text:p text:style-name="P100">St. Samuel of El-Zalamun</text:p>
      <text:p text:style-name="P100"/>
      <text:p text:style-name="P126"><text:tab/>See the Thirteenth Day of Phamenoth.</text:p>
      <text:p text:style-name="P126"/>
      <text:p text:style-name="P133">The Ninth Day of Koiak</text:p>
      <text:p text:style-name="P100">Koiak Tune</text:p>
      <text:p text:style-name="P106">St. Peomin the confessor</text:p>
      <text:p text:style-name="P100"/>
      <text:p text:style-name="P126"><text:tab/>See the Twenty-Second Day of Tobi.</text:p>
      <text:p text:style-name="P126"/>
      <text:p text:style-name="P133">The Tenth Day of Koiak</text:p>
      <text:p text:style-name="P100">Koiak Tune</text:p>
      <text:p text:style-name="P100">Translocation of the Body of St. Severus, Patriarch of Antioch</text:p>
      <text:p text:style-name="P106">St. Nicholas of Myra, the confessor</text:p>
      <text:p text:style-name="P100"/>
      <text:p text:style-name="P126"><text:tab/>See the Twenty-Eighth Day of Athor.</text:p>
      <text:p text:style-name="P126"/>
      <text:p text:style-name="P133">The Eleventh Day of Koiak</text:p>
      <text:p text:style-name="P100">Koiak Tune</text:p>
      <text:p text:style-name="P106">St. Pijimi</text:p>
      <text:p text:style-name="P100"/>
      <text:p text:style-name="P126"><text:tab/>See for the Sixteenth Day of Paoni.</text:p>
      <text:p text:style-name="P127"/>
      <text:p text:style-name="P133"/>
      <text:p text:style-name="P37">The Twelfth Day of Koiak</text:p>
      <text:p text:style-name="P100"><text:soft-page-break/>Koiak Tune</text:p>
      <text:p text:style-name="P100">Commemoration of Archangel Michael</text:p>
      <text:p text:style-name="P106">St. Hedra bishop of Aswan</text:p>
      <text:p text:style-name="P100">St. John, the Confessor</text:p>
      <text:p text:style-name="P100">Assembly of a council in Rom in 249 A.D.</text:p>
      <text:p text:style-name="P100"/>
      <text:p text:style-name="P126"><text:tab/>See the Twentieth Day of Pashons.</text:p>
      <text:p text:style-name="P126"/>
      <text:p text:style-name="P133">The Thirteenth Day of Koiak</text:p>
      <text:p text:style-name="P100">Koiak Tune</text:p>
      <text:p text:style-name="P106">Commemoration of the conception of St. Anna, the mother of the Theotokos</text:p>
      <text:p text:style-name="P100">St. Barsanuphius, the martyr</text:p>
      <text:p text:style-name="P100">St. Apracuous, the ascetic</text:p>
      <text:p text:style-name="P100">Consecration of the Church of St. Misael, the pilgrim</text:p>
      <text:p text:style-name="P100"/>
      <text:p text:style-name="P126"><text:tab/>See for the Twenty-Sixth Day of Thoout.</text:p>
      <text:p text:style-name="P126"/>
      <text:p text:style-name="P133">The Fourteenth Day of Koiak</text:p>
      <text:p text:style-name="P100">Koiak Tune</text:p>
      <text:p text:style-name="P106">Sts. Behnam and Sarah his sister</text:p>
      <text:p text:style-name="P100">St. Christodoulos the martyr</text:p>
      <text:p text:style-name="P100">Sts. Simon of Manoufia, Abba Hor, and Abba Menas the elder, the martyrs</text:p>
      <text:p text:style-name="P100">St. Ammonias the bishop</text:p>
      <text:p text:style-name="P100"/>
      <text:p text:style-name="P104"><text:tab/>See for the Twenty-Seventh Day of Pharamuthi.</text:p>
      <text:p text:style-name="P104"/>
      <text:p text:style-name="P133">The Fifteenth Day of Koiak</text:p>
      <text:p text:style-name="P100">Koiak Tune</text:p>
      <text:p text:style-name="P106">St. Gregory the Armenian</text:p>
      <text:p text:style-name="P100"/>
      <text:p text:style-name="P126"><text:tab/>See the Seventeenth Day of Athor.</text:p>
      <text:p text:style-name="P126"/>
      <text:p text:style-name="P133">The Sixteenth Day of Koiak</text:p>
      <text:p text:style-name="P100">Koiak Tune</text:p>
      <text:p text:style-name="P100">Gideon the judge</text:p>
      <text:p text:style-name="P100">Sts. Harouadi, Annanias, and Khoozy the martyrs from Akmim</text:p>
      <text:p text:style-name="P106">Consecration of the Church of St. James the Persian</text:p>
      <text:p text:style-name="P100"/>
      <text:p text:style-name="P126"><text:tab/>See for the Twenty-Seventh Day of Athor.</text:p>
      <text:p text:style-name="P126"/>
      <text:p text:style-name="P133">The Seventeenth Day of Koiak</text:p>
      <text:p text:style-name="P100"><text:soft-page-break/>Koiak Tune</text:p>
      <text:p text:style-name="P106">Translocation of the relics of St. Luke the Stylite</text:p>
      <text:p text:style-name="P106"/>
      <text:p text:style-name="P126"><text:tab/>See the Third Day of Mesori.</text:p>
      <text:p text:style-name="P126"/>
      <text:p text:style-name="P133">The Eighteenth Day of Koiak</text:p>
      <text:p text:style-name="P100">Koiak Tune</text:p>
      <text:p text:style-name="P106">Translocation of the relics of St. Titus the Apostle</text:p>
      <text:p text:style-name="P100">St. Hercules the martyr and St. Philemon the presbyter</text:p>
      <text:p text:style-name="P100"/>
      <text:p text:style-name="P126"><text:tab/>See the Twenty-Second Day of Paopi.</text:p>
      <text:p text:style-name="P126"/>
      <text:p text:style-name="P133">The Nineteenth Day of Koiak</text:p>
      <text:p text:style-name="P100">Koiak Tune</text:p>
      <text:p text:style-name="P106">St. John, bishop of El-Borolos</text:p>
      <text:p text:style-name="P100"/>
      <text:p text:style-name="P126"><text:tab/>See the Twenty-Eighth Day of Athor.</text:p>
      <text:p text:style-name="P126"/>
      <text:p text:style-name="P133">The Twentieth Day of Koiak</text:p>
      <text:p text:style-name="P100">Koiak Tune</text:p>
      <text:p text:style-name="P106">Haggai the Prophet</text:p>
      <text:p text:style-name="P100"/>
      <text:p text:style-name="P126"><text:tab/>See the Eighth Day of Thoout.</text:p>
      <text:p text:style-name="P126"/>
      <text:p text:style-name="P133">The Twenty-First Day of Koiak</text:p>
      <text:p text:style-name="P100">Koiak Tune</text:p>
      <text:p text:style-name="P100">Commemoration of the Theotokos</text:p>
      <text:p text:style-name="P106">St. Barnabas, the Disciple</text:p>
      <text:p text:style-name="P100"/>
      <text:p text:style-name="P126"><text:tab/>See for the Fifth Day of Epip.</text:p>
      <text:p text:style-name="P127"/>
      <text:p text:style-name="P56"/>
      <text:p text:style-name="P28">The Twenty-Second Day of Koiak</text:p>
      <text:p text:style-name="P73">Koiak Tune</text:p>
      <text:p text:style-name="P74">Commemoration of Archangle Gabriel</text:p>
      <text:p text:style-name="P73">St. Anastasius the 36<text:span text:style-name="T53">th</text:span> Patriarch of Alexandria</text:p>
      <text:p text:style-name="P91"><text:tab/><text:span text:style-name="T12">(also Phamenoth 30)</text:span></text:p>
      <text:p text:style-name="P83"/>
      <text:p text:style-name="P49">The Vespers Gospel</text:p>
      <text:p text:style-name="P97">Psalm 33:6,7</text:p>
      <text:p text:style-name="P98"><text:tab/><text:span text:style-name="T6">A Psalm of David.</text:span></text:p>
      <text:p text:style-name="P136"><text:span text:style-name="T60"><text:tab/>The angel of the Lord encamps round about everyone who fears Him, and He will deliver them. O taste and see that the Lord is sweet: blessed is the man that hopes in Him. </text:span><text:span text:style-name="T62">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text:p>
      <text:p text:style-name="P102"><text:tab/><text:span text:style-name="T6">A Psalm of David.</text:span></text:p>
      <text:p text:style-name="P96"><text:span text:style-name="T5"><text:tab/></text:span><text:span text:style-name="T1">Worship Him all ye His angels: Zion heard, and was glad; and the daughters of Judah rejoiced because of Thy judgments, O LORD.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ains, and seeketh that which is gone astray?</text:span><text:span text:style-name="T23"> </text:span><text:span text:style-name="T67">And if so be that he find </text:span><text:soft-page-break/><text:span text:style-name="T67">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153">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7"><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pan text:style-name="T22">And again, Behold I and the children which God hath given me.</text:span></text:p>
        <text:p text:style-name="P137"><text:span text:style-name="T22"><text:tab/>Forasmuch then as the children are partakers of flesh and blood, he </text:span><text:soft-page-break/><text:span text:style-name="T22">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8"><text:soft-page-break/><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15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155">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6"/>
      <text:p text:style-name="P30">The Gospel</text:p>
      <text:p text:style-name="P100">Psalm 137:1</text:p>
      <text:p text:style-name="P102"><text:tab/><text:span text:style-name="T6">A Psalm of David.</text:span></text:p>
      <text:p text:style-name="P96"><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0"/>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6"><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3"/>
      <text:p text:style-name="P133">The Twenty-Third Day of Koiak</text:p>
      <text:p text:style-name="P100">Koiak Tune</text:p>
      <text:p text:style-name="P106">King David</text:p>
      <text:p text:style-name="P100">St. Timothy, the pilgrim</text:p>
      <text:p text:style-name="P100"/>
      <text:p text:style-name="P126"><text:tab/>See the Eighth Day of Thoout.</text:p>
      <text:p text:style-name="P133"><text:soft-page-break/>The Twenty-Fourth Day of Koiak</text:p>
      <text:p text:style-name="P100">Koiak Tune</text:p>
      <text:p text:style-name="P106">St. Ignatius, Patriarch of Alexandria</text:p>
      <text:p text:style-name="P100">St. Philogonus, Patriarch of Alexandria</text:p>
      <text:p text:style-name="P100">Birth of St. Tekla Hemanout, the Ethiopian</text:p>
      <text:p text:style-name="P100"/>
      <text:p text:style-name="P126"><text:tab/>See for the Fourth Day of Tobi.</text:p>
      <text:p text:style-name="P126"/>
      <text:p text:style-name="P133">The Twenty-Fifth Day of Koiak</text:p>
      <text:p text:style-name="P100">Koiak Tune</text:p>
      <text:p text:style-name="P106">Abba John Kame</text:p>
      <text:p text:style-name="P100"/>
      <text:p text:style-name="P126"><text:tab/>See the Second Day of Meshir.</text:p>
      <text:p text:style-name="P118"/>
      <text:p text:style-name="P133">The Twenty-Sixth Day of Koiak</text:p>
      <text:p text:style-name="P100">Koiak Tune</text:p>
      <text:p text:style-name="P106">St. Anastasia the martyr</text:p>
      <text:p text:style-name="P100">St. Juliana the martyr</text:p>
      <text:p text:style-name="P100"/>
      <text:p text:style-name="P126"><text:tab/>See the Thirtieth Day of Tobi.</text:p>
      <text:p text:style-name="P126"/>
      <text:p text:style-name="P133">The Twenty-Seventh Day of Koiak</text:p>
      <text:p text:style-name="P100">Koiak Tune</text:p>
      <text:p text:style-name="P106">Abba Bisadi the bishop and martyr</text:p>
      <text:p text:style-name="P100"/>
      <text:p text:style-name="P126"><text:tab/>See the Twenty-Eighth Day of Athor.</text:p>
      <text:p text:style-name="P127"/>
      <text:p text:style-name="P56"/>
      <text:p text:style-name="P28">The Twenty-Eighth Day of Koiak</text:p>
      <text:p text:style-name="P73">Annual Tune</text:p>
      <text:p text:style-name="P74">Paramouni of the Feast of Nativity</text:p>
      <text:p text:style-name="P75">Martyrdom of 150 men and 24 women from Antipolis</text:p>
      <text:p text:style-name="P73"/>
      <text:p text:style-name="P49">The Vespers Gospel</text:p>
      <text:p text:style-name="P97">Psalm 49:2,18</text:p>
      <text:p text:style-name="P98"><text:tab/><text:span text:style-name="T6">A Psalm of David.</text:span></text:p>
      <text:p text:style-name="P96"><text:span text:style-name="T4"><text:tab/>Out of Zion, the comeliness of His beauty: God will come manifestly. And the way is there where I will show him the salvation of God. </text:span><text:span text:style-name="T6">Alleluia.</text:span></text:p>
      <text:p text:style-name="P102"/>
      <text:p text:style-name="P58">Matthew 1:1-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6"><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59"/>
      <text:p text:style-name="P48">The Matins Gospel</text:p>
      <text:p text:style-name="P100">Psalm 75:1</text:p>
      <text:p text:style-name="P102"><text:soft-page-break/><text:tab/><text:span text:style-name="T6">A Psalm of David.</text:span></text:p>
      <text:p text:style-name="P96"><text:span text:style-name="T5"><text:tab/></text:span><text:span text:style-name="T1">God is manifested in Judea: His name is great in Israel. His place is in peace: And His dwelling is in Zion. </text:span><text:span text:style-name="T6">Alleluia.</text:span></text:p>
      <text:p text:style-name="P110"/>
      <text:p text:style-name="P58">Matthew 1:18-2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6"><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3:15-4:18</text:p>
      <text:p text:style-name="P60"><text:tab/><text:span text:style-name="T6">A chapter from the Epistle of our teacher Paul to the Galatians. His blessing be upon us. Amen.</text:span></text:p>
      <text:section text:style-name="Sect1" text:name="Section159">
        <text:p text:style-name="P136"><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pan text:style-name="T22">of promise: but God gave </text:span><text:span text:style-name="T26">it</text:span><text:span text:style-name="T22"> to Abraham by promise.</text:span></text:p>
        <text:p text:style-name="P137"><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text:span><text:soft-page-break/><text:span text:style-name="T22">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7"><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7"><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7"><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pan text:style-name="T22">would have plucked out your own eyes, and have given them to me. </text:span><text:span text:style-name="T22">Am I therefore become your enemy, because I tell you the truth?</text:span></text:p>
        <text:p text:style-name="P137"><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text:span><text:soft-page-break/><text:span text:style-name="T22">in </text:span><text:span text:style-name="T26">a</text:span><text:span text:style-name="T22"> good </text:span><text:span text:style-name="T26">thing</text:span><text:span text:style-name="T22">, and not only when I am present with you.</text:span></text:p>
      </text:section>
      <text:p text:style-name="P58"><text:soft-page-break/><text:tab/><text:span text:style-name="T6">The grace of God the Father be with you all. Amen.</text:span></text:p>
      <text:p text:style-name="P59"/>
      <text:p text:style-name="P46">The Catholic Epistle</text:p>
      <text:p text:style-name="P58">1 John 4:1-14</text:p>
      <text:p text:style-name="P60"><text:tab/><text:span text:style-name="T6">The Catholic Epistle from the First Epistle of our teacher John. His Blessing be upon us. Amen.</text:span></text:p>
      <text:section text:style-name="Sect1" text:name="Section160">
        <text:p text:style-name="P136"><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7"><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7"><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3:13-25</text:p>
      <text:p text:style-name="P60"><text:tab/><text:span text:style-name="T6">A chapter from the Acts of our fathers the pure Apostles, who were invested with the grace of the Holy Spirit. Their blessing be with us all. Amen.</text:span></text:p>
      <text:section text:style-name="Sect1" text:name="Section161">
        <text:p text:style-name="P65"><text:span text:style-name="T13"><text:tab/></text:span><text:span text:style-name="T21">Now when Paul and his company loosed from Paphos, they came to Perga in Pamphylia: and John departing from them returned to Jerusalem.</text:span></text:p>
        <text:p text:style-name="P137"><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59"><text:tab/><text:span text:style-name="T6">The word of the Lord abides in this church and in every church. Amen.</text:span></text:p>
      <text:p text:style-name="P59"/>
      <text:p text:style-name="P46">The Gospel</text:p>
      <text:p text:style-name="P100">Psalm 108:3,109:4</text:p>
      <text:p text:style-name="P102"><text:tab/><text:span text:style-name="T6">A Psalm of David.</text:span></text:p>
      <text:p text:style-name="P96"><text:span text:style-name="T1"><text:tab/>The dominion is Thine in the day of Thy power: In the brightness of the saints. From the womb, before the morning star have I begotten Thee. </text:span><text:span text:style-name="T6">Alleluia.</text:span></text:p>
      <text:p text:style-name="P102"/>
      <text:p text:style-name="P58"/>
      <text:p text:style-name="P31">Luke 2: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6"><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7"><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2"/>
      <text:p text:style-name="P56"/>
      <text:p text:style-name="P28">The Twenty-Ninth Day of Koiak</text:p>
      <text:p text:style-name="P73">Joyful Tune</text:p>
      <text:p text:style-name="P74">The Feast of the Nativity</text:p>
      <text:p text:style-name="P76"/>
      <text:p text:style-name="P49">The Vespers Gospel</text:p>
      <text:p text:style-name="P97">Psalm 71:8</text:p>
      <text:p text:style-name="P98"><text:tab/><text:span text:style-name="T6">A Psalm of David.</text:span></text:p>
      <text:p text:style-name="P96"><text:span text:style-name="T4"><text:tab/>The kings of Tarshish and of the isles shall bring presents: the kings of the Arabs and Seba shall offer gifts. </text:span><text:span text:style-name="T6">Alleluia.</text:span></text:p>
      <text:p text:style-name="P102"/>
      <text:p text:style-name="P58">Luke 3:23-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6"><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pan text:style-name="T26">son</text:span><text:span text:style-name="T22"> of Sala, Which was </text:span><text:span text:style-name="T26">the son</text:span><text:span text:style-name="T22"> of Cainan, which was </text:span><text:span text:style-name="T26">the son</text:span><text:span text:style-name="T22"> of </text:span><text:soft-page-break/><text:span text:style-name="T22">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59"/>
      <text:p text:style-name="P48">The Matins Gospel</text:p>
      <text:p text:style-name="P100">Psalm 71:13</text:p>
      <text:p text:style-name="P102"><text:tab/><text:span text:style-name="T6">A Psalm of David.</text:span></text:p>
      <text:p text:style-name="P96"><text:span text:style-name="T1"><text:tab/>And He shall live: And to Him shall be given of the gold of Arabia. Prayer also shall be made for Him continually: And daily shall He be praised. </text:span><text:span text:style-name="T6">Alleluia.</text:span></text:p>
      <text:p text:style-name="P110"/>
      <text:p text:style-name="P58">John 1:14-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6"><text:span text:style-name="T52"><text:tab/></text:span><text:span text:style-name="T23">And the Word was made flesh, and dwelt among us, (and we beheld his glory, the glory as of the only begotten of the Father,) full of grace and truth.</text:span></text:p>
        <text:p text:style-name="P137"><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First Epistle of our teacher Paul to the Hebrews. His blessing be upon us. Amen.</text:span></text:p>
      <text:section text:style-name="Sect1" text:name="Section165">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7"><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pan text:style-name="T22">to me a Son? And again, when he bringeth in the firstbegotten into the world, he saith, And let all the angels </text:span><text:soft-page-break/><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8"><text:soft-page-break/><text:tab/><text:span text:style-name="T6">The grace of God the Father be with you all. Amen.</text:span></text:p>
      <text:p text:style-name="P59"/>
      <text:p text:style-name="P46">The Catholic Epistle</text:p>
      <text:p text:style-name="P58">2 Peter 1:12-17</text:p>
      <text:p text:style-name="P60"><text:tab/><text:span text:style-name="T6">The Catholic Epistle from the Second Epistle of our teacher Peter. His Blessing be upon us. Amen.</text:span></text:p>
      <text:section text:style-name="Sect1" text:name="Section16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2"><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pan text:style-name="T22">such a voice to him from the excellent glory, This is my beloved Son, in whom I am well pleas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6-33a</text:p>
      <text:p text:style-name="P60"><text:tab/><text:span text:style-name="T6">A chapter from the Acts of our fathers the pure Apostles, who were invested with the grace of the Holy Spirit. Their blessing be with us all. Amen.</text:span></text:p>
      <text:section text:style-name="Sect1" text:name="Section167">
        <text:p text:style-name="P136"><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59"><text:tab/><text:span text:style-name="T6">The word of the Lord abides in this church and in every church. Amen.</text:span></text:p>
      <text:p text:style-name="P59"/>
      <text:p text:style-name="P46">The Gospel</text:p>
      <text:p text:style-name="P100">Psalm 2:5,6</text:p>
      <text:p text:style-name="P102"><text:tab/><text:span text:style-name="T6">A Psalm of David.</text:span></text:p>
      <text:p text:style-name="P96"><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2"/>
      <text:p text:style-name="P58">Matthew 2:1-1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6"><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text:span><text:span text:style-name="T23">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7"><text:soft-page-break/><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2"><text:soft-page-break/></text:p>
      <text:p text:style-name="P56">The Thirtieth Day of Koiak</text:p>
      <text:p text:style-name="P73">Joyful Tune</text:p>
      <text:p text:style-name="P74">Second day of the Feast of the Nativity</text:p>
      <text:p text:style-name="P73">St. John the Hegoumen</text:p>
      <text:p text:style-name="P73"/>
      <text:p text:style-name="P49">The Vespers Gospel</text:p>
      <text:p text:style-name="P97">Psalm 71:1</text:p>
      <text:p text:style-name="P98"><text:tab/><text:span text:style-name="T6">A Psalm of David.</text:span></text:p>
      <text:p text:style-name="P96"><text:tab/><text:span text:style-name="T4">O God, give the king Thy judgments: And Thy righteousness unto the king's son: To judge Thy people with righteousness, and Thy poor with judgment. </text:span><text:span text:style-name="T6">Alleluia.</text:span></text:p>
      <text:p text:style-name="P100"/>
      <text:p text:style-name="P58">Matthew 12:15-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6"><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59"/>
      <text:p text:style-name="P48">The Matins Gospel</text:p>
      <text:p text:style-name="P100">Psalm 72:11</text:p>
      <text:p text:style-name="P102"><text:tab/><text:span text:style-name="T6">A Psalm of David.</text:span></text:p>
      <text:p text:style-name="P96"><text:span text:style-name="T5"><text:tab/></text:span><text:span text:style-name="T1">The kings of the earth shall worship Him: All nations shall serve Him. The whole earth shall be filled with His glory. </text:span><text:span text:style-name="T6">Alleluia.</text:span></text:p>
      <text:p text:style-name="P110"/>
      <text:p text:style-name="P58">Matthew 22:4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6"><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4:19-5:1</text:p>
      <text:p text:style-name="P60"><text:tab/><text:span text:style-name="T6">A chapter from the Epistle of our teacher Paul to the Galatians. His blessing be upon us. Amen.</text:span></text:p>
      <text:section text:style-name="Sect1" text:name="Section171">
        <text:p text:style-name="P136"><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7"><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text:span><text:span text:style-name="T22">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39"><text:tab/>Stand fast therefore in the liberty wherewith Christ hath made us free, and be not entangled again with the yoke of bondage.</text:p>
      </text:section>
      <text:p text:style-name="P58"><text:tab/><text:span text:style-name="T6">The grace of God the Father be with you all. Amen.</text:span></text:p>
      <text:p text:style-name="P59"/>
      <text:p text:style-name="P46">The Catholic Epistle</text:p>
      <text:p text:style-name="P58">1 John 4:15-5:4</text:p>
      <text:p text:style-name="P60"><text:tab/><text:span text:style-name="T6">The Catholic Epistle from the First Epistle of our teacher John. His Blessing be upon us. Amen.</text:span></text:p>
      <text:section text:style-name="Sect1" text:name="Section17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tab/>Herein is our love made perfect, that we may have boldness in the day of judgment: because as he is, so are we in this world. There is no fear in </text:span><text:soft-page-break/><text:span text:style-name="T21">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7"><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0"><text:soft-page-break/><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The Praxis</text:p>
      <text:p text:style-name="P58">Acts 13:36-43</text:p>
      <text:p text:style-name="P60"><text:tab/><text:span text:style-name="T6">A chapter from the Acts of our fathers the pure Apostles, who were invested with the grace of the Holy Spirit. Their blessing be with us all. Amen.</text:span></text:p>
      <text:section text:style-name="Sect1" text:name="Section173">
        <text:p text:style-name="P136"><text:span text:style-name="T50"><text:tab/></text:span><text:span text:style-name="T21">For David, after he had served his own generation by the will of God, fell on sleep, and was laid unto his fathers, and saw corruption: But he, </text:span><text:span text:style-name="T21">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7"><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59"><text:tab/><text:span text:style-name="T6">The word of the Lord abides in this church and in every church. Amen.</text:span></text:p>
      <text:p text:style-name="P59"/>
      <text:p text:style-name="P46">The Gospel</text:p>
      <text:p text:style-name="P100">Psalm 72:17</text:p>
      <text:p text:style-name="P102"><text:tab/><text:span text:style-name="T6">A Psalm of David.</text:span></text:p>
      <text:p text:style-name="P96"><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2"/>
      <text:p text:style-name="P58">John 1:1-1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6"><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4"/>
      <text:p text:style-name="P56"/>
      <text:p text:style-name="P39">The First Day of Tobi</text:p>
      <text:p text:style-name="P73">Joyful Tune</text:p>
      <text:p text:style-name="P73">The Third Day of Nativity</text:p>
      <text:p text:style-name="P74">St. Stephen the Archdeacon and martyr</text:p>
      <text:p text:style-name="P73">St. Leontius the martyr</text:p>
      <text:p text:style-name="P99"><text:tab/>(also Thoout 15, 24; Paopi 26; Tobi 1, 20; Phamenoth 19; Pharamuthi 15, 29; Pashons 3, 22; Paoni 1, 25; Epip 6)</text:p>
      <text:p text:style-name="P83"/>
      <text:p text:style-name="P49">The Vespers Gospel</text:p>
      <text:p text:style-name="P97">Psalm 5:10,11,13</text:p>
      <text:p text:style-name="P98"><text:tab/><text:span text:style-name="T6">A Psalm of David.</text:span></text:p>
      <text:p text:style-name="P96"><text:tab/><text:span text:style-name="T1">let them be glad, all those that hope in Thee: they shall rejoice forever; for Thou, Lord, hast blessed the righteous; as with the shield of good will Thou hast crowned us. </text:span><text:span text:style-name="T6">Alleluia.</text:span></text:p>
      <text:p text:style-name="P103"/>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he Matins Gospel</text:p>
      <text:p text:style-name="P100">Psalm 33:18,19</text:p>
      <text:p text:style-name="P102"><text:tab/><text:span text:style-name="T6">A Psalm of David.</text:span></text:p>
      <text:p text:style-name="P112"><text:tab/><text:span text:style-name="T1">Many are the afflictions of the righteous: And the LORD will deliver them out of them all. The Lord will keep all their bones: not one of them shall be broken. </text:span>Alleluia.</text:p>
      <text:p text:style-name="P58">John 12:20-26</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6"><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1:16-12:12</text:p>
      <text:p text:style-name="P60"><text:tab/><text:span text:style-name="T6">A chapter from the Second Epistle of our teacher Paul to the Corinthians. His blessing be upon us. Amen.</text:span></text:p>
      <text:section text:style-name="Sect1" text:name="Section177">
        <text:p text:style-name="P136"><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7"><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pan text:style-name="T22">fulness, in watchings often, in hunger and thirst, in fastings often, in cold and nakedness. Beside those things that are without, that which cometh upon me daily, the care of all </text:span><text:soft-page-break/><text:span text:style-name="T22">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7"><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7"><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8"><text:soft-page-break/><text:tab/><text:span text:style-name="T6">The grace of God the Father be with you all. Amen.</text:span></text:p>
      <text:p text:style-name="P59"/>
      <text:p text:style-name="P46"/>
      <text:p text:style-name="P30">The Catholic Epistle</text:p>
      <text:p text:style-name="P58">1 Peter 1:25b-2:10</text:p>
      <text:p text:style-name="P60"><text:tab/><text:span text:style-name="T6">The Catholic Epistle from the First Epistle of our teacher Peter. His Blessing be upon us. Amen.</text:span></text:p>
      <text:section text:style-name="Sect1" text:name="Section178">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6:1-7:2</text:p>
      <text:p text:style-name="P60"><text:tab/><text:span text:style-name="T6">A chapter from the Acts of our fathers the pure Apostles, who were invested with the grace of the Holy Spirit. Their blessing be with us all. Amen.</text:span></text:p>
      <text:section text:style-name="Sect1" text:name="Section179">
        <text:p text:style-name="P136"><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pan text:style-name="T22">Prochorus, and Nicanor, and Timon, and Parmenas, and Nicolas a proselyte of Antioch: Whom they </text:span><text:soft-page-break/><text:span text:style-name="T22">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7"><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39"><text:tab/>Then said the high priest, Are these things so? And he said, Men, brethren, and fathers, hearken; The God of glory appeared unto our father Abraham, when he was in Mesopotamia, before he dwelt in Charran.</text:p>
      </text:section>
      <text:p text:style-name="P59"><text:tab/><text:span text:style-name="T6">The word of the Lord abides in this church and in every church. Amen.</text:span></text:p>
      <text:p text:style-name="P59"/>
      <text:p text:style-name="P46">The Gospel</text:p>
      <text:p text:style-name="P100">Psalm 20:3,5</text:p>
      <text:p text:style-name="P102"><text:tab/><text:span text:style-name="T6">A Psalm of David.</text:span></text:p>
      <text:p text:style-name="P96"><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oft-page-break/><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0"><text:soft-page-break/></text:p>
      <text:p text:style-name="P133">The Second Day of Tobi</text:p>
      <text:p text:style-name="P100">Joyful Tune</text:p>
      <text:p text:style-name="P106">St. Theonas, 16<text:span text:style-name="T53">th</text:span> Patriarch of Alexandria</text:p>
      <text:p text:style-name="P100">St. Callinicus, bishop and martyr</text:p>
      <text:p text:style-name="P100"/>
      <text:p text:style-name="P126"><text:tab/>See the Third Day of Epip.</text:p>
      <text:p text:style-name="P127"/>
      <text:p text:style-name="P56">The Third Day of Tobi</text:p>
      <text:p text:style-name="P73">Joyful Tune</text:p>
      <text:p text:style-name="P74">Commemoration of the Slaying of the Infants of Bethlehem</text:p>
      <text:p text:style-name="P73"/>
      <text:p text:style-name="P49">The Vespers Gospel</text:p>
      <text:p text:style-name="P97">Psalm 113:17</text:p>
      <text:p text:style-name="P98"><text:tab/><text:span text:style-name="T6">A Psalm of David.</text:span></text:p>
      <text:p text:style-name="P96"><text:span text:style-name="T4"><text:tab/>The LORD has remembered us and blessed us: He has blessed the house of Israel; He has blessed the house of Aaron. He has blessed them that fear the LORD: both small and great. </text:span><text:span text:style-name="T6">Alleluia.</text:span></text:p>
      <text:p text:style-name="P102"/>
      <text:p text:style-name="P58">Matthew 18: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6"><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7"><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59"/>
      <text:p text:style-name="P48">The Matins Gospel</text:p>
      <text:p text:style-name="P100">Psalm 118:100,109</text:p>
      <text:p text:style-name="P102"><text:tab/><text:span text:style-name="T6">A Psalm of David.</text:span></text:p>
      <text:p text:style-name="P96"><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6"><text:span text:style-name="T52"><text:tab/></text:span><text:span text:style-name="T67">Take heed that ye despise not one of these little ones; for I say unto you, That in heaven their angels do always behold the face of my Father </text:span><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text:span><text:span text:style-name="T67">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text:soft-page-break/>1 Corinthians 13:11-14:4</text:p>
      <text:p text:style-name="P60"><text:tab/><text:span text:style-name="T6">A chapter from the First Epistle of our teacher Paul to the Corinthians. His blessing be upon us. Amen.</text:span></text:p>
      <text:section text:style-name="Sect1" text:name="Section183">
        <text:p text:style-name="P136"><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7"><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8"><text:tab/><text:span text:style-name="T6">The grace of God the Father be with you all. Amen.</text:span></text:p>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184">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ext:span><text:soft-page-break/><text:span text:style-name="T21">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22-30</text:p>
      <text:p text:style-name="P60"><text:tab/><text:span text:style-name="T6">A chapter from the Acts of our fathers the pure Apostles, who were invested with the grace of the Holy Spirit. Their blessing be with us all. Amen.</text:span></text:p>
      <text:section text:style-name="Sect1" text:name="Section185">
        <text:p text:style-name="P65"><text:span text:style-name="T13"><text:tab/></text:span><text:span text:style-name="T21">But Saul increased the more in strength, and confounded the Jews which dwelt at Damascus, proving that this is very Christ.</text:span></text:p>
        <text:p text:style-name="P137"><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59"><text:tab/><text:span text:style-name="T6">The word of the Lord abides in this church and in every church. Amen.</text:span></text:p>
      <text:p text:style-name="P59"/>
      <text:p text:style-name="P46">The Gospel</text:p>
      <text:p text:style-name="P100">Psalm 112:1</text:p>
      <text:p text:style-name="P102"><text:tab/><text:span text:style-name="T6">A Psalm of David.</text:span></text:p>
      <text:p text:style-name="P96"><text:span text:style-name="T1"><text:tab/>Praise the Lord ye children: Praise ye the Name of the Lord. Let the Name of the Lord be blessed from now and forever.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7"><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2"/>
      <text:p text:style-name="P56">The Fourth Day of Tobi</text:p>
      <text:p text:style-name="P73">Joyful Tune</text:p>
      <text:p text:style-name="P73">St. John the Evangelist</text:p>
      <text:p text:style-name="P91"><text:tab/><text:span text:style-name="T12">(also Koiah 24; Meshir 29; Pharamuthi 16; Pashons 16; Epip 16)</text:span></text:p>
      <text:p text:style-name="P92"/>
      <text:p text:style-name="P49">The Vespers Gospel</text:p>
      <text:p text:style-name="P97">Psalm 18:1,4</text:p>
      <text:p text:style-name="P98"><text:tab/><text:span text:style-name="T6">A Psalm of David.</text:span></text:p>
      <text:p text:style-name="P96"><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text:soft-page-break/></text:p>
      <text:p text:style-name="P48"/>
      <text:p text:style-name="P29">The Matins Gospel</text:p>
      <text:p text:style-name="P100">Psalm 44:1,3,4</text:p>
      <text:p text:style-name="P102"><text:tab/><text:span text:style-name="T6">A Psalm of David.</text:span></text:p>
      <text:p text:style-name="P96"><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0"/>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6"><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18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pan text:style-name="T22">righteous</text:span><text:soft-page-break/><text:span text:style-name="T22">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190">
        <text:p text:style-name="P136"><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pan text:style-name="T22">another, and the blood of Jesus Christ his Son cleanseth us from all sin.</text:span></text:p>
        <text:p text:style-name="P137"><text:soft-page-break/><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7"><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19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text:span><text:soft-page-break/><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38:15,16</text:p>
      <text:p text:style-name="P102"><text:tab/><text:span text:style-name="T6">A Psalm of David.</text:span></text:p>
      <text:p text:style-name="P96"><text:span text:style-name="T1"><text:tab/>But to me, Thy friends are made exceedingly honourable, O God: Their principality is exceedingly strengthened. If I should count them, they are more in number than the sand.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text:span><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ext:span><text:soft-page-break/><text:span text:style-name="T66">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0"><text:soft-page-break/></text:p>
      <text:p text:style-name="P133">The Fifth Day of Tobi</text:p>
      <text:p text:style-name="P100">Joyful Tune</text:p>
      <text:p text:style-name="P106">St. Eugenius the soldier and martyr</text:p>
      <text:p text:style-name="P100"/>
      <text:p text:style-name="P126"><text:tab/>See the Twenty-Fifth Day of Athor.</text:p>
      <text:p text:style-name="P127"/>
      <text:p text:style-name="P56">The Sixth Day of Tobi</text:p>
      <text:p text:style-name="P73">Joyful Tune</text:p>
      <text:p text:style-name="P74">Feast of the Circumcision</text:p>
      <text:p text:style-name="P73">The Ascention of Elijah into heaven</text:p>
      <text:p text:style-name="P73">St. Basil the Great, bishop of Caesarea</text:p>
      <text:p text:style-name="P73">St. Marcianus, 8<text:span text:style-name="T53">th</text:span> Patriarch of Alexandria</text:p>
      <text:p text:style-name="P91"><text:tab/><text:span text:style-name="T12">(also Meshir 8)</text:span></text:p>
      <text:p text:style-name="P83"/>
      <text:p text:style-name="P49">The Vespers Gospel</text:p>
      <text:p text:style-name="P97">Psalm 115:3,4</text:p>
      <text:p text:style-name="P98"><text:tab/><text:span text:style-name="T6">A Psalm of David.</text:span></text:p>
      <text:p text:style-name="P96"><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2"/>
      <text:p text:style-name="P58">Luke 2:15-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6"><text:span text:style-name="T50"><text:tab/></text:span><text:span text:style-name="T22">And it came to pass, as the angels were gone away from them into heaven, the shepherds said one to another, Let us now go even unto Bethlehem, and see this thing which is come to pass, which the Lord hath </text:span><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ext:span><text:span text:style-name="T22">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59"/>
      <text:p text:style-name="P48">The Matins Gospel</text:p>
      <text:p text:style-name="P100">Psalm 65:12,13</text:p>
      <text:p text:style-name="P102"><text:tab/><text:span text:style-name="T6">A Psalm of David.</text:span></text:p>
      <text:p text:style-name="P96"><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0"/>
      <text:p text:style-name="P58">Luke 2:40-5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2"><text:span text:style-name="T8"><text:tab/></text:span><text:span text:style-name="T23">And the child grew, and waxed strong in spirit, filled with wisdom: and the grace of God was upon him.</text:span></text:p>
        <text:p text:style-name="P137"><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pan text:style-name="T22">wisdom and stature, and in favour with God and man.</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1-12</text:p>
      <text:p text:style-name="P60"><text:tab/><text:span text:style-name="T6">A chapter from the Epistle of our teacher Paul to the Philippians. His blessing be upon us. Amen.</text:span></text:p>
      <text:section text:style-name="Sect1" text:name="Section195">
        <text:p text:style-name="P136"><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7"><text:span text:style-name="T22"><text:tab/>Though I might also have confidence in the flesh. If any other man thinketh that he hath whereof he </text:span><text:soft-page-break/><text:span text:style-name="T22">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7"><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19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pan text:style-name="T22">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text:span><text:span text:style-name="T22">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text:span><text:span text:style-name="T22">hearts: Knowing this first, that no </text:span><text:soft-page-break/><text:span text:style-name="T22">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9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
      <text:p text:style-name="P30">The Gospel</text:p>
      <text:p text:style-name="P100">Psalm 49:12,18</text:p>
      <text:p text:style-name="P102"><text:tab/><text:span text:style-name="T6">A Psalm of David.</text:span></text:p>
      <text:p text:style-name="P96"><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2"/>
      <text:p text:style-name="P58">Luke 2:21-3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6"><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7"><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pan text:style-name="T22">likewise unto the Lord, and spake of him to all them that looked for </text:span><text:soft-page-break/><text:span text:style-name="T22">redemption in Jerusalem. And when they had performed all things according to the law of the Lord, they returned into Galilee, to their own city Nazareth. </text:span><text:span text:style-name="T52">Glory be to God forever.</text:span></text:p>
      </text:section>
      <text:p text:style-name="P126"><text:soft-page-break/></text:p>
      <text:p text:style-name="P133">The Seventh Day of Tobi</text:p>
      <text:p text:style-name="P100">Annual Tune</text:p>
      <text:p text:style-name="P106">St. Silvester, Patriarch of Rome</text:p>
      <text:p text:style-name="P100"/>
      <text:p text:style-name="P126"><text:tab/>See the Seventeenth Day of Athor.</text:p>
      <text:p text:style-name="P126"/>
      <text:p text:style-name="P133">The Eighth Day of Tobi</text:p>
      <text:p text:style-name="P100">Annual Tune</text:p>
      <text:p text:style-name="P100">Consecration of the Church of St. Macarius in his monastery</text:p>
      <text:p text:style-name="P100">St. Andronicus, 37<text:span text:style-name="T53">th</text:span> Patriarch of Alexandria</text:p>
      <text:p text:style-name="P106">St. Benjamin, 38<text:span text:style-name="T53">th</text:span> Patriarch of Alexandria</text:p>
      <text:p text:style-name="P100"/>
      <text:p text:style-name="P126"><text:tab/>See the Third Day of Epip.</text:p>
      <text:p text:style-name="P126"/>
      <text:p text:style-name="P133">The Ninth Day of Tobi</text:p>
      <text:p text:style-name="P100">Annual Tune</text:p>
      <text:p text:style-name="P106">St. Abraham the ascetic</text:p>
      <text:p text:style-name="P100"/>
      <text:p text:style-name="P126"><text:tab/>See the Twenty-Seventh Day of Paopi.</text:p>
      <text:p text:style-name="P127"/>
      <text:p text:style-name="P56">The Tenth Day of Tobi</text:p>
      <text:p text:style-name="P73">Annual Tune</text:p>
      <text:p text:style-name="P74">Paramouni of the Feast of Theophany</text:p>
      <text:p text:style-name="P73"/>
      <text:p text:style-name="P49">The Vespers Gospel</text:p>
      <text:p text:style-name="P97">Psalm 41:1,6</text:p>
      <text:p text:style-name="P98"><text:tab/><text:span text:style-name="T6">A Psalm of David.</text:span></text:p>
      <text:p text:style-name="P96"><text:tab/><text:span text:style-name="T4">My soul has thirsted for the living God: Hope in God for I will confess unto Him. The salvation of my countenance is my God. </text:span><text:span text:style-name="T6">Alleluia.</text:span></text:p>
      <text:p text:style-name="P102"/>
      <text:p text:style-name="P58"/>
      <text:p text:style-name="P31">Matthew 4:12-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7"><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59"/>
      <text:p text:style-name="P48">The Matins Gospel</text:p>
      <text:p text:style-name="P100">Psalm 42:7,8</text:p>
      <text:p text:style-name="P102"><text:tab/><text:span text:style-name="T6">A Psalm of David.</text:span></text:p>
      <text:p text:style-name="P96"><text:span text:style-name="T6"><text:tab/></text:span><text:span text:style-name="T1">Deep has called unto deep at the noise of thy cataracts: With me, is a prayer unto the God of my life. </text:span><text:span text:style-name="T6">Alleluia.</text:span></text:p>
      <text:p text:style-name="P58">John 3:22-29</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6"><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pan text:style-name="T23">me witness, that I said, I am not the Christ, but that I am sent before him. </text:span><text:soft-page-break/><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1-17a</text:p>
      <text:p text:style-name="P60"><text:tab/><text:span text:style-name="T6">A chapter from the First Epistle of our teacher Paul to the Corinthians. His blessing be upon us. Amen.</text:span></text:p>
      <text:section text:style-name="Sect1" text:name="Section201">
        <text:p text:style-name="P136"><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7"><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39"><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8"><text:tab/><text:span text:style-name="T6">The grace of God the Father be with you all. Amen.</text:span></text:p>
      <text:p text:style-name="P59"/>
      <text:p text:style-name="P46"/>
      <text:p text:style-name="P30">The Catholic Epistle</text:p>
      <text:p text:style-name="P58">2 Peter 1:12-19</text:p>
      <text:p text:style-name="P60"><text:tab/><text:span text:style-name="T6">The Catholic Epistle from the Second Epistle of our teacher Peter. His Blessing be upon us. Amen.</text:span></text:p>
      <text:section text:style-name="Sect1" text:name="Section20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6:25-34</text:p>
      <text:p text:style-name="P60"><text:tab/><text:span text:style-name="T6">A chapter from the Acts of our fathers the pure Apostles, who were invested with the grace of the Holy Spirit. Their blessing be with us all. Amen.</text:span></text:p>
      <text:section text:style-name="Sect1" text:name="Section203">
        <text:p text:style-name="P136"><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pan text:style-name="T22">stripes; and was baptized, he and all his, straightway. </text:span><text:span text:style-name="T22">And when he had </text:span><text:soft-page-break/><text:span text:style-name="T22">brought them into his house, he set meat before them, and rejoiced, believing in God with all his house.</text:span></text:p>
      </text:section>
      <text:p text:style-name="P59"><text:soft-page-break/><text:tab/><text:span text:style-name="T6">The word of the Lord abides in this church and in every church. Amen.</text:span></text:p>
      <text:p text:style-name="P59"/>
      <text:p text:style-name="P46">The Gospel</text:p>
      <text:p text:style-name="P100">Psalm 44:3,4</text:p>
      <text:p text:style-name="P102"><text:tab/><text:span text:style-name="T6">A Psalm of David.</text:span></text:p>
      <text:p text:style-name="P96"><text:span text:style-name="T13"><text:tab/></text:span><text:span text:style-name="T1">Comely in beauty above the sons of men. Grace is poured forth from Thy lips: therefore God has blessed Thee for ever. </text:span><text:span text:style-name="T6">Alleluia.</text:span></text:p>
      <text:p text:style-name="P102"/>
      <text:p text:style-name="P58">Luke 3:1-1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6"><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7"><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2"/>
      <text:p text:style-name="P56">The Eleventh Day of Tobi</text:p>
      <text:p text:style-name="P73">Joyful Tune</text:p>
      <text:p text:style-name="P74">The Feast of Theophany</text:p>
      <text:p text:style-name="P73"/>
      <text:p text:style-name="P49">The Vespers Gospel</text:p>
      <text:p text:style-name="P97">Psalm 41:7,12</text:p>
      <text:p text:style-name="P98"><text:tab/><text:span text:style-name="T6">A Psalm of David.</text:span></text:p>
      <text:p text:style-name="P96"><text:span text:style-name="T4"><text:tab/>Therefore will I remember Thee from the land of Jordan. Hope in God for I will confess unto Him. The salvation of my countenance is my God. </text:span><text:span text:style-name="T6">Alleluia.</text:span></text:p>
      <text:p text:style-name="P110"/>
      <text:p text:style-name="P58">Matthew 3: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6"><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ext:span><text:soft-page-break/><text:span text:style-name="T22">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59"><text:soft-page-break/></text:p>
      <text:p text:style-name="P49">The Lakane</text:p>
      <text:p text:style-name="P49">(The Prayer Over the Basin)</text:p>
      <text:p text:style-name="P58">Habakkuk 3:2-19</text:p>
      <text:p text:style-name="P60"><text:tab/><text:span text:style-name="T6">From the book of Habakkuk the Prophet. His blessing be upon us. Amen. His blessing be upon us. Amen.</text:span></text:p>
      <text:section text:style-name="Sect1" text:name="Section427">
        <text:p text:style-name="P139"><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7"><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7"><text:span text:style-name="T22"><text:s/><text:tab/>I watched, and my belly trembled at the sound of the prayer of my lips, and trembling entered into my bones, and my frame was troubled </text:span><text:span text:style-name="T22">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0"/>
      <text:p text:style-name="P58">Isaiah 35:1-2</text:p>
      <text:p text:style-name="P58">(Literal translation of the Coptic)</text:p>
      <text:p text:style-name="P60"><text:tab/><text:span text:style-name="T6">From the book of Isiah the Prophet. His blessing be upon us. Amen. His blessing be upon us. Amen.</text:span></text:p>
      <text:section text:style-name="Sect1" text:name="Section428">
        <text:p text:style-name="P144"><text:span text:style-name="T35"><text:tab/></text:span><text:span text:style-name="T36">Let the wilderness of Jordan rejoice for it has been given the glory of Lebanon and the honour of Carmel. </text:span><text:span text:style-name="T38">Glory to the Holy Trinity.</text:span></text:p>
      </text:section>
      <text:p text:style-name="P70"/>
      <text:p text:style-name="P58">Isaiah 40:1-5</text:p>
      <text:p text:style-name="P60"><text:tab/><text:span text:style-name="T6">From the book of Isiah the Prophet. His blessing be upon us. Amen. His blessing be upon us. Amen.</text:span></text:p>
      <text:section text:style-name="Sect1" text:name="Section429">
        <text:p text:style-name="P137"><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7"><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8"/>
      <text:p text:style-name="P58">Isaiah 9:1-2</text:p>
      <text:p text:style-name="P60"><text:tab/><text:span text:style-name="T6">From the book of Isiah the Prophet. His blessing be upon us. Amen. His blessing be upon us. Amen.</text:span></text:p>
      <text:section text:style-name="Sect1" text:name="Section430">
        <text:p text:style-name="P137"><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0"/>
      <text:p text:style-name="P58"/>
      <text:p text:style-name="P31">Baruch 3:35-4:4</text:p>
      <text:p text:style-name="P60"><text:tab/><text:span text:style-name="T6">From the book of Baruch the Prophet. His blessing be upon us. Amen. His blessing be upon us. Amen.</text:span></text:p>
      <text:section text:style-name="Sect1" text:name="Section431">
        <text:p text:style-name="P146"><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6"><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49"><text:tab/>O Israel, happy are we: for things that are pleasing to God are made known unto us. <text:span text:style-name="T38">Glory to the Holy Trinity.</text:span></text:p>
      </text:section>
      <text:p text:style-name="P70"/>
      <text:p text:style-name="P58">Ezekiel 36:25-29a</text:p>
      <text:p text:style-name="P60"><text:tab/><text:span text:style-name="T6">From the book of Ezekiel the Prophet. His blessing be upon us. Amen. His blessing be upon us. Amen.</text:span></text:p>
      <text:section text:style-name="Sect1" text:name="Section432">
        <text:p text:style-name="P144"><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1"/>
        <text:p text:style-name="P145"><text:span text:style-name="T48">1</text:span><text:span text:style-name="T39">Not found in LXX-E.</text:span></text:p>
      </text:section>
      <text:p text:style-name="P70"/>
      <text:p text:style-name="P58">Ezekiel 47:1-9</text:p>
      <text:p text:style-name="P60"><text:tab/><text:span text:style-name="T6">From the book of Ezekiel the Prophet. His blessing be upon us. Amen. His blessing be upon us. Amen.</text:span></text:p>
      <text:section text:style-name="Sect1" text:name="Section433">
        <text:p text:style-name="P144"><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pan text:style-name="T36">up to the thighs: and </text:span><text:span text:style-name="T35">again</text:span><text:span text:style-name="T36"> he measured a thousand; and he passed </text:span><text:soft-page-break/><text:span text:style-name="T36">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0"><text:soft-page-break/></text:p>
      <text:p text:style-name="P46">The Pauline Epistle</text:p>
      <text:p text:style-name="P58">1 Corinthians 10:1-13</text:p>
      <text:p text:style-name="P60"><text:tab/><text:span text:style-name="T6">A chapter from the Epistle of our teacher Paul to the Corinthians. His blessing be upon us. Amen.</text:span></text:p>
      <text:section text:style-name="Sect1" text:name="Section434">
        <text:p text:style-name="P136"><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7"><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8"><text:tab/><text:span text:style-name="T6">The grace of God the Father be with you all. Amen.</text:span></text:p>
      <text:p text:style-name="P46">The Gospel</text:p>
      <text:p text:style-name="P100">Psalm 113:3-5</text:p>
      <text:p text:style-name="P102"><text:tab/><text:span text:style-name="T6">A Psalm of David.</text:span></text:p>
      <text:p text:style-name="P96"><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2"/>
      <text:p text:style-name="P58">Matthew 3:1-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6"><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7"><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8">The Matins Gospel</text:p>
      <text:p text:style-name="P100">Psalm 28:3,4</text:p>
      <text:p text:style-name="P102"><text:tab/><text:span text:style-name="T6">A Psalm of David.</text:span></text:p>
      <text:p text:style-name="P96"><text:soft-page-break/><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0"/>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6"><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7"><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207">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pan text:style-name="T21">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text:span><text:soft-page-break/><text:span text:style-name="T21">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21</text:p>
      <text:p text:style-name="P60"><text:tab/><text:span text:style-name="T6">The Catholic Epistle from the First Epistle of our teacher John. His Blessing be upon us. Amen.</text:span></text:p>
      <text:section text:style-name="Sect1" text:name="Section208">
        <text:p text:style-name="P136"><text:span text:style-name="T50"><text:tab/></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7"><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text:span><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text:span><text:soft-page-break/><text:span text:style-name="T22">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209">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7:25,27</text:p>
      <text:p text:style-name="P102"><text:tab/><text:span text:style-name="T6">A Psalm of David.</text:span></text:p>
      <text:p text:style-name="P96"><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2"/>
      <text:p text:style-name="P58">John 1:18-3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6"><text:span text:style-name="T50"><text:tab/></text:span><text:span text:style-name="T23">No man hath seen God at any time; the only begotten Son, which is in the bosom of the Father, he hath declared </text:span><text:span text:style-name="T25">him</text:span><text:span text:style-name="T23">.</text:span></text:p>
        <text:p text:style-name="P137"><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7"><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2"/>
      <text:p text:style-name="P56">The Twelfth Day of Tobi</text:p>
      <text:p text:style-name="P73">Joyful Tune</text:p>
      <text:p text:style-name="P74">Second day of Epiphany</text:p>
      <text:p text:style-name="P73">Archangel Michael</text:p>
      <text:p text:style-name="P73">St. Theodore the martyr</text:p>
      <text:p text:style-name="P73">St. Anatole the martyr</text:p>
      <text:p text:style-name="P73"/>
      <text:p text:style-name="P49">The Vespers Gospel</text:p>
      <text:p text:style-name="P97">Psalm 41:1,7</text:p>
      <text:p text:style-name="P98"><text:tab/><text:span text:style-name="T6">A Psalm of David.</text:span></text:p>
      <text:p text:style-name="P96"><text:tab/><text:span text:style-name="T4">As the deer yearns for the water springs: So yearns my soul for Thee, O God. Therefore will I remember Thee from the land of Jordan. </text:span><text:span text:style-name="T6">Alleluia.</text:span></text:p>
      <text:p text:style-name="P100"/>
      <text:p text:style-name="P58">Luke 3:21-2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6"><text:soft-page-break/><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59"/>
      <text:p text:style-name="P48">The Matins Gospel</text:p>
      <text:p text:style-name="P100">Psalm 33:10,4</text:p>
      <text:p text:style-name="P102"><text:tab/><text:span text:style-name="T6">A Psalm of David.</text:span></text:p>
      <text:p text:style-name="P96"><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0"/>
      <text:p text:style-name="P58">Matthew 3:13-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6"><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1:1-14</text:p>
      <text:p text:style-name="P60"><text:tab/><text:span text:style-name="T6">A chapter from the Epistle of our teacher Paul to the Ephesians. His blessing be upon us. Amen.</text:span></text:p>
      <text:section text:style-name="Sect1" text:name="Section213">
        <text:p text:style-name="P136"><text:soft-page-break/><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7"><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8"><text:tab/><text:span text:style-name="T6">The grace of God the Father be with you all. Amen.</text:span></text:p>
      <text:p text:style-name="P59"/>
      <text:p text:style-name="P46"/>
      <text:p text:style-name="P30">The Catholic Epistle</text:p>
      <text:p text:style-name="P58">1 Peter 3:15b-22</text:p>
      <text:p text:style-name="P60"><text:tab/><text:span text:style-name="T6">The Catholic Epistle from the First Epistle of our teacher Peter. His Blessing be upon us. Amen.</text:span></text:p>
      <text:section text:style-name="Sect1" text:name="Section214">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215">
        <text:p text:style-name="P136"><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pan text:style-name="T22">ment was taken away: and who shall declare his generation? for his life is </text:span><text:soft-page-break/><text:span text:style-name="T22">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59"><text:tab/><text:span text:style-name="T6">The word of the Lord abides in this church and in every church. Amen.</text:span></text:p>
      <text:p text:style-name="P59"/>
      <text:p text:style-name="P46">The Gospel</text:p>
      <text:p text:style-name="P100">Psalm 103:1,2</text:p>
      <text:p text:style-name="P102"><text:tab/><text:span text:style-name="T6">A Psalm of David.</text:span></text:p>
      <text:p text:style-name="P96"><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2"/>
      <text:p text:style-name="P58">John 1:35-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6"><text:span text:style-name="T50"><text:tab/></text:span><text:span text:style-name="T23">Again the next day after John stood, and two of his disciples; </text:span><text:span text:style-name="T23">And looking upon Jesus as he walked, he saith, Behold the Lamb of God!</text:span></text:p>
        <text:p text:style-name="P137"><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7"><text:span text:style-name="T22"><text:tab/>The day following Jesus would go forth into Galilee, and findeth </text:span><text:span text:style-name="T22">Philip, and saith unto him,</text:span><text:span text:style-name="T66"> Follow me</text:span><text:span text:style-name="T22">. Now Philip was of Bethsaida, the city of Andrew and Peter. Philip findeth Nathanael, and saith unto him, We </text:span><text:soft-page-break/><text:span text:style-name="T22">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6">The Thirteenth Day of Tobi</text:p>
      <text:p text:style-name="P73">Joyful Tune</text:p>
      <text:p text:style-name="P74">Feast of the Wedding of Cana of Galilee</text:p>
      <text:p text:style-name="P73">St. Theopholus, the monk</text:p>
      <text:p text:style-name="P73">St. Demiana, the martyr</text:p>
      <text:p text:style-name="P73"/>
      <text:p text:style-name="P49">The Vespers Gospel</text:p>
      <text:p text:style-name="P97">Psalm 4:8,9</text:p>
      <text:p text:style-name="P98"><text:tab/><text:span text:style-name="T6">A Psalm of David.</text:span></text:p>
      <text:p text:style-name="P134"><text:span text:style-name="T12"><text:tab/></text:span><text:span text:style-name="T4">(To whom) were increased the fruit of their corn, their wine and their oil. For Thou, Lord, alone hast made me dwell in hope. </text:span><text:span text:style-name="T8">Alleluia.</text:span></text:p>
      <text:p text:style-name="P102"/>
      <text:p text:style-name="P58">Matthew 19: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6"><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7"><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oft-page-break/><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59"/>
      <text:p text:style-name="P48">The Matins Gospel</text:p>
      <text:p text:style-name="P100">Psalm 103:15,23</text:p>
      <text:p text:style-name="P102"><text:tab/><text:span text:style-name="T6">A Psalm of David.</text:span></text:p>
      <text:p text:style-name="P96"><text:span text:style-name="T6"><text:tab/></text:span><text:span text:style-name="T1">The wine which cheers the heart of man: That his face may rejoice with oil. How great are Thy works, O Lord: In wisdom hast Thou made them all. </text:span><text:span text:style-name="T6">Alleluia.</text:span></text:p>
      <text:p text:style-name="P110"/>
      <text:p text:style-name="P58">John 4:43-5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6"><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text:span><text:soft-page-break/><text:span text:style-name="T23">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7"/>
      <text:p text:style-name="P48">The Liturgy</text:p>
      <text:p text:style-name="P59"/>
      <text:p text:style-name="P46">The Pauline Epistle</text:p>
      <text:p text:style-name="P58">Romans 6:3-16</text:p>
      <text:p text:style-name="P60"><text:tab/><text:span text:style-name="T6">A chapter from the Epistle of our teacher Paul to the Romans. His blessing be upon us. Amen.</text:span></text:p>
      <text:section text:style-name="Sect1" text:name="Section219">
        <text:p text:style-name="P136"><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8"><text:tab/><text:span text:style-name="T6">The grace of God the Father be with you all. Amen.</text:span></text:p>
      <text:p text:style-name="P46">The Catholic Epistle</text:p>
      <text:p text:style-name="P58">1 John 2:20-25</text:p>
      <text:p text:style-name="P60"><text:tab/><text:span text:style-name="T6">The Catholic Epistle from the First Epistle of our teacher John. His Blessing be upon us. Amen.</text:span></text:p>
      <text:section text:style-name="Sect1" text:name="Section220">
        <text:p text:style-name="P136"><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text:span><text:soft-page-break/><text:span text:style-name="T21">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21">
        <text:p text:style-name="P136"><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76:9,10</text:p>
      <text:p text:style-name="P102"><text:tab/><text:span text:style-name="T6">A Psalm of David.</text:span></text:p>
      <text:p text:style-name="P96"><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2"/>
      <text:p text:style-name="P58"><text:soft-page-break/>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6"><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6"><text:soft-page-break/></text:p>
      <text:p text:style-name="P133">The Fourteenth Day of Tobi</text:p>
      <text:p text:style-name="P100">Annual Tune</text:p>
      <text:p text:style-name="P106">St. Arselidas the monk</text:p>
      <text:p text:style-name="P100">St Maximus, brother of St. Domatius</text:p>
      <text:p text:style-name="P100"/>
      <text:p text:style-name="P126"><text:tab/>See the Twentieth Day of Pashons.</text:p>
      <text:p text:style-name="P126"/>
      <text:p text:style-name="P133"/>
      <text:p text:style-name="P37">The Fifteenth Day of Tobi</text:p>
      <text:p text:style-name="P100">Annual Tune</text:p>
      <text:p text:style-name="P106">Obadiah, the prophet</text:p>
      <text:p text:style-name="P100"/>
      <text:p text:style-name="P126"><text:tab/>See the Eighth Day of Thoout.</text:p>
      <text:p text:style-name="P126"/>
      <text:p text:style-name="P133">The Sixteenth Day of Tobi</text:p>
      <text:p text:style-name="P100">Annual Tune</text:p>
      <text:p text:style-name="P106">St. Philotheus the martyr</text:p>
      <text:p text:style-name="P100">St. John, 48<text:span text:style-name="T53">th</text:span> Patriarch of Alexandria</text:p>
      <text:p text:style-name="P100"/>
      <text:p text:style-name="P126"><text:tab/>See the Twenty-Seventh Day of Pharamuthi.</text:p>
      <text:p text:style-name="P126"/>
      <text:p text:style-name="P133">The Seventeenth Day of Tobi</text:p>
      <text:p text:style-name="P100">Annual Tune</text:p>
      <text:p text:style-name="P106">St. Domatius, the brother of St. Maximus</text:p>
      <text:p text:style-name="P100">St. Yousab, bishop of Garga</text:p>
      <text:p text:style-name="P100"/>
      <text:p text:style-name="P126"><text:tab/>See the Sixteenth Day of Paoni.</text:p>
      <text:p text:style-name="P126"/>
      <text:p text:style-name="P133">The Eighteenth Day of Tobi</text:p>
      <text:p text:style-name="P100">Annual Tune</text:p>
      <text:p text:style-name="P106">St. James the Syrian</text:p>
      <text:p text:style-name="P100"/>
      <text:p text:style-name="P126"><text:tab/>See the Twenty-Eighth Day of Athor.</text:p>
      <text:p text:style-name="P126"/>
      <text:p text:style-name="P133">The Nineteenth Day of Tobi</text:p>
      <text:p text:style-name="P100">Annual Tune</text:p>
      <text:p text:style-name="P106">Finding of the relics of Sts. Apahor, Pisoura, and thier mother, Ampera</text:p>
      <text:p text:style-name="P100"/>
      <text:p text:style-name="P126"><text:tab/>See the Twenty-Second Day of Athor.</text:p>
      <text:p text:style-name="P126"/>
      <text:p text:style-name="P133">The Twentieth Day of Tobi</text:p>
      <text:p text:style-name="P100">Annual Tune</text:p>
      <text:p text:style-name="P106">St. Prochorus, the Disciple</text:p>
      <text:p text:style-name="P100">Consecration of the Church of St. John Chrysostom</text:p>
      <text:p text:style-name="P100">Sts. Bahna nd Eklog, the martyrs</text:p>
      <text:p text:style-name="P100"/>
      <text:p text:style-name="P126"><text:tab/>See the First Day of Tobi.</text:p>
      <text:p text:style-name="P133"><text:soft-page-break/>The Twenty-First Day of Tobi</text:p>
      <text:p text:style-name="P100">Annual Tune</text:p>
      <text:p text:style-name="P106">The Dormition of our lady, the Mother of God St. Mary</text:p>
      <text:p text:style-name="P100">St. Gelaria, daughter of Empero Zeno</text:p>
      <text:p text:style-name="P100">St. Gregory of Nyssa</text:p>
      <text:p text:style-name="P100"/>
      <text:p text:style-name="P126"><text:tab/>See the First Day of Pashons.</text:p>
      <text:p text:style-name="P127"/>
      <text:p text:style-name="P56">The Twenty-Second Day of Tobi</text:p>
      <text:p text:style-name="P73">Annual Tune</text:p>
      <text:p text:style-name="P74">St. Antony the Great</text:p>
      <text:p text:style-name="P83"><text:tab/>(also, Paopi 24; Koiak 9; Pharamuthi 9; Pashons 13, 19; Paoni 5, 17, 23)</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6"><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pan text:style-name="T67">ruler over many things: enter thou </text:span><text:soft-page-break/><text:span text:style-name="T67">into the joy of thy lo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225">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text:span><text:span text:style-name="T21">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226">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pan text:style-name="T22">rained not on the earth by the space of three years and six months. And he prayed again, and the heaven gave rain, and the earth brought forth her fruit. </text:span><text:span text:style-name="T31">19 </text:span><text:soft-page-break/><text:span text:style-name="T22">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9-26</text:p>
      <text:p text:style-name="P60"><text:tab/><text:span text:style-name="T6">A chapter from the Acts of our fathers the pure Apostles, who were invested with the grace of the Holy Spirit. Their blessing be with us all. Amen.</text:span></text:p>
      <text:section text:style-name="Sect1" text:name="Section227">
        <text:p text:style-name="P136"><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59"><text:tab/><text:span text:style-name="T6">The word of the Lord abides in this church and in every church. Amen.</text:span></text:p>
      <text:p text:style-name="P59"/>
      <text:p text:style-name="P46">The Gospel</text:p>
      <text:p text:style-name="P100">Psalm 33:18, 67:4</text:p>
      <text:p text:style-name="P102"><text:tab/><text:span text:style-name="T6">A Psalm of David.</text:span></text:p>
      <text:p text:style-name="P143"><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2"/>
      <text:p text:style-name="P58"/>
      <text:p text:style-name="P31">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3"/>
      <text:p text:style-name="P133">The Twenty-Third Day of Tobi</text:p>
      <text:p text:style-name="P100">Annual Tune</text:p>
      <text:p text:style-name="P106">St. Timothy the Apostle</text:p>
      <text:p text:style-name="P100">St. Cyril IV, 110<text:span text:style-name="T53">th</text:span> Patriarch of Alexandria</text:p>
      <text:p text:style-name="P100"/>
      <text:p text:style-name="P126"><text:tab/>See the Twenty-Eighth Day of Athor.</text:p>
      <text:p text:style-name="P126"/>
      <text:p text:style-name="P133"/>
      <text:p text:style-name="P37">The Twenty-Fourth Day of Tobi</text:p>
      <text:p text:style-name="P100">Annual Tune</text:p>
      <text:p text:style-name="P106">St. Mary the ascetic</text:p>
      <text:p text:style-name="P100">St. Psati, the presbyter</text:p>
      <text:p text:style-name="P100"/>
      <text:p text:style-name="P126"><text:tab/>See for the Thirtieth Day of Tobi.</text:p>
      <text:p text:style-name="P126"/>
      <text:p text:style-name="P133">The Twenty-Fifth Day of Tobi</text:p>
      <text:p text:style-name="P100">Annual Tune</text:p>
      <text:p text:style-name="P106">St. Peter of Scetis</text:p>
      <text:p text:style-name="P100">St. Askala the ascetic</text:p>
      <text:p text:style-name="P100"/>
      <text:p text:style-name="P126"><text:tab/>See the Twentieth Day of Pashons.</text:p>
      <text:p text:style-name="P127"/>
      <text:p text:style-name="P56">The Twenty-Sixth Day of Tobi</text:p>
      <text:p text:style-name="P73">Annual Tune</text:p>
      <text:p text:style-name="P74">The Fourty-Nine Martyrs of Scetis</text:p>
      <text:p text:style-name="P73">St. Anastasia the ascetic</text:p>
      <text:p text:style-name="P91"><text:tab/><text:span text:style-name="T12">(also Mesori 5)</text:span></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pan text:style-name="T66">a prophet shall receive a prophet’s reward; and he that </text:span><text:soft-page-break/><text:span text:style-name="T66">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231">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My son, despise not thou the chasten</text:span><text:soft-page-break/><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32">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33">
        <text:p text:style-name="P136"><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33:18-19</text:p>
      <text:p text:style-name="P102"><text:tab/><text:span text:style-name="T6">A Psalm of David.</text:span></text:p>
      <text:p text:style-name="P96"><text:span text:style-name="T4"><text:tab/>Many are the afflictions of the righteous: And the LORD will deliver them out of them all. The Lord will keep all their bones: not one of them shall be broken. </text:span><text:span text:style-name="T6">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6"><text:span text:style-name="T50"><text:tab/></text:span><text:span text:style-name="T23">And Jesus went about all Galilee, teaching in their synagogues, and preaching the gospel of the kingdom, and healing all manner of sick</text:span><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text:span><text:span text:style-name="T23">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text:span><text:soft-page-break/><text:span text:style-name="T22">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8"/>
      <text:p text:style-name="P133">The Twenty-Seventh Day of Tobi</text:p>
      <text:p text:style-name="P100">Annual Tune</text:p>
      <text:p text:style-name="P106">St. Serapion, the martyr</text:p>
      <text:p text:style-name="P100">Archangel Sourial</text:p>
      <text:p text:style-name="P100">Translocation of the relics of St. Timothy, the Apostle</text:p>
      <text:p text:style-name="P100">St. Apepham the martyr</text:p>
      <text:p text:style-name="P100"/>
      <text:p text:style-name="P126"><text:tab/>See for the Twenty-Seventh Day of Pharamuthi.</text:p>
      <text:p text:style-name="P123"/>
      <text:p text:style-name="P133">The Twenty-Eighth Day of Tobi</text:p>
      <text:p text:style-name="P100">Annual Tune</text:p>
      <text:p text:style-name="P106">St. Clement of Rome, the martyr</text:p>
      <text:p text:style-name="P100">St. Kaou, the martyr</text:p>
      <text:p text:style-name="P100"/>
      <text:p text:style-name="P126"><text:tab/>See for the Fifteenth Day of Athor.</text:p>
      <text:p text:style-name="P123"/>
      <text:p text:style-name="P133">The Twenty-Ninth Day of Tobi</text:p>
      <text:p text:style-name="P100">Annual Tune on weekdays, Joyful tune on Sundays</text:p>
      <text:p text:style-name="P100">Commemoration of the Annunciation, Nativity and the Ressurection if falling on a Sunday</text:p>
      <text:p text:style-name="P106">St. Eksanie the ascetic</text:p>
      <text:p text:style-name="P100">St. Seriakus, the martyr</text:p>
      <text:p text:style-name="P100"/>
      <text:p text:style-name="P126"><text:tab/>See for the Thirtieth Day of Tobi.</text:p>
      <text:p text:style-name="P125"/>
      <text:p text:style-name="P56">The Thirtieth Day of Tobi</text:p>
      <text:p text:style-name="P73">Annual Tune</text:p>
      <text:p text:style-name="P74">Sts. Pistis, Helpis, Agape and their mother Sophia, the martyrs</text:p>
      <text:p text:style-name="P82"><text:tab/>(also Thoout 5, 10, 20, 29; Paopi 1, 6; Athor 10; Koiak 26; Tobi 24, 29; Phamenoth 15, 26; Pharamuthi 6, 8, 11, 25; Epip 1, 17, 28; Mesori 2, 6, 15, 21)</text:p>
      <text:p text:style-name="P82"/>
      <text:p text:style-name="P49">The Vespers Gospel</text:p>
      <text:p text:style-name="P97">Psalm 67:24,25</text:p>
      <text:p text:style-name="P98"><text:tab/><text:span text:style-name="T6">A Psalm of David.</text:span></text:p>
      <text:p text:style-name="P96"><text:tab/><text:span text:style-name="T4">Princes went before, followed by the singers: among them were the damsels playing with timbrels. Bless God in the churches: And the Lord from the fountains of Israel. </text:span><text:span text:style-name="T6">Alleluia.</text:span></text:p>
      <text:p text:style-name="P105"><text:tab/></text:p>
      <text:p text:style-name="P58">Matthew 26:6-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6"><text:soft-page-break/><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59"/>
      <text:p text:style-name="P48">The Matins Gospel</text:p>
      <text:p text:style-name="P100">Psalm 8:2,3</text:p>
      <text:p text:style-name="P102"><text:tab/><text:span text:style-name="T6">A Psalm of David.</text:span></text:p>
      <text:p text:style-name="P96"><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0"/>
      <text:p text:style-name="P58">John 4:15-2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6"><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Ephesians 5:8-21</text:p>
      <text:p text:style-name="P60"><text:tab/><text:span text:style-name="T6">A chapter from the Epistle of our teacher Paul to the Ephesians. His blessing be upon us. Amen.</text:span></text:p>
      <text:section text:style-name="Sect1" text:name="Section237">
        <text:p text:style-name="P136"><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text:span><text:span text:style-name="T22">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8"><text:tab/><text:span text:style-name="T6">The grace of God the Father be with you all. Amen.</text:span></text:p>
      <text:p text:style-name="P59"/>
      <text:p text:style-name="P46">The Catholic Epistle</text:p>
      <text:p text:style-name="P58">1 Peter 3:5-14</text:p>
      <text:p text:style-name="P60"><text:tab/><text:span text:style-name="T6">The Catholic Epistle from the First Epistle of our teacher Peter. His Blessing be upon us. Amen.</text:span></text:p>
      <text:section text:style-name="Sect1" text:name="Section238">
        <text:p text:style-name="P136"><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7"><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oft-page-break/><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1:5-14</text:p>
      <text:p text:style-name="P60"><text:tab/><text:span text:style-name="T6">A chapter from the Acts of our fathers the pure Apostles, who were invested with the grace of the Holy Spirit. Their blessing be with us all. Amen.</text:span></text:p>
      <text:section text:style-name="Sect1" text:name="Section239">
        <text:p text:style-name="P136"><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7"><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59"><text:tab/><text:span text:style-name="T6">The word of the Lord abides in this church and in every church. Amen.</text:span></text:p>
      <text:p text:style-name="P59"/>
      <text:p text:style-name="P46">The Gospel</text:p>
      <text:p text:style-name="P100">Psalm 44:16</text:p>
      <text:p text:style-name="P102"><text:tab/><text:span text:style-name="T6">A Psalm of David.</text:span></text:p>
      <text:p text:style-name="P112"><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2"/>
      <text:p text:style-name="P58">Matthew 25:1-1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6"><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pan text:style-name="T67">their lamps, and took no oil with them:</text:span><text:span text:style-name="T23"> </text:span><text:span text:style-name="T67">But the wise took oil in their </text:span><text:soft-page-break/><text:span text:style-name="T67">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7"/>
      <text:p text:style-name="P41">The First Day of Meshir</text:p>
      <text:p text:style-name="P100"><text:soft-page-break/>Annual Tune</text:p>
      <text:p text:style-name="P106">Ecumenical Council in Constantinople</text:p>
      <text:p text:style-name="P100">Consecration of a Church dedicated in honour of St. Peter, the Seal of the Martyrs</text:p>
      <text:p text:style-name="P100"/>
      <text:p text:style-name="P126"><text:tab/>See Ninth Day of Athor.</text:p>
      <text:p text:style-name="P127"/>
      <text:p text:style-name="P56">The Second Day of Meshir</text:p>
      <text:p text:style-name="P73">Annual Tune</text:p>
      <text:p text:style-name="P74">St. Paul the Hermit</text:p>
      <text:p text:style-name="P73">St. Longinus, the Abbot</text:p>
      <text:p text:style-name="P83"><text:tab/>(also Paopi 20; Koiak 7, 25; Epip 7)</text:p>
      <text:p text:style-name="P83"/>
      <text:p text:style-name="P49">The Vespers Gospel</text:p>
      <text:p text:style-name="P97">Psalm 31:12,7</text:p>
      <text:p text:style-name="P98"><text:tab/><text:span text:style-name="T6">A Psalm of David.</text:span></text:p>
      <text:p text:style-name="P96"><text:tab/><text:span text:style-name="T4">Be glad in the LORD, and rejoice, ye righteous: and glory all ye that are upright in heart. For this, shall every one that is holy pray unto Thee in an upright time. </text:span><text:span text:style-name="T6">Alleluia.</text:span></text:p>
      <text:p text:style-name="P102"/>
      <text:p text:style-name="P58">Luke 22:24-3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6"><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59"/>
      <text:p text:style-name="P48"/>
      <text:p text:style-name="P29">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Matthew 25:14-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6"><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3:7-25</text:p>
      <text:p text:style-name="P60"><text:tab/><text:span text:style-name="T6">A chapter from the Epistle of our teacher Paul to the Hebrews. His blessing be upon us. Amen.</text:span></text:p>
      <text:section text:style-name="Sect1" text:name="Section243">
        <text:p text:style-name="P136"><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pan text:style-name="T22">thing that the heart be established with grace; not with meats, which </text:span><text:soft-page-break/><text:span text:style-name="T22">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7"><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24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ext:span><text:soft-page-break/><text:span text:style-name="T22">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245">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pan text:style-name="T22">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131:7,1</text:p>
      <text:p text:style-name="P102"><text:tab/><text:span text:style-name="T6">A Psalm of David.</text:span></text:p>
      <text:p text:style-name="P136"><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2"/>
      <text:p text:style-name="P58">Mark 9:33-4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6"><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text:span><text:soft-page-break/><text:span text:style-name="T23">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7"><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4"/>
      <text:p text:style-name="P133">The Third Day of Meshir</text:p>
      <text:p text:style-name="P100">Annual Tune</text:p>
      <text:p text:style-name="P106">St. James the ascetic</text:p>
      <text:p text:style-name="P100"/>
      <text:p text:style-name="P126"><text:tab/>See the Twentieth Day of Pashons.</text:p>
      <text:p text:style-name="P126"/>
      <text:p text:style-name="P133"/>
      <text:p text:style-name="P37">The Fourth Day of Meshir</text:p>
      <text:p text:style-name="P100">Annual Tune</text:p>
      <text:p text:style-name="P106">St. Agabus, the Disciple</text:p>
      <text:p text:style-name="P100"/>
      <text:p text:style-name="P126"><text:tab/>See Twenty-Second Day of Paopi.</text:p>
      <text:p text:style-name="P126"/>
      <text:p text:style-name="P133">The Fifth Day of Meshir</text:p>
      <text:p text:style-name="P100">Annual Tune</text:p>
      <text:p text:style-name="P100">St. Agrippinus, 10<text:span text:style-name="T53">th</text:span> Patriarch of Alexandria</text:p>
      <text:p text:style-name="P100">Sts. Bishay and Apanoub</text:p>
      <text:p text:style-name="P106">Abba Apollo, friend of Abba Abib</text:p>
      <text:p text:style-name="P100">Translocation of the relics of the Fourth-Fine Elders of Scetic</text:p>
      <text:p text:style-name="P100"/>
      <text:p text:style-name="P126"><text:tab/>See the Twenty-Seventh Day of Paopi.</text:p>
      <text:p text:style-name="P126"/>
      <text:p text:style-name="P133">The Sixth Day of Meshir</text:p>
      <text:p text:style-name="P100">Annual Tune</text:p>
      <text:p text:style-name="P100">Apparition of body of St. Hippolytus, Patriarch of Rome</text:p>
      <text:p text:style-name="P106">Sts. Apakir, John, the three virgins and their mother, the martyrs</text:p>
      <text:p text:style-name="P100"/>
      <text:p text:style-name="P126"><text:tab/>See the Fifteenth Day of Athor.</text:p>
      <text:p text:style-name="P126"/>
      <text:p text:style-name="P133">The Seventh Day of Meshir</text:p>
      <text:p text:style-name="P100">Annual Tune</text:p>
      <text:p text:style-name="P106">St. Alexander, 43<text:span text:style-name="T53">rd</text:span> Patriarch of Alexandria</text:p>
      <text:p text:style-name="P100">St. Theodore, 45h Patriarch of Alexandria</text:p>
      <text:p text:style-name="P100"/>
      <text:p text:style-name="P126"><text:tab/>See the Third Day of Epip.</text:p>
      <text:p text:style-name="P126"/>
      <text:p text:style-name="P133">The Eighth Day of Meshir</text:p>
      <text:p text:style-name="P100">Joyful Tune</text:p>
      <text:p text:style-name="P106">Entrance into the Temple</text:p>
      <text:p text:style-name="P100"/>
      <text:p text:style-name="P126"><text:tab/>See the Sixth Day of Tobi.</text:p>
      <text:p text:style-name="P126"/>
      <text:p text:style-name="P133"/>
      <text:p text:style-name="P37">The Ninth Day of Meshir</text:p>
      <text:p text:style-name="P100">Annual Tune</text:p>
      <text:p text:style-name="P106">St. Barsuma, the father of the Syrian monks</text:p>
      <text:p text:style-name="P100">St. Paul the Syrian, the martyr</text:p>
      <text:p text:style-name="P100"/>
      <text:p text:style-name="P126"><text:tab/>See the Third Day of Mesori.</text:p>
      <text:p text:style-name="P126"/>
      <text:p text:style-name="P133">The Tenth Day of Meshir</text:p>
      <text:p text:style-name="P100">Annual Tune</text:p>
      <text:p text:style-name="P106">St. James the son of Alphaues, the Apostle</text:p>
      <text:p text:style-name="P100">St. Justus, the martyr</text:p>
      <text:p text:style-name="P100">St. Isidore of Pelusium</text:p>
      <text:p text:style-name="P100">St. Philo, bishop of Persia, the martyr</text:p>
      <text:p text:style-name="P100"/>
      <text:p text:style-name="P126"><text:tab/>See the Fifth Day of Epip.</text:p>
      <text:p text:style-name="P126"/>
      <text:p text:style-name="P133">The Eleventh Day of Meshir</text:p>
      <text:p text:style-name="P100">Annual Tune</text:p>
      <text:p text:style-name="P106">St. Fabianus, Patirach of Rome</text:p>
      <text:p text:style-name="P100">Abba John, 94<text:span text:style-name="T53">th</text:span> Patriarch of Alexandria</text:p>
      <text:p text:style-name="P100"/>
      <text:p text:style-name="P126"><text:tab/>See the Twenty-Ninth Day of Athor.</text:p>
      <text:p text:style-name="P126"/>
      <text:p text:style-name="P133">The Twelfth Day of Meshir</text:p>
      <text:p text:style-name="P100">Annual Tune</text:p>
      <text:p text:style-name="P100">Archangel Michael</text:p>
      <text:p text:style-name="P106">St. Gelsius, the monk</text:p>
      <text:p text:style-name="P100"/>
      <text:p text:style-name="P126"><text:tab/>See the Twentieth Day of Pashons.</text:p>
      <text:p text:style-name="P126"/>
      <text:p text:style-name="P133">The Thirteenth Day of Meshir</text:p>
      <text:p text:style-name="P100">Annual Tune</text:p>
      <text:p text:style-name="P100">Sts. Sergius of Atripe, his father, mather, sister and companions, the martyrs</text:p>
      <text:p text:style-name="P100">St. Timothy III, 32<text:span text:style-name="T53">nd</text:span> Patriarch of Alexandria</text:p>
      <text:p text:style-name="P100"/>
      <text:p text:style-name="P126"><text:tab/>See the Twenty-Seventh Day of Pharamuthi.</text:p>
      <text:p text:style-name="P126"/>
      <text:p text:style-name="P133"/>
      <text:p text:style-name="P37">The Fourteenth Day of Meshir</text:p>
      <text:p text:style-name="P100">Annual Tune</text:p>
      <text:p text:style-name="P106">St. Severus of Antioch</text:p>
      <text:p text:style-name="P100">St. James, 50<text:span text:style-name="T53">th</text:span> Patriarch of Alexandria</text:p>
      <text:p text:style-name="P100"/>
      <text:p text:style-name="P126"><text:tab/>See the Seventeenth Day of Athor.</text:p>
      <text:p text:style-name="P126"/>
      <text:p text:style-name="P133">The Fifteenth Day of Meshir</text:p>
      <text:p text:style-name="P100">Annual Tune</text:p>
      <text:p text:style-name="P106">Zacchariah, the Prophet</text:p>
      <text:p text:style-name="P100">Consecration of the first Church for the Fourty Martyrs of Sebaste</text:p>
      <text:p text:style-name="P100">St. Paphnotius</text:p>
      <text:p text:style-name="P100"/>
      <text:p text:style-name="P126"><text:tab/>See the Sixteenth Day of Paoni.</text:p>
      <text:p text:style-name="P126"/>
      <text:p text:style-name="P133">The Sixteenth Day of Meshir</text:p>
      <text:p text:style-name="P100">Annual Tune</text:p>
      <text:p text:style-name="P106">Elizabeth, mother of John the Baptist</text:p>
      <text:p text:style-name="P100"/>
      <text:p text:style-name="P126"><text:tab/>See the Twenty-Sixth Day of Thoout.</text:p>
      <text:p text:style-name="P126"/>
      <text:p text:style-name="P133">The Seventeenth Day of Meshir</text:p>
      <text:p text:style-name="P100">Annual Tune</text:p>
      <text:p text:style-name="P106">St. Menas, the monk</text:p>
      <text:p text:style-name="P100"/>
      <text:p text:style-name="P126"><text:tab/>See the Twenty-Seventh Day of Pharamuthi.</text:p>
      <text:p text:style-name="P126"/>
      <text:p text:style-name="P133">The Eighteenth Day of Meshir</text:p>
      <text:p text:style-name="P100">Annual Tune</text:p>
      <text:p text:style-name="P106">St. Militus, the confessor and Patriarch of Antioch</text:p>
      <text:p text:style-name="P100"/>
      <text:p text:style-name="P126"><text:tab/>See the Seventeenth Day of Athor.</text:p>
      <text:p text:style-name="P126"/>
      <text:p text:style-name="P133">The Nineteenth Day of Meshir</text:p>
      <text:p text:style-name="P100">Annual Tune</text:p>
      <text:p text:style-name="P106">Translocation of the relics of St. Martianus of Athens to Antioch</text:p>
      <text:p text:style-name="P100"/>
      <text:p text:style-name="P126"><text:tab/>See the Twentieth Day of Pashons.</text:p>
      <text:p text:style-name="P133">The Twentieth Day of Meshir</text:p>
      <text:p text:style-name="P100"><text:soft-page-break/>Annual Tune</text:p>
      <text:p text:style-name="P100">St. Peter II, 21<text:span text:style-name="T53">st</text:span> Patriarch of Alexandria</text:p>
      <text:p text:style-name="P100">Sts. Basil, Theodore, and Timothy of Alexandria, the martyrs</text:p>
      <text:p text:style-name="P100"/>
      <text:p text:style-name="P126"><text:tab/>See the Ninth Day of Athor.</text:p>
      <text:p text:style-name="P126"/>
      <text:p text:style-name="P133">The Twenty-First Day of Meshir</text:p>
      <text:p text:style-name="P100">Annual Tune</text:p>
      <text:p text:style-name="P100">Commemoration of the Theotokos</text:p>
      <text:p text:style-name="P100">St. Onesimus, slave of Philemon, the martyr</text:p>
      <text:p text:style-name="P100">St. Gabriel, 57<text:span text:style-name="T53">th</text:span> Patriarch of Alexandria</text:p>
      <text:p text:style-name="P100">St. Zachariah, bishop of Sakha</text:p>
      <text:p text:style-name="P100"/>
      <text:p text:style-name="P126"><text:tab/>See the Fifth Day of Epip.</text:p>
      <text:p text:style-name="P126"/>
      <text:p text:style-name="P133">The Twenty-Second Day of Meshir</text:p>
      <text:p text:style-name="P100">Annual Tune</text:p>
      <text:p text:style-name="P106">St. Maruta</text:p>
      <text:p text:style-name="P100"/>
      <text:p text:style-name="P126"><text:tab/>See the Twenty-Eighth Day of Athor.</text:p>
      <text:p text:style-name="P126"/>
      <text:p text:style-name="P133">The Twenty-Third Day of Meshir</text:p>
      <text:p text:style-name="P100">Annual Tune</text:p>
      <text:p text:style-name="P100">St. Eusebius, son of St. Basilides, the martyr</text:p>
      <text:p text:style-name="P100"/>
      <text:p text:style-name="P126"><text:tab/>See the Twenty-Seventh Day of Pharamuthi.</text:p>
      <text:p text:style-name="P126"/>
      <text:p text:style-name="P133">The Twenty-Fourth Day of Meshir</text:p>
      <text:p text:style-name="P100">Annual Tune</text:p>
      <text:p text:style-name="P100">St. Agapius, the bishop</text:p>
      <text:p text:style-name="P100">Sts. Timothy and Matthias, the martyrs</text:p>
      <text:p text:style-name="P100"/>
      <text:p text:style-name="P126"><text:tab/>See the Twenty-Eighth Day of Athor.</text:p>
      <text:p text:style-name="P126"/>
      <text:p text:style-name="P133"/>
      <text:p text:style-name="P37">The Twenty-Fifth Day of Meshir</text:p>
      <text:p text:style-name="P100">Annual Tune</text:p>
      <text:p text:style-name="P100">Sts. Archippus, Philemon, Lycia, the martyrs</text:p>
      <text:p text:style-name="P100">St. Quona &amp; St. Menas, the martyrs</text:p>
      <text:p text:style-name="P100"/>
      <text:p text:style-name="P126"><text:tab/>See the Twentieth Day of Epip.</text:p>
      <text:p text:style-name="P126"/>
      <text:p text:style-name="P133">The Twenty-Sixth Day of Meshir</text:p>
      <text:p text:style-name="P100">Annual Tune</text:p>
      <text:p text:style-name="P100">Hosea, the Prophet</text:p>
      <text:p text:style-name="P100">St. Zadok and his Persian companions, the martyrs</text:p>
      <text:p text:style-name="P100"/>
      <text:p text:style-name="P126"><text:tab/>See the Eighth Day of Thoout.</text:p>
      <text:p text:style-name="P126"/>
      <text:p text:style-name="P133">The Twenty-Seventh Day of Meshir</text:p>
      <text:p text:style-name="P100">Annual Tune</text:p>
      <text:p text:style-name="P106">St. Eustathius, Patriarch of Antioch</text:p>
      <text:p text:style-name="P104"/>
      <text:p text:style-name="P126"><text:tab/>See the Seventeenth Day of Athor.</text:p>
      <text:p text:style-name="P126"/>
      <text:p text:style-name="P133">The Twenty-Eighth Day of Meshir</text:p>
      <text:p text:style-name="P100">Annual Tune</text:p>
      <text:p text:style-name="P106">St. Theodorus, the Roman</text:p>
      <text:p text:style-name="P100"/>
      <text:p text:style-name="P126"><text:tab/>See the Twentieth Day of Epip.</text:p>
      <text:p text:style-name="P126"/>
      <text:p text:style-name="P133">The Twenty-Ninth Day of Meshir</text:p>
      <text:p text:style-name="P100">Annual Tune on weekdays, Joyful tune on Sundays</text:p>
      <text:p text:style-name="P100">Commemoration of the Annunciation, Nativity and the Ressurection if falling on a Sunday</text:p>
      <text:p text:style-name="P106">St. Palycarp, bishop of Smyrna, the martyr</text:p>
      <text:p text:style-name="P100"/>
      <text:p text:style-name="P126"><text:tab/>See the Fourth Day of Tobi.</text:p>
      <text:p text:style-name="P126"/>
      <text:p text:style-name="P133">The Thirtieth Day of Meshir</text:p>
      <text:p text:style-name="P100">Annual Tune</text:p>
      <text:p text:style-name="P106">The Finding of the head of St. John the Baptist</text:p>
      <text:p text:style-name="P100"/>
      <text:p text:style-name="P126"><text:tab/>See the Second Day of Paoni.</text:p>
      <text:p text:style-name="P41">The First Day of Phamenoth</text:p>
      <text:p text:style-name="P100">Annual Tune</text:p>
      <text:p text:style-name="P106">St. Narcissus, bishop of Jerusalem</text:p>
      <text:p text:style-name="P108">St. Alexandrus the martyr</text:p>
      <text:p text:style-name="P108">Anba Marcura</text:p>
      <text:p text:style-name="P100"/>
      <text:p text:style-name="P126"><text:tab/>See the Twenty-Second Day of Athor.</text:p>
      <text:p text:style-name="P120"/>
      <text:p text:style-name="P133">The Second Day of Phamenoth</text:p>
      <text:p text:style-name="P100">Annual Tune</text:p>
      <text:p text:style-name="P106">St. Makraway (Macrobius), the bishop and martyr</text:p>
      <text:p text:style-name="P100"/>
      <text:p text:style-name="P126"><text:tab/>See the Twenty-Eighth Day of Athor.</text:p>
      <text:p text:style-name="P120"/>
      <text:p text:style-name="P133">The Third Day of Phamenoth</text:p>
      <text:p text:style-name="P100">Annual Tune</text:p>
      <text:p text:style-name="P100">Sts. Cosmas, 58<text:span text:style-name="T53">th</text:span> Patriarch of Alexandria</text:p>
      <text:p text:style-name="P100">St. Porphyry, the martyr</text:p>
      <text:p text:style-name="P100">St. Hadid, the priest</text:p>
      <text:p text:style-name="P100"/>
      <text:p text:style-name="P126"><text:tab/>See the Twenty-Ninth Day of Athor.</text:p>
      <text:p text:style-name="P126"/>
      <text:p text:style-name="P133">The Fourth Day of Phamenoth</text:p>
      <text:p text:style-name="P100">Annual Tune</text:p>
      <text:p text:style-name="P100">Council on the Island of Bani-Omar</text:p>
      <text:p text:style-name="P100">St. Haboulyous thie prince and martyr</text:p>
      <text:p text:style-name="P100"/>
      <text:p text:style-name="P126"><text:tab/>See the Ninth Day of Athor.</text:p>
      <text:p text:style-name="P126"/>
      <text:p text:style-name="P133">The Fifth Day of Phamenoth</text:p>
      <text:p text:style-name="P100">Annual Tune</text:p>
      <text:p text:style-name="P100">St. Sarapamon, the ascetic</text:p>
      <text:p text:style-name="P100">St. Peter the preist and martyr</text:p>
      <text:p text:style-name="P100">St. Eudexia the martyr</text:p>
      <text:p text:style-name="P100"/>
      <text:p text:style-name="P126"><text:tab/>See the Twenty-Eighth Day of Athor.</text:p>
      <text:p text:style-name="P126"/>
      <text:p text:style-name="P133"/>
      <text:p text:style-name="P37">The Sixth Day of Phamenoth</text:p>
      <text:p text:style-name="P100">Annual Tune</text:p>
      <text:p text:style-name="P100">St. Dioscorus, the new martyr</text:p>
      <text:p text:style-name="P100">St. Theodotus, the bishop</text:p>
      <text:p text:style-name="P100"/>
      <text:p text:style-name="P126"><text:tab/>See the Twenty-Seventh Day of Athor.</text:p>
      <text:p text:style-name="P126"/>
      <text:p text:style-name="P133">The Seventh Day of Phamenoth</text:p>
      <text:p text:style-name="P100">Annual Tune</text:p>
      <text:p text:style-name="P100">Sts. Philemon and Apollonius the martyrs</text:p>
      <text:p text:style-name="P100">St. Mary of Israel, the martyr</text:p>
      <text:p text:style-name="P100"/>
      <text:p text:style-name="P126"><text:tab/>See the Twenty-Second Day of Athor.</text:p>
      <text:p text:style-name="P120"/>
      <text:p text:style-name="P133">The Eighth Day of Phamenoth</text:p>
      <text:p text:style-name="P100">Annual Tune</text:p>
      <text:p text:style-name="P100">St. Matthias, the Apostle</text:p>
      <text:p text:style-name="P100">St. Julian, 11<text:span text:style-name="T53">th</text:span> Patriarch of Alexandria</text:p>
      <text:p text:style-name="P100">St. Arianus, the martyr</text:p>
      <text:p text:style-name="P100"/>
      <text:p text:style-name="P126"><text:tab/>See the Fifth Day of Epip.</text:p>
      <text:p text:style-name="P126"/>
      <text:p text:style-name="P133">The Ninth Day of Phamenoth</text:p>
      <text:p text:style-name="P100">Annual Tune</text:p>
      <text:p text:style-name="P100">St. Koran</text:p>
      <text:p text:style-name="P100">Sts. Abrianus, Amarata his wife, Eusebius, Armanius, and fourty after them, the martyrs</text:p>
      <text:p text:style-name="P100"/>
      <text:p text:style-name="P126"><text:tab/>See the Twentieth Day of Pashons.</text:p>
      <text:p text:style-name="P126"/>
      <text:p text:style-name="P133">The Tenth Day of Phamenoth</text:p>
      <text:p text:style-name="P100">Joyful Tune</text:p>
      <text:p text:style-name="P108">The Commemoration of the Appearance of the Glirous Cross</text:p>
      <text:p text:style-name="P100"/>
      <text:p text:style-name="P126"><text:tab/>See the Seventeenth Day of Thoout.</text:p>
      <text:p text:style-name="P126"/>
      <text:p text:style-name="P133"/>
      <text:p text:style-name="P37">The Eleventh Day of Phamenoth</text:p>
      <text:p text:style-name="P100">Annual Tune</text:p>
      <text:p text:style-name="P106">St. Basil, the bishop and martyr</text:p>
      <text:p text:style-name="P100"/>
      <text:p text:style-name="P126"><text:tab/>See the Twenty-First Day of Thoout.</text:p>
      <text:p text:style-name="P126"/>
      <text:p text:style-name="P133">The Twelfth Day of Phamenoth</text:p>
      <text:p text:style-name="P100">Annual Tune</text:p>
      <text:p text:style-name="P100">Commemoration of Archangle Micahel</text:p>
      <text:p text:style-name="P100">St. Demetrius' virginity revealed</text:p>
      <text:p text:style-name="P100">St. Malachius the martyr</text:p>
      <text:p text:style-name="P100">St. Glathinos the martyr</text:p>
      <text:p text:style-name="P100"/>
      <text:p text:style-name="P126"><text:tab/>See the Twenty-Ninth Day of Athor.</text:p>
      <text:p text:style-name="P127"/>
      <text:p text:style-name="P56">The Thirteenth Day of <text:span text:style-name="T56">Phamenoth</text:span></text:p>
      <text:p text:style-name="P73">Annual Tune</text:p>
      <text:p text:style-name="P74">St. Dionysius, the 14<text:span text:style-name="T53">th</text:span> Patriarch of Alexandria</text:p>
      <text:p text:style-name="P73">The return of Abba Macarius the Great and Abba Macarius of Alexandria from exile</text:p>
      <text:p text:style-name="P73">The fourty martyrs of Sebastia</text:p>
      <text:p text:style-name="P91"><text:tab/><text:span text:style-name="T12">(also Paopi 4, 10; Athor 19; Koiak 8; Epip 21)</text:span></text:p>
      <text:p text:style-name="P83"/>
      <text:p text:style-name="P49">The Vespers Gospel</text:p>
      <text:p text:style-name="P97">Psalm 33:18,19</text:p>
      <text:p text:style-name="P98"><text:tab/><text:span text:style-name="T6">A Psalm of David.</text:span></text:p>
      <text:p text:style-name="P96"><text:tab/><text:span text:style-name="T4">Many are the afflictions of the righteous: And the LORD will deliver them out of them all. The Lord will keep all their bones: not one of them shall be broken. </text:span><text:span text:style-name="T6">Alleluia.</text:span></text:p>
      <text:p text:style-name="P103"/>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pan text:style-name="T66">they see the Son of man coming in his kingdom.</text:span><text:span text:style-name="T50"> </text:span><text:span text:style-name="T52">Glory be to God forever.</text:span></text:p>
      </text:section>
      <text:p text:style-name="P59"><text:soft-page-break/></text:p>
      <text:p text:style-name="P48">The Matins Gospel</text:p>
      <text:p text:style-name="P100">Psalm 36:34, 35</text:p>
      <text:p text:style-name="P102"><text:tab/><text:span text:style-name="T6">A Psalm of David.</text:span></text:p>
      <text:p text:style-name="P112"><text:tab/><text:span text:style-name="T1">The salvation of the righteous is of the LORD: He is their protector in the time of trouble. The LORD shall help them and deliver them: He shall save them, because they had hoped in Him. </text:span>Alleluia.</text:p>
      <text:p text:style-name="P111"><text:tab/></text:p>
      <text:p text:style-name="P58">Mark 13:9-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24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pan text:style-name="T22">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text:span><text:soft-page-break/><text:span text:style-name="T22">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5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oft-page-break/><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25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text:span><text:span text:style-name="T22">went about seeking some to lead him by the hand. </text:span><text:span text:style-name="T22">Then the deputy, </text:span><text:span text:style-name="T22">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136"><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oft-page-break/><text:span text:style-name="T66">teach you in the same hour what ye ought to say.</text:span><text:span text:style-name="T49"> </text:span><text:span text:style-name="T52">Glory be to God forever.</text:span></text:p>
      </text:section>
      <text:p text:style-name="P124"/>
      <text:p text:style-name="P133">The Fourteenth Day of Phamenoth</text:p>
      <text:p text:style-name="P100">Annual Tune</text:p>
      <text:p text:style-name="P100">St. Shenouti, the martyr</text:p>
      <text:p text:style-name="P100">St. Cyril, 75<text:span text:style-name="T53">th</text:span> Patriarch of Alexandria</text:p>
      <text:p text:style-name="P100">Sts. Ugenius, Agathodorus, and Ephlidius, the martyrs</text:p>
      <text:p text:style-name="P100"/>
      <text:p text:style-name="P126"><text:tab/>See the Twenty-First Day of Thoout.</text:p>
      <text:p text:style-name="P126"/>
      <text:p text:style-name="P133">The Fifteenth Day of Phamenoth</text:p>
      <text:p text:style-name="P100">Annual Tune</text:p>
      <text:p text:style-name="P100">St. Sarah of Upper Egypt</text:p>
      <text:p text:style-name="P100">St. Elias of Hnes</text:p>
      <text:p text:style-name="P100"/>
      <text:p text:style-name="P126"><text:tab/>See the Thirtieth Day of Tobi.</text:p>
      <text:p text:style-name="P126"/>
      <text:p text:style-name="P133">The Sixteenth Day of Phamenoth</text:p>
      <text:p text:style-name="P100">Annual Tune</text:p>
      <text:p text:style-name="P106">St. Khael (Mikhail), 46<text:span text:style-name="T53">th</text:span> Patriarch of Alexandria</text:p>
      <text:p text:style-name="P100"/>
      <text:p text:style-name="P126"><text:tab/>See the Twenty-Ninth Day of Athor.</text:p>
      <text:p text:style-name="P126"/>
      <text:p text:style-name="P133">The Seventeenth Day of Phamenoth</text:p>
      <text:p text:style-name="P100">Annual Tune</text:p>
      <text:p text:style-name="P100">St. Lasarus, friend of Christ and bishop of Cyprus</text:p>
      <text:p text:style-name="P100">St. George the ascetic and martyr</text:p>
      <text:p text:style-name="P100">St. Sidhom Bishai, the martyr</text:p>
      <text:p text:style-name="P100">St. Basil, bishop of Jerusalem</text:p>
      <text:p text:style-name="P100"/>
      <text:p text:style-name="P126"><text:tab/>See the Twenty-Eighth Day of Athor.</text:p>
      <text:p text:style-name="P126"/>
      <text:p text:style-name="P133"/>
      <text:p text:style-name="P37">The Eighteenth Day of Phamenoth</text:p>
      <text:p text:style-name="P100">Annual Tune</text:p>
      <text:p text:style-name="P106">St. Isidore, the martyr</text:p>
      <text:p text:style-name="P100"/>
      <text:p text:style-name="P126"><text:tab/>See for the Twentieth Day of Epip.</text:p>
      <text:p text:style-name="P126"/>
      <text:p text:style-name="P133">The Nineteenth Day of Phamenoth</text:p>
      <text:p text:style-name="P100">Annual Tune</text:p>
      <text:p text:style-name="P100">St. Aristobulus, the Disciple</text:p>
      <text:p text:style-name="P100">Sts. Alexander, Agabius, Timol, Dionysius, and Romulus, the martyrs</text:p>
      <text:p text:style-name="P100"/>
      <text:p text:style-name="P126"><text:tab/>See the First Day of Tobi.</text:p>
      <text:p text:style-name="P126"/>
      <text:p text:style-name="P133">The Twentieth Day of Phamenoth</text:p>
      <text:p text:style-name="P100">Annual Tune</text:p>
      <text:p text:style-name="P100">St. Michael II, 56<text:span text:style-name="T53">th</text:span> Patriarch of Alexandria</text:p>
      <text:p text:style-name="P100">Commemoration of the raising of Lazarus from the dead</text:p>
      <text:p text:style-name="P100"/>
      <text:p text:style-name="P126"><text:tab/>See the Twenty-Ninth Day of Athor.</text:p>
      <text:p text:style-name="P126"/>
      <text:p text:style-name="P133">The Twenty-First Day of Phamenoth</text:p>
      <text:p text:style-name="P100">Annual Tune</text:p>
      <text:p text:style-name="P100">Commemoration of the Theotokos</text:p>
      <text:p text:style-name="P100">Dwelling of our Lord in Bethany</text:p>
      <text:p text:style-name="P100">Consultation of the chief priests to put Lazarus to death</text:p>
      <text:p text:style-name="P100"/>
      <text:p text:style-name="P126"><text:tab/>See the Thirteenth Day of Mesori.</text:p>
      <text:p text:style-name="P126"/>
      <text:p text:style-name="P133">The Twenty-Second Day of Phamenoth</text:p>
      <text:p text:style-name="P100">Annual Tune</text:p>
      <text:p text:style-name="P100">St. Cyril of Jerusalem</text:p>
      <text:p text:style-name="P100">St. Michael, bishop of Nakada</text:p>
      <text:p text:style-name="P100"/>
      <text:p text:style-name="P126"><text:tab/>See the Third Day of Epip.</text:p>
      <text:p text:style-name="P126"/>
      <text:p text:style-name="P133"/>
      <text:p text:style-name="P37">The Twenty-Third Day of Phamenoth</text:p>
      <text:p text:style-name="P100">Annual Tune</text:p>
      <text:p text:style-name="P106">Daniel, the prophet</text:p>
      <text:p text:style-name="P100"/>
      <text:p text:style-name="P126"><text:tab/>See the Eighth Day of Thoout.</text:p>
      <text:p text:style-name="P126"/>
      <text:p text:style-name="P133">The Twenty-Fourth Day of Phamenoth</text:p>
      <text:p text:style-name="P100">Annual Tune</text:p>
      <text:p text:style-name="P100">St. Macarius, 59<text:span text:style-name="T53">th</text:span> Patriarch of Alexandria</text:p>
      <text:p text:style-name="P100">Apparition of the Theotokos at Zeitoun</text:p>
      <text:p text:style-name="P100"/>
      <text:p text:style-name="P126"><text:tab/>See the Twenty-Ninth Day of Athor.</text:p>
      <text:p text:style-name="P126"/>
      <text:p text:style-name="P133">The Twenty-Fifth Day of Phamenoth</text:p>
      <text:p text:style-name="P100">Annual Tune</text:p>
      <text:p text:style-name="P100">St. Oneisphorus, the Disciple</text:p>
      <text:p text:style-name="P100">St. Matthias, 100<text:span text:style-name="T53">th</text:span> Patriarch of Alexandria</text:p>
      <text:p text:style-name="P100"/>
      <text:p text:style-name="P126"><text:tab/>See the Fourteenth Day of Paopi.</text:p>
      <text:p text:style-name="P126"/>
      <text:p text:style-name="P133">The Twenty-Sixth Day of Phamenoth</text:p>
      <text:p text:style-name="P100">Annual Tune</text:p>
      <text:p text:style-name="P100">St. Eupraxia, a virgin of Rome</text:p>
      <text:p text:style-name="P100">St. Peter VI, 104<text:span text:style-name="T53">th</text:span> Patriarch of Alexandria</text:p>
      <text:p text:style-name="P100"/>
      <text:p text:style-name="P126"><text:tab/>See the Thirtieth Day of Tobi.</text:p>
      <text:p text:style-name="P126"/>
      <text:p text:style-name="P133">The Twenty-Seventh Day of Phamenoth</text:p>
      <text:p text:style-name="P100">Annual Tune</text:p>
      <text:p text:style-name="P100">Commemoration of Crucifixion</text:p>
      <text:p text:style-name="P100">Abba Macarius the Great</text:p>
      <text:p text:style-name="P100">St. Domicos the martyr</text:p>
      <text:p text:style-name="P100"/>
      <text:p text:style-name="P126"><text:tab/>See the Twenty-Seventh Day of Paopi</text:p>
      <text:p text:style-name="P126"/>
      <text:p text:style-name="P133"/>
      <text:p text:style-name="P37">The Twenty-Eighth Day of Phamenoth</text:p>
      <text:p text:style-name="P100">Annual Tune</text:p>
      <text:p text:style-name="P100">Emperor Constantine the Great</text:p>
      <text:p text:style-name="P100">St. Peter VII, 109<text:span text:style-name="T53">th</text:span> Patriarch of Alexandria</text:p>
      <text:p text:style-name="P100">Abba Sarapamon</text:p>
      <text:p text:style-name="P100"/>
      <text:p text:style-name="P126"><text:tab/>See the Sixteenth Day of Thoout.</text:p>
      <text:p text:style-name="P127"/>
      <text:p text:style-name="P56">The Twenty-Ninth Day of Phamenoth</text:p>
      <text:p text:style-name="P73">Joyful Tune</text:p>
      <text:p text:style-name="P63">Feast of Annunciation</text:p>
      <text:p text:style-name="P86"/>
      <text:p text:style-name="P49">The Vespers Gospel</text:p>
      <text:p text:style-name="P97">Psalm 143:5,7</text:p>
      <text:p text:style-name="P98"><text:tab/><text:span text:style-name="T6">A Psalm of David.</text:span></text:p>
      <text:p text:style-name="P96"><text:tab/><text:span text:style-name="T4">Bow The heavens, O LORD, and come down: touch the mountains, and they shall smoke. Send down Thine hand from on high: Rescue me and deliver me. </text:span><text:span text:style-name="T6">Alleluia.</text:span></text:p>
      <text:p text:style-name="P102"/>
      <text:p text:style-name="P58">Luke 7:36-5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6"><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pan text:style-name="T66">house, thou gavest me no water for my feet: but she hath washed my feet with </text:span><text:soft-page-break/><text:span text:style-name="T66">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59"/>
      <text:p text:style-name="P48">The Matins Gospel</text:p>
      <text:p text:style-name="P100">Psalm 71:5,6</text:p>
      <text:p text:style-name="P102"><text:tab/><text:span text:style-name="T6">A Psalm of David.</text:span></text:p>
      <text:p text:style-name="P112"><text:span text:style-name="T1"><text:tab/>He shall descend like rain upon a fleece: and like drops dripping upon the earth. In His days shall righteousness flourish: and abundance of peace. </text:span>Alleluia.</text:p>
      <text:p text:style-name="P110"/>
      <text:p text:style-name="P58">Luke 11:20-2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6"><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7"><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3:1-31</text:p>
      <text:p text:style-name="P60"><text:tab/><text:span text:style-name="T6">A chapter from the Epistle of our teacher Paul to the Romans. His blessing be upon us. Amen.</text:span></text:p>
      <text:section text:style-name="Sect1" text:name="Section255">
        <text:p text:style-name="P136"><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7"><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pan text:style-name="T22">To declare, </text:span><text:span text:style-name="T26">I say</text:span><text:span text:style-name="T22">, at this time his right</text:span><text:soft-page-break/><text:span text:style-name="T22">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256">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7"><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7"><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pan text:style-name="T22">saith he abideth in him ought himself also so to walk, even as he walk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3-34</text:p>
      <text:p text:style-name="P60"><text:tab/><text:span text:style-name="T6">A chapter from the Acts of our fathers the pure Apostles, who were invested with the grace of the Holy Spirit. Their blessing be with us all. Amen.</text:span></text:p>
      <text:section text:style-name="Sect1" text:name="Section257">
        <text:p text:style-name="P136"><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44:13</text:p>
      <text:p text:style-name="P102"><text:tab/><text:span text:style-name="T6">A Psalm of David.</text:span></text:p>
      <text:p text:style-name="P96"><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2"/>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6"><text:soft-page-break/><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6"/>
      <text:p text:style-name="P133">The Thirtieth Day of Phamenoth</text:p>
      <text:p text:style-name="P100">Annual Tune</text:p>
      <text:p text:style-name="P100">Commemoration of Archangle Gabriel</text:p>
      <text:p text:style-name="P100">Transfer of the Relics of St. James the Persian</text:p>
      <text:p text:style-name="P100">Samson the Judge</text:p>
      <text:p text:style-name="P100"/>
      <text:p text:style-name="P126"><text:tab/>See the Twenty-Second Day of Koiak.</text:p>
      <text:p text:style-name="P112"/>
      <text:p text:style-name="P41">The First Day of Pharamuthi</text:p>
      <text:p text:style-name="P100">Annual Tune</text:p>
      <text:p text:style-name="P106">St. Silvanus the monk</text:p>
      <text:p text:style-name="P100">The Arabs of Upper Egypt attacked the desert of Scetis</text:p>
      <text:p text:style-name="P100">Aaron the Prophet</text:p>
      <text:p text:style-name="P100"/>
      <text:p text:style-name="P126"><text:tab/>See the Twentieth Day of Pashons.</text:p>
      <text:p text:style-name="P120"/>
      <text:p text:style-name="P133">The Second Day of Pharamuthi</text:p>
      <text:p text:style-name="P100">Annual Tune</text:p>
      <text:p text:style-name="P100">St. Christopher, the martyr</text:p>
      <text:p text:style-name="P100">Pope Youannis 9<text:span text:style-name="T53">th</text:span>, the 81<text:span text:style-name="T53">st</text:span> Patriarch of Alexandria</text:p>
      <text:p text:style-name="P100"/>
      <text:p text:style-name="P126"><text:tab/>See the Twentieth Day of Epip.</text:p>
      <text:p text:style-name="P126"/>
      <text:p text:style-name="P133">The Third Day of Pharamuthi</text:p>
      <text:p text:style-name="P100">Annual Tune</text:p>
      <text:p text:style-name="P100">St. John, bishop of Jerusalem</text:p>
      <text:p text:style-name="P100">St. Michael, 71<text:span text:style-name="T53">st</text:span> Patriarch of Alexandria</text:p>
      <text:p text:style-name="P100"/>
      <text:p text:style-name="P126"><text:tab/>See the Third Day of Epip.</text:p>
      <text:p text:style-name="P126"/>
      <text:p text:style-name="P133">The Fourth Day of Pharamuthi</text:p>
      <text:p text:style-name="P100">Annual Tune</text:p>
      <text:p text:style-name="P100">Sts. Victor, Decius, Eirene the Virgin, and those who were with them, the martyrs</text:p>
      <text:p text:style-name="P100"/>
      <text:p text:style-name="P126"><text:tab/>See the Twenty-Second Day of Athor.</text:p>
      <text:p text:style-name="P126"/>
      <text:p text:style-name="P133">The Fifth Day of Pharamuthi</text:p>
      <text:p text:style-name="P100">Annual Tune</text:p>
      <text:p text:style-name="P100">Commemoration of Ezekiel, the Prophet</text:p>
      <text:p text:style-name="P100">St. Hepartius, the bishop of Gangra, the martyr</text:p>
      <text:p text:style-name="P100"/>
      <text:p text:style-name="P126"><text:tab/>See the Eighth Day of Thoout.</text:p>
      <text:p text:style-name="P126"/>
      <text:p text:style-name="P133"/>
      <text:p text:style-name="P37">The Sixth Day of Pharamuthi</text:p>
      <text:p text:style-name="P100">Annual Tune</text:p>
      <text:p text:style-name="P100">Commemoration of the Appearance of the Lord to St. Thomas after His Ressurection</text:p>
      <text:p text:style-name="P106">St. Mary of Egypt</text:p>
      <text:p text:style-name="P126"/>
      <text:p text:style-name="P126"><text:tab/>See the Thirtieth Day of Tobi.</text:p>
      <text:p text:style-name="P126"/>
      <text:p text:style-name="P133">The Seventh Day of Pharamuthi</text:p>
      <text:p text:style-name="P100">Annual Tune</text:p>
      <text:p text:style-name="P100">Joachim, the father of the Mother of God</text:p>
      <text:p text:style-name="P100">St. Macrobius</text:p>
      <text:p text:style-name="P100">Sts. Agapious, Theodora and Metruf</text:p>
      <text:p text:style-name="P100"/>
      <text:p text:style-name="P126"><text:tab/>See the Eighth Day of Thoout.</text:p>
      <text:p text:style-name="P126"/>
      <text:p text:style-name="P133">The Eighth Day of Pharamuthi</text:p>
      <text:p text:style-name="P100">Annual Tune</text:p>
      <text:p text:style-name="P100">Agape, Eirence, Shiona, the virgin martyrs</text:p>
      <text:p text:style-name="P100">The One Hundred and Fifty martyrs at the hand of the king of Persia</text:p>
      <text:p text:style-name="P100"/>
      <text:p text:style-name="P126"><text:tab/>See the Thirtieth Day of Tobi.</text:p>
      <text:p text:style-name="P126"/>
      <text:p text:style-name="P133">The Ninth Day of Pharamuthi</text:p>
      <text:p text:style-name="P100">Annual Tune</text:p>
      <text:p text:style-name="P100">St. Zosimus the priest</text:p>
      <text:p text:style-name="P100">Commemoration of the miracle at the hand of Pope Shenouda I, the 55<text:span text:style-name="T53">th</text:span> Patriarch of Alexandria</text:p>
      <text:p text:style-name="P100"/>
      <text:p text:style-name="P126"><text:tab/>See the Twenty-Second Day of Tobi.</text:p>
      <text:p text:style-name="P126"/>
      <text:p text:style-name="P133">The Tenth Day of Pharamuthi</text:p>
      <text:p text:style-name="P100">Annual Tune</text:p>
      <text:p text:style-name="P100">St. Isacc, the disciple of Abba Apollo</text:p>
      <text:p text:style-name="P100">St. Gabriel II, the 70<text:span text:style-name="T53">th</text:span> Patriarch of Alexandria</text:p>
      <text:p text:style-name="P100"/>
      <text:p text:style-name="P126"><text:tab/>See the Twentieth Day of Pashons.</text:p>
      <text:p text:style-name="P126"/>
      <text:p text:style-name="P133"/>
      <text:p text:style-name="P37">The Eleventh Day of Pharamuthi</text:p>
      <text:p text:style-name="P100">Annual Tune</text:p>
      <text:p text:style-name="P100">St. Theodora, the virgin</text:p>
      <text:p text:style-name="P100">St. John, bishop of Gaza</text:p>
      <text:p text:style-name="P100"/>
      <text:p text:style-name="P126"><text:tab/>See the Thirtieth Day of Tobi.</text:p>
      <text:p text:style-name="P126"/>
      <text:p text:style-name="P133">The Twelfth Day of Pharamuthi</text:p>
      <text:p text:style-name="P100">Annual Tune</text:p>
      <text:p text:style-name="P100">St. Alexander, bishop of Jerusalem</text:p>
      <text:p text:style-name="P100">St. Antonios, bishop of Tamoui</text:p>
      <text:p text:style-name="P100"/>
      <text:p text:style-name="P126"><text:tab/>See the Third Day of Epip.</text:p>
      <text:p text:style-name="P126"/>
      <text:p text:style-name="P133">The Thirteenth Day of Pharamuthi</text:p>
      <text:p text:style-name="P100">Annual Tune</text:p>
      <text:p text:style-name="P100">Sts. Joshua and Joseph, the martyr</text:p>
      <text:p text:style-name="P100">Dionisa the Deaconess and Medius the martyr</text:p>
      <text:p text:style-name="P100">St. Yoanni 17<text:span text:style-name="T53">th</text:span>, the 105<text:span text:style-name="T53">th</text:span> Patriarch of Alexandria</text:p>
      <text:p text:style-name="P100"/>
      <text:p text:style-name="P126"><text:tab/>See the Twenty-Second Day of Athor.</text:p>
      <text:p text:style-name="P126"/>
      <text:p text:style-name="P133">The Fourteenth Day of Pharamuthi</text:p>
      <text:p text:style-name="P100">Annual Tune</text:p>
      <text:p text:style-name="P100">St. Maximus, the 15<text:span text:style-name="T53">th</text:span> Patriarch of Alexandria</text:p>
      <text:p text:style-name="P100"/>
      <text:p text:style-name="P126"><text:tab/>See the Twenty-Ninth Day of Athor.</text:p>
      <text:p text:style-name="P126"/>
      <text:p text:style-name="P133">The Fifteenth Day of Pharamuthi</text:p>
      <text:p text:style-name="P100">Annual Tune</text:p>
      <text:p text:style-name="P100">Commemoration of the Consecration of the altar for St. Nicholas, bishop of Mora for the Jacobite Christians</text:p>
      <text:p text:style-name="P100">Commemoration of the Consecration of the Church of St. Agabus the Disciple</text:p>
      <text:p text:style-name="P100">St. Alexandra, the empress</text:p>
      <text:p text:style-name="P100">St. Mark VI, the 101<text:span text:style-name="T53">st</text:span> Patriarch of Alexandria</text:p>
      <text:p text:style-name="P100"/>
      <text:p text:style-name="P126"><text:tab/>See the First Day of Tobi.</text:p>
      <text:p text:style-name="P126"/>
      <text:p text:style-name="P133"/>
      <text:p text:style-name="P37">The Sixteenth Day of Pharamuthi</text:p>
      <text:p text:style-name="P100">Annual Tune</text:p>
      <text:p text:style-name="P100">St. Antipas, the bishop of Pergamos, the martyr</text:p>
      <text:p text:style-name="P126"><text:tab/>See the Fourth Day of Tobi.</text:p>
      <text:p text:style-name="P126"/>
      <text:p text:style-name="P133">The Seventeenth Day of Pharamuthi</text:p>
      <text:p text:style-name="P100">Annual Tune</text:p>
      <text:p text:style-name="P100">St. James the Apostle and martyr</text:p>
      <text:p text:style-name="P100"/>
      <text:p text:style-name="P126"><text:tab/>See the Fifth Day of Epip.</text:p>
      <text:p text:style-name="P126"/>
      <text:p text:style-name="P133">The Eighteenth Day of Pharamuthi</text:p>
      <text:p text:style-name="P100">Annual Tune</text:p>
      <text:p text:style-name="P100">St. Arsenius, slave of St. Sousnyous, the martyr</text:p>
      <text:p text:style-name="P100"/>
      <text:p text:style-name="P126"><text:tab/>See the Twenty-Seventh Day of Pharamuthi.</text:p>
      <text:p text:style-name="P126"/>
      <text:p text:style-name="P133">The Nineteenth Day of Pharamuthi</text:p>
      <text:p text:style-name="P100">Annual Tune</text:p>
      <text:p text:style-name="P100">St. Simeon the Armenian, the bishop of Persia, the martyr</text:p>
      <text:p text:style-name="P100">John (Youhanna Abu Nagaah El-Kabeer) the martyr</text:p>
      <text:p text:style-name="P100">Vizier abu Elaala Fahd ibm Ibrahim and his companions, the martyrs</text:p>
      <text:p text:style-name="P100">David the monk and martyr</text:p>
      <text:p text:style-name="P100"/>
      <text:p text:style-name="P126"><text:tab/>See the Twenty-Eighth Day of Athor.</text:p>
      <text:p text:style-name="P126"/>
      <text:p text:style-name="P133">The Twentieth Day of Pharamuthi</text:p>
      <text:p text:style-name="P100">Annual Tune</text:p>
      <text:p text:style-name="P100">St. Babnuda (Paphnute) the martyr</text:p>
      <text:p text:style-name="P100"/>
      <text:p text:style-name="P126"><text:tab/>See the Twentieth Day of Epip.</text:p>
      <text:p text:style-name="P126"/>
      <text:p text:style-name="P133">The Twenty-First Day of Pharamuthi</text:p>
      <text:p text:style-name="P100">Annual Tune</text:p>
      <text:p text:style-name="P100">Commemoration of the Mother of God</text:p>
      <text:p text:style-name="P100">St. Hierotheos of Athens</text:p>
      <text:p text:style-name="P100"/>
      <text:p text:style-name="P126"><text:tab/>See the Twenty-First Day of Thoout.</text:p>
      <text:p text:style-name="P133">The Twenty-Second Day of Pharamuthi</text:p>
      <text:p text:style-name="P100"><text:soft-page-break/>Annual Tune</text:p>
      <text:p text:style-name="P100">St. Isaac of Hourin</text:p>
      <text:p text:style-name="P100">St. Alexander I, the 19<text:span text:style-name="T53">th</text:span> Patriarch of Alexandria</text:p>
      <text:p text:style-name="P100">St. Mark II, the 49<text:span text:style-name="T53">th</text:span> Patriarch of Alexandria</text:p>
      <text:p text:style-name="P100">St. Michael II, the 53<text:span text:style-name="T53">rd</text:span> Pope of Alexandria</text:p>
      <text:p text:style-name="P100"/>
      <text:p text:style-name="P126"><text:tab/>See the Twenty-Ninth Day of Athor.</text:p>
      <text:p text:style-name="P127"/>
      <text:p text:style-name="P56">The Twenty-Third Day of Pharamuthi</text:p>
      <text:p text:style-name="P73">Annual Tune</text:p>
      <text:p text:style-name="P73">Daniel the Prophet</text:p>
      <text:p text:style-name="P73">St. George the Prince of the martyrs</text:p>
      <text:p text:style-name="P83"><text:tab/>(also Athor 7; Pashons 6, 8; Paoni 7, 19; Epip 27; Mesori 23, 27)</text:p>
      <text:p text:style-name="P83"/>
      <text:p text:style-name="P49">The Vespers Gospel</text:p>
      <text:p text:style-name="P97">Psalm 34:17,18</text:p>
      <text:p text:style-name="P98"><text:tab/><text:span text:style-name="T6">A Psalm of David.</text:span></text:p>
      <text:p text:style-name="P96"><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2"/>
      <text:p text:style-name="P58">Matthew 10:16-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59"/>
      <text:p text:style-name="P48"/>
      <text:p text:style-name="P29">The Matins Gospel</text:p>
      <text:p text:style-name="P100">Psalm 33:18,19</text:p>
      <text:p text:style-name="P102"><text:tab/><text:span text:style-name="T6">A Psalm of David.</text:span></text:p>
      <text:p text:style-name="P112"><text:span text:style-name="T1"><text:tab/>Many are the afflictions of the righteous: And the LORD will deliver them out of them all. The Lord will keep all their bones: not one of them shall be broken. </text:span>Alleluia.</text:p>
      <text:p text:style-name="P10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Romans 8:28-39</text:p>
      <text:p text:style-name="P60"><text:tab/><text:span text:style-name="T6">A chapter from the Epistle of our teacher Paul to the Romans. His blessing be upon us. Amen.</text:span></text:p>
      <text:section text:style-name="Sect1" text:name="Section261">
        <text:p text:style-name="P136"><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7"><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pan text:style-name="T22">rather, that is risen again, who is even </text:span><text:soft-page-break/><text:span text:style-name="T22">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62">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6:16-34</text:p>
      <text:p text:style-name="P60"><text:tab/><text:span text:style-name="T6">A chapter from the Acts of our fathers the pure Apostles, who were invested with the grace of the Holy Spirit. Their blessing be with us all. Amen.</text:span></text:p>
      <text:section text:style-name="Sect1" text:name="Section263">
        <text:p text:style-name="P136"><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7"><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text:soft-page-break/>Psalm 96:11</text:p>
      <text:p text:style-name="P102"><text:tab/><text:span text:style-name="T6">A Psalm of David.</text:span></text:p>
      <text:p text:style-name="P96"><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The Twenty-Fourth Day of Pharamuthi</text:p>
      <text:p text:style-name="P100">Annual Tune</text:p>
      <text:p text:style-name="P100">St. Sheounda I, the 55<text:span text:style-name="T53">th</text:span> Patriarch of Alexandria</text:p>
      <text:p text:style-name="P100">St. Sina the soldier and martyr</text:p>
      <text:p text:style-name="P100"/>
      <text:p text:style-name="P126"><text:tab/>See the Twentieth Day of Epip.</text:p>
      <text:p text:style-name="P126"/>
      <text:p text:style-name="P133">The Twenty-Fifth Day of Pharamuthi</text:p>
      <text:p text:style-name="P100">Annual Tune</text:p>
      <text:p text:style-name="P100">St. sSarah and her two sons, the martyrs</text:p>
      <text:p text:style-name="P100">Sts. Babnuda (Paphnute) the Hermit, Theodore the Worshipper, and the One Hundred Martyrs</text:p>
      <text:p text:style-name="P100"/>
      <text:p text:style-name="P126"><text:tab/>See the Thirtieth Day of Tobi.</text:p>
      <text:p text:style-name="P118"/>
      <text:p text:style-name="P133"/>
      <text:p text:style-name="P37">The Twenty-Sixth Day of Pharamuthi</text:p>
      <text:p text:style-name="P100">Annual Tune</text:p>
      <text:p text:style-name="P100">St. Sousenyos the martyr</text:p>
      <text:p text:style-name="P100">St. Youannis VII, the 78<text:span text:style-name="T53">th</text:span> Patriarch of Alexandria</text:p>
      <text:p text:style-name="P100"/>
      <text:p text:style-name="P126"><text:tab/>See the Twentieth Day of Epip.</text:p>
      <text:p text:style-name="P127"/>
      <text:p text:style-name="P56">The Twenty-Seventh Day of Pharamuthi</text:p>
      <text:p text:style-name="P73">Annual Tune</text:p>
      <text:p text:style-name="P73">St. Victor, son of Romanus, the martyr</text:p>
      <text:p text:style-name="P84"><text:tab/>(also Thoout 11, 22; Koiak 14; Tobi 16, 27; Meshir 13, 17, 23; Paramoude 18, 27; Pashons 11; Epip 11, 22)</text:p>
      <text:p text:style-name="P84"/>
      <text:p text:style-name="P49">The Vespers Gospel</text:p>
      <text:p text:style-name="P97">Psalm 4:7,8,9</text:p>
      <text:p text:style-name="P98"><text:tab/><text:span text:style-name="T6">A Psalm of David.</text:span></text:p>
      <text:p text:style-name="P96"><text:tab/><text:span text:style-name="T4">The light of Thy countenance, O Lord, has been signed upon us. Thou hast given joy to my heart: for Thou, Lord, alone hast made me dwell in hope.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5:12-13</text:p>
      <text:p text:style-name="P102"><text:tab/><text:span text:style-name="T6">A Psalm of David.</text:span></text:p>
      <text:p text:style-name="P112"><text:tab/><text:span text:style-name="T1">And they shall boast in Thee all those who love Thy Name; for Thou, Lord, hast blessed the righteous; as with the shield of good will Thou hast crowned us. </text:span>Alleluia.</text:p>
      <text:p text:style-name="P110"/>
      <text:p text:style-name="P58"/>
      <text:p text:style-name="P31">Matthew 10:34-4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6"><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7"/>
      <text:p text:style-name="P48">The Liturgy</text:p>
      <text:p text:style-name="P59"/>
      <text:p text:style-name="P46">The Pauline Epistle</text:p>
      <text:p text:style-name="P58">Romans 8:18-30</text:p>
      <text:p text:style-name="P60"><text:tab/><text:span text:style-name="T6">A chapter from the Epistle of our teacher Paul to the Romans. His blessing be upon us. Amen.</text:span></text:p>
      <text:section text:style-name="Sect1" text:name="Section267">
        <text:p text:style-name="P136"><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ext:span><text:span text:style-name="T22">the Spirit itself maketh intercession for us with groanings which cannot be </text:span><text:soft-page-break/><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268">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tcs 19:23-41</text:p>
      <text:p text:style-name="P60"><text:tab/><text:span text:style-name="T6">A chapter from the Acts of our fathers the pure Apostles, who were invested with the grace of the Holy Spirit. Their blessing be with us all. Amen.</text:span></text:p>
      <text:section text:style-name="Sect1" text:name="Section269">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pan text:style-name="T22">which are made with hands: So that not only this our craft is in danger to be set at nought; but also that the temple of the great goddess Diana should be despised, </text:span><text:soft-page-break/><text:span text:style-name="T22">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7:33,4</text:p>
      <text:p text:style-name="P102"><text:tab/><text:span text:style-name="T6">A Psalm of David.</text:span></text:p>
      <text:p text:style-name="P96"><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6"><text:soft-page-break/><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6"/>
      <text:p text:style-name="P133">The Twenty-Eighth Day of Pharamuthi</text:p>
      <text:p text:style-name="P100">Annual Tune</text:p>
      <text:p text:style-name="P100">St. Milius, the ascetic martyr</text:p>
      <text:p text:style-name="P100"/>
      <text:p text:style-name="P126"><text:tab/>See the Twenty-Fifth Day of Athor.</text:p>
      <text:p text:style-name="P126"/>
      <text:p text:style-name="P133">The Twenty-Ninth Day of Pharamuthi</text:p>
      <text:p text:style-name="P100">Annual Tune</text:p>
      <text:p text:style-name="P100">St. Erastus the Disciple</text:p>
      <text:p text:style-name="P100">St. Acacius the bishop of Jerusalem</text:p>
      <text:p text:style-name="P104"/>
      <text:p text:style-name="P126"><text:tab/>See the First Day of Tobi.</text:p>
      <text:p text:style-name="P125"/>
      <text:p text:style-name="P56"/>
      <text:p text:style-name="P28">The Thirtieth Day of Pharamuthi</text:p>
      <text:p text:style-name="P73">Annual Tune</text:p>
      <text:p text:style-name="P73">St. Mark the Evangelist and martyr</text:p>
      <text:p text:style-name="P91"><text:tab/><text:span text:style-name="T12">(also Athor 20; Pashons 23; Paoni 27; Epip 2, 9)</text:span></text:p>
      <text:p text:style-name="P83"/>
      <text:p text:style-name="P49">The Vespers Gospel</text:p>
      <text:p text:style-name="P97">Psalm 39:8</text:p>
      <text:p text:style-name="P98"><text:tab/><text:span text:style-name="T6">A Psalm of David.</text:span></text:p>
      <text:p text:style-name="P96"><text:tab/><text:span text:style-name="T4">I have preached Thy righteousness in a great congregation: behold, I shall not refrain my lips. And He set my feet upon a rock: And He directed my steps. </text:span><text:span text:style-name="T6">Alleluia.</text:span></text:p>
      <text:p text:style-name="P102"/>
      <text:p text:style-name="P58">Mark 6:6b-13</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2"><text:span text:style-name="T11"><text:tab/></text:span><text:span text:style-name="T22">And he went round about the villages, teaching.</text:span></text:p>
        <text:p text:style-name="P137"><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59"/>
      <text:p text:style-name="P48">The Matins Gospel</text:p>
      <text:p text:style-name="P100">Psalm 104:1</text:p>
      <text:p text:style-name="P102"><text:tab/><text:span text:style-name="T6">A Psalm of David.</text:span></text:p>
      <text:p text:style-name="P96"><text:span text:style-name="T5"><text:tab/></text:span><text:span text:style-name="T1">Confess unto the LORD; call upon His Name: Proclaim His works among the nations. Praise Him, speak of all His wonders: Glory in His Holy Name. </text:span><text:span text:style-name="T6">Alleluia.</text:span></text:p>
      <text:p text:style-name="P110"/>
      <text:p text:style-name="P58">Mark 10:17-30</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6"><text:span text:style-name="T52"><text:tab/></text:span><text:span text:style-name="T23">And when he was gone forth into the way, there came one running, and kneeled to him, and asked him, Good Master, what shall I do that I </text:span><text:span text:style-name="T23">may inherit eternal life? And Jesus said unto him, </text:span><text:span text:style-name="T67">Why callest thou me </text:span><text:soft-page-break/><text:span text:style-name="T67">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3:10-4:18</text:p>
      <text:p text:style-name="P60"><text:tab/><text:span text:style-name="T6">A chapter from the Second Epistle of our teacher Paul to the Timothy. His blessing be upon us. Amen.</text:span></text:p>
      <text:section text:style-name="Sect1" text:name="Section273">
        <text:p text:style-name="P136"><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pan text:style-name="T22">whom thou hast learned </text:span><text:span text:style-name="T26">them</text:span><text:span text:style-name="T22">; And that from a child thou hast known the holy scriptures, which are able to make thee wise unto salvation </text:span><text:soft-page-break/><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7"><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8"><text:tab/><text:span text:style-name="T6">The grace of God the Father be with you all. Amen.</text:span></text:p>
      <text:p text:style-name="P59"/>
      <text:p text:style-name="P46"/>
      <text:p text:style-name="P30">The Catholic Epistle</text:p>
      <text:p text:style-name="P58">1 Peter 5:1-14</text:p>
      <text:p text:style-name="P60"><text:tab/><text:span text:style-name="T6">The Catholic Epistle from the First Epistle of our teacher Peter. His Blessing be upon us. Amen.</text:span></text:p>
      <text:section text:style-name="Sect1" text:name="Section27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275">
        <text:p text:style-name="P136"><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pan text:style-name="T22">them to the work. And the contention was so sharp between them, that they departed asunder one from the other: and so Barnabas took Mark, and sailed </text:span><text:soft-page-break/><text:span text:style-name="T22">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The Gospel</text:p>
      <text:p text:style-name="P100">Psalm 95:1</text:p>
      <text:p text:style-name="P102"><text:tab/><text:span text:style-name="T6">A Psalm of David.</text:span></text:p>
      <text:p text:style-name="P96"><text:span text:style-name="T13"><text:tab/></text:span><text:span text:style-name="T1">Sing unto the LORD a new song: sing unto the LORD, all the earth. Sing unto the LORD, praise His Name; preach His salvation from day to day. </text:span><text:span text:style-name="T6">Alleluia.</text:span></text:p>
      <text:p text:style-name="P102"/>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6"><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7"><text:span text:style-name="T21"><text:tab/>And it came to pass in those days, that Jesus came from Nazareth </text:span><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text:span><text:soft-page-break/><text:span text:style-name="T22">my beloved Son, in whom I am well pleased. </text:span><text:span text:style-name="T52">Glory be to God forever.</text:span></text:p>
      </text:section>
      <text:p text:style-name="P67"/>
      <text:p text:style-name="P39">The First Day of Pashons</text:p>
      <text:p text:style-name="P73">Annual Tune</text:p>
      <text:p text:style-name="P73">Nativity of the Virgin</text:p>
      <text:p text:style-name="P91"><text:tab/><text:span text:style-name="T12">(also Koiak 3; Tobi 21; Paoni 21; Mesori 16)</text:span></text:p>
      <text:p text:style-name="P83"/>
      <text:p text:style-name="P49">The Vespers Gospel</text:p>
      <text:p text:style-name="P97">Psalm 86:2,5,7</text:p>
      <text:p text:style-name="P98"><text:tab/><text:span text:style-name="T6">A Psalm of David.</text:span></text:p>
      <text:p text:style-name="P96"><text:tab/><text:span text:style-name="T19">Glorious things are spoken of Thee, O city of God. And the highest Himself has established her forever. As it were, the dwelling of all who rejoice is in Thee. </text:span><text:span text:style-name="T6">Alleluia.</text:span></text:p>
      <text:p text:style-name="P102"/>
      <text:p text:style-name="P58">Luke 10:38-4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6"><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59"/>
      <text:p text:style-name="P48">The Matins Gospel</text:p>
      <text:p text:style-name="P100">Psalm 47:6,1</text:p>
      <text:p text:style-name="P102"><text:tab/><text:span text:style-name="T6">A Psalm of David.</text:span></text:p>
      <text:p text:style-name="P147"><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0"/>
      <text:p text:style-name="P58">Matthew 12:35-5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6"><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7"><text:span text:style-name="T21"><text:tab/>Then certain of the scribes and of the Pharisees answered, saying, </text:span><text:soft-page-break/><text:span text:style-name="T21">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7"><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2</text:p>
      <text:p text:style-name="P60"><text:tab/><text:span text:style-name="T6">A chapter from the Epistle of our teacher Paul to the Hebrews. His blessing be upon us. Amen.</text:span></text:p>
      <text:section text:style-name="Sect1" text:name="Section279">
        <text:p text:style-name="P136"><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pan text:style-name="T22">manna, and Aaron’s rod that budded, and the tables of the covenant; And over it the cherubims of glory shadowing the mercyseat; of which we </text:span><text:soft-page-break/><text:span text:style-name="T22">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8"><text:tab/><text:span text:style-name="T6">The grace of God the Father be with you all. Amen.</text:span></text:p>
      <text:p text:style-name="P59"/>
      <text:p text:style-name="P46">The Catholic Epistle</text:p>
      <text:p text:style-name="P58">2 John 1:1-13</text:p>
      <text:p text:style-name="P60"><text:tab/><text:span text:style-name="T6">The Catholic Epistle from the Second Epistle of our teacher John. His Blessing be upon us. Amen.</text:span></text:p>
      <text:section text:style-name="Sect1" text:name="Section280">
        <text:p text:style-name="P136"><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7"><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7"><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pan text:style-name="T22">Christ, he hath both the Father and the Son.</text:span></text:p>
        <text:p text:style-name="P137"><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text:span><text:soft-page-break/><text:span text:style-name="T22">God speed is partaker of his evil deeds.</text:span></text:p>
        <text:p text:style-name="P137"><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tab/><text:span text:style-name="T6">A chapter from the Acts of our fathers the pure Apostles, who were invested with the grace of the Holy Spirit. Their blessing be with us all. Amen.</text:span></text:p>
      <text:section text:style-name="Sect1" text:name="Section281">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text:span><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text:span><text:soft-page-break/><text:span text:style-name="T22">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The Gospel</text:p>
      <text:p text:style-name="P100">Psalm 44:14,15</text:p>
      <text:p text:style-name="P102"><text:tab/><text:span text:style-name="T6">A Psalm of David.</text:span></text:p>
      <text:p text:style-name="P96"><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2"/>
      <text:p text:style-name="P58">Luke 1:39-5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6"><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pan text:style-name="T23">And Mary abode with her about three months, and returned to her own house.</text:span><text:span text:style-name="T49"> </text:span><text:span text:style-name="T52">Glory be to God forever.</text:span></text:p>
      </text:section>
      <text:p text:style-name="P124"/>
      <text:p text:style-name="P133">The Second Day of Pashons</text:p>
      <text:p text:style-name="P100"><text:soft-page-break/>Annual Tune</text:p>
      <text:p text:style-name="P100">Job the Righteous</text:p>
      <text:p text:style-name="P100">St. Tadros (Theodore), disciple of St. Pachomius</text:p>
      <text:p text:style-name="P100">St. Philotheos the martyr</text:p>
      <text:p text:style-name="P100"/>
      <text:p text:style-name="P126"><text:tab/>See the Third Day of Mesori.</text:p>
      <text:p text:style-name="P126"/>
      <text:p text:style-name="P133">The Third Day of Pashons</text:p>
      <text:p text:style-name="P100">Annual Tune</text:p>
      <text:p text:style-name="P100">St. Jason the Disciple</text:p>
      <text:p text:style-name="P100">St. Otimus the priest</text:p>
      <text:p text:style-name="P100">Pope Gabriel IV, 86<text:span text:style-name="T53">th</text:span> Patriarch of Alexandria</text:p>
      <text:p text:style-name="P100"/>
      <text:p text:style-name="P126"><text:tab/>See the First Day of Tobi.</text:p>
      <text:p text:style-name="P126"/>
      <text:p text:style-name="P133">The Fourth Day of Pashons</text:p>
      <text:p text:style-name="P100">Annual Tune</text:p>
      <text:p text:style-name="P100">Pope John (Youhanna) I, the 29<text:span text:style-name="T53">th</text:span> Patriarch of Alexandria</text:p>
      <text:p text:style-name="P100">Pope Yoannis V, 72<text:span text:style-name="T53">nd</text:span> Patriarch of Alexandria</text:p>
      <text:p text:style-name="P100"/>
      <text:p text:style-name="P126"><text:tab/>See the Twenty-Ninth Day of Athor.</text:p>
      <text:p text:style-name="P126"/>
      <text:p text:style-name="P133">The Fifth Day of Pashons</text:p>
      <text:p text:style-name="P100">Annual Tune</text:p>
      <text:p text:style-name="P100">Jeremiah the Prophet</text:p>
      <text:p text:style-name="P100"/>
      <text:p text:style-name="P126"><text:tab/>See the Eighth Day of Thoout.</text:p>
      <text:p text:style-name="P126"/>
      <text:p text:style-name="P133">The Sixth Day of Pashons</text:p>
      <text:p text:style-name="P100">Annual Tune</text:p>
      <text:p text:style-name="P100">St. Isaac El-Defrawi the martyr</text:p>
      <text:p text:style-name="P100">St. Macarius of Alexandria</text:p>
      <text:p text:style-name="P100">Fr. Paphnute of El-Bandarah</text:p>
      <text:p text:style-name="P100"/>
      <text:p text:style-name="P126"><text:tab/>See the Twenty-Third Day of Pharamuthi.</text:p>
      <text:p text:style-name="P133">The Seventh Day of Pashons</text:p>
      <text:p text:style-name="P100">Annual Tune</text:p>
      <text:p text:style-name="P100">St. Athanasius the Apostolic, 20<text:span text:style-name="T53">th</text:span> Patriarch of Alexandria</text:p>
      <text:p text:style-name="P100"/>
      <text:p text:style-name="P126"><text:tab/>See the Third Day of Epip.</text:p>
      <text:p text:style-name="P126"/>
      <text:p text:style-name="P133"><text:soft-page-break/>The Eighth Day of Pashons</text:p>
      <text:p text:style-name="P100">Annual Tune</text:p>
      <text:p text:style-name="P100">St. John of Senhout, the martyr</text:p>
      <text:p text:style-name="P100">St. Daniel, the Hegoumen of Scetis</text:p>
      <text:p text:style-name="P100"/>
      <text:p text:style-name="P126"><text:tab/>See the Twenty-Third Day of Pharamuthi.</text:p>
      <text:p text:style-name="P126"/>
      <text:p text:style-name="P133">The Ninth Day of Pashons</text:p>
      <text:p text:style-name="P100">Annual Tune</text:p>
      <text:p text:style-name="P100">St. Helena, the Empress</text:p>
      <text:p text:style-name="P100">Pope Youannix XI, the 89<text:span text:style-name="T53">th</text:span> Patriarch of Alexandria</text:p>
      <text:p text:style-name="P100">St. Gabriel VIII, the 97<text:span text:style-name="T53">th</text:span> Patriarch of Alexandria</text:p>
      <text:p text:style-name="P100"/>
      <text:p text:style-name="P126"><text:tab/>See the Sixteenth Day of Thoout.</text:p>
      <text:p text:style-name="P127"/>
      <text:p text:style-name="P56">The Tenth Day of Pashons</text:p>
      <text:p text:style-name="P73">Annual Tune</text:p>
      <text:p text:style-name="P73">Commemoration of the Three Holy Youths in the Fiery Furance</text:p>
      <text:p text:style-name="P83"><text:tab/>(Also Mesori 8)</text:p>
      <text:p text:style-name="P83"/>
      <text:p text:style-name="P49">The Vespers Gospel</text:p>
      <text:p text:style-name="P97">Psalm 4:3,4,7,8</text:p>
      <text:p text:style-name="P98"><text:tab/><text:span text:style-name="T6">A Psalm of David.</text:span></text:p>
      <text:p text:style-name="P96"><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6"><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ext:soft-page-break/>The Matins Gospel</text:p>
      <text:p text:style-name="P100">Psalm 112:1</text:p>
      <text:p text:style-name="P102"><text:tab/><text:span text:style-name="T6">A Psalm of David.</text:span></text:p>
      <text:p text:style-name="P96"><text:span text:style-name="T6"><text:tab/></text:span><text:span text:style-name="T16">Praise the Lord ye children: Praise ye the Name of the Lord. Let the Name of the Lord be blessed from now and forever. </text:span><text:span text:style-name="T6">Alleluia.</text:span></text:p>
      <text:p text:style-name="P110"/>
      <text:p text:style-name="P58">Mark 10:13-16</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6"><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28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text:span><text:soft-page-break/><text:span text:style-name="T22">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8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23-41</text:p>
      <text:p text:style-name="P60"><text:tab/><text:span text:style-name="T6">A chapter from the Acts of our fathers the pure Apostles, who were invested with the grace of the Holy Spirit. Their blessing be with us all. Amen.</text:span></text:p>
      <text:section text:style-name="Sect1" text:name="Section287">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pan text:style-name="T22">For we are in danger to be called in question for this day’s uproar, there </text:span><text:span text:style-name="T22">being no cause whereby we may give </text:span><text:soft-page-break/><text:span text:style-name="T22">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2"/>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6"><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6"/>
      <text:p text:style-name="P133"/>
      <text:p text:style-name="P37">The Eleventh Day of Pashons</text:p>
      <text:p text:style-name="P100">Annual Tune</text:p>
      <text:p text:style-name="P100">St. Theoclia, the wife of St. Justus and the martyr</text:p>
      <text:p text:style-name="P100">St. Paphnuti the bishop</text:p>
      <text:p text:style-name="P100"/>
      <text:p text:style-name="P126"><text:tab/>See the Twenty-Eighth Day of Athor.</text:p>
      <text:p text:style-name="P118"/>
      <text:p text:style-name="P133">The Twelfth Day of Pashons</text:p>
      <text:p text:style-name="P100">Annual Tune</text:p>
      <text:p text:style-name="P100">Commemoration of the Consecration of the Church of St. Demiana</text:p>
      <text:p text:style-name="P100">Commemoration of the Relocation of the Relics of St. John Chrysostom</text:p>
      <text:p text:style-name="P100">Commemoration of the Appearance of a Cross of Light above Golgatha</text:p>
      <text:p text:style-name="P100">Pope Mark VII, the 106<text:span text:style-name="T53">th</text:span> Patriarch of Alexandria</text:p>
      <text:p text:style-name="P100">Teacher (Moallem) Malati the martyr</text:p>
      <text:p text:style-name="P100"/>
      <text:p text:style-name="P126"><text:tab/>See the Seventeenth Day of Athor.</text:p>
      <text:p text:style-name="P126"/>
      <text:p text:style-name="P133">The Thirteenth Day of Pashons</text:p>
      <text:p text:style-name="P100">Annual Tune</text:p>
      <text:p text:style-name="P100">St. Arsanius, the Thooutor of the Emperor's children</text:p>
      <text:p text:style-name="P100"/>
      <text:p text:style-name="P126"><text:tab/>See the Twenty-Second Day of Tobi.</text:p>
      <text:p text:style-name="P126"/>
      <text:p text:style-name="P133">The Fourteenth Day of Pashons</text:p>
      <text:p text:style-name="P100">Annual Tune</text:p>
      <text:p text:style-name="P100">St. Pakhom, the Father of the Cenobitic Life</text:p>
      <text:p text:style-name="P100">St. Epimachus of Pelusium the martyr</text:p>
      <text:p text:style-name="P100"/>
      <text:p text:style-name="P126"><text:tab/>See the Third Day of Mesori.</text:p>
      <text:p text:style-name="P126"/>
      <text:p text:style-name="P133">The Fifteenth Day of Pashons</text:p>
      <text:p text:style-name="P100">Annual Tune</text:p>
      <text:p text:style-name="P100">St. Simon the Zealot, the Apostle</text:p>
      <text:p text:style-name="P100">The Four Hundred Martyrs in Dandara</text:p>
      <text:p text:style-name="P100">St. Menas the Deacon</text:p>
      <text:p text:style-name="P100"/>
      <text:p text:style-name="P126"><text:tab/>See the Twelfth Day of Paopi.</text:p>
      <text:p text:style-name="P126"/>
      <text:p text:style-name="P133"/>
      <text:p text:style-name="P37">The Sixteenth Day of Pashons</text:p>
      <text:p text:style-name="P100">Annual Tune</text:p>
      <text:p text:style-name="P100">Commemoration of St. John the Evangelist</text:p>
      <text:p text:style-name="P100"/>
      <text:p text:style-name="P126"><text:tab/>See the Fourth Day of Tobi.</text:p>
      <text:p text:style-name="P126"/>
      <text:p text:style-name="P133">The Seventeenth Day of Pashons</text:p>
      <text:p text:style-name="P100">Annual Tune</text:p>
      <text:p text:style-name="P100">St. Epiphanius, the bishop of Cypurs</text:p>
      <text:p text:style-name="P100"/>
      <text:p text:style-name="P126"><text:tab/>See the Twenty-Eighth Day of Athor.</text:p>
      <text:p text:style-name="P126"/>
      <text:p text:style-name="P133">The Eighteenth Day of Pashons</text:p>
      <text:p text:style-name="P100">Annual Tune</text:p>
      <text:p text:style-name="P100">St. George, the friend of St. Abraam</text:p>
      <text:p text:style-name="P100">The Commemoration of the Feast of Pentecost</text:p>
      <text:p text:style-name="P100"/>
      <text:p text:style-name="P126"><text:tab/>See the Twenty-Seventh Day of Paopi.</text:p>
      <text:p text:style-name="P126"/>
      <text:p text:style-name="P133">The Ninteenth Day of Pashons</text:p>
      <text:p text:style-name="P100">Annual Tune</text:p>
      <text:p text:style-name="P100">Abba Isaac, the Priest of the Cells</text:p>
      <text:p text:style-name="P100">St. Isidore of Antioch, the martyr</text:p>
      <text:p text:style-name="P100"/>
      <text:p text:style-name="P126"><text:tab/>See the Twenty-Second Day of Tobi.</text:p>
      <text:p text:style-name="P127"/>
      <text:p text:style-name="P56">The Twentieth Day of Pashons</text:p>
      <text:p text:style-name="P73">Abba Ammonius the Anchorite</text:p>
      <text:p text:style-name="P82"><text:tab/>(also Paopi 7, 13, 28, 30; Koiak 12; Tobi 14, 25; Meshir 3, 12, 19; Phamenoth 9; Pharamuthi 1, 10; Pashons 20; Paoni 29)</text:p>
      <text:p text:style-name="P82"/>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
      <text:p text:style-name="P31">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36:15,16,27</text:p>
      <text:p text:style-name="P102"><text:tab/><text:span text:style-name="T6">A Psalm of David.</text:span></text:p>
      <text:p text:style-name="P112"><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4-23</text:p>
      <text:p text:style-name="P60"><text:tab/><text:span text:style-name="T6">A chapter from the First Epistle of our teacher Paul to the Corinthians. His blessing be upon us. Amen.</text:span></text:p>
      <text:section text:style-name="Sect1" text:name="Section291">
        <text:p text:style-name="P136"><text:span text:style-name="T50"><text:tab/></text:span><text:span text:style-name="T21">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text:span><text:span text:style-name="T22">every man? I have planted, Apollos </text:span><text:soft-page-break/><text:span text:style-name="T22">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7"><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7"><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7"><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7"><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The Catholic Epistle</text:p>
      <text:p text:style-name="P58">1 Peter 5:5-14</text:p>
      <text:p text:style-name="P60"><text:tab/><text:span text:style-name="T6">The Catholic Epistle from the First Epistle of our teacher Peter. His Blessing be upon us. Amen.</text:span></text:p>
      <text:section text:style-name="Sect1" text:name="Section292">
        <text:p text:style-name="P136"><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text:span><text:span text:style-name="T22">lion, walketh about, seeking whom he may devour: </text:span><text:span text:style-name="T22">Whom resist stedfast in the faith, knowing that the same afflic</text:span><text:soft-page-break/><text:span text:style-name="T22">tions are accomplished in your brethren that are in the world.</text:span></text:p>
        <text:p text:style-name="P137"><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824-19:6</text:p>
      <text:p text:style-name="P60"><text:tab/><text:span text:style-name="T6">A chapter from the Acts of our fathers the pure Apostles, who were invested with the grace of the Holy Spirit. Their blessing be with us all. Amen.</text:span></text:p>
      <text:section text:style-name="Sect1" text:name="Section293">
        <text:p text:style-name="P136"><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ext:soft-page-break/>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3"/>
      <text:p text:style-name="P37">The Twenty-First Day of Pashons</text:p>
      <text:p text:style-name="P100">Annual Tune</text:p>
      <text:p text:style-name="P100">Commemoratino of the Mother of God</text:p>
      <text:p text:style-name="P100">St. Marcian</text:p>
      <text:p text:style-name="P100"/>
      <text:p text:style-name="P126"><text:tab/>See the Third Day of Mesori.</text:p>
      <text:p text:style-name="P126"/>
      <text:p text:style-name="P133">The Twenty-Second Day of Pashons</text:p>
      <text:p text:style-name="P100">Annual Tune</text:p>
      <text:p text:style-name="P100">St. Andronicus the Disciple</text:p>
      <text:p text:style-name="P100"/>
      <text:p text:style-name="P126"><text:tab/>See the First Day of Tobi.</text:p>
      <text:p text:style-name="P126"/>
      <text:p text:style-name="P133">The Twenty-Third Day of Pashons</text:p>
      <text:p text:style-name="P100">Annual Tune</text:p>
      <text:p text:style-name="P100">St. Junia the Disciple</text:p>
      <text:p text:style-name="P100">St. Julian and his mother, the martyrs</text:p>
      <text:p text:style-name="P100"/>
      <text:p text:style-name="P126"><text:tab/>See the Thirtieth Day of Pharamuthi.</text:p>
      <text:p text:style-name="P127"/>
      <text:p text:style-name="P56">The Twenty-Fourth Day of Pashons</text:p>
      <text:p text:style-name="P73">Joyful Tune</text:p>
      <text:p text:style-name="P74">Feast of the Entrance of the Lord into Egypt</text:p>
      <text:p text:style-name="P75">Habakkuk the Prophet</text:p>
      <text:p text:style-name="P75">St. Bashnouna El-Makari the monk and martyr</text:p>
      <text:p text:style-name="P83"><text:tab/>(also Paoni 8)</text:p>
      <text:p text:style-name="P83"/>
      <text:p text:style-name="P49">The Vespers Gospel</text:p>
      <text:p text:style-name="P97">Psalm 104:11,12</text:p>
      <text:p text:style-name="P98"><text:tab/><text:span text:style-name="T6">A Psalm of David.</text:span></text:p>
      <text:p text:style-name="P96"><text:tab/><text:span text:style-name="T19">Israel came into Egypt; and Jacob sojourned in the land of Ham. He committed to them the words of His signs: and his wonders in the land of Ham. </text:span><text:span text:style-name="T6">Alleluia.</text:span></text:p>
      <text:p text:style-name="P102"/>
      <text:p text:style-name="P58">Matthew 4:12-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pan text:style-name="T22">might be fulfilled which was spoken by Esaias the prophet, saying, The land of Zabulon, and the land of Nephthalim, </text:span><text:span text:style-name="T26">by</text:span><text:span text:style-name="T22"> the way of the sea, </text:span><text:soft-page-break/><text:span text:style-name="T22">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59"/>
      <text:p text:style-name="P48">The Matins Gospel</text:p>
      <text:p text:style-name="P100">Psalm 105:14,3</text:p>
      <text:p text:style-name="P102"><text:tab/><text:span text:style-name="T6">A Psalm of David.</text:span></text:p>
      <text:p text:style-name="P96"><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0"/>
      <text:p text:style-name="P58">Matthew 12:15-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6"><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2:1-22</text:p>
      <text:p text:style-name="P60"><text:tab/><text:span text:style-name="T6">A chapter from the Epistle of our teacher Paul to the Ephesians. His blessing be upon us. Amen.</text:span></text:p>
      <text:section text:style-name="Sect1" text:name="Section297">
        <text:p text:style-name="P136"><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7"><text:soft-page-break/><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7"><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7"><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8"><text:tab/><text:span text:style-name="T6">The grace of God the Father be with you all. Amen.</text:span></text:p>
      <text:p text:style-name="P59"/>
      <text:p text:style-name="P46"/>
      <text:p text:style-name="P30">The Catholic Epistle</text:p>
      <text:p text:style-name="P58">1 John 4:7-19</text:p>
      <text:p text:style-name="P60"><text:tab/><text:span text:style-name="T6">The Catholic Epistle from the First Epistle of our teacher John. His Blessing be upon us. Amen.</text:span></text:p>
      <text:section text:style-name="Sect1" text:name="Section298">
        <text:p text:style-name="P136"><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7"><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299">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pan text:style-name="T22">set them at one again, saying, Sirs, ye are brethren; why do ye wrong one to </text:span><text:soft-page-break/><text:span text:style-name="T22">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19,21</text:p>
      <text:p text:style-name="P102"><text:tab/><text:span text:style-name="T6">A Psalm of David.</text:span></text:p>
      <text:p text:style-name="P96"><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pan text:style-name="T21">by Jeremy the prophet, saying, In Rama was there a voice heard, lamentation, and weeping, and great mourn</text:span><text:soft-page-break/><text:span text:style-name="T21">ing, Rachel weeping </text:span><text:span text:style-name="T26">for</text:span><text:span text:style-name="T22"> her children, and would not be comforted, because they are not.</text:span></text:p>
        <text:p text:style-name="P137"><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4"/>
      <text:p text:style-name="P133">The Twenty-Fifth Day of Pashons</text:p>
      <text:p text:style-name="P100">Annual Tune</text:p>
      <text:p text:style-name="P100">St. Colluthus of Antinoe the martyr</text:p>
      <text:p text:style-name="P100">Ibrahim El-Gohari</text:p>
      <text:p text:style-name="P100"/>
      <text:p text:style-name="P126"><text:tab/>See the Twenty-Fifth Day of Athor.</text:p>
      <text:p text:style-name="P127"/>
      <text:p text:style-name="P56">The Twenty-Sixth Day of Pashons</text:p>
      <text:p text:style-name="P73">Annual Tune</text:p>
      <text:p text:style-name="P73">St. Thomas the Apostle</text:p>
      <text:p text:style-name="P73"/>
      <text:p text:style-name="P49">The Vespers Gospel</text:p>
      <text:p text:style-name="P97">Psalm 63:12,13</text:p>
      <text:p text:style-name="P98"><text:tab/><text:span text:style-name="T6">A Psalm of David.</text:span></text:p>
      <text:p text:style-name="P96"><text:tab/><text:span text:style-name="T19">T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pan text:style-name="T22">Sidon, a great multitude, when they had heard what great things he did, came unto him. And he spake to his disciples, that a small ship should wait </text:span><text:soft-page-break/><text:span text:style-name="T22">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6">Thy saints shall bless Thee. They shall speak of the glory of Thy Kingdom, and talk of Thy power: To make known to the sons of men Thy might. </text:span><text:span text:style-name="T6">Alleluia.</text:span></text:p>
      <text:p text:style-name="P110"/>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pan text:style-name="T23">sea coast of Tyre and Sidon, which came to hear him, and to be healed of their diseases; And they that were vexed with unclean spirits: and they were healed. </text:span><text:span text:style-name="T23">And the whole multitude </text:span><text:soft-page-break/><text:span text:style-name="T23">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0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pan text:style-name="T22">believed our report? So then faith </text:span><text:span text:style-name="T26">cometh</text:span><text:span text:style-name="T22"> by hearing, and hearing by the word of God. But I say, Have they not heard? Yes verily, their sound went into all </text:span><text:soft-page-break/><text:span text:style-name="T22">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04">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0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pan text:style-name="T22">heed unto them, expecting to receive something of them. Then Peter said, Silver and gold have I none; but such as I have give I thee: In the name of </text:span><text:soft-page-break/><text:span text:style-name="T22">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20:24-3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6"><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pan text:style-name="T23">my hand into his side, I will not believe.</text:span></text:p>
        <text:p text:style-name="P137"><text:span text:style-name="T21"><text:tab/>And after eight days again his disciples were within, and Thomas with them: </text:span><text:span text:style-name="T26">then</text:span><text:span text:style-name="T22"> came Jesus, the doors being shut, and stood in the midst, </text:span><text:soft-page-break/><text:span text:style-name="T22">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6"/>
      <text:p text:style-name="P133">The Twenty-Seventh Day of Pashons</text:p>
      <text:p text:style-name="P100">Annual Tune</text:p>
      <text:p text:style-name="P100">Pope Youannis (John) II, the 13<text:span text:style-name="T53">th</text:span> Patriarch of Alexandria</text:p>
      <text:p text:style-name="P100">Lazarus, the Beloved of the Lord</text:p>
      <text:p text:style-name="P100"/>
      <text:p text:style-name="P126"><text:tab/>See the Twenty-Eighth Day of Athor.</text:p>
      <text:p text:style-name="P126"/>
      <text:p text:style-name="P133">The Twenty-Eighth Day of Pashons</text:p>
      <text:p text:style-name="P100">Annual Tune</text:p>
      <text:p text:style-name="P100">The Commemoration of the Relocation of the relics of St. Epiphanius</text:p>
      <text:p text:style-name="P100"/>
      <text:p text:style-name="P126"><text:tab/>See the Seventeenth Day of Athor.</text:p>
      <text:p text:style-name="P126"/>
      <text:p text:style-name="P133">The Twenty-Ninth Day of Pashons</text:p>
      <text:p text:style-name="P100">Annual Tune</text:p>
      <text:p text:style-name="P100">St. simon the Stylite</text:p>
      <text:p text:style-name="P100"/>
      <text:p text:style-name="P126"><text:tab/>See the Third Day of Mesori.</text:p>
      <text:p text:style-name="P126"/>
      <text:p text:style-name="P133">The Thirtieth Day of Pashons</text:p>
      <text:p text:style-name="P100">Annual Tune</text:p>
      <text:p text:style-name="P100">Pope Michael I, the 68<text:span text:style-name="T53">th</text:span> Patriarch of Alexandria</text:p>
      <text:p text:style-name="P100">St. Phorus the Disciple</text:p>
      <text:p text:style-name="P100"/>
      <text:p text:style-name="P126"><text:tab/>See the Third Day of Epip.</text:p>
      <text:p text:style-name="P41">The First Day of Paoni</text:p>
      <text:p text:style-name="P100">Annual Tune</text:p>
      <text:p text:style-name="P106">St. Carpus the Disciple</text:p>
      <text:p text:style-name="P100">Consecration of the Church of St. Leontius of Tripoli</text:p>
      <text:p text:style-name="P100">St. Kozman and his companions, the martyrs</text:p>
      <text:p text:style-name="P100">St. Epipham, the solider</text:p>
      <text:p text:style-name="P100">St. Zikam the martyr</text:p>
      <text:p text:style-name="P100"/>
      <text:p text:style-name="P126"><text:tab/>See the First Day of Tobi.</text:p>
      <text:p text:style-name="P127"/>
      <text:p text:style-name="P56">The Second Day of Paoni</text:p>
      <text:p text:style-name="P73">Annual Tune</text:p>
      <text:p text:style-name="P73">Discovery of the relics of St. John the Baptist</text:p>
      <text:p text:style-name="P73">St. Joanis VIII, the 107<text:span text:style-name="T53">th</text:span> Patriarch of Alexandria</text:p>
      <text:p text:style-name="P83"><text:tab/>(Also Meshir 30)</text:p>
      <text:p text:style-name="P83"/>
      <text:p text:style-name="P49">The Vespers Gospel</text:p>
      <text:p text:style-name="P97">Psalm 34:11,29</text:p>
      <text:p text:style-name="P98"><text:tab/><text:span text:style-name="T6">A Psalm of David.</text:span></text:p>
      <text:p text:style-name="P96"><text:tab/><text:span text:style-name="T16">All my bones shall say, LORD, who is like unto Thee: And let them who delight in Thy salvation say continually: Let the LORD be magnified. </text:span><text:span text:style-name="T6">Alleluia.</text:span></text:p>
      <text:p text:style-name="P102"/>
      <text:p text:style-name="P58">Luke 7:18-2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2"><text:span text:style-name="T11"><text:tab/></text:span><text:span text:style-name="T22">And the disciples of John shewed him of all these things.</text:span></text:p>
        <text:p text:style-name="P137"><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7"><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pan text:style-name="T66">delicately, are in kings’ courts.</text:span><text:span text:style-name="T22"> </text:span><text:span text:style-name="T66">But what went ye out for to see? A </text:span><text:soft-page-break/><text:span text:style-name="T66">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59"/>
      <text:p text:style-name="P48">The Matins Gospel</text:p>
      <text:p text:style-name="P100">Psalm 50:8,20</text:p>
      <text:p text:style-name="P102"><text:tab/><text:span text:style-name="T6">A Psalm of David.</text:span></text:p>
      <text:p text:style-name="P96"><text:span text:style-name="T77"><text:tab/></text:span><text:span text:style-name="T16">Thou shalt cause me to hear joy and gladness; and my humble bones shall rejoice: then shall they offer calves upon Thine altar. </text:span><text:span text:style-name="T6">Alleluia.</text:span></text:p>
      <text:p text:style-name="P110"/>
      <text:p text:style-name="P58">John 3:25-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6"><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09">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310">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pan text:style-name="T22">precious: and he that believeth on him </text:span><text:soft-page-break/><text:span text:style-name="T22">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5-33</text:p>
      <text:p text:style-name="P60"><text:tab/><text:span text:style-name="T6">A chapter from the Acts of our fathers the pure Apostles, who were invested with the grace of the Holy Spirit. Their blessing be with us all. Amen.</text:span></text:p>
      <text:section text:style-name="Sect1" text:name="Section311">
        <text:p text:style-name="P136"><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59"><text:tab/><text:span text:style-name="T6">The word of the Lord abides in this church and in every church. Amen.</text:span></text:p>
      <text:p text:style-name="P59"/>
      <text:p text:style-name="P46"/>
      <text:p text:style-name="P30">The Gospel</text:p>
      <text:p text:style-name="P100">Psalm 33:19,14</text:p>
      <text:p text:style-name="P102"><text:tab/><text:span text:style-name="T6">A Psalm of David.</text:span></text:p>
      <text:p text:style-name="P96"><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2"/>
      <text:p text:style-name="P58">Matthew 11:2-1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6"><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7"><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6"/>
      <text:p text:style-name="P133">The Third Day of Paoni</text:p>
      <text:p text:style-name="P100">Annual Tune</text:p>
      <text:p text:style-name="P106">St. Alladius the bishop and martyr</text:p>
      <text:p text:style-name="P100">Anba Abraam the bishop of Fayum</text:p>
      <text:p text:style-name="P100">Pope Cosmos, the 44<text:span text:style-name="T53">th</text:span> Patriarch of Alexandria</text:p>
      <text:p text:style-name="P100">Consecration of the church of St. George in the citeis of Burma and Beer Maa</text:p>
      <text:p text:style-name="P100">St. Martha, the Egyptian</text:p>
      <text:p text:style-name="P100"/>
      <text:p text:style-name="P126"><text:tab/>See the Twenty-Eighth Day of Athor.</text:p>
      <text:p text:style-name="P126"/>
      <text:p text:style-name="P133"/>
      <text:p text:style-name="P37">The Fourth Day of Paoni</text:p>
      <text:p text:style-name="P100">Annual Tune</text:p>
      <text:p text:style-name="P106">St. Shenousi, the martyr</text:p>
      <text:p text:style-name="P100">Sts. Abamoun and Sophia, the martyrs</text:p>
      <text:p text:style-name="P100">St. John of Heraclia, the martyr</text:p>
      <text:p text:style-name="P100">St. Apahor, the martyr</text:p>
      <text:p text:style-name="P100">St. Joanis VIII, the 80<text:span text:style-name="T53">th</text:span> Patriarch of Alexandria</text:p>
      <text:p text:style-name="P100"/>
      <text:p text:style-name="P126"><text:tab/>See the Fifteenth Day of Athor.</text:p>
      <text:p text:style-name="P126"/>
      <text:p text:style-name="P133">The Fifth Day of Paoni</text:p>
      <text:p text:style-name="P100">Annual Tune</text:p>
      <text:p text:style-name="P106">St. James the confessor</text:p>
      <text:p text:style-name="P100">Sts. Pishoy and Peter, the martyrs</text:p>
      <text:p text:style-name="P100">Consecration of the Church of St. Victor</text:p>
      <text:p text:style-name="P100"/>
      <text:p text:style-name="P126"><text:tab/>See the Twenty-Second Day of Tobi.</text:p>
      <text:p text:style-name="P126"/>
      <text:p text:style-name="P133">The Sixth Day of Paoni</text:p>
      <text:p text:style-name="P100">Annual Tune</text:p>
      <text:p text:style-name="P100">St. Theodore, the monk and martyr</text:p>
      <text:p text:style-name="P100"/>
      <text:p text:style-name="P126"><text:tab/>See the Twentieth Day of Epip.</text:p>
      <text:p text:style-name="P118"/>
      <text:p text:style-name="P133">The Seventh Day of Paoni</text:p>
      <text:p text:style-name="P100">Annual Tune</text:p>
      <text:p text:style-name="P100">St. Episkhairon, the martyr</text:p>
      <text:p text:style-name="P100"/>
      <text:p text:style-name="P126"><text:tab/>See the Twenty-Third Day of Pharamuthi.</text:p>
      <text:p text:style-name="P126"/>
      <text:p text:style-name="P133">The Eighth Day of Paoni</text:p>
      <text:p text:style-name="P100">Annual Tune</text:p>
      <text:p text:style-name="P106">Dedication of the church of the All-Holy and Blessed Virgin</text:p>
      <text:p text:style-name="P100">Sts. Amanda and her children, the martyrs</text:p>
      <text:p text:style-name="P100">St. George, the new martyr</text:p>
      <text:p text:style-name="P100"/>
      <text:p text:style-name="P126"><text:tab/>See the Twenty-Fourth Day of Pashons.</text:p>
      <text:p text:style-name="P126"/>
      <text:p text:style-name="P133"/>
      <text:p text:style-name="P37">The Ninth Day of Paoni</text:p>
      <text:p text:style-name="P100">Annual Tune</text:p>
      <text:p text:style-name="P106">Samuel the Prophet</text:p>
      <text:p text:style-name="P100">St. Lucilianus the martyr</text:p>
      <text:p text:style-name="P100">Translocation of the relics of St. Mercurius to Egypt</text:p>
      <text:p text:style-name="P100"/>
      <text:p text:style-name="P126"><text:tab/>See the Eighth Day of Thoout.</text:p>
      <text:p text:style-name="P126"/>
      <text:p text:style-name="P133">The Tenth Day of Paoni</text:p>
      <text:p text:style-name="P100">Annual Tune</text:p>
      <text:p text:style-name="P106">St. Eudaemon the martyr</text:p>
      <text:p text:style-name="P100">Commemoration of the closure of all pagen tamples by the righteoue Emperor Constantine</text:p>
      <text:p text:style-name="P100">St. Youanis XVI, 103<text:span text:style-name="T53">rd</text:span> Patriarch of Alexandria</text:p>
      <text:p text:style-name="P100">Commemoration of the ordination of St. Demetrius II, to the Patriarchet (111th)</text:p>
      <text:p text:style-name="P100"/>
      <text:p text:style-name="P126"><text:tab/>See the Twenty-Second Day of Athor.</text:p>
      <text:p text:style-name="P126"/>
      <text:p text:style-name="P133">The Eleventh Day of Paoni</text:p>
      <text:p text:style-name="P100">Annual Tune</text:p>
      <text:p text:style-name="P106">St. Claudius Stratelates the martyr</text:p>
      <text:p text:style-name="P100">Consecration of the Church of the fourty martyrs in Alexandria</text:p>
      <text:p text:style-name="P100"/>
      <text:p text:style-name="P126"><text:tab/>See the Twenty-Seventh Day of Pharamuthi.</text:p>
      <text:p text:style-name="P126"/>
      <text:p text:style-name="P133">The Twelfth Day of Paoni</text:p>
      <text:p text:style-name="P100">Annual Tune</text:p>
      <text:p text:style-name="P106">Commemoration of Archangel Michael</text:p>
      <text:p text:style-name="P100">St. Justus, the 7<text:span text:style-name="T53">th</text:span> Patriarch of Alexandria</text:p>
      <text:p text:style-name="P100">St. Cyril II, 67<text:span text:style-name="T53">th</text:span> Patriarch of AlexandriansSt. Euphemia</text:p>
      <text:p text:style-name="P100">St. Euphemia</text:p>
      <text:p text:style-name="P100"/>
      <text:p text:style-name="P126"><text:tab/>See the Twelfth Day of Athor.</text:p>
      <text:p text:style-name="P126"/>
      <text:p text:style-name="P133">The Thirteenth Day of Paoni</text:p>
      <text:p text:style-name="P100">Annual Tune</text:p>
      <text:p text:style-name="P106">Commemoration of Archangel Gabriel</text:p>
      <text:p text:style-name="P100">St. John, bishop of Jerusalem</text:p>
      <text:p text:style-name="P100"/>
      <text:p text:style-name="P126"><text:tab/>See the Third Day of the Little Month.</text:p>
      <text:p text:style-name="P126"/>
      <text:p text:style-name="P133">The Fourteenth Day of Paoni</text:p>
      <text:p text:style-name="P100"><text:soft-page-break/>Annual Tune</text:p>
      <text:p text:style-name="P100">St. Youanis XIX, 113<text:span text:style-name="T53">th</text:span> Patirach of Alexandria</text:p>
      <text:p text:style-name="P100">Sts. Apakir, John, Ptolemy and Philip the matyrs</text:p>
      <text:p text:style-name="P100"/>
      <text:p text:style-name="P126"><text:tab/>See the Twenty-Eighth Day of Athor.</text:p>
      <text:p text:style-name="P126"/>
      <text:p text:style-name="P133">The Fifteenth Day of Paoni</text:p>
      <text:p text:style-name="P100">Annual Tune</text:p>
      <text:p text:style-name="P100">Translocation of the relics of St. Mark, the Evangelist during the tenth year of Abba Kyrillos VI</text:p>
      <text:p text:style-name="P106">Consecration of the Church of Abba Menas at Maryut</text:p>
      <text:p text:style-name="P100"/>
      <text:p text:style-name="P126"><text:tab/>See the Fifteenth Day of Athor.</text:p>
      <text:p text:style-name="P127"/>
      <text:p text:style-name="P56">The Sixteenth Day of Paoni</text:p>
      <text:p text:style-name="P73">Annual Tune</text:p>
      <text:p text:style-name="P74">St. Onuphrius (Abba Nofer)</text:p>
      <text:p text:style-name="P91"><text:tab/><text:span text:style-name="T12">(also Athor 16; Koiak 2, 11; Tobi 17; Meshir 15)</text:span></text:p>
      <text:p text:style-name="P83"/>
      <text:p text:style-name="P49">The Vespers Gospel</text:p>
      <text:p text:style-name="P97">Psalm 111:5,2,7</text:p>
      <text:p text:style-name="P98"><text:tab/><text:span text:style-name="T6">A Psalm of David.</text:span></text:p>
      <text:p text:style-name="P96"><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8"/>
      <text:p text:style-name="P29">The Matins Gospel</text:p>
      <text:p text:style-name="P100">Psalm 91:8,12</text:p>
      <text:p text:style-name="P102"><text:tab/><text:span text:style-name="T6">A Psalm of David.</text:span></text:p>
      <text:p text:style-name="P96"><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1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316">
        <text:p text:style-name="P136"><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pan text:style-name="T22">prayed again, and the heaven gave rain, and the earth brought forth her fruit. Brethren, if any of you do err from the truth, and one convert him; Let him know, </text:span><text:soft-page-break/><text:span text:style-name="T22">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17">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
      <text:p text:style-name="P30">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4"/>
      <text:p text:style-name="P133"/>
      <text:p text:style-name="P37">The Seventeenth Day of Paoni</text:p>
      <text:p text:style-name="P100">Annual Tune</text:p>
      <text:p text:style-name="P106">Return of the relics of St. Mark, the Evangelist in 1968 A.D.</text:p>
      <text:p text:style-name="P100">St. Latsoun, the monk</text:p>
      <text:p text:style-name="P100"/>
      <text:p text:style-name="P126"><text:tab/>See the Twenty-Second Day of Tobi.</text:p>
      <text:p text:style-name="P118"/>
      <text:p text:style-name="P133">The Eighteenth Day of Paoni</text:p>
      <text:p text:style-name="P100">Annual Tune</text:p>
      <text:p text:style-name="P106">St. Damian, the 35<text:span text:style-name="T53">th</text:span> Patriarch of Alexandria</text:p>
      <text:p text:style-name="P100">Inauguration of the New Cathedral fo St. Mark in the Monastary of Anba Reweiss</text:p>
      <text:p text:style-name="P100"/>
      <text:p text:style-name="P126"><text:tab/>See the Twenty-Ninth Day of Athor.</text:p>
      <text:p text:style-name="P126"/>
      <text:p text:style-name="P133">The Nineteenth Day of Paoni</text:p>
      <text:p text:style-name="P100">Annual Tune</text:p>
      <text:p text:style-name="P100">The Placement of the relics of St. Mark the Apostle in the great Cathedral of Alexandria in 1968</text:p>
      <text:p text:style-name="P100">St. Archelaus, the 18<text:span text:style-name="T53">th</text:span> Patriarch of Alexandira</text:p>
      <text:p text:style-name="P106">St. George, the newmartyr</text:p>
      <text:p text:style-name="P100">St. Bishai Anoub</text:p>
      <text:p text:style-name="P100"/>
      <text:p text:style-name="P126"><text:tab/>See the Twenty-Third Day of Pharamuthi.</text:p>
      <text:p text:style-name="P126"/>
      <text:p text:style-name="P133">The Twentieth Day of Paoni</text:p>
      <text:p text:style-name="P100">Annual Tune</text:p>
      <text:p text:style-name="P106">Elisha the Prophet</text:p>
      <text:p text:style-name="P100"/>
      <text:p text:style-name="P126"><text:tab/>See the Eighth Day of Thoout.</text:p>
      <text:p text:style-name="P126"/>
      <text:p text:style-name="P133">The Twenty-First Day of Paoni</text:p>
      <text:p text:style-name="P100">Annual Tune</text:p>
      <text:p text:style-name="P100">Dedication of the first Church for the All-holy and blessed Virgin in the city of Phillipi</text:p>
      <text:p text:style-name="P100">St. Timothy of Memphis the martyr</text:p>
      <text:p text:style-name="P100">St. Cedron, the 4<text:span text:style-name="T53">th</text:span> Patriarch of Alexandria</text:p>
      <text:p text:style-name="P100"/>
      <text:p text:style-name="P126"><text:tab/>See the First Day of Pashons.</text:p>
      <text:p text:style-name="P126"/>
      <text:p text:style-name="P133"/>
      <text:p text:style-name="P37">The Twenty-Second Day of Paoni</text:p>
      <text:p text:style-name="P100">Annual Tune</text:p>
      <text:p text:style-name="P106">Consecration of the Church of Sts. Cosmas and Damian, their mother and their brothers</text:p>
      <text:p text:style-name="P100"/>
      <text:p text:style-name="P126"><text:tab/>See the Twenty-Second Day of Athor.</text:p>
      <text:p text:style-name="P126"/>
      <text:p text:style-name="P133">The Twenty-Third Day of Paoni</text:p>
      <text:p text:style-name="P100">Annual Tune</text:p>
      <text:p text:style-name="P106">St. Apanoub, the Confessor</text:p>
      <text:p text:style-name="P100"/>
      <text:p text:style-name="P126"><text:tab/>See the Twenty-Second Day of Tobi.</text:p>
      <text:p text:style-name="P126"/>
      <text:p text:style-name="P133">The Twenty-Fourth Day of Paoni</text:p>
      <text:p text:style-name="P100">Annual Tune</text:p>
      <text:p text:style-name="P106">The Strong St. Moses (the black)</text:p>
      <text:p text:style-name="P100"/>
      <text:p text:style-name="P126"><text:tab/>See the Third Day of Mesori.</text:p>
      <text:p text:style-name="P126"/>
      <text:p text:style-name="P133">The Twenty-Fifth Day of Paoni</text:p>
      <text:p text:style-name="P97">Annual Tune</text:p>
      <text:p text:style-name="P97">St. Jude the Disciple and martyr</text:p>
      <text:p text:style-name="P97">St. Peter IV, the 34<text:span text:style-name="T53">th</text:span> Patriarch of Alexandria</text:p>
      <text:p text:style-name="P97"/>
      <text:p text:style-name="P126"><text:tab/>See the First Day of Tobi.</text:p>
      <text:p text:style-name="P126"/>
      <text:p text:style-name="P133">The Twenty-Sixth Day of Paoni</text:p>
      <text:p text:style-name="P100">Annual Tune</text:p>
      <text:p text:style-name="P106">Joshua the Prophet</text:p>
      <text:p text:style-name="P100">Consecration of the Church of Archangel Gabriel on the Naklon Mount, El-Fayoum</text:p>
      <text:p text:style-name="P100"/>
      <text:p text:style-name="P126"><text:tab/>See the Eighth Day of Tobi.</text:p>
      <text:p text:style-name="P126"/>
      <text:p text:style-name="P133">The Twenty-Seventh Day of Paoni</text:p>
      <text:p text:style-name="P100">Annual Tune</text:p>
      <text:p text:style-name="P106">St. Ananias the Disciple and martyr</text:p>
      <text:p text:style-name="P100">St. Thomas of Shentalet</text:p>
      <text:p text:style-name="P100"/>
      <text:p text:style-name="P126"><text:tab/>See the Thirtieth Day of Pharamuthi.</text:p>
      <text:p text:style-name="P133">The Twenty-Eighth Day of Paoni</text:p>
      <text:p text:style-name="P100"><text:soft-page-break/>Annual Tune</text:p>
      <text:p text:style-name="P100">St. Theodosius the 33<text:span text:style-name="T53">rd</text:span> Patriarch of Alexandria</text:p>
      <text:p text:style-name="P100">The Consecration of the Church of Abba Sarapamon, the martyr, the bishop of Nikios</text:p>
      <text:p text:style-name="P100"/>
      <text:p text:style-name="P126"><text:tab/>See the Third Day of Epip.</text:p>
      <text:p text:style-name="P126"/>
      <text:p text:style-name="P133">The Twenty-Ninth Day of Paoni</text:p>
      <text:p text:style-name="P100">Annual Tune on weekdays, Joyful tune on Sundays</text:p>
      <text:p text:style-name="P100">Commemoration of the Annunciation, Nativity and the Ressurection if falling on a Sunday</text:p>
      <text:p text:style-name="P100">Commemoration of the seven ascetic martyrs of Mount Tounar</text:p>
      <text:p text:style-name="P100">Sts. Abba Hor, Pishai, and their mother, Theodora, the martyrs</text:p>
      <text:p text:style-name="P100"/>
      <text:p text:style-name="P126"><text:tab/>See the Twentieth Day of Pashons.</text:p>
      <text:p text:style-name="P125"/>
      <text:p text:style-name="P56">The Thirtieth Day of Paoni</text:p>
      <text:p text:style-name="P73">Annual Tune</text:p>
      <text:p text:style-name="P74">Birth of St. John the Baptist</text:p>
      <text:p text:style-name="P73"/>
      <text:p text:style-name="P49">The Vespers Gospel</text:p>
      <text:p text:style-name="P97">Psalm 51:7,8</text:p>
      <text:p text:style-name="P98"><text:tab/><text:span text:style-name="T6">A Psalm of David.</text:span></text:p>
      <text:p text:style-name="P96"><text:tab/><text:span text:style-name="T19">But I am like a fruitful olive tree in the house of God: I will wait on Thy Name; for it is sweet in the presence of Thy saints. </text:span><text:span text:style-name="T6">Alleluia.</text:span></text:p>
      <text:p text:style-name="P102"/>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6"><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59"><text:soft-page-break/></text:p>
      <text:p text:style-name="P48">The Matins Gospel</text:p>
      <text:p text:style-name="P100">Psalm 81:8,12</text:p>
      <text:p text:style-name="P102"><text:tab/><text:span text:style-name="T6">A Psalm of David.</text:span></text:p>
      <text:p text:style-name="P96"><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Matthew 11:11-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6"><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7"><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21">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22">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7:8-22</text:p>
      <text:p text:style-name="P60"><text:tab/><text:span text:style-name="T6">A chapter from the Acts of our fathers the pure Apostles, who were invested with the grace of the Holy Spirit. Their blessing be with us all. Amen.</text:span></text:p>
      <text:section text:style-name="Sect1" text:name="Section323">
        <text:p text:style-name="P136"><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7"><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59"><text:tab/><text:span text:style-name="T6">The word of the Lord abides in this church and in every church. Amen.</text:span></text:p>
      <text:p text:style-name="P59"/>
      <text:p text:style-name="P46">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2"/>
      <text:p text:style-name="P58"/>
      <text:p text:style-name="P31">Luke 1:57-8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6"><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7"><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7"/>
      <text:p text:style-name="P41">The First Day of Epip</text:p>
      <text:p text:style-name="P100">Annual Tune</text:p>
      <text:p text:style-name="P100">St. Febronia the martyr</text:p>
      <text:p text:style-name="P100">Sts. Bioukha and Benjamin, the priests</text:p>
      <text:p text:style-name="P100"/>
      <text:p text:style-name="P126"><text:tab/>See the Thirtieth Day of Tobi.</text:p>
      <text:p text:style-name="P120"/>
      <text:p text:style-name="P133">The Second Day of Epip</text:p>
      <text:p text:style-name="P100">Annual Tune</text:p>
      <text:p text:style-name="P100">St. Thaddaus, the Apostle</text:p>
      <text:p text:style-name="P100"/>
      <text:p text:style-name="P126"><text:tab/>See the Thirtieth Day of Pharamuthi.</text:p>
      <text:p text:style-name="P127"/>
      <text:p text:style-name="P56">The Third Day of Epip</text:p>
      <text:p text:style-name="P75">Annual Tune</text:p>
      <text:p text:style-name="P74">Abba Cyril the Great</text:p>
      <text:p text:style-name="P75">St. Celestine, Patriarch of Rome</text:p>
      <text:p text:style-name="P82"><text:tab/>(also Thoout 3, 7; Paopi 2, 11, 17; Athor 1, 13, 30; Koiak 6; Tobi 2, 8; Meshir 7; Phamenoth 22; Pharamuthi 3, 12; Pashons 7, 30; Paoni 28; Mesori 18)</text:p>
      <text:p text:style-name="P82"/>
      <text:p text:style-name="P49">The Vespers Gospel</text:p>
      <text:p text:style-name="P97">Psalm 109:5,6,8</text:p>
      <text:p text:style-name="P98"><text:tab/><text:span text:style-name="T6">A Psalm of David.</text:span></text:p>
      <text:p text:style-name="P96"><text:tab/><text:span text:style-name="T19">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6"><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pan text:style-name="T66">prevail </text:span><text:span text:style-name="T66">against it.</text:span><text:span text:style-name="T22"> </text:span><text:span text:style-name="T66">And I will give unto thee the keys of the kingdom of heaven: </text:span><text:soft-page-break/><text:span text:style-name="T66">and whatsoever thou shalt bind on earth shall be bound in heaven: and whatsoever thou shalt loose on earth shall be loosed in heaven.</text:span><text:span text:style-name="T50"> </text:span><text:span text:style-name="T52">Glory be to God forever.</text:span></text:p>
      </text:section>
      <text:p text:style-name="P59"/>
      <text:p text:style-name="P48">The Matins Gospel</text:p>
      <text:p text:style-name="P100">Psalm 72:17,18,21</text:p>
      <text:p text:style-name="P102"><text:tab/><text:span text:style-name="T6">A Psalm of David.</text:span></text:p>
      <text:p text:style-name="P96"><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3"><text:tab/></text:p>
      <text:p text:style-name="P58">John 15:17-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2"><text:span text:style-name="T8"><text:tab/></text:span><text:span text:style-name="T67">These things I command you, that ye love one another.</text:span></text:p>
        <text:p text:style-name="P137"><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4:5-5:11</text:p>
      <text:p text:style-name="P60"><text:tab/><text:span text:style-name="T6">A chapter from the Second Epistle of our teacher Paul to the Corinthians. His blessing be upon us. Amen.</text:span></text:p>
      <text:section text:style-name="Sect1" text:name="Section327">
        <text:p text:style-name="P136"><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pan text:style-name="T23">the glory of God in the face of Jesus Christ. But we have this treasure in earthen vessels, that the excellency of </text:span><text:soft-page-break/><text:span text:style-name="T23">the power may be of God, and not of us.</text:span></text:p>
        <text:p text:style-name="P137"><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7"><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8"><text:tab/><text:span text:style-name="T6">The grace of God the Father be with you all. Amen.</text:span></text:p>
      <text:p text:style-name="P59"/>
      <text:p text:style-name="P46"><text:soft-page-break/>The Catholic Epistle</text:p>
      <text:p text:style-name="P58">1 Peter 2:18-3:7</text:p>
      <text:p text:style-name="P60"><text:tab/><text:span text:style-name="T6">The Catholic Epistle from the First Epistle of our teacher Peter. His Blessing be upon us. Amen.</text:span></text:p>
      <text:section text:style-name="Sect1" text:name="Section328">
        <text:p text:style-name="P136"><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7"><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329">
        <text:p text:style-name="P136"><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7"><text:span text:style-name="T22"><text:s/><text:tab/>And when he had thus spoken, he kneeled down, and prayed with </text:span><text:span text:style-name="T22">them all. And they all wept sore, and fell on Paul’s neck, and kissed him, </text:span><text:span text:style-name="T22">Sorrowing most of all for the words </text:span><text:soft-page-break/><text:span text:style-name="T22">which he spake, that they should see his face no more. And they accompanied him unto the ship.</text:span></text:p>
      </text:section>
      <text:p text:style-name="P59"><text:tab/><text:span text:style-name="T6">The word of the Lord abides in this church and in every church. Amen.</text:span></text:p>
      <text:p text:style-name="P59"/>
      <text:p text:style-name="P46">The Gospel</text:p>
      <text:p text:style-name="P100">Psalm 106:23,31</text:p>
      <text:p text:style-name="P100"/>
      <text:p text:style-name="P102"><text:tab/><text:span text:style-name="T6">A Psalm of David.</text:span></text:p>
      <text:p text:style-name="P96"><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pan text:style-name="T67">my voice; and there shall be one fold, </text:span><text:span text:style-name="T69">and</text:span><text:span text:style-name="T67"> one shepherd. </text:span><text:span text:style-name="T52">Glory be to God forever.</text:span></text:p>
      </text:section>
      <text:p text:style-name="P124"/>
      <text:p text:style-name="P133"><text:soft-page-break/>The Fourth Day of Epip</text:p>
      <text:p text:style-name="P100">Annual Tune</text:p>
      <text:p text:style-name="P106">Translocation of the relics of Sts. Apakir and John</text:p>
      <text:p text:style-name="P100"/>
      <text:p text:style-name="P126"><text:tab/>See the Fifteenth Day of Athor.</text:p>
      <text:p text:style-name="P126"><text:tab/></text:p>
      <text:p text:style-name="P56">The Fifth Day of Epip</text:p>
      <text:p text:style-name="P73">Annual Tune</text:p>
      <text:p text:style-name="P73">Apostle's Feast</text:p>
      <text:p text:style-name="P73">Sts. Theodosia and her companions</text:p>
      <text:p text:style-name="P91"><text:tab/><text:span text:style-name="T12">(also Athor 18; Koiak 4, 21; Meshir 10, 21; Phamenoth 8; Paremouda 17; Epip 18, 29)</text:span></text:p>
      <text:p text:style-name="P83"/>
      <text:p text:style-name="P49">The Vespers Gospel</text:p>
      <text:p text:style-name="P97">Psalm 67:13, 33</text:p>
      <text:p text:style-name="P98"><text:tab/><text:span text:style-name="T6">A Psalm of David.</text:span></text:p>
      <text:p text:style-name="P96"><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ext:span><text:soft-page-break/><text:span text:style-name="T22">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9">The Lakane</text:p>
      <text:p text:style-name="P49">(The Prayer Over the Basin)</text:p>
      <text:p text:style-name="P58">Exodus 15:22-16:1b</text:p>
      <text:p text:style-name="P60"><text:tab/><text:span text:style-name="T6">From the book of Exodus of Moses the Prophet. His blessing be upon us. Amen. His blessing be upon us. Amen.</text:span></text:p>
      <text:section text:style-name="Sect1" text:name="Section436">
        <text:p text:style-name="P144"><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4"><text:span text:style-name="T34"><text:tab/>And they departed from Ælim, and all the congregation of the children of Israel came to the wilderness of Sin, which is between Ælim and Sina. </text:span><text:span text:style-name="T38">Glory to the Holy Trinity.</text:span></text:p>
      </text:section>
      <text:p text:style-name="P70"/>
      <text:p text:style-name="P58">Exodus 30:17-30</text:p>
      <text:p text:style-name="P60"><text:tab/><text:span text:style-name="T6">From the book of Exodus of Moses the Prophet. His blessing be upon us. Amen. His blessing be upon us. Amen.</text:span></text:p>
      <text:section text:style-name="Sect1" text:name="Section437">
        <text:p text:style-name="P137"><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text:span><text:soft-page-break/><text:span text:style-name="T22">perpetual staThooute, for him and his posterity after him.</text:span></text:p>
        <text:p text:style-name="P137"><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0"/>
      <text:p text:style-name="P58">Isaiah 1:16-26</text:p>
      <text:p text:style-name="P60"><text:tab/><text:span text:style-name="T6">From the book of Isiah the Prophet. His blessing be upon us. Amen. His blessing be upon us. Amen.</text:span></text:p>
      <text:section text:style-name="Sect1" text:name="Section438">
        <text:p text:style-name="P137"><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7"><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8"><text:soft-page-break/></text:p>
      <text:p text:style-name="P58">Isaiah 35:1-10</text:p>
      <text:p text:style-name="P60"><text:tab/><text:span text:style-name="T6">From the book of Isiah the Prophet. His blessing be upon us. Amen. His blessing be upon us. Amen.</text:span></text:p>
      <text:section text:style-name="Sect1" text:name="Section439">
        <text:p text:style-name="P137"><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7"><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0"/>
      <text:p text:style-name="P58">Isaiah 43:16-44:6</text:p>
      <text:p text:style-name="P60"><text:tab/><text:span text:style-name="T6">From the book of Isiah the Prophet. His blessing be upon us. Amen. His blessing be upon us. Amen.</text:span></text:p>
      <text:section text:style-name="Sect1" text:name="Section440">
        <text:p text:style-name="P137"><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7"><text:span text:style-name="T22"><text:tab/>I have not now called thee, O Jacob; neither have I made thee weary, O Israel. Thou hast not brought me the sheep of thy whole-burnt-offering; neither hast thou glorified me with </text:span><text:soft-page-break/><text:span text:style-name="T22">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7"><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0"/>
      <text:p text:style-name="P58">Zechariah 8:7-19</text:p>
      <text:p text:style-name="P60"><text:tab/><text:span text:style-name="T6">From the book of Zechariah the Prophet. His blessing be upon us. Amen. His blessing be upon us. Amen.</text:span></text:p>
      <text:section text:style-name="Sect1" text:name="Section441">
        <text:p text:style-name="P145"><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7"><text:span text:style-name="T22"><text:tab/>Thus saith the Lord Almighty; Let your hands be strong, </text:span><text:span text:style-name="T26">ye that</text:span><text:span text:style-name="T22"> hear in these days these words out of the mouth of the prophets, from the day </text:span><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text:span><text:soft-page-break/><text:span text:style-name="T22">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7"><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0"/>
      <text:p text:style-name="P58">Zechariah 14:8-11</text:p>
      <text:p text:style-name="P60"><text:tab/><text:span text:style-name="T6">From the book of Zechariah the Prophet. His blessing be upon us. Amen. His blessing be upon us. Amen.</text:span></text:p>
      <text:section text:style-name="Sect1" text:name="Section442">
        <text:p text:style-name="P137"><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8"/>
      <text:p text:style-name="P46"/>
      <text:p text:style-name="P30">The Pauline Epistle</text:p>
      <text:p text:style-name="P58">Hebrews 10:22-38a</text:p>
      <text:p text:style-name="P60"><text:tab/><text:span text:style-name="T6">A chapter from the Epistle of our teacher Paul to the Hebrews. His blessing be upon us. Amen.</text:span></text:p>
      <text:section text:style-name="Sect1" text:name="Section443">
        <text:p text:style-name="P136"><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8"><text:tab/><text:span text:style-name="T6">The grace of God the Father be with you all. Amen.</text:span></text:p>
      <text:p text:style-name="P61"/>
      <text:p text:style-name="P46">The Gospel</text:p>
      <text:p text:style-name="P100">Psalm 50:7&amp;10</text:p>
      <text:p text:style-name="P102"><text:tab/><text:span text:style-name="T6">A Psalm of David.</text:span></text:p>
      <text:p text:style-name="P96"><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2"/>
      <text:p text:style-name="P58"><text:soft-page-break/>John 5:1-1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6"><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7"><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2"/>
      <text:p text:style-name="P48">The Matins Gospel</text:p>
      <text:p text:style-name="P100">Psalm 144:8,9</text:p>
      <text:p text:style-name="P102"><text:tab/><text:span text:style-name="T6">A Psalm of David.</text:span></text:p>
      <text:p text:style-name="P96"><text:span text:style-name="T13"><text:tab/></text:span><text:span text:style-name="T16">Thy saints shall bless Thee. They shall speak of the glory of Thy Kingdom, and talk of Thy power: To make known to the sons of men Thy might. </text:span><text:span text:style-name="T6">Alleluia.</text:span></text:p>
      <text:p text:style-name="P58">Luke 6:12-23</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3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pan text:style-name="T22">that God hath raised him from the dead, thou shalt be saved. For with the heart man believeth unto righteousness; and with the mouth confession is made </text:span><text:soft-page-break/><text:span text:style-name="T22">unto salvation. </text:span><text:span text:style-name="T22">For the scripture </text:span><text:span text:style-name="T22">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40">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ext:soft-page-break/>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4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59"><text:soft-page-break/></text:p>
      <text:p text:style-name="P58">Matthew 10:1-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6"><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3"/>
      <text:p text:style-name="P133"/>
      <text:p text:style-name="P37">The Sixth Day of Epip</text:p>
      <text:p text:style-name="P100">Annual Tune</text:p>
      <text:p text:style-name="P106">St. Olympus, the Disciple</text:p>
      <text:p text:style-name="P100">St. Theodosia and her companions, the martyrs</text:p>
      <text:p text:style-name="P100"/>
      <text:p text:style-name="P126"><text:tab/>See the First Day of Tobi.</text:p>
      <text:p text:style-name="P126"/>
      <text:p text:style-name="P133">The Seventh Day of Epip</text:p>
      <text:p text:style-name="P100">Annual Tune</text:p>
      <text:p text:style-name="P100">St. Shenoute the Archmandrite</text:p>
      <text:p text:style-name="P106">St. Ignatius, bishop of Rome and martyr</text:p>
      <text:p text:style-name="P100"/>
      <text:p text:style-name="P126"><text:tab/>See the Second Day of Meshir.</text:p>
      <text:p text:style-name="P126"/>
      <text:p text:style-name="P133">The Eighth Day of Epip</text:p>
      <text:p text:style-name="P100">Annual Tune</text:p>
      <text:p text:style-name="P106">St. Pishoi</text:p>
      <text:p text:style-name="P100">Sts. Piroou and Athom</text:p>
      <text:p text:style-name="P100">St. Balanah, the priest</text:p>
      <text:p text:style-name="P100">St. Pimanon</text:p>
      <text:p text:style-name="P100">St. Cyrus (Karas), brother of Emperor Theodosiu</text:p>
      <text:p text:style-name="P100"/>
      <text:p text:style-name="P126"><text:tab/>See the Twenty-Seventh Day of Paopi.</text:p>
      <text:p text:style-name="P123"/>
      <text:p text:style-name="P133">The Ninth Day of Epip</text:p>
      <text:p text:style-name="P100">Annual Tune</text:p>
      <text:p text:style-name="P106">St. Simon Cleophas the Disciple and martyr</text:p>
      <text:p text:style-name="P108">St. Cleadion, the 9<text:span text:style-name="T53">th</text:span> Patriarch of Alexandria</text:p>
      <text:p text:style-name="P100"/>
      <text:p text:style-name="P126"><text:tab/>See the Thirtieth Day of Pharamuthi.</text:p>
      <text:p text:style-name="P126"/>
      <text:p text:style-name="P133">The Tenth Day of Epip</text:p>
      <text:p text:style-name="P100">Annual Tune</text:p>
      <text:p text:style-name="P100">St. Theodore, the bishop of Pentapolos and martyr</text:p>
      <text:p text:style-name="P100">St. Theodore, bishop of Corinth and martyr</text:p>
      <text:p text:style-name="P106">St. Gabriel VII, 9<text:span text:style-name="T53">th</text:span> Partirach of Alexandria</text:p>
      <text:p text:style-name="P100"/>
      <text:p text:style-name="P126"><text:tab/>See the Twenty-Eighth Day of Athor.</text:p>
      <text:p text:style-name="P126"/>
      <text:p text:style-name="P133">The Eleventh Day of Epip</text:p>
      <text:p text:style-name="P100">Annual Tune</text:p>
      <text:p text:style-name="P100"><text:soft-page-break/>St. John and his cousin, Simon</text:p>
      <text:p text:style-name="P106">St. Isaiah the hermit</text:p>
      <text:p text:style-name="P100"/>
      <text:p text:style-name="P126"><text:tab/>See the Twenty-Seventh Day of Pharamuthi.</text:p>
      <text:p text:style-name="P126"/>
      <text:p text:style-name="P133">The Twelfth Day of Epip</text:p>
      <text:p text:style-name="P100">Annual Tune</text:p>
      <text:p text:style-name="P100">Commemoration of Archangel Michael</text:p>
      <text:p text:style-name="P100">St. Abba Hor, the martyr</text:p>
      <text:p text:style-name="P100"/>
      <text:p text:style-name="P126"><text:tab/>See the Fifteenth Day of Athor.</text:p>
      <text:p text:style-name="P126"/>
      <text:p text:style-name="P133">The Thirteenth Day of Epip</text:p>
      <text:p text:style-name="P100">Annual Tune</text:p>
      <text:p text:style-name="P106">St. Pisentius, bishop of Kift</text:p>
      <text:p text:style-name="P100">St. Apamon of Toukh, the martyr</text:p>
      <text:p text:style-name="P100">Abba Shenoute, the new martyr</text:p>
      <text:p text:style-name="P100"/>
      <text:p text:style-name="P126"><text:tab/>See the Twenty-Eighth Day of Athor.</text:p>
      <text:p text:style-name="P126"/>
      <text:p text:style-name="P133">The Fourteenth Day of Epip</text:p>
      <text:p text:style-name="P100">Annual Tune</text:p>
      <text:p text:style-name="P106">St. Macarius of Alexandria</text:p>
      <text:p text:style-name="P100">St. Pocopius of Jerusalem, the martyr</text:p>
      <text:p text:style-name="P100">St. Peter V, the 83<text:span text:style-name="T53">rd</text:span> Patrairch of Alexandria</text:p>
      <text:p text:style-name="P100"/>
      <text:p text:style-name="P126"><text:tab/>See the Twenty-Seventh Day of Paopi.</text:p>
      <text:p text:style-name="P126"/>
      <text:p text:style-name="P133">The Fifteenth Day of Epip</text:p>
      <text:p text:style-name="P100">Annual Tune</text:p>
      <text:p text:style-name="P106">St. Ephraim, the Syrian</text:p>
      <text:p text:style-name="P100">St. Cyriacus and Julietta, his mother, the martyrs</text:p>
      <text:p text:style-name="P100">Abba Horesius of Soul, the martyr</text:p>
      <text:p text:style-name="P100"/>
      <text:p text:style-name="P126"><text:tab/>See the Third Day of Mesori.</text:p>
      <text:p text:style-name="P126"/>
      <text:p text:style-name="P133"/>
      <text:p text:style-name="P37">The Sixteenth Day of Epip</text:p>
      <text:p text:style-name="P100">Annual Tune</text:p>
      <text:p text:style-name="P106">St. John, beholder of the Golden Gospel</text:p>
      <text:p text:style-name="P100">The recovery of the relics of St. George, the new martyr</text:p>
      <text:p text:style-name="P100"/>
      <text:p text:style-name="P126"><text:tab/>See the Fourth Day of Tobi.</text:p>
      <text:p text:style-name="P123"/>
      <text:p text:style-name="P133">The Seventeenth Day of Epip</text:p>
      <text:p text:style-name="P100">Annual Tune</text:p>
      <text:p text:style-name="P106">St. Euphemia, the martyr</text:p>
      <text:p text:style-name="P100"/>
      <text:p text:style-name="P126"><text:tab/>See the Thirtieth Day of Tobi.</text:p>
      <text:p text:style-name="P126"/>
      <text:p text:style-name="P133">The Eighteenth Day of Epip</text:p>
      <text:p text:style-name="P100">Annual Tune</text:p>
      <text:p text:style-name="P106">St. James the Apostle and bishop of Jerusalem</text:p>
      <text:p text:style-name="P100"/>
      <text:p text:style-name="P126"><text:tab/>See the Fifth Day of Epip.</text:p>
      <text:p text:style-name="P126"/>
      <text:p text:style-name="P133">The Nineteenth Day of Epip</text:p>
      <text:p text:style-name="P100">Annual Tune</text:p>
      <text:p text:style-name="P100">St. Bidaba the bishop of Kift and the martyr</text:p>
      <text:p text:style-name="P100">St. Pantalemon the physician and martyr</text:p>
      <text:p text:style-name="P100">Pope Youanis X, 85<text:span text:style-name="T53">th</text:span> Patriarch of Alexandria</text:p>
      <text:p text:style-name="P100"/>
      <text:p text:style-name="P126"><text:tab/>See the Twenty-Second Day of Athor.</text:p>
      <text:p text:style-name="P127"/>
      <text:p text:style-name="P56">The Twentieth Day of Epip</text:p>
      <text:p text:style-name="P73">Annual Tune</text:p>
      <text:p text:style-name="P74">St. Theodore Strathelatis the martyr</text:p>
      <text:p text:style-name="P90"><text:tab/>(also Paopi 15, 19; Meshir 25, 28; Phamenoth 18; Pharamuthi 2, 20, 24, 26; Paoni 6)</text:p>
      <text:p text:style-name="P90"/>
      <text:p text:style-name="P49">The Vespers Gospel</text:p>
      <text:p text:style-name="P97">Psalm 17:34,40</text:p>
      <text:p text:style-name="P98"><text:tab/><text:span text:style-name="T6">A Psalm of David.</text:span></text:p>
      <text:p text:style-name="P96"><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2"/>
      <text:p text:style-name="P58"/>
      <text:p text:style-name="P31">Matthew 10:16-23</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59"/>
      <text:p text:style-name="P48">The Matins Gospel</text:p>
      <text:p text:style-name="P100">Psalm 44:5,9</text:p>
      <text:p text:style-name="P102"><text:tab/><text:span text:style-name="T6">A Psalm of David.</text:span></text:p>
      <text:p text:style-name="P148"><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0"/>
      <text:p text:style-name="P58">Luke 7:11-17</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6"><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pan text:style-name="T23">hath visited his people. And this rumour of him went forth </text:span><text:soft-page-break/><text:span text:style-name="T23">throughout all Judaea, and throughout all the region round about.</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2:3-15</text:p>
      <text:p text:style-name="P60"><text:tab/><text:span text:style-name="T6">A chapter from the Second Epistle of our teacher Paul to Timothy. His blessing be upon us. Amen.</text:span></text:p>
      <text:section text:style-name="Sect1" text:name="Section333">
        <text:p text:style-name="P136"><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7"><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7"><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334">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pan text:style-name="T22">And who </text:span><text:span text:style-name="T26">is</text:span><text:span text:style-name="T22"> he that will harm you, if ye be followers of that which is good? But </text:span><text:soft-page-break/><text:span text:style-name="T22">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7:42-28:6</text:p>
      <text:p text:style-name="P60"><text:tab/><text:span text:style-name="T6">A chapter from the Acts of our fathers the pure Apostles, who were invested with the grace of the Holy Spirit. Their blessing be with us all. Amen.</text:span></text:p>
      <text:section text:style-name="Sect1" text:name="Section335">
        <text:p text:style-name="P136"><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7"><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59"><text:tab/><text:span text:style-name="T6">The word of the Lord abides in this church and in every church. Amen.</text:span></text:p>
      <text:p text:style-name="P59"/>
      <text:p text:style-name="P46">The Gospel</text:p>
      <text:p text:style-name="P100">Psalm 90:10,9</text:p>
      <text:p text:style-name="P102"><text:tab/><text:span text:style-name="T6">A Psalm of David.</text:span></text:p>
      <text:p text:style-name="P96"><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2"/>
      <text:p text:style-name="P58"/>
      <text:p text:style-name="P31">Luke 10:21-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6"><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4"/>
      <text:p text:style-name="P133">The Twenty-First Day of Epip</text:p>
      <text:p text:style-name="P100">Annual Tune</text:p>
      <text:p text:style-name="P100">Commemoration of the Theotokos</text:p>
      <text:p text:style-name="P106">St. Sosenius the eunuch</text:p>
      <text:p text:style-name="P100"/>
      <text:p text:style-name="P126"><text:tab/>See the Thirteenth Day of Phamenoth.</text:p>
      <text:p text:style-name="P126"/>
      <text:p text:style-name="P133">The Twenty-Second Day of Epip</text:p>
      <text:p text:style-name="P100">Annual Tune</text:p>
      <text:p text:style-name="P106">St. Macarius, the martyr</text:p>
      <text:p text:style-name="P100">St. Leontius of Tripoli, the martyr</text:p>
      <text:p text:style-name="P100"/>
      <text:p text:style-name="P126"><text:tab/>See the Twenty-Seventh Day of Pharamuthi.</text:p>
      <text:p text:style-name="P126"/>
      <text:p text:style-name="P133">The Twenty-Third Day of Epip</text:p>
      <text:p text:style-name="P100">Annual Tune</text:p>
      <text:p text:style-name="P106">St. Longinus the martyr</text:p>
      <text:p text:style-name="P100">St. Marina the martyr</text:p>
      <text:p text:style-name="P100"/>
      <text:p text:style-name="P126"><text:tab/>See the Twenty-Seventh Day of Athor.</text:p>
      <text:p text:style-name="P124"/>
      <text:p text:style-name="P133"/>
      <text:p text:style-name="P37">The Twenty-Fourth Day of Epip</text:p>
      <text:p text:style-name="P100">Annual Tune</text:p>
      <text:p text:style-name="P106">St. Apanoub, the martyr</text:p>
      <text:p text:style-name="P100">St. Simeon I, the 42<text:span text:style-name="T53">nd</text:span> Patirach of Alexandria</text:p>
      <text:p text:style-name="P100"/>
      <text:p text:style-name="P126"><text:tab/>See the Fifteenth Day of Athor.</text:p>
      <text:p text:style-name="P126"/>
      <text:p text:style-name="P133">The Twenty-Fifth Day of Epip</text:p>
      <text:p text:style-name="P100">Annual Tune</text:p>
      <text:p text:style-name="P100">St. Anthony, the martyr</text:p>
      <text:p text:style-name="P100">St. Hilaria</text:p>
      <text:p text:style-name="P100">St. Domatius, the Syrian martyr</text:p>
      <text:p text:style-name="P100">Abba Isaac, the martyr</text:p>
      <text:p text:style-name="P100">Sts. Thecla and Mouji the martyr</text:p>
      <text:p text:style-name="P100">St. Apakragon, the martyr</text:p>
      <text:p text:style-name="P100">St. Palamon, the father of the monks</text:p>
      <text:p text:style-name="P100">St. Thecla</text:p>
      <text:p text:style-name="P106">The Consecration of the Church of St. Mercurius</text:p>
      <text:p text:style-name="P100"/>
      <text:p text:style-name="P126"><text:tab/>See the Twenty-Fifth Day of Athor.</text:p>
      <text:p text:style-name="P126"/>
      <text:p text:style-name="P133">The Twenty-Sixth Day of Epip</text:p>
      <text:p text:style-name="P100">Annual Tune</text:p>
      <text:p text:style-name="P100">St. Joseph, the Carpenter</text:p>
      <text:p text:style-name="P100">St. Timothy, the 22<text:span text:style-name="T53">nd</text:span> Patriarch of Alexandria</text:p>
      <text:p text:style-name="P100"/>
      <text:p text:style-name="P126"><text:tab/>See the Eighth Day of Thoout.</text:p>
      <text:p text:style-name="P120"/>
      <text:p text:style-name="P133">The Twenty-Seventh Day of Epip</text:p>
      <text:p text:style-name="P100">Annual Tune</text:p>
      <text:p text:style-name="P106">St. Apamon, the martyr</text:p>
      <text:p text:style-name="P100">The Consecration of the Church of Abba Fam</text:p>
      <text:p text:style-name="P100">Sts. Boushra and Emad, the martyrs</text:p>
      <text:p text:style-name="P100"/>
      <text:p text:style-name="P126"><text:tab/>See the Twenty-Third Day of Pharamuthi.</text:p>
      <text:p text:style-name="P126"/>
      <text:p text:style-name="P133">The Twenty-Eighth Day of Epip</text:p>
      <text:p text:style-name="P100">Annual Tune</text:p>
      <text:p text:style-name="P106">St. Mary Magdaline</text:p>
      <text:p text:style-name="P106"/>
      <text:p text:style-name="P126"><text:tab/>See the Thirtieth Day of Tobi.</text:p>
      <text:p text:style-name="P133"><text:soft-page-break/>The Twenty-Ninth Day of Epip</text:p>
      <text:p text:style-name="P100">Annual Tune on weekdays, Joyful tune on Sundays</text:p>
      <text:p text:style-name="P100">Commemoration of the Annunciation, Nativity and the Ressurection if falling on a Sunday</text:p>
      <text:p text:style-name="P100">Commemoration of the Translocation of the Relics of St. Andrew the Apostle </text:p>
      <text:p text:style-name="P106">St. Ourshenoufa the martyr</text:p>
      <text:p text:style-name="P100"/>
      <text:p text:style-name="P126"><text:tab/>See the Fifth Day of Epip.</text:p>
      <text:p text:style-name="P126"/>
      <text:p text:style-name="P133">The Thirtieth Day of Epip</text:p>
      <text:p text:style-name="P100">Annual Tune</text:p>
      <text:p text:style-name="P106">Sts. Mercurius and Ephraem, the martyrs</text:p>
      <text:p text:style-name="P100"/>
      <text:p text:style-name="P126"><text:tab/>See the Twenty-Second Day of Athor.</text:p>
      <text:p text:style-name="P41">The First Day of Mesori</text:p>
      <text:p text:style-name="P100">Annual Tune</text:p>
      <text:p text:style-name="P106">St. Apoli, son of Justus, son of Emperor Nomerius, the martyr</text:p>
      <text:p text:style-name="P100">St. Cyril V, the 112<text:span text:style-name="T53">th</text:span> Patriarch of Alexandria</text:p>
      <text:p text:style-name="P100"/>
      <text:p text:style-name="P126"><text:tab/>See the Fifteenth Day of Athor.</text:p>
      <text:p text:style-name="P120"/>
      <text:p text:style-name="P133">The Second Day of Mesori</text:p>
      <text:p text:style-name="P100">Annual Tune</text:p>
      <text:p text:style-name="P106">St. Paesa</text:p>
      <text:p text:style-name="P100"/>
      <text:p text:style-name="P126"><text:tab/>See the Thirtieth Day of Tobi.</text:p>
      <text:p text:style-name="P127"/>
      <text:p text:style-name="P56">The Third Day of Mesori</text:p>
      <text:p text:style-name="P73">Annual Tune</text:p>
      <text:p text:style-name="P73">Translocation of the relics of St. Simon the Stylite</text:p>
      <text:p text:style-name="P73">St. Abriamus, 5h Patriarch of Alexandria</text:p>
      <text:p text:style-name="P81"><text:tab/>(also Thoout 14; Koiak 17; Meshir 9; Pashons 2, 14, 21, 29; Paoni 24; Epip 15)</text:p>
      <text:p text:style-name="P81"/>
      <text:p text:style-name="P49">The Vespers Gospel</text:p>
      <text:p text:style-name="P97">Psalm 39:3</text:p>
      <text:p text:style-name="P98"><text:tab/><text:span text:style-name="T6">A Psalm of David.</text:span></text:p>
      <text:p text:style-name="P96"><text:tab/><text:span text:style-name="T19">And He set my feet upon a rock: And He directed my steps. And He has put a new song in my mouth: And a praise to our God. </text:span><text:span text:style-name="T6">Alleluia</text:span></text:p>
      <text:p text:style-name="P102"/>
      <text:p text:style-name="P58">Matthew 7:22-25</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6"><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59"/>
      <text:p text:style-name="P48"/>
      <text:p text:style-name="P29">The Matins Gospel</text:p>
      <text:p text:style-name="P100">Psalm 88:16,13</text:p>
      <text:p text:style-name="P102"><text:tab/><text:span text:style-name="T6">A Psalm of David.</text:span></text:p>
      <text:p text:style-name="P96"><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0"/>
      <text:p text:style-name="P58">Luke 13: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6"><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1-8</text:p>
      <text:p text:style-name="P60"><text:tab/><text:span text:style-name="T6">A chapter from the First Epistle of our teacher Paul to the Corinthians. His blessing be upon us. Amen.</text:span></text:p>
      <text:section text:style-name="Sect1" text:name="Section345">
        <text:p text:style-name="P136"><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every man? I have planted, Apollos </text:span><text:span text:style-name="T22">watered; but God gave the increase. So then neither is he that planteth any </text:span><text:soft-page-break/><text:span text:style-name="T22">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8"><text:tab/><text:span text:style-name="T6">The grace of God the Father be with you all. Amen.</text:span></text:p>
      <text:p text:style-name="P59"/>
      <text:p text:style-name="P46">The Catholic Epistle</text:p>
      <text:p text:style-name="P58">2 Peter 1:1-11</text:p>
      <text:p text:style-name="P60"><text:tab/><text:span text:style-name="T6">The Catholic Epistle from the Second Epistle of our teacher Peter. His Blessing be upon us. Amen.</text:span></text:p>
      <text:section text:style-name="Sect1" text:name="Section346">
        <text:p text:style-name="P136"><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7"><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9</text:p>
      <text:p text:style-name="P60"><text:tab/><text:span text:style-name="T6">A chapter from the Acts of our fathers the pure Apostles, who were invested with the grace of the Holy Spirit. Their blessing be with us all. Amen.</text:span></text:p>
      <text:section text:style-name="Sect1" text:name="Section34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pan text:style-name="T22">and will build again the tabernacle of David, which is fallen down; and I will build again the ruins thereof, and I will set it up: That the residue of men </text:span><text:soft-page-break/><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7"><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60:1,2</text:p>
      <text:p text:style-name="P102"><text:tab/><text:span text:style-name="T6">A Psalm of David.</text:span></text:p>
      <text:p text:style-name="P96"><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2"/>
      <text:p text:style-name="P58"/>
      <text:p text:style-name="P31">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4"/>
      <text:p text:style-name="P133">The Fourth Day of Mesori</text:p>
      <text:p text:style-name="P100">Annual Tune</text:p>
      <text:p text:style-name="P106">Ezekieh the King</text:p>
      <text:p text:style-name="P100">Consecration of the Church of St. Antony</text:p>
      <text:p text:style-name="P100"/>
      <text:p text:style-name="P126"><text:tab/>See the Eighth Day of Thoout.</text:p>
      <text:p text:style-name="P124"/>
      <text:p text:style-name="P133">The Fifth Day of Mesori</text:p>
      <text:p text:style-name="P100">Annual Tune</text:p>
      <text:p text:style-name="P106">St. John the soldier and martyr</text:p>
      <text:p text:style-name="P100"/>
      <text:p text:style-name="P126"><text:tab/>See the Twenty-Sixth Day of Tobi.</text:p>
      <text:p text:style-name="P126"/>
      <text:p text:style-name="P133"/>
      <text:p text:style-name="P37">The Sixth Day of Mesori</text:p>
      <text:p text:style-name="P100">Annual Tune</text:p>
      <text:p text:style-name="P106">St. Julietta the martyr</text:p>
      <text:p text:style-name="P100"/>
      <text:p text:style-name="P126"><text:tab/>See the Thirtieth Day of Tobi.</text:p>
      <text:p text:style-name="P126"/>
      <text:p text:style-name="P133">The Seventh Day of Mesori</text:p>
      <text:p text:style-name="P100">Annual Tune</text:p>
      <text:p text:style-name="P106">Annunciation of the birth of the Mother of God Mary to Joachim</text:p>
      <text:p text:style-name="P100">St. Timothy II, the 26<text:span text:style-name="T53">th</text:span> Patriarch of Alexandria</text:p>
      <text:p text:style-name="P100"/>
      <text:p text:style-name="P126"><text:tab/>See the Twenty-Sixth Day of Thoout.</text:p>
      <text:p text:style-name="P126"/>
      <text:p text:style-name="P133">The Eighth Day of Mesori</text:p>
      <text:p text:style-name="P100">Annual Tune</text:p>
      <text:p text:style-name="P106">Sts. Lazarus, Salomi, his wife, and ther children, the martyrs</text:p>
      <text:p text:style-name="P100">The confession of St. Peter, the Apostle</text:p>
      <text:p text:style-name="P100"/>
      <text:p text:style-name="P126"><text:tab/>See the Tenth Day of Pashons.</text:p>
      <text:p text:style-name="P126"/>
      <text:p text:style-name="P133">The Ninth Day of Mesori</text:p>
      <text:p text:style-name="P100">Annual Tune</text:p>
      <text:p text:style-name="P106">St. Ari the priest and martyr</text:p>
      <text:p text:style-name="P100"/>
      <text:p text:style-name="P126"><text:tab/>See the Fifteenth Day of Athor.</text:p>
      <text:p text:style-name="P126"/>
      <text:p text:style-name="P133">The Tenth Day of Mesori</text:p>
      <text:p text:style-name="P100">Annual Tune</text:p>
      <text:p text:style-name="P106">St. Matra the martyr</text:p>
      <text:p text:style-name="P100">St. Pigebs teh martyr</text:p>
      <text:p text:style-name="P100"/>
      <text:p text:style-name="P126"><text:tab/>See the Twenty-Seventh Day of Athor.</text:p>
      <text:p text:style-name="P126"/>
      <text:p text:style-name="P133">The Eleventh Day of Mesori</text:p>
      <text:p text:style-name="P100">Annual Tune</text:p>
      <text:p text:style-name="P106">St. Moisis, bishop of Ousim</text:p>
      <text:p text:style-name="P100"/>
      <text:p text:style-name="P126"><text:tab/>See the Twenty-Eighth Day of Athor.</text:p>
      <text:p text:style-name="P133">The Twelfth Day of Mesori</text:p>
      <text:p text:style-name="P100"><text:soft-page-break/>Annual Tune</text:p>
      <text:p text:style-name="P100">Commemoration of Archangel Michael</text:p>
      <text:p text:style-name="P106">The reign of Emperor Constantine</text:p>
      <text:p text:style-name="P100"/>
      <text:p text:style-name="P126"><text:tab/>See the Seventeenth Day of Thoout.</text:p>
      <text:p text:style-name="P127"/>
      <text:p text:style-name="P56">The Thirteenth Day of Mesori</text:p>
      <text:p text:style-name="P73">Joyful Tune</text:p>
      <text:p text:style-name="P74">The Feast of the Transfiguration of our Lord on Mount Tabor</text:p>
      <text:p text:style-name="P83"><text:tab/>(also Phamenoth 21)</text:p>
      <text:p text:style-name="P83"/>
      <text:p text:style-name="P49">The Vespers Gospel</text:p>
      <text:p text:style-name="P97">Psalm 98:5,6</text:p>
      <text:p text:style-name="P98"><text:tab/><text:span text:style-name="T6">A Psalm of David.</text:span></text:p>
      <text:p text:style-name="P96"><text:tab/><text:span text:style-name="T19">Moses and Aaron among his priests, and Samuel among them that call upon His Name; they prayed to the LORD, and He heard them, in a pillar of cloud He spoke to them. </text:span><text:span text:style-name="T6">Alleluia.</text:span></text:p>
      <text:p text:style-name="P102"/>
      <text:p text:style-name="P58">Luke 9:28-3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6"><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59"/>
      <text:p text:style-name="P48">The Matins Gospel</text:p>
      <text:p text:style-name="P100">Psalm 103:29,30,31</text:p>
      <text:p text:style-name="P102"><text:tab/><text:span text:style-name="T6">A Psalm of David.</text:span></text:p>
      <text:p text:style-name="P96"><text:soft-page-break/><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0"/>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1:1-23</text:p>
      <text:p text:style-name="P60"><text:tab/><text:span text:style-name="T6">A chapter from the First Epistle of our teacher Paul to the Corinthians. His blessing be upon us. Amen.</text:span></text:p>
      <text:section text:style-name="Sect1" text:name="Section351">
        <text:p text:style-name="P136"><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7"><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7"><text:soft-page-break/><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7"><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5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9"><text:tab/>For we have not followed cunningly devised fables, when we made known unto you the power and <text:soft-page-break/>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353">
        <text:p text:style-name="P136"><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pan text:style-name="T22">betrayers and murderers: </text:span><text:span text:style-name="T22">Who have received the law by the disposition of angels, and have not kept </text:span><text:span text:style-name="T26">it</text:span><text:span text:style-name="T22">.</text:span></text:p>
        <text:p text:style-name="P137"><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text:span><text:soft-page-break/><text:span text:style-name="T22">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The Gospel</text:p>
      <text:p text:style-name="P100">Psalm 86:1,5</text:p>
      <text:p text:style-name="P102"><text:tab/><text:span text:style-name="T6">A Psalm of David.</text:span></text:p>
      <text:p text:style-name="P96"><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2"/>
      <text:p text:style-name="P58">Mark 9:2-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6"><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text:span><text:soft-page-break/><text:span text:style-name="T67">and they have done unto him whatsoever they listed, as it is written of him.</text:span><text:span text:style-name="T49"> </text:span><text:span text:style-name="T52">Glory be to God forever.</text:span></text:p>
      </text:section>
      <text:p text:style-name="P123"/>
      <text:p text:style-name="P133">The Fourteenth Day of Mesori</text:p>
      <text:p text:style-name="P100">Annual Tune</text:p>
      <text:p text:style-name="P100">A miracel at Alexandria during the time of Abba Theophilus, the 23<text:span text:style-name="T53">rd</text:span> Patrairch of Alexandria</text:p>
      <text:p text:style-name="P100"/>
      <text:p text:style-name="P126"><text:tab/>See the Seventeenth Day of Athor.</text:p>
      <text:p text:style-name="P126"/>
      <text:p text:style-name="P133">The Fifteenth Day of Mesori</text:p>
      <text:p text:style-name="P100">Annual Tune</text:p>
      <text:p text:style-name="P100">St. Marina the ascetic</text:p>
      <text:p text:style-name="P100"/>
      <text:p text:style-name="P126"><text:tab/>See the Thirtieth Day of Tobi.</text:p>
      <text:p text:style-name="P126"/>
      <text:p text:style-name="P133">The Sixteenth Day of Mesori</text:p>
      <text:p text:style-name="P100">Annual Tune</text:p>
      <text:p text:style-name="P106">Commoration of the Assumption of the Theotokos</text:p>
      <text:p text:style-name="P100">St. Mattias IV, the 102<text:span text:style-name="T53">nd</text:span> Patriarch of Alexandria</text:p>
      <text:p text:style-name="P100"/>
      <text:p text:style-name="P126"><text:tab/>See the First Day of Pashons.</text:p>
      <text:p text:style-name="P127"/>
      <text:p text:style-name="P56"/>
      <text:p text:style-name="P28">The Seventeenth Day of Mesori</text:p>
      <text:p text:style-name="P73">Annual Tune</text:p>
      <text:p text:style-name="P73">St. Jacob the soldier and martyr</text:p>
      <text:p text:style-name="P73"/>
      <text:p text:style-name="P49">The Vespers Gospel</text:p>
      <text:p text:style-name="P97">Psalm 33:18,19</text:p>
      <text:p text:style-name="P98"><text:tab/><text:span text:style-name="T6">A Psalm of David.</text:span></text:p>
      <text:p text:style-name="P96"><text:tab/><text:span text:style-name="T19">Many are the afflictions of the righteous: And the LORD will deliver them out of them all. The Lord will keep all their bones: not one of them shall be broken.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36:34,35</text:p>
      <text:p text:style-name="P102"><text:tab/><text:span text:style-name="T6">A Psalm of David.</text:span></text:p>
      <text:p text:style-name="P147"><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6"><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pan text:style-name="T67">ers of men</text:span><text:span text:style-name="T23">. And they straightway left </text:span><text:span text:style-name="T25">their</text:span><text:span text:style-name="T23"> nets, and followed him. And </text:span><text:soft-page-break/><text:span text:style-name="T23">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357">
        <text:p text:style-name="P136"><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pan text:style-name="T22">alem to see Peter, and abode with him fifteen days. </text:span><text:span text:style-name="T22">But other of the apostles saw I none, save James the Lord’s brother.</text:span></text:p>
      </text:section>
      <text:p text:style-name="P58"><text:soft-page-break/><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3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359">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pan text:style-name="T22">up: That the residue of men might seek after the Lord, and all the Gentiles, upon whom my name is called, saith the Lord, who doeth all these things. Known unto God are all his works from the beginning of the </text:span><text:soft-page-break/><text:span text:style-name="T22">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96"><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2"/>
      <text:p text:style-name="P58">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3">The Eighteenth Day of Mesori</text:p>
      <text:p text:style-name="P100">Annual Tune</text:p>
      <text:p text:style-name="P106">St. Alexander, Patriarch of Constantinople</text:p>
      <text:p text:style-name="P100">St. Eudaemon the martyr</text:p>
      <text:p text:style-name="P100"><text:soft-page-break/></text:p>
      <text:p text:style-name="P126"><text:tab/>See the Third Day of Epip.</text:p>
      <text:p text:style-name="P126"/>
      <text:p text:style-name="P133">The Nineteenth Day of Mesori</text:p>
      <text:p text:style-name="P100">Annual Tune</text:p>
      <text:p text:style-name="P106">Translocation of the relics of St. Macarius to his monastary in Scetis</text:p>
      <text:p text:style-name="P100"/>
      <text:p text:style-name="P126"><text:tab/>See the Twenty-Seventh Day of Paopi.</text:p>
      <text:p text:style-name="P126"/>
      <text:p text:style-name="P133">The Twentieth Day of Mesori</text:p>
      <text:p text:style-name="P100">Annual tune</text:p>
      <text:p text:style-name="P106">The seven holy youths, martyrs of Ephesus</text:p>
      <text:p text:style-name="P100"/>
      <text:p text:style-name="P126"><text:tab/>See the Twenty-Second Day of Athor.</text:p>
      <text:p text:style-name="P126"/>
      <text:p text:style-name="P133">The Twenty-First Day of Mesori</text:p>
      <text:p text:style-name="P100">Annual Tune</text:p>
      <text:p text:style-name="P100">Commemoration of the Holy Theotokos</text:p>
      <text:p text:style-name="P106">St. Irene</text:p>
      <text:p text:style-name="P100"/>
      <text:p text:style-name="P126"><text:tab/>See the Thirtieth Day of Tobi.</text:p>
      <text:p text:style-name="P126"/>
      <text:p text:style-name="P133">The Twenty-Second Day of Mesori</text:p>
      <text:p text:style-name="P100">Annual Tune</text:p>
      <text:p text:style-name="P106">Micah, the Prophet</text:p>
      <text:p text:style-name="P100">St. Hadid the martyr</text:p>
      <text:p text:style-name="P100"/>
      <text:p text:style-name="P126"><text:tab/>See the Eighth Day of Thoout.</text:p>
      <text:p text:style-name="P126"/>
      <text:p text:style-name="P133">The Twenty-Third Day of Mesori</text:p>
      <text:p text:style-name="P100">Annual Tune</text:p>
      <text:p text:style-name="P106">The Thirty Thousand martyrs of Alexandria during the reign of Marcian</text:p>
      <text:p text:style-name="P100">St. Damian the martyr in Antioch</text:p>
      <text:p text:style-name="P100"/>
      <text:p text:style-name="P126"><text:tab/>See the Twenty-Third Day of Pharamuthi.</text:p>
      <text:p text:style-name="P133">The Twenty-Fourth Day of Mesori</text:p>
      <text:p text:style-name="P100">Annual Tune</text:p>
      <text:p text:style-name="P106">St. Thecla Hemanoute, the Ethipian</text:p>
      <text:p text:style-name="P100">St. Tomas, bishop of Marash</text:p>
      <text:p text:style-name="P100"/>
      <text:p text:style-name="P126"><text:soft-page-break/><text:tab/>See the Twenty-Eighth Day of Athor.</text:p>
      <text:p text:style-name="P127"/>
      <text:p text:style-name="P56">The Twenty-Fifth Day of Mesori</text:p>
      <text:p text:style-name="P73">Annual Tune</text:p>
      <text:p text:style-name="P74">St. Besarion, the Great, the first disciple of St. Antony</text:p>
      <text:p text:style-name="P73">St. Macarius III, 114<text:span text:style-name="T53">th</text:span> Patriarch of Alexandria</text:p>
      <text:p text:style-name="P73"/>
      <text:p text:style-name="P49">The Vespers Gospel</text:p>
      <text:p text:style-name="P97">Psalm 41:1</text:p>
      <text:p text:style-name="P98"><text:tab/><text:span text:style-name="T6">A Psalm of David.</text:span></text:p>
      <text:p text:style-name="P96"><text:tab/><text:span text:style-name="T19">As the deer yearns for the water springs: So yearns my soul for Thee, O Go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pan text:style-name="T66">into the joy of thy lord.</text:span><text:span text:style-name="T50"> </text:span><text:span text:style-name="T52">Glory be to God forever.</text:span></text:p>
      </text:section>
      <text:p text:style-name="P59"/>
      <text:p text:style-name="P48">The Matins Gospel</text:p>
      <text:p text:style-name="P100">Psalm 33:4,6</text:p>
      <text:p text:style-name="P102"><text:tab/><text:span text:style-name="T6">A Psalm of David.</text:span></text:p>
      <text:p text:style-name="P96"><text:soft-page-break/><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363">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crown, so stand fast in the Lord, </text:span><text:span text:style-name="T26">my</text:span><text:span text:style-name="T22"> dearly beloved. I beseech Euodias, and </text:span><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text:span><text:soft-page-break/><text:span text:style-name="T22">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12</text:p>
      <text:p text:style-name="P60"><text:tab/><text:span text:style-name="T6">The Catholic Epistle from the Epistle of our teacher James. His Blessing be upon us. Amen.</text:span></text:p>
      <text:section text:style-name="Sect1" text:name="Section364">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6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text:span><text:soft-page-break/><text:span text:style-name="T22">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03:1,2,4</text:p>
      <text:p text:style-name="P102"><text:tab/><text:span text:style-name="T6">A Psalm of David.</text:span></text:p>
      <text:p text:style-name="P96"><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text:span><text:soft-page-break/><text:span text:style-name="T67">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2"/>
      <text:p text:style-name="P56">The Twenty-Sixth Day of Mesori</text:p>
      <text:p text:style-name="P73">Annual Tune</text:p>
      <text:p text:style-name="P74">St. Moses and his sister Sarah, the martyrs</text:p>
      <text:p text:style-name="P73">St. Agabius the soldier, and Thecla his sister, the martyrs</text:p>
      <text:p text:style-name="P73"/>
      <text:p text:style-name="P49">The Vespers Gospel</text:p>
      <text:p text:style-name="P97">Psalm 30:26,19</text:p>
      <text:p text:style-name="P98"><text:tab/><text:span text:style-name="T6">A Psalm of David.</text:span></text:p>
      <text:p text:style-name="P96"><text:tab/><text:span text:style-name="T19">O love the LORD, all ye His saints: for the LORD requires truth. Oh how great is the abundance of Thy goodness: which Thou hast laid up for them that fear Thee.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ext:soft-page-break/>The Matins Gospel</text:p>
      <text:p text:style-name="P100">Psalm 144:8,4,9,14,15</text:p>
      <text:p text:style-name="P102"><text:tab/><text:span text:style-name="T6">A Psalm of David.</text:span></text:p>
      <text:p text:style-name="P134"><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0"/>
      <text:p text:style-name="P58">John 12:20-2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6"><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369">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7"><text:span text:style-name="T21"><text:tab/>And if children, then heirs; heirs of God, and joint–heirs with Christ; if </text:span><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ext:span><text:soft-page-break/><text:span text:style-name="T22">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70">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371">
        <text:p text:style-name="P136"><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oft-page-break/><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49:5,8</text:p>
      <text:p text:style-name="P102"><text:tab/><text:span text:style-name="T6">A Psalm of David.</text:span></text:p>
      <text:p text:style-name="P96"><text:span text:style-name="T13"><text:tab/></text:span><text:span text:style-name="T16">The saints shall exult in glory: And rejoice upon their beds. To execute upon them the judgment written: this glory is for all His saint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6"/>
      <text:p text:style-name="P133">The Twenty-Seventh Day of Mesori</text:p>
      <text:p text:style-name="P100">Annual Tune</text:p>
      <text:p text:style-name="P106">Sts. Benjamin and Eudoxia, the martyrs</text:p>
      <text:p text:style-name="P100">St. Mary the Aremenian, the martyr</text:p>
      <text:p text:style-name="P100"/>
      <text:p text:style-name="P126"><text:tab/>See the Twenty-Third Day of Pharamuthi.</text:p>
      <text:p text:style-name="P127"/>
      <text:p text:style-name="P56"><text:soft-page-break/>The Twenty-Eighth Day of Mesori</text:p>
      <text:p text:style-name="P73">Annual Tune</text:p>
      <text:p text:style-name="P74">Commemoration of the Patriarchs: Abraham, Isaac, and Jacob</text:p>
      <text:p text:style-name="P73"/>
      <text:p text:style-name="P49">The Vespers Gospel</text:p>
      <text:p text:style-name="P97">Psalm 46:6,7,8</text:p>
      <text:p text:style-name="P98"><text:tab/><text:span text:style-name="T6">A Psalm of David.</text:span></text:p>
      <text:p text:style-name="P96"><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The Matins Gospel</text:p>
      <text:p text:style-name="P100">Psalm 104:2</text:p>
      <text:p text:style-name="P102"><text:tab/><text:span text:style-name="T6">A Psalm of David.</text:span></text:p>
      <text:p text:style-name="P96"><text:span text:style-name="T6"><text:tab/></text:span><text:span text:style-name="T18">Let the heart of them that seek the LORD rejoice: Seek the LORD, and be strengthened. Seek His face evermore: And walk after Him. </text:span><text:span text:style-name="T6">Alleluia.</text:span></text:p>
      <text:p text:style-name="P110"/>
      <text:p text:style-name="P58">Luke 16:19-31</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6"><text:soft-page-break/><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7"><text:soft-page-break/></text:p>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75">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James 2:14-23</text:p>
      <text:p text:style-name="P60"><text:tab/><text:span text:style-name="T6">The Catholic Epistle from the Epistle of our teacher James. His Blessing be upon us. Amen.</text:span></text:p>
      <text:section text:style-name="Sect1" text:name="Section376">
        <text:p text:style-name="P136"><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pan text:style-name="T22">man, that faith without works is dead? Was not Abraham our father justified by </text:span><text:soft-page-break/><text:span text:style-name="T22">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377">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7"><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soft-page-break/><text:tab/><text:span text:style-name="T6">The word of the Lord abides in this church and in every church. Amen.</text:span></text:p>
      <text:p text:style-name="P59"/>
      <text:p text:style-name="P46">The Gospel</text:p>
      <text:p text:style-name="P100">Psalm 104:4,5</text:p>
      <text:p text:style-name="P102"><text:tab/><text:span text:style-name="T6">A Psalm of David.</text:span></text:p>
      <text:p text:style-name="P96"><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2"/>
      <text:p text:style-name="P58">Mark 12:18-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6"><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1"/>
      <text:p text:style-name="P56"/>
      <text:p text:style-name="P28">The Twenty-Ninth Day of Mesori</text:p>
      <text:p text:style-name="P100">Annual Tune on weekdays, Joyful tune on Sundays</text:p>
      <text:p text:style-name="P86">Commemoration of the Annunciation, Nativity and the Ressurection if falling on a Sunday</text:p>
      <text:p text:style-name="P88">Sts. Athanasius the bishop, Gerasimus, and theodotus, the martyrs</text:p>
      <text:p text:style-name="P86">Arrival of the relics of St. John the shor to Scetis in 515 A.D.</text:p>
      <text:p text:style-name="P86"/>
      <text:p text:style-name="P49">The Vespers Gospel</text:p>
      <text:p text:style-name="P97">Psalm 131:7,12,13</text:p>
      <text:p text:style-name="P98"><text:tab/><text:span text:style-name="T6">A Psalm of David.</text:span></text:p>
      <text:p text:style-name="P96"><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15: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6"><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7"><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Matthew 15:12-20</text:p>
      <text:p text:style-name="P66"><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6"><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0:25-11:1</text:p>
      <text:p text:style-name="P60"><text:tab/><text:span text:style-name="T6">A chapter from the First Epistle of our teacher Paul to the Corinthians. His blessing be upon us. Amen.</text:span></text:p>
      <text:section text:style-name="Sect1" text:name="Section381">
        <text:p text:style-name="P136"><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7"><text:span text:style-name="T22"><text:tab/>Be ye followers of me, even as I also </text:span><text:span text:style-name="T26">am</text:span><text:span text:style-name="T22"> of Christ.</text:span></text:p>
      </text:section>
      <text:p text:style-name="P58"><text:tab/><text:span text:style-name="T6">The grace of God the Father be with you all. Amen.</text:span></text:p>
      <text:p text:style-name="P59"/>
      <text:p text:style-name="P46"/>
      <text:p text:style-name="P30">The Catholic Epistle</text:p>
      <text:p text:style-name="P58">1 John 4:15-21</text:p>
      <text:p text:style-name="P60"><text:tab/><text:span text:style-name="T6">The Catholic Epistle from the First Epistle of our teacher John. His Blessing be upon us. Amen.</text:span></text:p>
      <text:section text:style-name="Sect1" text:name="Section38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34-42</text:p>
      <text:p text:style-name="P60"><text:tab/><text:span text:style-name="T6">A chapter from the Acts of our fathers the pure Apostles, who were invested with the grace of the Holy Spirit. Their blessing be with us all. Amen.</text:span></text:p>
      <text:section text:style-name="Sect1" text:name="Section383">
        <text:p text:style-name="P136"><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59"><text:tab/><text:span text:style-name="T6">The word of the Lord abides in this church and in every church. Amen.</text:span></text:p>
      <text:p text:style-name="P59"/>
      <text:p text:style-name="P46"><text:soft-page-break/>The Gospel</text:p>
      <text:p text:style-name="P100">Psalm 67:19</text:p>
      <text:p text:style-name="P102"><text:tab/><text:span text:style-name="T6">A Psalm of David.</text:span></text:p>
      <text:p text:style-name="P96"><text:span text:style-name="T13"><text:tab/></text:span><text:span text:style-name="T16">Blessed be the Lord God: Blessed be the Lord from day to day. The God of our salvation: Shall prepare our way for us. </text:span><text:span text:style-name="T6">Alleluia.</text:span></text:p>
      <text:p text:style-name="P102"/>
      <text:p text:style-name="P58">John 8:21-2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6"><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7"/>
      <text:p text:style-name="P56">The Thirtieth Day of Mesori</text:p>
      <text:p text:style-name="P73">Annual Tune</text:p>
      <text:p text:style-name="P74">Malachi the prophet</text:p>
      <text:p text:style-name="P73"/>
      <text:p text:style-name="P49">The Vespers Gospel</text:p>
      <text:p text:style-name="P97">Psalm 5:10,11,12,13</text:p>
      <text:p text:style-name="P98"><text:tab/><text:span text:style-name="T6">A Psalm of David.</text:span></text:p>
      <text:p text:style-name="P96"><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2"/>
      <text:p text:style-name="P58">Matthew 13:53-5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6"><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text:span><text:soft-page-break/><text:span text:style-name="T22">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59"/>
      <text:p text:style-name="P48">The Matins Gospel</text:p>
      <text:p text:style-name="P100">Psalm 100:10</text:p>
      <text:p text:style-name="P102"><text:tab/><text:span text:style-name="T6">A Psalm of David.</text:span></text:p>
      <text:p text:style-name="P96"><text:span text:style-name="T6"><text:tab/></text:span><text:span text:style-name="T16">In the morning time I slew all the wicked of the land; that I may cut off all evil doers from the city of the LORD. </text:span><text:span text:style-name="T6">Alleluia.</text:span></text:p>
      <text:p text:style-name="P110"/>
      <text:p text:style-name="P58">Matthew 14: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6"><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8-16</text:p>
      <text:p text:style-name="P60"><text:tab/><text:span text:style-name="T6">A chapter from the Epistle of our teacher Paul to the Ephesians. His blessing be upon us. Amen.</text:span></text:p>
      <text:section text:style-name="Sect1" text:name="Section387">
        <text:p text:style-name="P136"><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text:span><text:soft-page-break/><text:span text:style-name="T22">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8"><text:tab/><text:span text:style-name="T6">The grace of God the Father be with you all. Amen.</text:span></text:p>
      <text:p text:style-name="P59"/>
      <text:p text:style-name="P46">The Catholic Epistle</text:p>
      <text:p text:style-name="P58">2 Peter 1:19-2:3</text:p>
      <text:p text:style-name="P60"><text:tab/><text:span text:style-name="T6">The Catholic Epistle from the Second Epistle of our teacher Peter. His Blessing be upon us. Amen.</text:span></text:p>
      <text:section text:style-name="Sect1" text:name="Section388">
        <text:p text:style-name="P136"><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39"><text:tab/>And through covetousness shall they with feigned words make merchandise of you: whose judgment now of a long time lingereth not, and their damnation slumbereth not.</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30-37</text:p>
      <text:p text:style-name="P60"><text:tab/><text:span text:style-name="T6">A chapter from the Acts of our fathers the pure Apostles, who were invested with the grace of the Holy Spirit. Their blessing be with us all. Amen.</text:span></text:p>
      <text:section text:style-name="Sect1" text:name="Section389">
        <text:p text:style-name="P136"><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pan text:style-name="T22">ground. I have seen, I have seen the affliction of my people which is in Egypt, and I have heard their groaning, and am come down to deliver them. And now come, I will send thee into Egypt. This Moses whom they </text:span><text:soft-page-break/><text:span text:style-name="T22">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59"><text:tab/><text:span text:style-name="T6">The word of the Lord abides in this church and in every church. Amen.</text:span></text:p>
      <text:p text:style-name="P59"/>
      <text:p text:style-name="P46">The Gospel</text:p>
      <text:p text:style-name="P100">Psalm 49:18,12</text:p>
      <text:p text:style-name="P102"><text:tab/><text:span text:style-name="T6">A Psalm of David.</text:span></text:p>
      <text:p text:style-name="P96"><text:span text:style-name="T73"><text:tab/></text:span><text:span text:style-name="T16">The sacrifice of praise glorifies me: And this is the way by which I will show you the salvation of God. Pay thy vows unto the most High. </text:span><text:span text:style-name="T6">Alleluia.</text:span></text:p>
      <text:p text:style-name="P102"/>
      <text:p text:style-name="P58">Luke 14:16-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6"><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7"/>
      <text:p text:style-name="P39">The First Day of the Little Month</text:p>
      <text:p text:style-name="P73">Annual Tune</text:p>
      <text:p text:style-name="P74">St. Eutychus, a disciple of St. John the Evangelist</text:p>
      <text:p text:style-name="P75">St. Pishay the Antiochian</text:p>
      <text:p text:style-name="P73"/>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6:15,16</text:p>
      <text:p text:style-name="P102"><text:tab/><text:span text:style-name="T6">A Psalm of David.</text:span></text:p>
      <text:p text:style-name="P96"><text:span text:style-name="T6"><text:tab/></text:span><text:span text:style-name="T16">The LORD upholds the righteous. The LORD knows the days of the blameless: and their inheritance shall be for ever. </text:span><text:span text:style-name="T6">Alleluia.</text:span></text:p>
      <text:p text:style-name="P110"/>
      <text:p text:style-name="P58"/>
      <text:p text:style-name="P31">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6"><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9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pan text:style-name="T22">confess with thy mouth the Lord Jesus, and shalt believe in thine heart </text:span><text:span text:style-name="T22">that God </text:span><text:soft-page-break/><text:span text:style-name="T22">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394">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pan text:style-name="T22">sinned, we make him a liar, and his word is not in us.</text:span></text:p>
        <text:p text:style-name="P137"><text:span text:style-name="T22"><text:tab/>My little children, these things write I unto you, that ye sin not. And </text:span><text:span text:style-name="T22">if any man sin, we have an advocate with the Father, Jesus Christ the right</text:span><text:soft-page-break/><text:span text:style-name="T22">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9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oft-page-break/><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text:span><text:soft-page-break/><text:span text:style-name="T22">contain the books that should be written. Amen.</text:span><text:span text:style-name="T49"> </text:span><text:span text:style-name="T52">Glory be to God forever.</text:span></text:p>
      </text:section>
      <text:p text:style-name="P46"/>
      <text:p text:style-name="P56">The Second Day of the Little Month</text:p>
      <text:p text:style-name="P73">Annual Tune</text:p>
      <text:p text:style-name="P74">St. Titus, one of the Disciples</text:p>
      <text:p text:style-name="P73"/>
      <text:p text:style-name="P49">The Vespers Gospel</text:p>
      <text:p text:style-name="P97">Psalm 18:3,4</text:p>
      <text:p text:style-name="P98"><text:tab/><text:span text:style-name="T6">A Psalm of David.</text:span></text:p>
      <text:p text:style-name="P96"><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2"/>
      <text:p text:style-name="P58">Luke 4:38-4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6"><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
      <text:p text:style-name="P31">Luke 5:18-2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6"><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3:12-4:4</text:p>
      <text:p text:style-name="P60"><text:tab/><text:span text:style-name="T6">A chapter from the Second Epistle of our teacher Paul to the Corinthians. His blessing be upon us. Amen.</text:span></text:p>
      <text:section text:style-name="Sect1" text:name="Section399">
        <text:p text:style-name="P136"><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7"><text:span text:style-name="T22"><text:tab/>Therefore seeing we have this ministry, as we have received mercy, we faint not; But have renounced the </text:span><text:span text:style-name="T22">hidden things of dishonesty, not walking in craftiness, nor handling the </text:span><text:soft-page-break/><text:span text:style-name="T22">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8"><text:tab/><text:span text:style-name="T6">The grace of God the Father be with you all. Amen.</text:span></text:p>
      <text:p text:style-name="P59"/>
      <text:p text:style-name="P46">The Catholic Epistle</text:p>
      <text:p text:style-name="P58">1 John 5:1-11a</text:p>
      <text:p text:style-name="P60"><text:tab/><text:span text:style-name="T6">The Catholic Epistle from the First Epistle of our teacher John. His Blessing be upon us. Amen.</text:span></text:p>
      <text:section text:style-name="Sect1" text:name="Section400">
        <text:p text:style-name="P136"><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0"><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1-7</text:p>
      <text:p text:style-name="P60"><text:tab/><text:span text:style-name="T6">A chapter from the Acts of our fathers the pure Apostles, who were invested with the grace of the Holy Spirit. Their blessing be with us all. Amen.</text:span></text:p>
      <text:section text:style-name="Sect1" text:name="Section401">
        <text:p text:style-name="P136"><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pan text:style-name="T21">Gentiles, and made their minds evil affected against the brethren. Long time therefore abode they speaking boldly in the Lord, which gave testi</text:span><text:soft-page-break/><text:span text:style-name="T21">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59"><text:tab/><text:span text:style-name="T6">The word of the Lord abides in this church and in every church. Amen.</text:span></text:p>
      <text:p text:style-name="P59"/>
      <text:p text:style-name="P46">The Gospel</text:p>
      <text:p text:style-name="P100">Psalm 104:1,67:13</text:p>
      <text:p text:style-name="P102"><text:tab/><text:span text:style-name="T6">A Psalm of David.</text:span></text:p>
      <text:p text:style-name="P96"><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2"/>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6"><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7"><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6"/>
      <text:p text:style-name="P11"><text:soft-page-break/>The Third Day of the Little Month</text:p>
      <text:p text:style-name="P73">Annual Tune</text:p>
      <text:p text:style-name="P74">Archangel Raphael</text:p>
      <text:p text:style-name="P73">St. Andrianus the martyr</text:p>
      <text:p text:style-name="P73">St. Youanis XIV, the 96<text:span text:style-name="T53">th</text:span> Patriarch of Alexandria</text:p>
      <text:p text:style-name="P83"><text:tab/>(Also Paoni 13)</text:p>
      <text:p text:style-name="P83"/>
      <text:p text:style-name="P49">The Vespers Gospel</text:p>
      <text:p text:style-name="P97">Psalm 33:6,7</text:p>
      <text:p text:style-name="P98"><text:tab/><text:span text:style-name="T6">A Psalm of David.</text:span></text:p>
      <text:p text:style-name="P96"><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9</text:p>
      <text:p text:style-name="P102"><text:tab/><text:span text:style-name="T6">A Psalm of David.</text:span></text:p>
      <text:p text:style-name="P96"><text:span text:style-name="T6"><text:tab/></text:span><text:span text:style-name="T15">Worship Him all ye His angels: Zion heard, and was glad. For Thou, LORD, art high above all the earth: Thou art exalted far above all gods. </text:span><text:span text:style-name="T6">Alleluia.</text:span></text:p>
      <text:p text:style-name="P110"/>
      <text:p text:style-name="P58"/>
      <text:p text:style-name="P31">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405">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pan text:style-name="T22">lower than the angels for the suffering of death, crowned with glory and </text:span><text:soft-page-break/><text:span text:style-name="T22">honour; that he by the grace of God should taste death for every man.</text:span></text:p>
        <text:p text:style-name="P137"><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7"><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0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31"><text:tab/></text:span><text:span text:style-name="T22"> Of which salvation the prophets have enquired and searched dili</text:span><text:span text:style-name="T22">gently, who prophesied of the grace </text:span><text:span text:style-name="T26">that should come</text:span><text:span text:style-name="T22"> unto you: Searching what, or what manner of time the Spirit of Christ which was in them did signify, </text:span><text:soft-page-break/><text:span text:style-name="T22">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407">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pan text:style-name="T22">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text:soft-page-break/>The Gospel</text:p>
      <text:p text:style-name="P100">Psalm 115:6,7</text:p>
      <text:p text:style-name="P102"><text:tab/><text:span text:style-name="T6">A Psalm of David.</text:span></text:p>
      <text:p text:style-name="P96"><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2"/>
      <text:p text:style-name="P58">Matthew 25:3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6"><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6"/>
      <text:p text:style-name="P56">The Fourth Day of the Little Month</text:p>
      <text:p text:style-name="P73"><text:soft-page-break/>Annual Tune</text:p>
      <text:p text:style-name="P74">Abba Poemen the Anchorite</text:p>
      <text:p text:style-name="P73">St. Leparius the bishop of Rome</text:p>
      <text:p text:style-name="P73"/>
      <text:p text:style-name="P49">The Vespers Gospel</text:p>
      <text:p text:style-name="P97">Psalm 67:33,4</text:p>
      <text:p text:style-name="P98"><text:tab/><text:span text:style-name="T6">A Psalm of David.</text:span></text:p>
      <text:p text:style-name="P96"><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96"><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7"/>
      <text:p text:style-name="P48">The Liturgy</text:p>
      <text:p text:style-name="P59"><text:soft-page-break/></text:p>
      <text:p text:style-name="P46">The Pauline Epistle</text:p>
      <text:p text:style-name="P58">1 Corinthians 3:9-23</text:p>
      <text:p text:style-name="P60"><text:tab/><text:span text:style-name="T6">A chapter from the First Epistle of our teacher Paul to the Corinthians. His blessing be upon us. Amen.</text:span></text:p>
      <text:section text:style-name="Sect1" text:name="Section423">
        <text:p text:style-name="P136"><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9"><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7"><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39"><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7"><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
      <text:p text:style-name="P30">The Catholic Epistle</text:p>
      <text:p text:style-name="P58">1 Peter 5:1-12</text:p>
      <text:p text:style-name="P60"><text:tab/><text:span text:style-name="T6">The Catholic Epistle from the First Epistle of our teacher Peter. His Blessing be upon us. Amen.</text:span></text:p>
      <text:section text:style-name="Sect1" text:name="Section4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42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pan text:style-name="T22">when he was come, helped them much which had believed through </text:span><text:soft-page-break/><text:span text:style-name="T22">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5:3</text:p>
      <text:p text:style-name="P102"><text:tab/><text:span text:style-name="T6">A Psalm of David.</text:span></text:p>
      <text:p text:style-name="P96"><text:span text:style-name="T13"><text:tab/></text:span><text:span text:style-name="T16">Precious in the sight of the LORD is the death of his saints. O LORD, I am Thy servant; and the son of Thine handmaid.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text:span><text:soft-page-break/><text:span text:style-name="T67">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3"/>
      <text:p text:style-name="P133">The Fifth Day of the Little Month</text:p>
      <text:p text:style-name="P100">Annual Tune</text:p>
      <text:p text:style-name="P100">Amos the Prophet</text:p>
      <text:p text:style-name="P100">St. James the bishop of Egypt</text:p>
      <text:p text:style-name="P100">St. Barsoma the naked</text:p>
      <text:p text:style-name="P106">St. Youanis XV, 99<text:span text:style-name="T53">th</text:span> Patriarch of Alexandria</text:p>
      <text:p text:style-name="P100"/>
      <text:p text:style-name="P126"><text:tab/>See the Twenty-Eighth Day of Athor.</text:p>
      <text:p text:style-name="P127"/>
      <text:p text:style-name="P56">The Sixth Day of the Little Month</text:p>
      <text:p text:style-name="P73">Annual Tune</text:p>
      <text:p text:style-name="P73">A Thanksgiving to God</text:p>
      <text:p text:style-name="P73"/>
      <text:p text:style-name="P49">The Vespers Gospel</text:p>
      <text:p text:style-name="P97">Psalm 118:71,72</text:p>
      <text:p text:style-name="P98"><text:tab/><text:span text:style-name="T6">A Psalm of David.</text:span></text:p>
      <text:p text:style-name="P96"><text:tab/><text:span text:style-name="T19">The wicked have waited for me to destroy me: but I have considered Thy testimonies. I have seen an end of all perfection: but Thy commandments are exceedingly broad. </text:span><text:span text:style-name="T6">Alleluia.</text:span></text:p>
      <text:p text:style-name="P102"/>
      <text:p text:style-name="P58">Luke 13:10-1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6"><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pan text:style-name="T22">was made straight, and glorified God. And the ruler of the synagogue answered with indignation, because that Jesus had healed on the sabbath day, and said unto the people, There are six days in which men ought to </text:span><text:soft-page-break/><text:span text:style-name="T22">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59"/>
      <text:p text:style-name="P48">The Matins Gospel</text:p>
      <text:p text:style-name="P100">Psalm 119:89-90</text:p>
      <text:p text:style-name="P102"><text:tab/><text:span text:style-name="T6">A Psalm of David.</text:span></text:p>
      <text:p text:style-name="P96"><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0"/>
      <text:p text:style-name="P58">Luke 4: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6"><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Colossians 3:8-17</text:p>
      <text:p text:style-name="P60"><text:tab/><text:span text:style-name="T6">A chapter from the Epistle of our teacher Paul to the Colossians. His blessing be upon us. Amen.</text:span></text:p>
      <text:section text:style-name="Sect1" text:name="Section3">
        <text:p text:style-name="P136"><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7"><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8"><text:tab/><text:span text:style-name="T6">The grace of God the Father be with you all. Amen.</text:span></text:p>
      <text:p text:style-name="P59"/>
      <text:p text:style-name="P46">The Catholic Epistle</text:p>
      <text:p text:style-name="P58">James 5:16-20</text:p>
      <text:p text:style-name="P60"><text:tab/><text:span text:style-name="T6">The Catholic Epistle from the Epistle of our teacher James. His Blessing be upon us. Amen.</text:span></text:p>
      <text:section text:style-name="Sect1" text:name="Section4">
        <text:p text:style-name="P136"><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1:12b-18</text:p>
      <text:p text:style-name="P60"><text:tab/><text:span text:style-name="T6">A chapter from the Acts of our fathers the pure Apostles, who were invested with the grace of the Holy Spirit. Their blessing be with us all. Amen.</text:span></text:p>
      <text:section text:style-name="Sect1" text:name="Section5">
        <text:p text:style-name="P136"><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59"><text:tab/><text:span text:style-name="T6">The word of the Lord abides in this church and in every church. Amen.</text:span></text:p>
      <text:p text:style-name="P59"/>
      <text:p text:style-name="P46">The Gospel</text:p>
      <text:p text:style-name="P100">Psalm 111:73,74</text:p>
      <text:p text:style-name="P102"><text:tab/><text:span text:style-name="T6">A Psalm of David.</text:span></text:p>
      <text:p text:style-name="P96"><text:span text:style-name="T13"><text:tab/></text:span><text:span text:style-name="T16">O how I love Thy Name! it is my meditation all the day. Teach me Thy commandments better than my enemies: For they are established forever. </text:span><text:span text:style-name="T6">Alleluia.</text:span></text:p>
      <text:p text:style-name="P102"/>
      <text:p text:style-name="P58">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6"><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text:span><text:soft-page-break/><text:span text:style-name="T23">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7"/>
      <text:p text:style-name="P27">Appendix I: Readings for other Services</text:p>
      <text:p text:style-name="P9"/>
      <text:p text:style-name="P3">See Volume 5</text:p>
      <text:p text:style-name="P38">Appendix II</text:p>
      <text:p text:style-name="P55">What are the Readings for Today? </text:p>
      <text:p text:style-name="P57"/>
      <text:p text:style-name="P45"><text:tab/>It can be confusing to determine what readings apply to a particular day. The following is intended to be a guide to finding the correct readings. This is only a guide, and may not cover all possible exceptions.</text:p>
      <text:p text:style-name="P45"/>
      <text:p text:style-name="P4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5"/>
      <text:p text:style-name="P4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5"/>
      <text:p text:style-name="P5"><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45"/>
      <text:p text:style-name="P4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5"/>
      <text:p text:style-name="P4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5"/>
      <text:p text:style-name="P45"><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7">Appendix III—Gregorian/Coptic Date Chart</text:p>
      <text:p text:style-name="P7"/>
      <table:table table:name="Table1" table:style-name="Table1">
        <table:table-column table:style-name="Table1.A" table:number-columns-repeated="3"/>
        <table:table-header-rows>
          <table:table-row>
            <table:table-cell table:style-name="Table1.A1" office:value-type="string">
              <text:p text:style-name="P44">Coptic Date</text:p>
            </table:table-cell>
            <table:table-cell table:style-name="Table1.A1" office:value-type="string">
              <text:p text:style-name="P44">Gregorian Date—Non-Leap Year</text:p>
            </table:table-cell>
            <table:table-cell table:style-name="Table1.C1" office:value-type="string">
              <text:p text:style-name="P44">Gregorian Date—Leap Year</text:p>
            </table:table-cell>
          </table:table-row>
        </table:table-header-rows>
        <table:table-row>
          <table:table-cell table:style-name="Table1.A2" office:value-type="float" office:value="0">
            <text:p text:style-name="P42">Thoout (Tut) 1</text:p>
          </table:table-cell>
          <table:table-cell table:style-name="Table1.A2" office:value-type="float" office:value="40067">
            <text:p text:style-name="P42">September 11</text:p>
          </table:table-cell>
          <table:table-cell table:style-name="Table1.C2" office:value-type="float" office:value="0">
            <text:p text:style-name="P42">September 12</text:p>
          </table:table-cell>
        </table:table-row>
        <table:table-row>
          <table:table-cell table:style-name="Table1.A2" office:value-type="float" office:value="0">
            <text:p text:style-name="P42">Thoout (Tut) 2</text:p>
          </table:table-cell>
          <table:table-cell table:style-name="Table1.A2" office:value-type="float" office:value="0">
            <text:p text:style-name="P42">September 12</text:p>
          </table:table-cell>
          <table:table-cell table:style-name="Table1.C2" office:value-type="float" office:value="0">
            <text:p text:style-name="P42">September 13</text:p>
          </table:table-cell>
        </table:table-row>
        <table:table-row>
          <table:table-cell table:style-name="Table1.A2" office:value-type="float" office:value="0">
            <text:p text:style-name="P42">Thoout (Tut) 3</text:p>
          </table:table-cell>
          <table:table-cell table:style-name="Table1.A2" office:value-type="float" office:value="0">
            <text:p text:style-name="P42">September 13</text:p>
          </table:table-cell>
          <table:table-cell table:style-name="Table1.C2" office:value-type="float" office:value="0">
            <text:p text:style-name="P42">September 14</text:p>
          </table:table-cell>
        </table:table-row>
        <table:table-row>
          <table:table-cell table:style-name="Table1.A2" office:value-type="float" office:value="0">
            <text:p text:style-name="P42">Thoout (Tut) 4</text:p>
          </table:table-cell>
          <table:table-cell table:style-name="Table1.A2" office:value-type="float" office:value="0">
            <text:p text:style-name="P42">September 14</text:p>
          </table:table-cell>
          <table:table-cell table:style-name="Table1.C2" office:value-type="float" office:value="0">
            <text:p text:style-name="P42">September 15</text:p>
          </table:table-cell>
        </table:table-row>
        <table:table-row>
          <table:table-cell table:style-name="Table1.A2" office:value-type="float" office:value="0">
            <text:p text:style-name="P42">Thoout (Tut) 5</text:p>
          </table:table-cell>
          <table:table-cell table:style-name="Table1.A2" office:value-type="float" office:value="0">
            <text:p text:style-name="P42">September 15</text:p>
          </table:table-cell>
          <table:table-cell table:style-name="Table1.C2" office:value-type="float" office:value="0">
            <text:p text:style-name="P42">September 16</text:p>
          </table:table-cell>
        </table:table-row>
        <table:table-row>
          <table:table-cell table:style-name="Table1.A2" office:value-type="float" office:value="0">
            <text:p text:style-name="P42">Thoout (Tut) 6</text:p>
          </table:table-cell>
          <table:table-cell table:style-name="Table1.A2" office:value-type="float" office:value="0">
            <text:p text:style-name="P42">September 16</text:p>
          </table:table-cell>
          <table:table-cell table:style-name="Table1.C2" office:value-type="float" office:value="0">
            <text:p text:style-name="P42">September 17</text:p>
          </table:table-cell>
        </table:table-row>
        <table:table-row>
          <table:table-cell table:style-name="Table1.A2" office:value-type="float" office:value="0">
            <text:p text:style-name="P42">Thoout (Tut) 7</text:p>
          </table:table-cell>
          <table:table-cell table:style-name="Table1.A2" office:value-type="float" office:value="0">
            <text:p text:style-name="P42">September 17</text:p>
          </table:table-cell>
          <table:table-cell table:style-name="Table1.C2" office:value-type="float" office:value="0">
            <text:p text:style-name="P42">September 18</text:p>
          </table:table-cell>
        </table:table-row>
        <table:table-row>
          <table:table-cell table:style-name="Table1.A2" office:value-type="float" office:value="0">
            <text:p text:style-name="P42">Thoout (Tut) 8</text:p>
          </table:table-cell>
          <table:table-cell table:style-name="Table1.A2" office:value-type="float" office:value="0">
            <text:p text:style-name="P42">September 18</text:p>
          </table:table-cell>
          <table:table-cell table:style-name="Table1.C2" office:value-type="float" office:value="0">
            <text:p text:style-name="P42">September 19</text:p>
          </table:table-cell>
        </table:table-row>
        <table:table-row>
          <table:table-cell table:style-name="Table1.A2" office:value-type="float" office:value="0">
            <text:p text:style-name="P42">Thoout (Tut) 9</text:p>
          </table:table-cell>
          <table:table-cell table:style-name="Table1.A2" office:value-type="float" office:value="0">
            <text:p text:style-name="P42">September 19</text:p>
          </table:table-cell>
          <table:table-cell table:style-name="Table1.C2" office:value-type="float" office:value="0">
            <text:p text:style-name="P42">September 20</text:p>
          </table:table-cell>
        </table:table-row>
        <table:table-row>
          <table:table-cell table:style-name="Table1.A2" office:value-type="float" office:value="0">
            <text:p text:style-name="P42">Thoout (Tut) 10</text:p>
          </table:table-cell>
          <table:table-cell table:style-name="Table1.A2" office:value-type="float" office:value="0">
            <text:p text:style-name="P42">September 20</text:p>
          </table:table-cell>
          <table:table-cell table:style-name="Table1.C2" office:value-type="float" office:value="0">
            <text:p text:style-name="P42">September 21</text:p>
          </table:table-cell>
        </table:table-row>
        <table:table-row>
          <table:table-cell table:style-name="Table1.A2" office:value-type="float" office:value="0">
            <text:p text:style-name="P42">Thoout (Tut) 11</text:p>
          </table:table-cell>
          <table:table-cell table:style-name="Table1.A2" office:value-type="float" office:value="0">
            <text:p text:style-name="P42">September 21</text:p>
          </table:table-cell>
          <table:table-cell table:style-name="Table1.C2" office:value-type="float" office:value="0">
            <text:p text:style-name="P42">September 22</text:p>
          </table:table-cell>
        </table:table-row>
        <table:table-row>
          <table:table-cell table:style-name="Table1.A2" office:value-type="float" office:value="0">
            <text:p text:style-name="P42">Thoout (Tut) 12</text:p>
          </table:table-cell>
          <table:table-cell table:style-name="Table1.A2" office:value-type="float" office:value="0">
            <text:p text:style-name="P42">September 22</text:p>
          </table:table-cell>
          <table:table-cell table:style-name="Table1.C2" office:value-type="float" office:value="0">
            <text:p text:style-name="P42">September 23</text:p>
          </table:table-cell>
        </table:table-row>
        <table:table-row>
          <table:table-cell table:style-name="Table1.A2" office:value-type="float" office:value="0">
            <text:p text:style-name="P42">Thoout (Tut) 13</text:p>
          </table:table-cell>
          <table:table-cell table:style-name="Table1.A2" office:value-type="float" office:value="0">
            <text:p text:style-name="P42">September 23</text:p>
          </table:table-cell>
          <table:table-cell table:style-name="Table1.C2" office:value-type="float" office:value="0">
            <text:p text:style-name="P42">September 24</text:p>
          </table:table-cell>
        </table:table-row>
        <table:table-row>
          <table:table-cell table:style-name="Table1.A2" office:value-type="float" office:value="0">
            <text:p text:style-name="P42">Thoout (Tut) 14</text:p>
          </table:table-cell>
          <table:table-cell table:style-name="Table1.A2" office:value-type="float" office:value="0">
            <text:p text:style-name="P42">September 24</text:p>
          </table:table-cell>
          <table:table-cell table:style-name="Table1.C2" office:value-type="float" office:value="0">
            <text:p text:style-name="P42">September 25</text:p>
          </table:table-cell>
        </table:table-row>
        <table:table-row>
          <table:table-cell table:style-name="Table1.A2" office:value-type="float" office:value="0">
            <text:p text:style-name="P42">Thoout (Tut) 15</text:p>
          </table:table-cell>
          <table:table-cell table:style-name="Table1.A2" office:value-type="float" office:value="0">
            <text:p text:style-name="P42">September 25</text:p>
          </table:table-cell>
          <table:table-cell table:style-name="Table1.C2" office:value-type="float" office:value="0">
            <text:p text:style-name="P42">September 26</text:p>
          </table:table-cell>
        </table:table-row>
        <table:table-row>
          <table:table-cell table:style-name="Table1.A2" office:value-type="float" office:value="0">
            <text:p text:style-name="P42">Thoout (Tut) 16</text:p>
          </table:table-cell>
          <table:table-cell table:style-name="Table1.A2" office:value-type="float" office:value="0">
            <text:p text:style-name="P42">September 26</text:p>
          </table:table-cell>
          <table:table-cell table:style-name="Table1.C2" office:value-type="float" office:value="0">
            <text:p text:style-name="P42">September 27</text:p>
          </table:table-cell>
        </table:table-row>
        <table:table-row>
          <table:table-cell table:style-name="Table1.A2" office:value-type="float" office:value="0">
            <text:p text:style-name="P42">Thoout (Tut) 17</text:p>
          </table:table-cell>
          <table:table-cell table:style-name="Table1.A2" office:value-type="float" office:value="0">
            <text:p text:style-name="P42">September 27</text:p>
          </table:table-cell>
          <table:table-cell table:style-name="Table1.C2" office:value-type="float" office:value="0">
            <text:p text:style-name="P42">September 28</text:p>
          </table:table-cell>
        </table:table-row>
        <table:table-row>
          <table:table-cell table:style-name="Table1.A2" office:value-type="float" office:value="0">
            <text:p text:style-name="P42">Thoout (Tut) 18</text:p>
          </table:table-cell>
          <table:table-cell table:style-name="Table1.A2" office:value-type="float" office:value="0">
            <text:p text:style-name="P42">September 28</text:p>
          </table:table-cell>
          <table:table-cell table:style-name="Table1.C2" office:value-type="float" office:value="0">
            <text:p text:style-name="P42">September 29</text:p>
          </table:table-cell>
        </table:table-row>
        <table:table-row>
          <table:table-cell table:style-name="Table1.A2" office:value-type="float" office:value="0">
            <text:p text:style-name="P42">Thoout (Tut) 19</text:p>
          </table:table-cell>
          <table:table-cell table:style-name="Table1.A2" office:value-type="float" office:value="0">
            <text:p text:style-name="P42">September 29</text:p>
          </table:table-cell>
          <table:table-cell table:style-name="Table1.C2" office:value-type="float" office:value="0">
            <text:p text:style-name="P42">September 30</text:p>
          </table:table-cell>
        </table:table-row>
        <table:table-row>
          <table:table-cell table:style-name="Table1.A2" office:value-type="float" office:value="0">
            <text:p text:style-name="P42">Thoout (Tut) 20</text:p>
          </table:table-cell>
          <table:table-cell table:style-name="Table1.A2" office:value-type="float" office:value="0">
            <text:p text:style-name="P42">September 30</text:p>
          </table:table-cell>
          <table:table-cell table:style-name="Table1.C2" office:value-type="float" office:value="0">
            <text:p text:style-name="P42">October 1</text:p>
          </table:table-cell>
        </table:table-row>
        <table:table-row>
          <table:table-cell table:style-name="Table1.A2" office:value-type="float" office:value="0">
            <text:p text:style-name="P42">Thoout (Tut) 21</text:p>
          </table:table-cell>
          <table:table-cell table:style-name="Table1.A2" office:value-type="float" office:value="0">
            <text:p text:style-name="P42">October 1</text:p>
          </table:table-cell>
          <table:table-cell table:style-name="Table1.C2" office:value-type="float" office:value="0">
            <text:p text:style-name="P42">October 2</text:p>
          </table:table-cell>
        </table:table-row>
        <table:table-row>
          <table:table-cell table:style-name="Table1.A2" office:value-type="float" office:value="0">
            <text:p text:style-name="P42">Thoout (Tut) 22</text:p>
          </table:table-cell>
          <table:table-cell table:style-name="Table1.A2" office:value-type="float" office:value="0">
            <text:p text:style-name="P42">October 2</text:p>
          </table:table-cell>
          <table:table-cell table:style-name="Table1.C2" office:value-type="float" office:value="0">
            <text:p text:style-name="P42">October 3</text:p>
          </table:table-cell>
        </table:table-row>
        <table:table-row>
          <table:table-cell table:style-name="Table1.A2" office:value-type="float" office:value="0">
            <text:p text:style-name="P42">Thoout (Tut) 23</text:p>
          </table:table-cell>
          <table:table-cell table:style-name="Table1.A2" office:value-type="float" office:value="0">
            <text:p text:style-name="P42">October 3</text:p>
          </table:table-cell>
          <table:table-cell table:style-name="Table1.C2" office:value-type="float" office:value="0">
            <text:p text:style-name="P42">October 4</text:p>
          </table:table-cell>
        </table:table-row>
        <table:table-row>
          <table:table-cell table:style-name="Table1.A2" office:value-type="float" office:value="0">
            <text:p text:style-name="P42">Thoout (Tut) 24</text:p>
          </table:table-cell>
          <table:table-cell table:style-name="Table1.A2" office:value-type="float" office:value="0">
            <text:p text:style-name="P42">October 4</text:p>
          </table:table-cell>
          <table:table-cell table:style-name="Table1.C2" office:value-type="float" office:value="0">
            <text:p text:style-name="P42">October 5</text:p>
          </table:table-cell>
        </table:table-row>
        <table:table-row>
          <table:table-cell table:style-name="Table1.A2" office:value-type="float" office:value="0">
            <text:p text:style-name="P42">Thoout (Tut) 25</text:p>
          </table:table-cell>
          <table:table-cell table:style-name="Table1.A2" office:value-type="float" office:value="0">
            <text:p text:style-name="P42">October 5</text:p>
          </table:table-cell>
          <table:table-cell table:style-name="Table1.C2" office:value-type="float" office:value="0">
            <text:p text:style-name="P42">October 6</text:p>
          </table:table-cell>
        </table:table-row>
        <table:table-row>
          <table:table-cell table:style-name="Table1.A2" office:value-type="float" office:value="0">
            <text:p text:style-name="P42">Thoout (Tut) 26</text:p>
          </table:table-cell>
          <table:table-cell table:style-name="Table1.A2" office:value-type="float" office:value="0">
            <text:p text:style-name="P42">October 6</text:p>
          </table:table-cell>
          <table:table-cell table:style-name="Table1.C2" office:value-type="float" office:value="0">
            <text:p text:style-name="P42">October 7</text:p>
          </table:table-cell>
        </table:table-row>
        <table:table-row>
          <table:table-cell table:style-name="Table1.A2" office:value-type="float" office:value="0">
            <text:p text:style-name="P42">Thoout (Tut) 27</text:p>
          </table:table-cell>
          <table:table-cell table:style-name="Table1.A2" office:value-type="float" office:value="0">
            <text:p text:style-name="P42">October 7</text:p>
          </table:table-cell>
          <table:table-cell table:style-name="Table1.C2" office:value-type="float" office:value="0">
            <text:p text:style-name="P42">October 8</text:p>
          </table:table-cell>
        </table:table-row>
        <table:table-row>
          <table:table-cell table:style-name="Table1.A2" office:value-type="float" office:value="0">
            <text:p text:style-name="P42">Thoout (Tut) 28</text:p>
          </table:table-cell>
          <table:table-cell table:style-name="Table1.A2" office:value-type="float" office:value="0">
            <text:p text:style-name="P42">October 8</text:p>
          </table:table-cell>
          <table:table-cell table:style-name="Table1.C2" office:value-type="float" office:value="0">
            <text:p text:style-name="P42">October 9</text:p>
          </table:table-cell>
        </table:table-row>
        <table:table-row>
          <table:table-cell table:style-name="Table1.A2" office:value-type="float" office:value="0">
            <text:p text:style-name="P42">Thoout (Tut) 29</text:p>
          </table:table-cell>
          <table:table-cell table:style-name="Table1.A2" office:value-type="float" office:value="0">
            <text:p text:style-name="P42">October 9</text:p>
          </table:table-cell>
          <table:table-cell table:style-name="Table1.C2" office:value-type="float" office:value="0">
            <text:p text:style-name="P42">October 10</text:p>
          </table:table-cell>
        </table:table-row>
        <table:table-row>
          <table:table-cell table:style-name="Table1.A2" office:value-type="float" office:value="0">
            <text:p text:style-name="P42">Thoout (Tut) 30</text:p>
          </table:table-cell>
          <table:table-cell table:style-name="Table1.A2" office:value-type="float" office:value="0">
            <text:p text:style-name="P42">October 10</text:p>
          </table:table-cell>
          <table:table-cell table:style-name="Table1.C2" office:value-type="float" office:value="0">
            <text:p text:style-name="P42">October 11</text:p>
          </table:table-cell>
        </table:table-row>
        <table:table-row>
          <table:table-cell table:style-name="Table1.A2" office:value-type="float" office:value="0">
            <text:p text:style-name="P42">Paopi (Babah) 1</text:p>
          </table:table-cell>
          <table:table-cell table:style-name="Table1.A2" office:value-type="float" office:value="0">
            <text:p text:style-name="P42">October 11</text:p>
          </table:table-cell>
          <table:table-cell table:style-name="Table1.C2" office:value-type="float" office:value="0">
            <text:p text:style-name="P42">October 12</text:p>
          </table:table-cell>
        </table:table-row>
        <table:table-row>
          <table:table-cell table:style-name="Table1.A2" office:value-type="float" office:value="0">
            <text:p text:style-name="P42">Paopi (Babah) 2</text:p>
          </table:table-cell>
          <table:table-cell table:style-name="Table1.A2" office:value-type="float" office:value="0">
            <text:p text:style-name="P42">October 12</text:p>
          </table:table-cell>
          <table:table-cell table:style-name="Table1.C2" office:value-type="float" office:value="0">
            <text:p text:style-name="P42">October 13</text:p>
          </table:table-cell>
        </table:table-row>
        <table:table-row>
          <table:table-cell table:style-name="Table1.A2" office:value-type="float" office:value="0">
            <text:p text:style-name="P42">Paopi (Babah) 3</text:p>
          </table:table-cell>
          <table:table-cell table:style-name="Table1.A2" office:value-type="float" office:value="0">
            <text:p text:style-name="P42">October 13</text:p>
          </table:table-cell>
          <table:table-cell table:style-name="Table1.C2" office:value-type="float" office:value="0">
            <text:p text:style-name="P42">October 14</text:p>
          </table:table-cell>
        </table:table-row>
        <text:soft-page-break/>
        <table:table-row>
          <table:table-cell table:style-name="Table1.A2" office:value-type="float" office:value="0">
            <text:p text:style-name="P42">Paopi (Babah) 4</text:p>
          </table:table-cell>
          <table:table-cell table:style-name="Table1.A2" office:value-type="float" office:value="0">
            <text:p text:style-name="P42">October 14</text:p>
          </table:table-cell>
          <table:table-cell table:style-name="Table1.C2" office:value-type="float" office:value="0">
            <text:p text:style-name="P42">October 15</text:p>
          </table:table-cell>
        </table:table-row>
        <table:table-row>
          <table:table-cell table:style-name="Table1.A2" office:value-type="float" office:value="0">
            <text:p text:style-name="P42">Paopi (Babah) 5</text:p>
          </table:table-cell>
          <table:table-cell table:style-name="Table1.A2" office:value-type="float" office:value="0">
            <text:p text:style-name="P42">October 15</text:p>
          </table:table-cell>
          <table:table-cell table:style-name="Table1.C2" office:value-type="float" office:value="0">
            <text:p text:style-name="P42">October 16</text:p>
          </table:table-cell>
        </table:table-row>
        <table:table-row>
          <table:table-cell table:style-name="Table1.A2" office:value-type="float" office:value="0">
            <text:p text:style-name="P42">Paopi (Babah) 6</text:p>
          </table:table-cell>
          <table:table-cell table:style-name="Table1.A2" office:value-type="float" office:value="0">
            <text:p text:style-name="P42">October 16</text:p>
          </table:table-cell>
          <table:table-cell table:style-name="Table1.C2" office:value-type="float" office:value="0">
            <text:p text:style-name="P42">October 17</text:p>
          </table:table-cell>
        </table:table-row>
        <table:table-row>
          <table:table-cell table:style-name="Table1.A2" office:value-type="float" office:value="0">
            <text:p text:style-name="P42">Paopi (Babah) 7</text:p>
          </table:table-cell>
          <table:table-cell table:style-name="Table1.A2" office:value-type="float" office:value="0">
            <text:p text:style-name="P42">October 17</text:p>
          </table:table-cell>
          <table:table-cell table:style-name="Table1.C2" office:value-type="float" office:value="0">
            <text:p text:style-name="P42">October 18</text:p>
          </table:table-cell>
        </table:table-row>
        <table:table-row>
          <table:table-cell table:style-name="Table1.A2" office:value-type="float" office:value="0">
            <text:p text:style-name="P42">Paopi (Babah) 8</text:p>
          </table:table-cell>
          <table:table-cell table:style-name="Table1.A2" office:value-type="float" office:value="0">
            <text:p text:style-name="P42">October 18</text:p>
          </table:table-cell>
          <table:table-cell table:style-name="Table1.C2" office:value-type="float" office:value="0">
            <text:p text:style-name="P42">October 19</text:p>
          </table:table-cell>
        </table:table-row>
        <table:table-row>
          <table:table-cell table:style-name="Table1.A2" office:value-type="float" office:value="0">
            <text:p text:style-name="P42">Paopi (Babah) 9</text:p>
          </table:table-cell>
          <table:table-cell table:style-name="Table1.A2" office:value-type="float" office:value="0">
            <text:p text:style-name="P42">October 19</text:p>
          </table:table-cell>
          <table:table-cell table:style-name="Table1.C2" office:value-type="float" office:value="0">
            <text:p text:style-name="P42">October 20</text:p>
          </table:table-cell>
        </table:table-row>
        <table:table-row>
          <table:table-cell table:style-name="Table1.A2" office:value-type="float" office:value="0">
            <text:p text:style-name="P42">Paopi (Babah) 10</text:p>
          </table:table-cell>
          <table:table-cell table:style-name="Table1.A2" office:value-type="float" office:value="0">
            <text:p text:style-name="P42">October 20</text:p>
          </table:table-cell>
          <table:table-cell table:style-name="Table1.C2" office:value-type="float" office:value="0">
            <text:p text:style-name="P42">October 21</text:p>
          </table:table-cell>
        </table:table-row>
        <table:table-row>
          <table:table-cell table:style-name="Table1.A2" office:value-type="float" office:value="0">
            <text:p text:style-name="P42">Paopi (Babah) 11</text:p>
          </table:table-cell>
          <table:table-cell table:style-name="Table1.A2" office:value-type="float" office:value="0">
            <text:p text:style-name="P42">October 21</text:p>
          </table:table-cell>
          <table:table-cell table:style-name="Table1.C2" office:value-type="float" office:value="0">
            <text:p text:style-name="P42">October 22</text:p>
          </table:table-cell>
        </table:table-row>
        <table:table-row>
          <table:table-cell table:style-name="Table1.A2" office:value-type="float" office:value="0">
            <text:p text:style-name="P42">Paopi (Babah) 12</text:p>
          </table:table-cell>
          <table:table-cell table:style-name="Table1.A2" office:value-type="float" office:value="0">
            <text:p text:style-name="P42">October 22</text:p>
          </table:table-cell>
          <table:table-cell table:style-name="Table1.C2" office:value-type="float" office:value="0">
            <text:p text:style-name="P42">October 23</text:p>
          </table:table-cell>
        </table:table-row>
        <table:table-row>
          <table:table-cell table:style-name="Table1.A2" office:value-type="float" office:value="0">
            <text:p text:style-name="P42">Paopi (Babah) 13</text:p>
          </table:table-cell>
          <table:table-cell table:style-name="Table1.A2" office:value-type="float" office:value="0">
            <text:p text:style-name="P42">October 23</text:p>
          </table:table-cell>
          <table:table-cell table:style-name="Table1.C2" office:value-type="float" office:value="0">
            <text:p text:style-name="P42">October 24</text:p>
          </table:table-cell>
        </table:table-row>
        <table:table-row>
          <table:table-cell table:style-name="Table1.A2" office:value-type="float" office:value="0">
            <text:p text:style-name="P42">Paopi (Babah) 14</text:p>
          </table:table-cell>
          <table:table-cell table:style-name="Table1.A2" office:value-type="float" office:value="0">
            <text:p text:style-name="P42">October 24</text:p>
          </table:table-cell>
          <table:table-cell table:style-name="Table1.C2" office:value-type="float" office:value="0">
            <text:p text:style-name="P42">October 25</text:p>
          </table:table-cell>
        </table:table-row>
        <table:table-row>
          <table:table-cell table:style-name="Table1.A2" office:value-type="float" office:value="0">
            <text:p text:style-name="P42">Paopi (Babah) 15</text:p>
          </table:table-cell>
          <table:table-cell table:style-name="Table1.A2" office:value-type="float" office:value="0">
            <text:p text:style-name="P42">October 25</text:p>
          </table:table-cell>
          <table:table-cell table:style-name="Table1.C2" office:value-type="float" office:value="0">
            <text:p text:style-name="P42">October 26</text:p>
          </table:table-cell>
        </table:table-row>
        <table:table-row>
          <table:table-cell table:style-name="Table1.A2" office:value-type="float" office:value="0">
            <text:p text:style-name="P42">Paopi (Babah) 16</text:p>
          </table:table-cell>
          <table:table-cell table:style-name="Table1.A2" office:value-type="float" office:value="0">
            <text:p text:style-name="P42">October 26</text:p>
          </table:table-cell>
          <table:table-cell table:style-name="Table1.C2" office:value-type="float" office:value="0">
            <text:p text:style-name="P42">October 27</text:p>
          </table:table-cell>
        </table:table-row>
        <table:table-row>
          <table:table-cell table:style-name="Table1.A2" office:value-type="float" office:value="0">
            <text:p text:style-name="P42">Paopi (Babah) 17</text:p>
          </table:table-cell>
          <table:table-cell table:style-name="Table1.A2" office:value-type="float" office:value="0">
            <text:p text:style-name="P42">October 27</text:p>
          </table:table-cell>
          <table:table-cell table:style-name="Table1.C2" office:value-type="float" office:value="0">
            <text:p text:style-name="P42">October 28</text:p>
          </table:table-cell>
        </table:table-row>
        <table:table-row>
          <table:table-cell table:style-name="Table1.A2" office:value-type="float" office:value="0">
            <text:p text:style-name="P42">Paopi (Babah) 18</text:p>
          </table:table-cell>
          <table:table-cell table:style-name="Table1.A2" office:value-type="float" office:value="0">
            <text:p text:style-name="P42">October 28</text:p>
          </table:table-cell>
          <table:table-cell table:style-name="Table1.C2" office:value-type="float" office:value="0">
            <text:p text:style-name="P42">October 29</text:p>
          </table:table-cell>
        </table:table-row>
        <table:table-row>
          <table:table-cell table:style-name="Table1.A2" office:value-type="float" office:value="0">
            <text:p text:style-name="P42">Paopi (Babah) 19</text:p>
          </table:table-cell>
          <table:table-cell table:style-name="Table1.A2" office:value-type="float" office:value="0">
            <text:p text:style-name="P42">October 29</text:p>
          </table:table-cell>
          <table:table-cell table:style-name="Table1.C2" office:value-type="float" office:value="0">
            <text:p text:style-name="P42">October 30</text:p>
          </table:table-cell>
        </table:table-row>
        <table:table-row>
          <table:table-cell table:style-name="Table1.A2" office:value-type="float" office:value="0">
            <text:p text:style-name="P42">Paopi (Babah) 20</text:p>
          </table:table-cell>
          <table:table-cell table:style-name="Table1.A2" office:value-type="float" office:value="0">
            <text:p text:style-name="P42">October 30</text:p>
          </table:table-cell>
          <table:table-cell table:style-name="Table1.C2" office:value-type="float" office:value="0">
            <text:p text:style-name="P42">October 31</text:p>
          </table:table-cell>
        </table:table-row>
        <table:table-row>
          <table:table-cell table:style-name="Table1.A2" office:value-type="float" office:value="0">
            <text:p text:style-name="P42">Paopi (Babah) 21</text:p>
          </table:table-cell>
          <table:table-cell table:style-name="Table1.A2" office:value-type="float" office:value="0">
            <text:p text:style-name="P42">October 31</text:p>
          </table:table-cell>
          <table:table-cell table:style-name="Table1.C2" office:value-type="float" office:value="0">
            <text:p text:style-name="P42">November 1</text:p>
          </table:table-cell>
        </table:table-row>
        <table:table-row>
          <table:table-cell table:style-name="Table1.A2" office:value-type="float" office:value="0">
            <text:p text:style-name="P42">Paopi (Babah) 22</text:p>
          </table:table-cell>
          <table:table-cell table:style-name="Table1.A2" office:value-type="float" office:value="0">
            <text:p text:style-name="P42">November 1</text:p>
          </table:table-cell>
          <table:table-cell table:style-name="Table1.C2" office:value-type="float" office:value="0">
            <text:p text:style-name="P42">November 2</text:p>
          </table:table-cell>
        </table:table-row>
        <table:table-row>
          <table:table-cell table:style-name="Table1.A2" office:value-type="float" office:value="0">
            <text:p text:style-name="P42">Paopi (Babah) 23</text:p>
          </table:table-cell>
          <table:table-cell table:style-name="Table1.A2" office:value-type="float" office:value="0">
            <text:p text:style-name="P42">November 2</text:p>
          </table:table-cell>
          <table:table-cell table:style-name="Table1.C2" office:value-type="float" office:value="0">
            <text:p text:style-name="P42">November 3</text:p>
          </table:table-cell>
        </table:table-row>
        <table:table-row>
          <table:table-cell table:style-name="Table1.A2" office:value-type="float" office:value="0">
            <text:p text:style-name="P42">Paopi (Babah) 24</text:p>
          </table:table-cell>
          <table:table-cell table:style-name="Table1.A2" office:value-type="float" office:value="0">
            <text:p text:style-name="P42">November 3</text:p>
          </table:table-cell>
          <table:table-cell table:style-name="Table1.C2" office:value-type="float" office:value="0">
            <text:p text:style-name="P42">November 4</text:p>
          </table:table-cell>
        </table:table-row>
        <table:table-row>
          <table:table-cell table:style-name="Table1.A2" office:value-type="float" office:value="0">
            <text:p text:style-name="P42">Paopi (Babah) 25</text:p>
          </table:table-cell>
          <table:table-cell table:style-name="Table1.A2" office:value-type="float" office:value="0">
            <text:p text:style-name="P42">November 4</text:p>
          </table:table-cell>
          <table:table-cell table:style-name="Table1.C2" office:value-type="float" office:value="0">
            <text:p text:style-name="P42">November 5</text:p>
          </table:table-cell>
        </table:table-row>
        <table:table-row>
          <table:table-cell table:style-name="Table1.A2" office:value-type="float" office:value="0">
            <text:p text:style-name="P42">Paopi (Babah) 26</text:p>
          </table:table-cell>
          <table:table-cell table:style-name="Table1.A2" office:value-type="float" office:value="0">
            <text:p text:style-name="P42">November 5</text:p>
          </table:table-cell>
          <table:table-cell table:style-name="Table1.C2" office:value-type="float" office:value="0">
            <text:p text:style-name="P42">November 6</text:p>
          </table:table-cell>
        </table:table-row>
        <table:table-row>
          <table:table-cell table:style-name="Table1.A2" office:value-type="float" office:value="0">
            <text:p text:style-name="P42">Paopi (Babah) 27</text:p>
          </table:table-cell>
          <table:table-cell table:style-name="Table1.A2" office:value-type="float" office:value="0">
            <text:p text:style-name="P42">November 6</text:p>
          </table:table-cell>
          <table:table-cell table:style-name="Table1.C2" office:value-type="float" office:value="0">
            <text:p text:style-name="P42">November 7</text:p>
          </table:table-cell>
        </table:table-row>
        <table:table-row>
          <table:table-cell table:style-name="Table1.A2" office:value-type="float" office:value="0">
            <text:p text:style-name="P42">Paopi (Babah) 28</text:p>
          </table:table-cell>
          <table:table-cell table:style-name="Table1.A2" office:value-type="float" office:value="0">
            <text:p text:style-name="P42">November 7</text:p>
          </table:table-cell>
          <table:table-cell table:style-name="Table1.C2" office:value-type="float" office:value="0">
            <text:p text:style-name="P42">November 8</text:p>
          </table:table-cell>
        </table:table-row>
        <table:table-row>
          <table:table-cell table:style-name="Table1.A2" office:value-type="float" office:value="0">
            <text:p text:style-name="P42">Paopi (Babah) 29</text:p>
          </table:table-cell>
          <table:table-cell table:style-name="Table1.A2" office:value-type="float" office:value="0">
            <text:p text:style-name="P42">November 8</text:p>
          </table:table-cell>
          <table:table-cell table:style-name="Table1.C2" office:value-type="float" office:value="0">
            <text:p text:style-name="P42">November 9</text:p>
          </table:table-cell>
        </table:table-row>
        <table:table-row>
          <table:table-cell table:style-name="Table1.A2" office:value-type="float" office:value="0">
            <text:p text:style-name="P42">Paopi (Babah) 30</text:p>
          </table:table-cell>
          <table:table-cell table:style-name="Table1.A2" office:value-type="float" office:value="0">
            <text:p text:style-name="P42">November 9</text:p>
          </table:table-cell>
          <table:table-cell table:style-name="Table1.C2" office:value-type="float" office:value="0">
            <text:p text:style-name="P42">November 10</text:p>
          </table:table-cell>
        </table:table-row>
        <table:table-row>
          <table:table-cell table:style-name="Table1.A2" office:value-type="float" office:value="0">
            <text:p text:style-name="P42">Athor (Hatur) 1</text:p>
          </table:table-cell>
          <table:table-cell table:style-name="Table1.A2" office:value-type="float" office:value="0">
            <text:p text:style-name="P42">November 10</text:p>
          </table:table-cell>
          <table:table-cell table:style-name="Table1.C2" office:value-type="float" office:value="0">
            <text:p text:style-name="P42">November 11</text:p>
          </table:table-cell>
        </table:table-row>
        <table:table-row>
          <table:table-cell table:style-name="Table1.A2" office:value-type="float" office:value="0">
            <text:p text:style-name="P42">Athor (Hatur) 2</text:p>
          </table:table-cell>
          <table:table-cell table:style-name="Table1.A2" office:value-type="float" office:value="0">
            <text:p text:style-name="P42">November 11</text:p>
          </table:table-cell>
          <table:table-cell table:style-name="Table1.C2" office:value-type="float" office:value="0">
            <text:p text:style-name="P42">November 12</text:p>
          </table:table-cell>
        </table:table-row>
        <table:table-row>
          <table:table-cell table:style-name="Table1.A2" office:value-type="float" office:value="0">
            <text:p text:style-name="P42">Athor (Hatur) 3</text:p>
          </table:table-cell>
          <table:table-cell table:style-name="Table1.A2" office:value-type="float" office:value="0">
            <text:p text:style-name="P42">November 12</text:p>
          </table:table-cell>
          <table:table-cell table:style-name="Table1.C2" office:value-type="float" office:value="0">
            <text:p text:style-name="P42">November 13</text:p>
          </table:table-cell>
        </table:table-row>
        <table:table-row>
          <table:table-cell table:style-name="Table1.A2" office:value-type="float" office:value="0">
            <text:p text:style-name="P42">Athor (Hatur) 4</text:p>
          </table:table-cell>
          <table:table-cell table:style-name="Table1.A2" office:value-type="float" office:value="0">
            <text:p text:style-name="P42">November 13</text:p>
          </table:table-cell>
          <table:table-cell table:style-name="Table1.C2" office:value-type="float" office:value="0">
            <text:p text:style-name="P42">November 14</text:p>
          </table:table-cell>
        </table:table-row>
        <table:table-row>
          <table:table-cell table:style-name="Table1.A2" office:value-type="float" office:value="0">
            <text:p text:style-name="P42">Athor (Hatur) 5</text:p>
          </table:table-cell>
          <table:table-cell table:style-name="Table1.A2" office:value-type="float" office:value="0">
            <text:p text:style-name="P42">November 14</text:p>
          </table:table-cell>
          <table:table-cell table:style-name="Table1.C2" office:value-type="float" office:value="0">
            <text:p text:style-name="P42">November 15</text:p>
          </table:table-cell>
        </table:table-row>
        <table:table-row>
          <table:table-cell table:style-name="Table1.A2" office:value-type="float" office:value="0">
            <text:p text:style-name="P42">Athor (Hatur) 6</text:p>
          </table:table-cell>
          <table:table-cell table:style-name="Table1.A2" office:value-type="float" office:value="0">
            <text:p text:style-name="P42">November 15</text:p>
          </table:table-cell>
          <table:table-cell table:style-name="Table1.C2" office:value-type="float" office:value="0">
            <text:p text:style-name="P42">November 16</text:p>
          </table:table-cell>
        </table:table-row>
        <table:table-row>
          <table:table-cell table:style-name="Table1.A2" office:value-type="float" office:value="0">
            <text:p text:style-name="P42">Athor (Hatur) 7</text:p>
          </table:table-cell>
          <table:table-cell table:style-name="Table1.A2" office:value-type="float" office:value="0">
            <text:p text:style-name="P42">November 16</text:p>
          </table:table-cell>
          <table:table-cell table:style-name="Table1.C2" office:value-type="float" office:value="0">
            <text:p text:style-name="P42">November 17</text:p>
          </table:table-cell>
        </table:table-row>
        <table:table-row>
          <table:table-cell table:style-name="Table1.A2" office:value-type="float" office:value="0">
            <text:p text:style-name="P42">Athor (Hatur) 8</text:p>
          </table:table-cell>
          <table:table-cell table:style-name="Table1.A2" office:value-type="float" office:value="0">
            <text:p text:style-name="P42">November 17</text:p>
          </table:table-cell>
          <table:table-cell table:style-name="Table1.C2" office:value-type="float" office:value="0">
            <text:p text:style-name="P42">November 18</text:p>
          </table:table-cell>
        </table:table-row>
        <text:soft-page-break/>
        <table:table-row>
          <table:table-cell table:style-name="Table1.A2" office:value-type="float" office:value="0">
            <text:p text:style-name="P42">Athor (Hatur) 9</text:p>
          </table:table-cell>
          <table:table-cell table:style-name="Table1.A2" office:value-type="float" office:value="0">
            <text:p text:style-name="P42">November 18</text:p>
          </table:table-cell>
          <table:table-cell table:style-name="Table1.C2" office:value-type="float" office:value="0">
            <text:p text:style-name="P42">November 19</text:p>
          </table:table-cell>
        </table:table-row>
        <table:table-row>
          <table:table-cell table:style-name="Table1.A2" office:value-type="float" office:value="0">
            <text:p text:style-name="P42">Athor (Hatur) 10</text:p>
          </table:table-cell>
          <table:table-cell table:style-name="Table1.A2" office:value-type="float" office:value="0">
            <text:p text:style-name="P42">November 19</text:p>
          </table:table-cell>
          <table:table-cell table:style-name="Table1.C2" office:value-type="float" office:value="0">
            <text:p text:style-name="P42">November 20</text:p>
          </table:table-cell>
        </table:table-row>
        <table:table-row>
          <table:table-cell table:style-name="Table1.A2" office:value-type="float" office:value="0">
            <text:p text:style-name="P42">Athor (Hatur) 11</text:p>
          </table:table-cell>
          <table:table-cell table:style-name="Table1.A2" office:value-type="float" office:value="0">
            <text:p text:style-name="P42">November 20</text:p>
          </table:table-cell>
          <table:table-cell table:style-name="Table1.C2" office:value-type="float" office:value="0">
            <text:p text:style-name="P42">November 21</text:p>
          </table:table-cell>
        </table:table-row>
        <table:table-row>
          <table:table-cell table:style-name="Table1.A2" office:value-type="float" office:value="0">
            <text:p text:style-name="P42">Athor (Hatur) 12</text:p>
          </table:table-cell>
          <table:table-cell table:style-name="Table1.A2" office:value-type="float" office:value="0">
            <text:p text:style-name="P42">November 21</text:p>
          </table:table-cell>
          <table:table-cell table:style-name="Table1.C2" office:value-type="float" office:value="0">
            <text:p text:style-name="P42">November 22</text:p>
          </table:table-cell>
        </table:table-row>
        <table:table-row>
          <table:table-cell table:style-name="Table1.A2" office:value-type="float" office:value="0">
            <text:p text:style-name="P42">Athor (Hatur) 13</text:p>
          </table:table-cell>
          <table:table-cell table:style-name="Table1.A2" office:value-type="float" office:value="0">
            <text:p text:style-name="P42">November 22</text:p>
          </table:table-cell>
          <table:table-cell table:style-name="Table1.C2" office:value-type="float" office:value="0">
            <text:p text:style-name="P42">November 23</text:p>
          </table:table-cell>
        </table:table-row>
        <table:table-row>
          <table:table-cell table:style-name="Table1.A2" office:value-type="float" office:value="0">
            <text:p text:style-name="P42">Athor (Hatur) 14</text:p>
          </table:table-cell>
          <table:table-cell table:style-name="Table1.A2" office:value-type="float" office:value="0">
            <text:p text:style-name="P42">November 23</text:p>
          </table:table-cell>
          <table:table-cell table:style-name="Table1.C2" office:value-type="float" office:value="0">
            <text:p text:style-name="P42">November 24</text:p>
          </table:table-cell>
        </table:table-row>
        <table:table-row>
          <table:table-cell table:style-name="Table1.A2" office:value-type="float" office:value="0">
            <text:p text:style-name="P42">Athor (Hatur) 15</text:p>
          </table:table-cell>
          <table:table-cell table:style-name="Table1.A2" office:value-type="float" office:value="0">
            <text:p text:style-name="P42">November 24</text:p>
          </table:table-cell>
          <table:table-cell table:style-name="Table1.C2" office:value-type="float" office:value="0">
            <text:p text:style-name="P42">November 25</text:p>
          </table:table-cell>
        </table:table-row>
        <table:table-row>
          <table:table-cell table:style-name="Table1.A2" office:value-type="float" office:value="0">
            <text:p text:style-name="P42">Athor (Hatur) 16</text:p>
          </table:table-cell>
          <table:table-cell table:style-name="Table1.A2" office:value-type="float" office:value="0">
            <text:p text:style-name="P42">November 25</text:p>
          </table:table-cell>
          <table:table-cell table:style-name="Table1.C2" office:value-type="float" office:value="0">
            <text:p text:style-name="P42">November 26</text:p>
          </table:table-cell>
        </table:table-row>
        <table:table-row>
          <table:table-cell table:style-name="Table1.A2" office:value-type="float" office:value="0">
            <text:p text:style-name="P42">Athor (Hatur) 17</text:p>
          </table:table-cell>
          <table:table-cell table:style-name="Table1.A2" office:value-type="float" office:value="0">
            <text:p text:style-name="P42">November 26</text:p>
          </table:table-cell>
          <table:table-cell table:style-name="Table1.C2" office:value-type="float" office:value="0">
            <text:p text:style-name="P42">November 27</text:p>
          </table:table-cell>
        </table:table-row>
        <table:table-row>
          <table:table-cell table:style-name="Table1.A2" office:value-type="float" office:value="0">
            <text:p text:style-name="P42">Athor (Hatur) 18</text:p>
          </table:table-cell>
          <table:table-cell table:style-name="Table1.A2" office:value-type="float" office:value="0">
            <text:p text:style-name="P42">November 27</text:p>
          </table:table-cell>
          <table:table-cell table:style-name="Table1.C2" office:value-type="float" office:value="0">
            <text:p text:style-name="P42">November 28</text:p>
          </table:table-cell>
        </table:table-row>
        <table:table-row>
          <table:table-cell table:style-name="Table1.A2" office:value-type="float" office:value="0">
            <text:p text:style-name="P42">Athor (Hatur) 19</text:p>
          </table:table-cell>
          <table:table-cell table:style-name="Table1.A2" office:value-type="float" office:value="0">
            <text:p text:style-name="P42">November 28</text:p>
          </table:table-cell>
          <table:table-cell table:style-name="Table1.C2" office:value-type="float" office:value="0">
            <text:p text:style-name="P42">November 29</text:p>
          </table:table-cell>
        </table:table-row>
        <table:table-row>
          <table:table-cell table:style-name="Table1.A2" office:value-type="float" office:value="0">
            <text:p text:style-name="P42">Athor (Hatur) 20</text:p>
          </table:table-cell>
          <table:table-cell table:style-name="Table1.A2" office:value-type="float" office:value="0">
            <text:p text:style-name="P42">November 29</text:p>
          </table:table-cell>
          <table:table-cell table:style-name="Table1.C2" office:value-type="float" office:value="0">
            <text:p text:style-name="P42">November 30</text:p>
          </table:table-cell>
        </table:table-row>
        <table:table-row>
          <table:table-cell table:style-name="Table1.A2" office:value-type="float" office:value="0">
            <text:p text:style-name="P42">Athor (Hatur) 21</text:p>
          </table:table-cell>
          <table:table-cell table:style-name="Table1.A2" office:value-type="float" office:value="0">
            <text:p text:style-name="P42">November 30</text:p>
          </table:table-cell>
          <table:table-cell table:style-name="Table1.C2" office:value-type="float" office:value="0">
            <text:p text:style-name="P42">December 1</text:p>
          </table:table-cell>
        </table:table-row>
        <table:table-row>
          <table:table-cell table:style-name="Table1.A2" office:value-type="float" office:value="0">
            <text:p text:style-name="P42">Athor (Hatur) 22</text:p>
          </table:table-cell>
          <table:table-cell table:style-name="Table1.A2" office:value-type="float" office:value="0">
            <text:p text:style-name="P42">December 1</text:p>
          </table:table-cell>
          <table:table-cell table:style-name="Table1.C2" office:value-type="float" office:value="0">
            <text:p text:style-name="P42">December 2</text:p>
          </table:table-cell>
        </table:table-row>
        <table:table-row>
          <table:table-cell table:style-name="Table1.A2" office:value-type="float" office:value="0">
            <text:p text:style-name="P42">Athor (Hatur) 23</text:p>
          </table:table-cell>
          <table:table-cell table:style-name="Table1.A2" office:value-type="float" office:value="0">
            <text:p text:style-name="P42">December 2</text:p>
          </table:table-cell>
          <table:table-cell table:style-name="Table1.C2" office:value-type="float" office:value="0">
            <text:p text:style-name="P42">December 3</text:p>
          </table:table-cell>
        </table:table-row>
        <table:table-row>
          <table:table-cell table:style-name="Table1.A2" office:value-type="float" office:value="0">
            <text:p text:style-name="P42">Athor (Hatur) 24</text:p>
          </table:table-cell>
          <table:table-cell table:style-name="Table1.A2" office:value-type="float" office:value="0">
            <text:p text:style-name="P42">December 3</text:p>
          </table:table-cell>
          <table:table-cell table:style-name="Table1.C2" office:value-type="float" office:value="0">
            <text:p text:style-name="P42">December 4</text:p>
          </table:table-cell>
        </table:table-row>
        <table:table-row>
          <table:table-cell table:style-name="Table1.A2" office:value-type="float" office:value="0">
            <text:p text:style-name="P42">Athor (Hatur) 25</text:p>
          </table:table-cell>
          <table:table-cell table:style-name="Table1.A2" office:value-type="float" office:value="0">
            <text:p text:style-name="P42">December 4</text:p>
          </table:table-cell>
          <table:table-cell table:style-name="Table1.C2" office:value-type="float" office:value="0">
            <text:p text:style-name="P42">December 5</text:p>
          </table:table-cell>
        </table:table-row>
        <table:table-row>
          <table:table-cell table:style-name="Table1.A2" office:value-type="float" office:value="0">
            <text:p text:style-name="P42">Athor (Hatur) 26</text:p>
          </table:table-cell>
          <table:table-cell table:style-name="Table1.A2" office:value-type="float" office:value="0">
            <text:p text:style-name="P42">December 5</text:p>
          </table:table-cell>
          <table:table-cell table:style-name="Table1.C2" office:value-type="float" office:value="0">
            <text:p text:style-name="P42">December 6</text:p>
          </table:table-cell>
        </table:table-row>
        <table:table-row>
          <table:table-cell table:style-name="Table1.A2" office:value-type="float" office:value="0">
            <text:p text:style-name="P42">Athor (Hatur) 27</text:p>
          </table:table-cell>
          <table:table-cell table:style-name="Table1.A2" office:value-type="float" office:value="0">
            <text:p text:style-name="P42">December 6</text:p>
          </table:table-cell>
          <table:table-cell table:style-name="Table1.C2" office:value-type="float" office:value="0">
            <text:p text:style-name="P42">December 7</text:p>
          </table:table-cell>
        </table:table-row>
        <table:table-row>
          <table:table-cell table:style-name="Table1.A2" office:value-type="float" office:value="0">
            <text:p text:style-name="P42">Athor (Hatur) 28</text:p>
          </table:table-cell>
          <table:table-cell table:style-name="Table1.A2" office:value-type="float" office:value="0">
            <text:p text:style-name="P42">December 7</text:p>
          </table:table-cell>
          <table:table-cell table:style-name="Table1.C2" office:value-type="float" office:value="0">
            <text:p text:style-name="P42">December 8</text:p>
          </table:table-cell>
        </table:table-row>
        <table:table-row>
          <table:table-cell table:style-name="Table1.A2" office:value-type="float" office:value="0">
            <text:p text:style-name="P42">Athor (Hatur) 29</text:p>
          </table:table-cell>
          <table:table-cell table:style-name="Table1.A2" office:value-type="float" office:value="0">
            <text:p text:style-name="P42">December 8</text:p>
          </table:table-cell>
          <table:table-cell table:style-name="Table1.C2" office:value-type="float" office:value="0">
            <text:p text:style-name="P42">December 9</text:p>
          </table:table-cell>
        </table:table-row>
        <table:table-row>
          <table:table-cell table:style-name="Table1.A2" office:value-type="float" office:value="0">
            <text:p text:style-name="P42">Athor (Hatur) 30</text:p>
          </table:table-cell>
          <table:table-cell table:style-name="Table1.A2" office:value-type="float" office:value="0">
            <text:p text:style-name="P42">December 9</text:p>
          </table:table-cell>
          <table:table-cell table:style-name="Table1.C2" office:value-type="float" office:value="0">
            <text:p text:style-name="P42">December 10</text:p>
          </table:table-cell>
        </table:table-row>
        <table:table-row>
          <table:table-cell table:style-name="Table1.A2" office:value-type="float" office:value="0">
            <text:p text:style-name="P42">Koiak (Kiahk) 1</text:p>
          </table:table-cell>
          <table:table-cell table:style-name="Table1.A2" office:value-type="float" office:value="0">
            <text:p text:style-name="P42">December 10</text:p>
          </table:table-cell>
          <table:table-cell table:style-name="Table1.C2" office:value-type="float" office:value="0">
            <text:p text:style-name="P42">December 11</text:p>
          </table:table-cell>
        </table:table-row>
        <table:table-row>
          <table:table-cell table:style-name="Table1.A2" office:value-type="float" office:value="0">
            <text:p text:style-name="P42">Koiak (Kiahk) 2</text:p>
          </table:table-cell>
          <table:table-cell table:style-name="Table1.A2" office:value-type="float" office:value="0">
            <text:p text:style-name="P42">December 11</text:p>
          </table:table-cell>
          <table:table-cell table:style-name="Table1.C2" office:value-type="float" office:value="0">
            <text:p text:style-name="P42">December 12</text:p>
          </table:table-cell>
        </table:table-row>
        <table:table-row>
          <table:table-cell table:style-name="Table1.A2" office:value-type="float" office:value="0">
            <text:p text:style-name="P42">Koiak (Kiahk) 3</text:p>
          </table:table-cell>
          <table:table-cell table:style-name="Table1.A2" office:value-type="float" office:value="0">
            <text:p text:style-name="P42">December 12</text:p>
          </table:table-cell>
          <table:table-cell table:style-name="Table1.C2" office:value-type="float" office:value="0">
            <text:p text:style-name="P42">December 13</text:p>
          </table:table-cell>
        </table:table-row>
        <table:table-row>
          <table:table-cell table:style-name="Table1.A2" office:value-type="float" office:value="0">
            <text:p text:style-name="P42">Koiak (Kiahk) 4</text:p>
          </table:table-cell>
          <table:table-cell table:style-name="Table1.A2" office:value-type="float" office:value="0">
            <text:p text:style-name="P42">December 13</text:p>
          </table:table-cell>
          <table:table-cell table:style-name="Table1.C2" office:value-type="float" office:value="0">
            <text:p text:style-name="P42">December 14</text:p>
          </table:table-cell>
        </table:table-row>
        <table:table-row>
          <table:table-cell table:style-name="Table1.A2" office:value-type="float" office:value="0">
            <text:p text:style-name="P42">Koiak (Kiahk) 5</text:p>
          </table:table-cell>
          <table:table-cell table:style-name="Table1.A2" office:value-type="float" office:value="0">
            <text:p text:style-name="P42">December 14</text:p>
          </table:table-cell>
          <table:table-cell table:style-name="Table1.C2" office:value-type="float" office:value="0">
            <text:p text:style-name="P42">December 15</text:p>
          </table:table-cell>
        </table:table-row>
        <table:table-row>
          <table:table-cell table:style-name="Table1.A2" office:value-type="float" office:value="0">
            <text:p text:style-name="P42">Koiak (Kiahk) 6</text:p>
          </table:table-cell>
          <table:table-cell table:style-name="Table1.A2" office:value-type="float" office:value="0">
            <text:p text:style-name="P42">December 15</text:p>
          </table:table-cell>
          <table:table-cell table:style-name="Table1.C2" office:value-type="float" office:value="0">
            <text:p text:style-name="P42">December 16</text:p>
          </table:table-cell>
        </table:table-row>
        <table:table-row>
          <table:table-cell table:style-name="Table1.A2" office:value-type="float" office:value="0">
            <text:p text:style-name="P42">Koiak (Kiahk) 7</text:p>
          </table:table-cell>
          <table:table-cell table:style-name="Table1.A2" office:value-type="float" office:value="0">
            <text:p text:style-name="P42">December 16</text:p>
          </table:table-cell>
          <table:table-cell table:style-name="Table1.C2" office:value-type="float" office:value="0">
            <text:p text:style-name="P42">December 17</text:p>
          </table:table-cell>
        </table:table-row>
        <table:table-row>
          <table:table-cell table:style-name="Table1.A2" office:value-type="float" office:value="0">
            <text:p text:style-name="P42">Koiak (Kiahk) 8</text:p>
          </table:table-cell>
          <table:table-cell table:style-name="Table1.A2" office:value-type="float" office:value="0">
            <text:p text:style-name="P42">December 17</text:p>
          </table:table-cell>
          <table:table-cell table:style-name="Table1.C2" office:value-type="float" office:value="0">
            <text:p text:style-name="P42">December 18</text:p>
          </table:table-cell>
        </table:table-row>
        <table:table-row>
          <table:table-cell table:style-name="Table1.A2" office:value-type="float" office:value="0">
            <text:p text:style-name="P42">Koiak (Kiahk) 9</text:p>
          </table:table-cell>
          <table:table-cell table:style-name="Table1.A2" office:value-type="float" office:value="0">
            <text:p text:style-name="P42">December 18</text:p>
          </table:table-cell>
          <table:table-cell table:style-name="Table1.C2" office:value-type="float" office:value="0">
            <text:p text:style-name="P42">December 19</text:p>
          </table:table-cell>
        </table:table-row>
        <table:table-row>
          <table:table-cell table:style-name="Table1.A2" office:value-type="float" office:value="0">
            <text:p text:style-name="P42">Koiak (Kiahk) 10</text:p>
          </table:table-cell>
          <table:table-cell table:style-name="Table1.A2" office:value-type="float" office:value="0">
            <text:p text:style-name="P42">December 19</text:p>
          </table:table-cell>
          <table:table-cell table:style-name="Table1.C2" office:value-type="float" office:value="0">
            <text:p text:style-name="P42">December 20</text:p>
          </table:table-cell>
        </table:table-row>
        <table:table-row>
          <table:table-cell table:style-name="Table1.A2" office:value-type="float" office:value="0">
            <text:p text:style-name="P42">Koiak (Kiahk) 11</text:p>
          </table:table-cell>
          <table:table-cell table:style-name="Table1.A2" office:value-type="float" office:value="0">
            <text:p text:style-name="P42">December 20</text:p>
          </table:table-cell>
          <table:table-cell table:style-name="Table1.C2" office:value-type="float" office:value="0">
            <text:p text:style-name="P42">December 21</text:p>
          </table:table-cell>
        </table:table-row>
        <table:table-row>
          <table:table-cell table:style-name="Table1.A2" office:value-type="float" office:value="0">
            <text:p text:style-name="P42">Koiak (Kiahk) 12</text:p>
          </table:table-cell>
          <table:table-cell table:style-name="Table1.A2" office:value-type="float" office:value="0">
            <text:p text:style-name="P42">December 21</text:p>
          </table:table-cell>
          <table:table-cell table:style-name="Table1.C2" office:value-type="float" office:value="0">
            <text:p text:style-name="P42">December 22</text:p>
          </table:table-cell>
        </table:table-row>
        <table:table-row>
          <table:table-cell table:style-name="Table1.A2" office:value-type="float" office:value="0">
            <text:p text:style-name="P42">Koiak (Kiahk) 13</text:p>
          </table:table-cell>
          <table:table-cell table:style-name="Table1.A2" office:value-type="float" office:value="0">
            <text:p text:style-name="P42">December 22</text:p>
          </table:table-cell>
          <table:table-cell table:style-name="Table1.C2" office:value-type="float" office:value="0">
            <text:p text:style-name="P42">December 23</text:p>
          </table:table-cell>
        </table:table-row>
        <text:soft-page-break/>
        <table:table-row>
          <table:table-cell table:style-name="Table1.A2" office:value-type="float" office:value="0">
            <text:p text:style-name="P42">Koiak (Kiahk) 14</text:p>
          </table:table-cell>
          <table:table-cell table:style-name="Table1.A2" office:value-type="float" office:value="0">
            <text:p text:style-name="P42">December 23</text:p>
          </table:table-cell>
          <table:table-cell table:style-name="Table1.C2" office:value-type="float" office:value="0">
            <text:p text:style-name="P42">December 24</text:p>
          </table:table-cell>
        </table:table-row>
        <table:table-row>
          <table:table-cell table:style-name="Table1.A2" office:value-type="float" office:value="0">
            <text:p text:style-name="P42">Koiak (Kiahk) 15</text:p>
          </table:table-cell>
          <table:table-cell table:style-name="Table1.A2" office:value-type="float" office:value="0">
            <text:p text:style-name="P42">December 24</text:p>
          </table:table-cell>
          <table:table-cell table:style-name="Table1.C2" office:value-type="float" office:value="0">
            <text:p text:style-name="P42">December 25</text:p>
          </table:table-cell>
        </table:table-row>
        <table:table-row>
          <table:table-cell table:style-name="Table1.A2" office:value-type="float" office:value="0">
            <text:p text:style-name="P42">Koiak (Kiahk) 16</text:p>
          </table:table-cell>
          <table:table-cell table:style-name="Table1.A2" office:value-type="float" office:value="0">
            <text:p text:style-name="P42">December 25</text:p>
          </table:table-cell>
          <table:table-cell table:style-name="Table1.C2" office:value-type="float" office:value="0">
            <text:p text:style-name="P42">December 26</text:p>
          </table:table-cell>
        </table:table-row>
        <table:table-row>
          <table:table-cell table:style-name="Table1.A2" office:value-type="float" office:value="0">
            <text:p text:style-name="P42">Koiak (Kiahk) 17</text:p>
          </table:table-cell>
          <table:table-cell table:style-name="Table1.A2" office:value-type="float" office:value="0">
            <text:p text:style-name="P42">December 26</text:p>
          </table:table-cell>
          <table:table-cell table:style-name="Table1.C2" office:value-type="float" office:value="0">
            <text:p text:style-name="P42">December 27</text:p>
          </table:table-cell>
        </table:table-row>
        <table:table-row>
          <table:table-cell table:style-name="Table1.A2" office:value-type="float" office:value="0">
            <text:p text:style-name="P42">Koiak (Kiahk) 18</text:p>
          </table:table-cell>
          <table:table-cell table:style-name="Table1.A2" office:value-type="float" office:value="0">
            <text:p text:style-name="P42">December 27</text:p>
          </table:table-cell>
          <table:table-cell table:style-name="Table1.C2" office:value-type="float" office:value="0">
            <text:p text:style-name="P42">December 28</text:p>
          </table:table-cell>
        </table:table-row>
        <table:table-row>
          <table:table-cell table:style-name="Table1.A2" office:value-type="float" office:value="0">
            <text:p text:style-name="P42">Koiak (Kiahk) 19</text:p>
          </table:table-cell>
          <table:table-cell table:style-name="Table1.A2" office:value-type="float" office:value="0">
            <text:p text:style-name="P42">December 28</text:p>
          </table:table-cell>
          <table:table-cell table:style-name="Table1.C2" office:value-type="float" office:value="0">
            <text:p text:style-name="P42">December 29</text:p>
          </table:table-cell>
        </table:table-row>
        <table:table-row>
          <table:table-cell table:style-name="Table1.A2" office:value-type="float" office:value="0">
            <text:p text:style-name="P42">Koiak (Kiahk) 20</text:p>
          </table:table-cell>
          <table:table-cell table:style-name="Table1.A2" office:value-type="float" office:value="0">
            <text:p text:style-name="P42">December 29</text:p>
          </table:table-cell>
          <table:table-cell table:style-name="Table1.C2" office:value-type="float" office:value="0">
            <text:p text:style-name="P42">December 30</text:p>
          </table:table-cell>
        </table:table-row>
        <table:table-row>
          <table:table-cell table:style-name="Table1.A2" office:value-type="float" office:value="0">
            <text:p text:style-name="P42">Koiak (Kiahk) 21</text:p>
          </table:table-cell>
          <table:table-cell table:style-name="Table1.A2" office:value-type="float" office:value="0">
            <text:p text:style-name="P42">December 30</text:p>
          </table:table-cell>
          <table:table-cell table:style-name="Table1.C2" office:value-type="float" office:value="0">
            <text:p text:style-name="P42">December 31</text:p>
          </table:table-cell>
        </table:table-row>
        <table:table-row>
          <table:table-cell table:style-name="Table1.A2" office:value-type="float" office:value="0">
            <text:p text:style-name="P42">Koiak (Kiahk) 22</text:p>
          </table:table-cell>
          <table:table-cell table:style-name="Table1.A2" office:value-type="float" office:value="0">
            <text:p text:style-name="P42">December 31</text:p>
          </table:table-cell>
          <table:table-cell table:style-name="Table1.C2" office:value-type="float" office:value="0">
            <text:p text:style-name="P42">January 1</text:p>
          </table:table-cell>
        </table:table-row>
        <table:table-row>
          <table:table-cell table:style-name="Table1.A2" office:value-type="float" office:value="0">
            <text:p text:style-name="P42">Koiak (Kiahk) 23</text:p>
          </table:table-cell>
          <table:table-cell table:style-name="Table1.A2" office:value-type="float" office:value="0">
            <text:p text:style-name="P42">January 1</text:p>
          </table:table-cell>
          <table:table-cell table:style-name="Table1.C2" office:value-type="float" office:value="0">
            <text:p text:style-name="P42">January 2</text:p>
          </table:table-cell>
        </table:table-row>
        <table:table-row>
          <table:table-cell table:style-name="Table1.A2" office:value-type="float" office:value="0">
            <text:p text:style-name="P42">Koiak (Kiahk) 24</text:p>
          </table:table-cell>
          <table:table-cell table:style-name="Table1.A2" office:value-type="float" office:value="0">
            <text:p text:style-name="P42">January 2</text:p>
          </table:table-cell>
          <table:table-cell table:style-name="Table1.C2" office:value-type="float" office:value="0">
            <text:p text:style-name="P42">January 3</text:p>
          </table:table-cell>
        </table:table-row>
        <table:table-row>
          <table:table-cell table:style-name="Table1.A2" office:value-type="float" office:value="0">
            <text:p text:style-name="P42">Koiak (Kiahk) 25</text:p>
          </table:table-cell>
          <table:table-cell table:style-name="Table1.A2" office:value-type="float" office:value="0">
            <text:p text:style-name="P42">January 3</text:p>
          </table:table-cell>
          <table:table-cell table:style-name="Table1.C2" office:value-type="float" office:value="0">
            <text:p text:style-name="P42">January 4</text:p>
          </table:table-cell>
        </table:table-row>
        <table:table-row>
          <table:table-cell table:style-name="Table1.A2" office:value-type="float" office:value="0">
            <text:p text:style-name="P42">Koiak (Kiahk) 26</text:p>
          </table:table-cell>
          <table:table-cell table:style-name="Table1.A2" office:value-type="float" office:value="0">
            <text:p text:style-name="P42">January 4</text:p>
          </table:table-cell>
          <table:table-cell table:style-name="Table1.C2" office:value-type="float" office:value="0">
            <text:p text:style-name="P42">January 5</text:p>
          </table:table-cell>
        </table:table-row>
        <table:table-row>
          <table:table-cell table:style-name="Table1.A2" office:value-type="float" office:value="0">
            <text:p text:style-name="P42">Koiak (Kiahk) 27</text:p>
          </table:table-cell>
          <table:table-cell table:style-name="Table1.A2" office:value-type="float" office:value="0">
            <text:p text:style-name="P42">January 5</text:p>
          </table:table-cell>
          <table:table-cell table:style-name="Table1.C2" office:value-type="float" office:value="0">
            <text:p text:style-name="P42">January 6</text:p>
          </table:table-cell>
        </table:table-row>
        <table:table-row>
          <table:table-cell table:style-name="Table1.A2" office:value-type="float" office:value="0">
            <text:p text:style-name="P42">Koiak (Kiahk) 28</text:p>
          </table:table-cell>
          <table:table-cell table:style-name="Table1.A2" office:value-type="float" office:value="0">
            <text:p text:style-name="P42">January 6</text:p>
          </table:table-cell>
          <table:table-cell table:style-name="Table1.C2" office:value-type="float" office:value="0">
            <text:p text:style-name="P42">January 7</text:p>
          </table:table-cell>
        </table:table-row>
        <table:table-row>
          <table:table-cell table:style-name="Table1.A2" office:value-type="float" office:value="0">
            <text:p text:style-name="P42">Koiak (Kiahk) 29</text:p>
          </table:table-cell>
          <table:table-cell table:style-name="Table1.A2" office:value-type="float" office:value="0">
            <text:p text:style-name="P42">January 7</text:p>
          </table:table-cell>
          <table:table-cell table:style-name="Table1.C2" office:value-type="float" office:value="0">
            <text:p text:style-name="P42">January 8</text:p>
          </table:table-cell>
        </table:table-row>
        <table:table-row>
          <table:table-cell table:style-name="Table1.A2" office:value-type="float" office:value="0">
            <text:p text:style-name="P42">Koiak (Kiahk) 30</text:p>
          </table:table-cell>
          <table:table-cell table:style-name="Table1.A2" office:value-type="float" office:value="0">
            <text:p text:style-name="P42">January 8</text:p>
          </table:table-cell>
          <table:table-cell table:style-name="Table1.C2" office:value-type="float" office:value="0">
            <text:p text:style-name="P42">January 9</text:p>
          </table:table-cell>
        </table:table-row>
        <table:table-row>
          <table:table-cell table:style-name="Table1.A2" office:value-type="float" office:value="0">
            <text:p text:style-name="P42">Tobi (Tubah) 1</text:p>
          </table:table-cell>
          <table:table-cell table:style-name="Table1.A2" office:value-type="float" office:value="0">
            <text:p text:style-name="P42">January 9</text:p>
          </table:table-cell>
          <table:table-cell table:style-name="Table1.C2" office:value-type="float" office:value="0">
            <text:p text:style-name="P42">January 10</text:p>
          </table:table-cell>
        </table:table-row>
        <table:table-row>
          <table:table-cell table:style-name="Table1.A2" office:value-type="float" office:value="0">
            <text:p text:style-name="P42">Tobi (Tubah) 2</text:p>
          </table:table-cell>
          <table:table-cell table:style-name="Table1.A2" office:value-type="float" office:value="0">
            <text:p text:style-name="P42">January 10</text:p>
          </table:table-cell>
          <table:table-cell table:style-name="Table1.C2" office:value-type="float" office:value="0">
            <text:p text:style-name="P42">January 11</text:p>
          </table:table-cell>
        </table:table-row>
        <table:table-row>
          <table:table-cell table:style-name="Table1.A2" office:value-type="float" office:value="0">
            <text:p text:style-name="P42">Tobi (Tubah) 3</text:p>
          </table:table-cell>
          <table:table-cell table:style-name="Table1.A2" office:value-type="float" office:value="0">
            <text:p text:style-name="P42">January 11</text:p>
          </table:table-cell>
          <table:table-cell table:style-name="Table1.C2" office:value-type="float" office:value="0">
            <text:p text:style-name="P42">January 12</text:p>
          </table:table-cell>
        </table:table-row>
        <table:table-row>
          <table:table-cell table:style-name="Table1.A2" office:value-type="float" office:value="0">
            <text:p text:style-name="P42">Tobi (Tubah) 4</text:p>
          </table:table-cell>
          <table:table-cell table:style-name="Table1.A2" office:value-type="float" office:value="0">
            <text:p text:style-name="P42">January 12</text:p>
          </table:table-cell>
          <table:table-cell table:style-name="Table1.C2" office:value-type="float" office:value="0">
            <text:p text:style-name="P42">January 13</text:p>
          </table:table-cell>
        </table:table-row>
        <table:table-row>
          <table:table-cell table:style-name="Table1.A2" office:value-type="float" office:value="0">
            <text:p text:style-name="P42">Tobi (Tubah) 5</text:p>
          </table:table-cell>
          <table:table-cell table:style-name="Table1.A2" office:value-type="float" office:value="0">
            <text:p text:style-name="P42">January 13</text:p>
          </table:table-cell>
          <table:table-cell table:style-name="Table1.C2" office:value-type="float" office:value="0">
            <text:p text:style-name="P42">January 14</text:p>
          </table:table-cell>
        </table:table-row>
        <table:table-row>
          <table:table-cell table:style-name="Table1.A2" office:value-type="float" office:value="0">
            <text:p text:style-name="P42">Tobi (Tubah) 6</text:p>
          </table:table-cell>
          <table:table-cell table:style-name="Table1.A2" office:value-type="float" office:value="0">
            <text:p text:style-name="P42">January 14</text:p>
          </table:table-cell>
          <table:table-cell table:style-name="Table1.C2" office:value-type="float" office:value="0">
            <text:p text:style-name="P42">January 15</text:p>
          </table:table-cell>
        </table:table-row>
        <table:table-row>
          <table:table-cell table:style-name="Table1.A2" office:value-type="float" office:value="0">
            <text:p text:style-name="P42">Tobi (Tubah) 7</text:p>
          </table:table-cell>
          <table:table-cell table:style-name="Table1.A2" office:value-type="float" office:value="0">
            <text:p text:style-name="P42">January 15</text:p>
          </table:table-cell>
          <table:table-cell table:style-name="Table1.C2" office:value-type="float" office:value="0">
            <text:p text:style-name="P42">January 16</text:p>
          </table:table-cell>
        </table:table-row>
        <table:table-row>
          <table:table-cell table:style-name="Table1.A2" office:value-type="float" office:value="0">
            <text:p text:style-name="P42">Tobi (Tubah) 8</text:p>
          </table:table-cell>
          <table:table-cell table:style-name="Table1.A2" office:value-type="float" office:value="0">
            <text:p text:style-name="P42">January 16</text:p>
          </table:table-cell>
          <table:table-cell table:style-name="Table1.C2" office:value-type="float" office:value="0">
            <text:p text:style-name="P42">January 17</text:p>
          </table:table-cell>
        </table:table-row>
        <table:table-row>
          <table:table-cell table:style-name="Table1.A2" office:value-type="float" office:value="0">
            <text:p text:style-name="P42">Tobi (Tubah) 9</text:p>
          </table:table-cell>
          <table:table-cell table:style-name="Table1.A2" office:value-type="float" office:value="0">
            <text:p text:style-name="P42">January 17</text:p>
          </table:table-cell>
          <table:table-cell table:style-name="Table1.C2" office:value-type="float" office:value="0">
            <text:p text:style-name="P42">January 18</text:p>
          </table:table-cell>
        </table:table-row>
        <table:table-row>
          <table:table-cell table:style-name="Table1.A2" office:value-type="float" office:value="0">
            <text:p text:style-name="P42">Tobi (Tubah) 10</text:p>
          </table:table-cell>
          <table:table-cell table:style-name="Table1.A2" office:value-type="float" office:value="0">
            <text:p text:style-name="P42">January 18</text:p>
          </table:table-cell>
          <table:table-cell table:style-name="Table1.C2" office:value-type="float" office:value="0">
            <text:p text:style-name="P42">January 19</text:p>
          </table:table-cell>
        </table:table-row>
        <table:table-row>
          <table:table-cell table:style-name="Table1.A2" office:value-type="float" office:value="0">
            <text:p text:style-name="P42">Tobi (Tubah) 11</text:p>
          </table:table-cell>
          <table:table-cell table:style-name="Table1.A2" office:value-type="float" office:value="0">
            <text:p text:style-name="P42">January 19</text:p>
          </table:table-cell>
          <table:table-cell table:style-name="Table1.C2" office:value-type="float" office:value="0">
            <text:p text:style-name="P42">January 20</text:p>
          </table:table-cell>
        </table:table-row>
        <table:table-row>
          <table:table-cell table:style-name="Table1.A2" office:value-type="float" office:value="0">
            <text:p text:style-name="P42">Tobi (Tubah) 12</text:p>
          </table:table-cell>
          <table:table-cell table:style-name="Table1.A2" office:value-type="float" office:value="0">
            <text:p text:style-name="P42">January 20</text:p>
          </table:table-cell>
          <table:table-cell table:style-name="Table1.C2" office:value-type="float" office:value="0">
            <text:p text:style-name="P42">January 21</text:p>
          </table:table-cell>
        </table:table-row>
        <table:table-row>
          <table:table-cell table:style-name="Table1.A2" office:value-type="float" office:value="0">
            <text:p text:style-name="P42">Tobi (Tubah) 13</text:p>
          </table:table-cell>
          <table:table-cell table:style-name="Table1.A2" office:value-type="float" office:value="0">
            <text:p text:style-name="P42">January 21</text:p>
          </table:table-cell>
          <table:table-cell table:style-name="Table1.C2" office:value-type="float" office:value="0">
            <text:p text:style-name="P42">January 22</text:p>
          </table:table-cell>
        </table:table-row>
        <table:table-row>
          <table:table-cell table:style-name="Table1.A2" office:value-type="float" office:value="0">
            <text:p text:style-name="P42">Tobi (Tubah) 14</text:p>
          </table:table-cell>
          <table:table-cell table:style-name="Table1.A2" office:value-type="float" office:value="0">
            <text:p text:style-name="P42">January 22</text:p>
          </table:table-cell>
          <table:table-cell table:style-name="Table1.C2" office:value-type="float" office:value="0">
            <text:p text:style-name="P42">January 23</text:p>
          </table:table-cell>
        </table:table-row>
        <table:table-row>
          <table:table-cell table:style-name="Table1.A2" office:value-type="float" office:value="0">
            <text:p text:style-name="P42">Tobi (Tubah) 15</text:p>
          </table:table-cell>
          <table:table-cell table:style-name="Table1.A2" office:value-type="float" office:value="0">
            <text:p text:style-name="P42">January 23</text:p>
          </table:table-cell>
          <table:table-cell table:style-name="Table1.C2" office:value-type="float" office:value="0">
            <text:p text:style-name="P42">January 24</text:p>
          </table:table-cell>
        </table:table-row>
        <table:table-row>
          <table:table-cell table:style-name="Table1.A2" office:value-type="float" office:value="0">
            <text:p text:style-name="P42">Tobi (Tubah) 16</text:p>
          </table:table-cell>
          <table:table-cell table:style-name="Table1.A2" office:value-type="float" office:value="0">
            <text:p text:style-name="P42">January 24</text:p>
          </table:table-cell>
          <table:table-cell table:style-name="Table1.C2" office:value-type="float" office:value="0">
            <text:p text:style-name="P42">January 25</text:p>
          </table:table-cell>
        </table:table-row>
        <table:table-row>
          <table:table-cell table:style-name="Table1.A2" office:value-type="float" office:value="0">
            <text:p text:style-name="P42">Tobi (Tubah) 17</text:p>
          </table:table-cell>
          <table:table-cell table:style-name="Table1.A2" office:value-type="float" office:value="0">
            <text:p text:style-name="P42">January 25</text:p>
          </table:table-cell>
          <table:table-cell table:style-name="Table1.C2" office:value-type="float" office:value="0">
            <text:p text:style-name="P42">January 26</text:p>
          </table:table-cell>
        </table:table-row>
        <table:table-row>
          <table:table-cell table:style-name="Table1.A2" office:value-type="float" office:value="0">
            <text:p text:style-name="P42">Tobi (Tubah) 18</text:p>
          </table:table-cell>
          <table:table-cell table:style-name="Table1.A2" office:value-type="float" office:value="0">
            <text:p text:style-name="P42">January 26</text:p>
          </table:table-cell>
          <table:table-cell table:style-name="Table1.C2" office:value-type="float" office:value="0">
            <text:p text:style-name="P42">January 27</text:p>
          </table:table-cell>
        </table:table-row>
        <text:soft-page-break/>
        <table:table-row>
          <table:table-cell table:style-name="Table1.A2" office:value-type="float" office:value="0">
            <text:p text:style-name="P42">Tobi (Tubah) 19</text:p>
          </table:table-cell>
          <table:table-cell table:style-name="Table1.A2" office:value-type="float" office:value="0">
            <text:p text:style-name="P42">January 27</text:p>
          </table:table-cell>
          <table:table-cell table:style-name="Table1.C2" office:value-type="float" office:value="0">
            <text:p text:style-name="P42">January 28</text:p>
          </table:table-cell>
        </table:table-row>
        <table:table-row>
          <table:table-cell table:style-name="Table1.A2" office:value-type="float" office:value="0">
            <text:p text:style-name="P42">Tobi (Tubah) 20</text:p>
          </table:table-cell>
          <table:table-cell table:style-name="Table1.A2" office:value-type="float" office:value="0">
            <text:p text:style-name="P42">January 28</text:p>
          </table:table-cell>
          <table:table-cell table:style-name="Table1.C2" office:value-type="float" office:value="0">
            <text:p text:style-name="P42">January 29</text:p>
          </table:table-cell>
        </table:table-row>
        <table:table-row>
          <table:table-cell table:style-name="Table1.A2" office:value-type="float" office:value="0">
            <text:p text:style-name="P42">Tobi (Tubah) 21</text:p>
          </table:table-cell>
          <table:table-cell table:style-name="Table1.A2" office:value-type="float" office:value="0">
            <text:p text:style-name="P42">January 29</text:p>
          </table:table-cell>
          <table:table-cell table:style-name="Table1.C2" office:value-type="float" office:value="0">
            <text:p text:style-name="P42">January 30</text:p>
          </table:table-cell>
        </table:table-row>
        <table:table-row>
          <table:table-cell table:style-name="Table1.A2" office:value-type="float" office:value="0">
            <text:p text:style-name="P42">Tobi (Tubah) 22</text:p>
          </table:table-cell>
          <table:table-cell table:style-name="Table1.A2" office:value-type="float" office:value="0">
            <text:p text:style-name="P42">January 30</text:p>
          </table:table-cell>
          <table:table-cell table:style-name="Table1.C2" office:value-type="float" office:value="0">
            <text:p text:style-name="P42">January 31</text:p>
          </table:table-cell>
        </table:table-row>
        <table:table-row>
          <table:table-cell table:style-name="Table1.A2" office:value-type="float" office:value="0">
            <text:p text:style-name="P42">Tobi (Tubah) 23</text:p>
          </table:table-cell>
          <table:table-cell table:style-name="Table1.A2" office:value-type="float" office:value="0">
            <text:p text:style-name="P42">January 31</text:p>
          </table:table-cell>
          <table:table-cell table:style-name="Table1.C2" office:value-type="float" office:value="0">
            <text:p text:style-name="P42">February 1</text:p>
          </table:table-cell>
        </table:table-row>
        <table:table-row>
          <table:table-cell table:style-name="Table1.A2" office:value-type="float" office:value="0">
            <text:p text:style-name="P42">Tobi (Tubah) 24</text:p>
          </table:table-cell>
          <table:table-cell table:style-name="Table1.A2" office:value-type="float" office:value="0">
            <text:p text:style-name="P42">February 1</text:p>
          </table:table-cell>
          <table:table-cell table:style-name="Table1.C2" office:value-type="float" office:value="0">
            <text:p text:style-name="P42">February 2</text:p>
          </table:table-cell>
        </table:table-row>
        <table:table-row>
          <table:table-cell table:style-name="Table1.A2" office:value-type="float" office:value="0">
            <text:p text:style-name="P42">Tobi (Tubah) 25</text:p>
          </table:table-cell>
          <table:table-cell table:style-name="Table1.A2" office:value-type="float" office:value="0">
            <text:p text:style-name="P42">February 2</text:p>
          </table:table-cell>
          <table:table-cell table:style-name="Table1.C2" office:value-type="float" office:value="0">
            <text:p text:style-name="P42">February 3</text:p>
          </table:table-cell>
        </table:table-row>
        <table:table-row>
          <table:table-cell table:style-name="Table1.A2" office:value-type="float" office:value="0">
            <text:p text:style-name="P42">Tobi (Tubah) 26</text:p>
          </table:table-cell>
          <table:table-cell table:style-name="Table1.A2" office:value-type="float" office:value="0">
            <text:p text:style-name="P42">February 3</text:p>
          </table:table-cell>
          <table:table-cell table:style-name="Table1.C2" office:value-type="float" office:value="0">
            <text:p text:style-name="P42">February 4</text:p>
          </table:table-cell>
        </table:table-row>
        <table:table-row>
          <table:table-cell table:style-name="Table1.A2" office:value-type="float" office:value="0">
            <text:p text:style-name="P42">Tobi (Tubah) 27</text:p>
          </table:table-cell>
          <table:table-cell table:style-name="Table1.A2" office:value-type="float" office:value="0">
            <text:p text:style-name="P42">February 4</text:p>
          </table:table-cell>
          <table:table-cell table:style-name="Table1.C2" office:value-type="float" office:value="0">
            <text:p text:style-name="P42">February 5</text:p>
          </table:table-cell>
        </table:table-row>
        <table:table-row>
          <table:table-cell table:style-name="Table1.A2" office:value-type="float" office:value="0">
            <text:p text:style-name="P42">Tobi (Tubah) 28</text:p>
          </table:table-cell>
          <table:table-cell table:style-name="Table1.A2" office:value-type="float" office:value="0">
            <text:p text:style-name="P42">February 5</text:p>
          </table:table-cell>
          <table:table-cell table:style-name="Table1.C2" office:value-type="float" office:value="0">
            <text:p text:style-name="P42">February 6</text:p>
          </table:table-cell>
        </table:table-row>
        <table:table-row>
          <table:table-cell table:style-name="Table1.A2" office:value-type="float" office:value="0">
            <text:p text:style-name="P42">Tobi (Tubah) 29</text:p>
          </table:table-cell>
          <table:table-cell table:style-name="Table1.A2" office:value-type="float" office:value="0">
            <text:p text:style-name="P42">February 6</text:p>
          </table:table-cell>
          <table:table-cell table:style-name="Table1.C2" office:value-type="float" office:value="0">
            <text:p text:style-name="P42">February 7</text:p>
          </table:table-cell>
        </table:table-row>
        <table:table-row>
          <table:table-cell table:style-name="Table1.A2" office:value-type="float" office:value="0">
            <text:p text:style-name="P42">Tobi (Tubah) 30</text:p>
          </table:table-cell>
          <table:table-cell table:style-name="Table1.A2" office:value-type="float" office:value="0">
            <text:p text:style-name="P42">February 7</text:p>
          </table:table-cell>
          <table:table-cell table:style-name="Table1.C2" office:value-type="float" office:value="0">
            <text:p text:style-name="P42">February 8</text:p>
          </table:table-cell>
        </table:table-row>
        <table:table-row>
          <table:table-cell table:style-name="Table1.A2" office:value-type="float" office:value="0">
            <text:p text:style-name="P42">Meshir (Amshir) 1</text:p>
          </table:table-cell>
          <table:table-cell table:style-name="Table1.A2" office:value-type="float" office:value="0">
            <text:p text:style-name="P42">February 8</text:p>
          </table:table-cell>
          <table:table-cell table:style-name="Table1.C2" office:value-type="float" office:value="0">
            <text:p text:style-name="P42">February 9</text:p>
          </table:table-cell>
        </table:table-row>
        <table:table-row>
          <table:table-cell table:style-name="Table1.A2" office:value-type="float" office:value="0">
            <text:p text:style-name="P42">Meshir (Amshir) 2</text:p>
          </table:table-cell>
          <table:table-cell table:style-name="Table1.A2" office:value-type="float" office:value="0">
            <text:p text:style-name="P42">February 9</text:p>
          </table:table-cell>
          <table:table-cell table:style-name="Table1.C2" office:value-type="float" office:value="0">
            <text:p text:style-name="P42">February 10</text:p>
          </table:table-cell>
        </table:table-row>
        <table:table-row>
          <table:table-cell table:style-name="Table1.A2" office:value-type="float" office:value="0">
            <text:p text:style-name="P42">Meshir (Amshir) 3</text:p>
          </table:table-cell>
          <table:table-cell table:style-name="Table1.A2" office:value-type="float" office:value="0">
            <text:p text:style-name="P42">February 10</text:p>
          </table:table-cell>
          <table:table-cell table:style-name="Table1.C2" office:value-type="float" office:value="0">
            <text:p text:style-name="P42">February 11</text:p>
          </table:table-cell>
        </table:table-row>
        <table:table-row>
          <table:table-cell table:style-name="Table1.A2" office:value-type="float" office:value="0">
            <text:p text:style-name="P42">Meshir (Amshir) 4</text:p>
          </table:table-cell>
          <table:table-cell table:style-name="Table1.A2" office:value-type="float" office:value="0">
            <text:p text:style-name="P42">February 11</text:p>
          </table:table-cell>
          <table:table-cell table:style-name="Table1.C2" office:value-type="float" office:value="0">
            <text:p text:style-name="P42">February 12</text:p>
          </table:table-cell>
        </table:table-row>
        <table:table-row>
          <table:table-cell table:style-name="Table1.A2" office:value-type="float" office:value="0">
            <text:p text:style-name="P42">Meshir (Amshir) 5</text:p>
          </table:table-cell>
          <table:table-cell table:style-name="Table1.A2" office:value-type="float" office:value="0">
            <text:p text:style-name="P42">February 12</text:p>
          </table:table-cell>
          <table:table-cell table:style-name="Table1.C2" office:value-type="float" office:value="0">
            <text:p text:style-name="P42">February 13</text:p>
          </table:table-cell>
        </table:table-row>
        <table:table-row>
          <table:table-cell table:style-name="Table1.A2" office:value-type="float" office:value="0">
            <text:p text:style-name="P42">Meshir (Amshir) 6</text:p>
          </table:table-cell>
          <table:table-cell table:style-name="Table1.A2" office:value-type="float" office:value="0">
            <text:p text:style-name="P42">February 13</text:p>
          </table:table-cell>
          <table:table-cell table:style-name="Table1.C2" office:value-type="float" office:value="0">
            <text:p text:style-name="P42">February 14</text:p>
          </table:table-cell>
        </table:table-row>
        <table:table-row>
          <table:table-cell table:style-name="Table1.A2" office:value-type="float" office:value="0">
            <text:p text:style-name="P42">Meshir (Amshir) 7</text:p>
          </table:table-cell>
          <table:table-cell table:style-name="Table1.A2" office:value-type="float" office:value="0">
            <text:p text:style-name="P42">February 14</text:p>
          </table:table-cell>
          <table:table-cell table:style-name="Table1.C2" office:value-type="float" office:value="0">
            <text:p text:style-name="P42">February 15</text:p>
          </table:table-cell>
        </table:table-row>
        <table:table-row>
          <table:table-cell table:style-name="Table1.A2" office:value-type="float" office:value="0">
            <text:p text:style-name="P42">Meshir (Amshir) 8</text:p>
          </table:table-cell>
          <table:table-cell table:style-name="Table1.A2" office:value-type="float" office:value="0">
            <text:p text:style-name="P42">February 15</text:p>
          </table:table-cell>
          <table:table-cell table:style-name="Table1.C2" office:value-type="float" office:value="0">
            <text:p text:style-name="P42">February 16</text:p>
          </table:table-cell>
        </table:table-row>
        <table:table-row>
          <table:table-cell table:style-name="Table1.A2" office:value-type="float" office:value="0">
            <text:p text:style-name="P42">Meshir (Amshir) 9</text:p>
          </table:table-cell>
          <table:table-cell table:style-name="Table1.A2" office:value-type="float" office:value="0">
            <text:p text:style-name="P42">February 16</text:p>
          </table:table-cell>
          <table:table-cell table:style-name="Table1.C2" office:value-type="float" office:value="0">
            <text:p text:style-name="P42">February 17</text:p>
          </table:table-cell>
        </table:table-row>
        <table:table-row>
          <table:table-cell table:style-name="Table1.A2" office:value-type="float" office:value="0">
            <text:p text:style-name="P42">Meshir (Amshir) 10</text:p>
          </table:table-cell>
          <table:table-cell table:style-name="Table1.A2" office:value-type="float" office:value="0">
            <text:p text:style-name="P42">February 17</text:p>
          </table:table-cell>
          <table:table-cell table:style-name="Table1.C2" office:value-type="float" office:value="0">
            <text:p text:style-name="P42">February 18</text:p>
          </table:table-cell>
        </table:table-row>
        <table:table-row>
          <table:table-cell table:style-name="Table1.A2" office:value-type="float" office:value="0">
            <text:p text:style-name="P42">Meshir (Amshir) 11</text:p>
          </table:table-cell>
          <table:table-cell table:style-name="Table1.A2" office:value-type="float" office:value="0">
            <text:p text:style-name="P42">February 18</text:p>
          </table:table-cell>
          <table:table-cell table:style-name="Table1.C2" office:value-type="float" office:value="0">
            <text:p text:style-name="P42">February 19</text:p>
          </table:table-cell>
        </table:table-row>
        <table:table-row>
          <table:table-cell table:style-name="Table1.A2" office:value-type="float" office:value="0">
            <text:p text:style-name="P42">Meshir (Amshir) 12</text:p>
          </table:table-cell>
          <table:table-cell table:style-name="Table1.A2" office:value-type="float" office:value="0">
            <text:p text:style-name="P42">February 19</text:p>
          </table:table-cell>
          <table:table-cell table:style-name="Table1.C2" office:value-type="float" office:value="0">
            <text:p text:style-name="P42">February 20</text:p>
          </table:table-cell>
        </table:table-row>
        <table:table-row>
          <table:table-cell table:style-name="Table1.A2" office:value-type="float" office:value="0">
            <text:p text:style-name="P42">Meshir (Amshir) 13</text:p>
          </table:table-cell>
          <table:table-cell table:style-name="Table1.A2" office:value-type="float" office:value="0">
            <text:p text:style-name="P42">February 20</text:p>
          </table:table-cell>
          <table:table-cell table:style-name="Table1.C2" office:value-type="float" office:value="0">
            <text:p text:style-name="P42">February 21</text:p>
          </table:table-cell>
        </table:table-row>
        <table:table-row>
          <table:table-cell table:style-name="Table1.A2" office:value-type="float" office:value="0">
            <text:p text:style-name="P42">Meshir (Amshir) 14</text:p>
          </table:table-cell>
          <table:table-cell table:style-name="Table1.A2" office:value-type="float" office:value="0">
            <text:p text:style-name="P42">February 21</text:p>
          </table:table-cell>
          <table:table-cell table:style-name="Table1.C2" office:value-type="float" office:value="0">
            <text:p text:style-name="P42">February 22</text:p>
          </table:table-cell>
        </table:table-row>
        <table:table-row>
          <table:table-cell table:style-name="Table1.A2" office:value-type="float" office:value="0">
            <text:p text:style-name="P42">Meshir (Amshir) 15</text:p>
          </table:table-cell>
          <table:table-cell table:style-name="Table1.A2" office:value-type="float" office:value="0">
            <text:p text:style-name="P42">February 22</text:p>
          </table:table-cell>
          <table:table-cell table:style-name="Table1.C2" office:value-type="float" office:value="0">
            <text:p text:style-name="P42">February 23</text:p>
          </table:table-cell>
        </table:table-row>
        <table:table-row>
          <table:table-cell table:style-name="Table1.A2" office:value-type="float" office:value="0">
            <text:p text:style-name="P42">Meshir (Amshir) 16</text:p>
          </table:table-cell>
          <table:table-cell table:style-name="Table1.A2" office:value-type="float" office:value="0">
            <text:p text:style-name="P42">February 23</text:p>
          </table:table-cell>
          <table:table-cell table:style-name="Table1.C2" office:value-type="float" office:value="0">
            <text:p text:style-name="P42">February 24</text:p>
          </table:table-cell>
        </table:table-row>
        <table:table-row>
          <table:table-cell table:style-name="Table1.A2" office:value-type="float" office:value="0">
            <text:p text:style-name="P42">Meshir (Amshir) 17</text:p>
          </table:table-cell>
          <table:table-cell table:style-name="Table1.A2" office:value-type="float" office:value="0">
            <text:p text:style-name="P42">February 24</text:p>
          </table:table-cell>
          <table:table-cell table:style-name="Table1.C2" office:value-type="float" office:value="0">
            <text:p text:style-name="P42">February 25</text:p>
          </table:table-cell>
        </table:table-row>
        <table:table-row>
          <table:table-cell table:style-name="Table1.A2" office:value-type="float" office:value="0">
            <text:p text:style-name="P42">Meshir (Amshir) 18</text:p>
          </table:table-cell>
          <table:table-cell table:style-name="Table1.A2" office:value-type="float" office:value="0">
            <text:p text:style-name="P42">February 25</text:p>
          </table:table-cell>
          <table:table-cell table:style-name="Table1.C2" office:value-type="float" office:value="0">
            <text:p text:style-name="P42">February 26</text:p>
          </table:table-cell>
        </table:table-row>
        <table:table-row>
          <table:table-cell table:style-name="Table1.A2" office:value-type="float" office:value="0">
            <text:p text:style-name="P42">Meshir (Amshir) 19</text:p>
          </table:table-cell>
          <table:table-cell table:style-name="Table1.A2" office:value-type="float" office:value="0">
            <text:p text:style-name="P42">February 26</text:p>
          </table:table-cell>
          <table:table-cell table:style-name="Table1.C2" office:value-type="float" office:value="0">
            <text:p text:style-name="P42">February 27</text:p>
          </table:table-cell>
        </table:table-row>
        <table:table-row>
          <table:table-cell table:style-name="Table1.A2" office:value-type="float" office:value="0">
            <text:p text:style-name="P42">Meshir (Amshir) 20</text:p>
          </table:table-cell>
          <table:table-cell table:style-name="Table1.A2" office:value-type="float" office:value="0">
            <text:p text:style-name="P42">February 27</text:p>
          </table:table-cell>
          <table:table-cell table:style-name="Table1.C2" office:value-type="float" office:value="0">
            <text:p text:style-name="P42">February 28</text:p>
          </table:table-cell>
        </table:table-row>
        <table:table-row>
          <table:table-cell table:style-name="Table1.A2" office:value-type="float" office:value="0">
            <text:p text:style-name="P42">Meshir (Amshir) 21</text:p>
          </table:table-cell>
          <table:table-cell table:style-name="Table1.A2" office:value-type="float" office:value="0">
            <text:p text:style-name="P42">February 28</text:p>
          </table:table-cell>
          <table:table-cell table:style-name="Table1.C2" office:value-type="float" office:value="0">
            <text:p text:style-name="P42">February 29</text:p>
          </table:table-cell>
        </table:table-row>
        <table:table-row>
          <table:table-cell table:style-name="Table1.A2" office:value-type="float" office:value="0">
            <text:p text:style-name="P42">Meshir (Amshir) 22</text:p>
          </table:table-cell>
          <table:table-cell table:style-name="Table1.A2" office:value-type="float" office:value="0">
            <text:p text:style-name="P42">March 1</text:p>
          </table:table-cell>
          <table:table-cell table:style-name="Table1.C2" office:value-type="float" office:value="0">
            <text:p text:style-name="P42">March 1</text:p>
          </table:table-cell>
        </table:table-row>
        <table:table-row>
          <table:table-cell table:style-name="Table1.A2" office:value-type="float" office:value="0">
            <text:p text:style-name="P42">Meshir (Amshir) 23</text:p>
          </table:table-cell>
          <table:table-cell table:style-name="Table1.A2" office:value-type="float" office:value="0">
            <text:p text:style-name="P42">March 2</text:p>
          </table:table-cell>
          <table:table-cell table:style-name="Table1.C2" office:value-type="float" office:value="0">
            <text:p text:style-name="P42">March 2</text:p>
          </table:table-cell>
        </table:table-row>
        <text:soft-page-break/>
        <table:table-row>
          <table:table-cell table:style-name="Table1.A2" office:value-type="float" office:value="0">
            <text:p text:style-name="P42">Meshir (Amshir) 24</text:p>
          </table:table-cell>
          <table:table-cell table:style-name="Table1.A2" office:value-type="float" office:value="0">
            <text:p text:style-name="P42">March 3</text:p>
          </table:table-cell>
          <table:table-cell table:style-name="Table1.C2" office:value-type="float" office:value="0">
            <text:p text:style-name="P42">March 3</text:p>
          </table:table-cell>
        </table:table-row>
        <table:table-row>
          <table:table-cell table:style-name="Table1.A2" office:value-type="float" office:value="0">
            <text:p text:style-name="P42">Meshir (Amshir) 25</text:p>
          </table:table-cell>
          <table:table-cell table:style-name="Table1.A2" office:value-type="float" office:value="0">
            <text:p text:style-name="P42">March 4</text:p>
          </table:table-cell>
          <table:table-cell table:style-name="Table1.C2" office:value-type="float" office:value="0">
            <text:p text:style-name="P42">March 4</text:p>
          </table:table-cell>
        </table:table-row>
        <table:table-row>
          <table:table-cell table:style-name="Table1.A2" office:value-type="float" office:value="0">
            <text:p text:style-name="P42">Meshir (Amshir) 26</text:p>
          </table:table-cell>
          <table:table-cell table:style-name="Table1.A2" office:value-type="float" office:value="0">
            <text:p text:style-name="P42">March 5</text:p>
          </table:table-cell>
          <table:table-cell table:style-name="Table1.C2" office:value-type="float" office:value="0">
            <text:p text:style-name="P42">March 5</text:p>
          </table:table-cell>
        </table:table-row>
        <table:table-row>
          <table:table-cell table:style-name="Table1.A2" office:value-type="float" office:value="0">
            <text:p text:style-name="P42">Meshir (Amshir) 27</text:p>
          </table:table-cell>
          <table:table-cell table:style-name="Table1.A2" office:value-type="float" office:value="0">
            <text:p text:style-name="P42">March 6</text:p>
          </table:table-cell>
          <table:table-cell table:style-name="Table1.C2" office:value-type="float" office:value="0">
            <text:p text:style-name="P42">March 6</text:p>
          </table:table-cell>
        </table:table-row>
        <table:table-row>
          <table:table-cell table:style-name="Table1.A2" office:value-type="float" office:value="0">
            <text:p text:style-name="P42">Meshir (Amshir) 28</text:p>
          </table:table-cell>
          <table:table-cell table:style-name="Table1.A2" office:value-type="float" office:value="0">
            <text:p text:style-name="P42">March 7</text:p>
          </table:table-cell>
          <table:table-cell table:style-name="Table1.C2" office:value-type="float" office:value="0">
            <text:p text:style-name="P42">March 7</text:p>
          </table:table-cell>
        </table:table-row>
        <table:table-row>
          <table:table-cell table:style-name="Table1.A2" office:value-type="float" office:value="0">
            <text:p text:style-name="P42">Meshir (Amshir) 29</text:p>
          </table:table-cell>
          <table:table-cell table:style-name="Table1.A2" office:value-type="float" office:value="0">
            <text:p text:style-name="P42">March 8</text:p>
          </table:table-cell>
          <table:table-cell table:style-name="Table1.C2" office:value-type="float" office:value="0">
            <text:p text:style-name="P42">March 8</text:p>
          </table:table-cell>
        </table:table-row>
        <table:table-row>
          <table:table-cell table:style-name="Table1.A2" office:value-type="float" office:value="0">
            <text:p text:style-name="P42">Meshir (Amshir) 30</text:p>
          </table:table-cell>
          <table:table-cell table:style-name="Table1.A2" office:value-type="float" office:value="0">
            <text:p text:style-name="P42">March 9</text:p>
          </table:table-cell>
          <table:table-cell table:style-name="Table1.C2" office:value-type="float" office:value="0">
            <text:p text:style-name="P42">March 9</text:p>
          </table:table-cell>
        </table:table-row>
        <table:table-row>
          <table:table-cell table:style-name="Table1.A2" office:value-type="float" office:value="0">
            <text:p text:style-name="P42">Pamenoth (Baramhat) 1</text:p>
          </table:table-cell>
          <table:table-cell table:style-name="Table1.A2" office:value-type="float" office:value="0">
            <text:p text:style-name="P42">March 10</text:p>
          </table:table-cell>
          <table:table-cell table:style-name="Table1.C2" office:value-type="float" office:value="0">
            <text:p text:style-name="P42">March 10</text:p>
          </table:table-cell>
        </table:table-row>
        <table:table-row>
          <table:table-cell table:style-name="Table1.A2" office:value-type="float" office:value="0">
            <text:p text:style-name="P42">Pamenoth (Baramhat) 2</text:p>
          </table:table-cell>
          <table:table-cell table:style-name="Table1.A2" office:value-type="float" office:value="0">
            <text:p text:style-name="P42">March 11</text:p>
          </table:table-cell>
          <table:table-cell table:style-name="Table1.C2" office:value-type="float" office:value="0">
            <text:p text:style-name="P42">March 11</text:p>
          </table:table-cell>
        </table:table-row>
        <table:table-row>
          <table:table-cell table:style-name="Table1.A2" office:value-type="float" office:value="0">
            <text:p text:style-name="P42">Pamenoth (Baramhat) 3</text:p>
          </table:table-cell>
          <table:table-cell table:style-name="Table1.A2" office:value-type="float" office:value="0">
            <text:p text:style-name="P42">March 12</text:p>
          </table:table-cell>
          <table:table-cell table:style-name="Table1.C2" office:value-type="float" office:value="0">
            <text:p text:style-name="P42">March 12</text:p>
          </table:table-cell>
        </table:table-row>
        <table:table-row>
          <table:table-cell table:style-name="Table1.A2" office:value-type="float" office:value="0">
            <text:p text:style-name="P42">Pamenoth (Baramhat) 4</text:p>
          </table:table-cell>
          <table:table-cell table:style-name="Table1.A2" office:value-type="float" office:value="0">
            <text:p text:style-name="P42">March 13</text:p>
          </table:table-cell>
          <table:table-cell table:style-name="Table1.C2" office:value-type="float" office:value="0">
            <text:p text:style-name="P42">March 13</text:p>
          </table:table-cell>
        </table:table-row>
        <table:table-row>
          <table:table-cell table:style-name="Table1.A2" office:value-type="float" office:value="0">
            <text:p text:style-name="P42">Pamenoth (Baramhat) 5</text:p>
          </table:table-cell>
          <table:table-cell table:style-name="Table1.A2" office:value-type="float" office:value="0">
            <text:p text:style-name="P42">March 14</text:p>
          </table:table-cell>
          <table:table-cell table:style-name="Table1.C2" office:value-type="float" office:value="0">
            <text:p text:style-name="P42">March 14</text:p>
          </table:table-cell>
        </table:table-row>
        <table:table-row>
          <table:table-cell table:style-name="Table1.A2" office:value-type="float" office:value="0">
            <text:p text:style-name="P42">Pamenoth (Baramhat) 6</text:p>
          </table:table-cell>
          <table:table-cell table:style-name="Table1.A2" office:value-type="float" office:value="0">
            <text:p text:style-name="P42">March 15</text:p>
          </table:table-cell>
          <table:table-cell table:style-name="Table1.C2" office:value-type="float" office:value="0">
            <text:p text:style-name="P42">March 15</text:p>
          </table:table-cell>
        </table:table-row>
        <table:table-row>
          <table:table-cell table:style-name="Table1.A2" office:value-type="float" office:value="0">
            <text:p text:style-name="P42">Pamenoth (Baramhat) 7</text:p>
          </table:table-cell>
          <table:table-cell table:style-name="Table1.A2" office:value-type="float" office:value="0">
            <text:p text:style-name="P42">March 16</text:p>
          </table:table-cell>
          <table:table-cell table:style-name="Table1.C2" office:value-type="float" office:value="0">
            <text:p text:style-name="P42">March 16</text:p>
          </table:table-cell>
        </table:table-row>
        <table:table-row>
          <table:table-cell table:style-name="Table1.A2" office:value-type="float" office:value="0">
            <text:p text:style-name="P42">Pamenoth (Baramhat) 8</text:p>
          </table:table-cell>
          <table:table-cell table:style-name="Table1.A2" office:value-type="float" office:value="0">
            <text:p text:style-name="P42">March 17</text:p>
          </table:table-cell>
          <table:table-cell table:style-name="Table1.C2" office:value-type="float" office:value="0">
            <text:p text:style-name="P42">March 17</text:p>
          </table:table-cell>
        </table:table-row>
        <table:table-row>
          <table:table-cell table:style-name="Table1.A2" office:value-type="float" office:value="0">
            <text:p text:style-name="P42">Pamenoth (Baramhat) 9</text:p>
          </table:table-cell>
          <table:table-cell table:style-name="Table1.A2" office:value-type="float" office:value="0">
            <text:p text:style-name="P42">March 18</text:p>
          </table:table-cell>
          <table:table-cell table:style-name="Table1.C2" office:value-type="float" office:value="0">
            <text:p text:style-name="P42">March 18</text:p>
          </table:table-cell>
        </table:table-row>
        <table:table-row>
          <table:table-cell table:style-name="Table1.A2" office:value-type="float" office:value="0">
            <text:p text:style-name="P42">Pamenoth (Baramhat) 10</text:p>
          </table:table-cell>
          <table:table-cell table:style-name="Table1.A2" office:value-type="float" office:value="0">
            <text:p text:style-name="P42">March 19</text:p>
          </table:table-cell>
          <table:table-cell table:style-name="Table1.C2" office:value-type="float" office:value="0">
            <text:p text:style-name="P42">March 19</text:p>
          </table:table-cell>
        </table:table-row>
        <table:table-row>
          <table:table-cell table:style-name="Table1.A2" office:value-type="float" office:value="0">
            <text:p text:style-name="P42">Pamenoth (Baramhat) 11</text:p>
          </table:table-cell>
          <table:table-cell table:style-name="Table1.A2" office:value-type="float" office:value="0">
            <text:p text:style-name="P42">March 20</text:p>
          </table:table-cell>
          <table:table-cell table:style-name="Table1.C2" office:value-type="float" office:value="0">
            <text:p text:style-name="P42">March 20</text:p>
          </table:table-cell>
        </table:table-row>
        <table:table-row>
          <table:table-cell table:style-name="Table1.A2" office:value-type="float" office:value="0">
            <text:p text:style-name="P42">Pamenoth (Baramhat) 12</text:p>
          </table:table-cell>
          <table:table-cell table:style-name="Table1.A2" office:value-type="float" office:value="0">
            <text:p text:style-name="P42">March 21</text:p>
          </table:table-cell>
          <table:table-cell table:style-name="Table1.C2" office:value-type="float" office:value="0">
            <text:p text:style-name="P42">March 21</text:p>
          </table:table-cell>
        </table:table-row>
        <table:table-row>
          <table:table-cell table:style-name="Table1.A2" office:value-type="float" office:value="0">
            <text:p text:style-name="P42">Pamenoth (Baramhat) 13</text:p>
          </table:table-cell>
          <table:table-cell table:style-name="Table1.A2" office:value-type="float" office:value="0">
            <text:p text:style-name="P42">March 22</text:p>
          </table:table-cell>
          <table:table-cell table:style-name="Table1.C2" office:value-type="float" office:value="0">
            <text:p text:style-name="P42">March 22</text:p>
          </table:table-cell>
        </table:table-row>
        <table:table-row>
          <table:table-cell table:style-name="Table1.A2" office:value-type="float" office:value="0">
            <text:p text:style-name="P42">Pamenoth (Baramhat) 14</text:p>
          </table:table-cell>
          <table:table-cell table:style-name="Table1.A2" office:value-type="float" office:value="0">
            <text:p text:style-name="P42">March 23</text:p>
          </table:table-cell>
          <table:table-cell table:style-name="Table1.C2" office:value-type="float" office:value="0">
            <text:p text:style-name="P42">March 23</text:p>
          </table:table-cell>
        </table:table-row>
        <table:table-row>
          <table:table-cell table:style-name="Table1.A2" office:value-type="float" office:value="0">
            <text:p text:style-name="P42">Pamenoth (Baramhat) 15</text:p>
          </table:table-cell>
          <table:table-cell table:style-name="Table1.A2" office:value-type="float" office:value="0">
            <text:p text:style-name="P42">March 24</text:p>
          </table:table-cell>
          <table:table-cell table:style-name="Table1.C2" office:value-type="float" office:value="0">
            <text:p text:style-name="P42">March 24</text:p>
          </table:table-cell>
        </table:table-row>
        <table:table-row>
          <table:table-cell table:style-name="Table1.A2" office:value-type="float" office:value="0">
            <text:p text:style-name="P42">Pamenoth (Baramhat) 16</text:p>
          </table:table-cell>
          <table:table-cell table:style-name="Table1.A2" office:value-type="float" office:value="0">
            <text:p text:style-name="P42">March 25</text:p>
          </table:table-cell>
          <table:table-cell table:style-name="Table1.C2" office:value-type="float" office:value="0">
            <text:p text:style-name="P42">March 25</text:p>
          </table:table-cell>
        </table:table-row>
        <table:table-row>
          <table:table-cell table:style-name="Table1.A2" office:value-type="float" office:value="0">
            <text:p text:style-name="P42">Pamenoth (Baramhat) 17</text:p>
          </table:table-cell>
          <table:table-cell table:style-name="Table1.A2" office:value-type="float" office:value="0">
            <text:p text:style-name="P42">March 26</text:p>
          </table:table-cell>
          <table:table-cell table:style-name="Table1.C2" office:value-type="float" office:value="0">
            <text:p text:style-name="P42">March 26</text:p>
          </table:table-cell>
        </table:table-row>
        <table:table-row>
          <table:table-cell table:style-name="Table1.A2" office:value-type="float" office:value="0">
            <text:p text:style-name="P42">Pamenoth (Baramhat) 18</text:p>
          </table:table-cell>
          <table:table-cell table:style-name="Table1.A2" office:value-type="float" office:value="0">
            <text:p text:style-name="P42">March 27</text:p>
          </table:table-cell>
          <table:table-cell table:style-name="Table1.C2" office:value-type="float" office:value="0">
            <text:p text:style-name="P42">March 27</text:p>
          </table:table-cell>
        </table:table-row>
        <table:table-row>
          <table:table-cell table:style-name="Table1.A2" office:value-type="float" office:value="0">
            <text:p text:style-name="P42">Pamenoth (Baramhat) 19</text:p>
          </table:table-cell>
          <table:table-cell table:style-name="Table1.A2" office:value-type="float" office:value="0">
            <text:p text:style-name="P42">March 28</text:p>
          </table:table-cell>
          <table:table-cell table:style-name="Table1.C2" office:value-type="float" office:value="0">
            <text:p text:style-name="P42">March 28</text:p>
          </table:table-cell>
        </table:table-row>
        <table:table-row>
          <table:table-cell table:style-name="Table1.A2" office:value-type="float" office:value="0">
            <text:p text:style-name="P42">Pamenoth (Baramhat) 20</text:p>
          </table:table-cell>
          <table:table-cell table:style-name="Table1.A2" office:value-type="float" office:value="0">
            <text:p text:style-name="P42">March 29</text:p>
          </table:table-cell>
          <table:table-cell table:style-name="Table1.C2" office:value-type="float" office:value="0">
            <text:p text:style-name="P42">March 29</text:p>
          </table:table-cell>
        </table:table-row>
        <table:table-row>
          <table:table-cell table:style-name="Table1.A2" office:value-type="float" office:value="0">
            <text:p text:style-name="P42">Pamenoth (Baramhat) 21</text:p>
          </table:table-cell>
          <table:table-cell table:style-name="Table1.A2" office:value-type="float" office:value="0">
            <text:p text:style-name="P42">March 30</text:p>
          </table:table-cell>
          <table:table-cell table:style-name="Table1.C2" office:value-type="float" office:value="0">
            <text:p text:style-name="P42">March 30</text:p>
          </table:table-cell>
        </table:table-row>
        <table:table-row>
          <table:table-cell table:style-name="Table1.A2" office:value-type="float" office:value="0">
            <text:p text:style-name="P42">Pamenoth (Baramhat) 22</text:p>
          </table:table-cell>
          <table:table-cell table:style-name="Table1.A2" office:value-type="float" office:value="0">
            <text:p text:style-name="P42">March 31</text:p>
          </table:table-cell>
          <table:table-cell table:style-name="Table1.C2" office:value-type="float" office:value="0">
            <text:p text:style-name="P42">March 31</text:p>
          </table:table-cell>
        </table:table-row>
        <table:table-row>
          <table:table-cell table:style-name="Table1.A2" office:value-type="float" office:value="0">
            <text:p text:style-name="P42">Pamenoth (Baramhat) 23</text:p>
          </table:table-cell>
          <table:table-cell table:style-name="Table1.A2" office:value-type="float" office:value="0">
            <text:p text:style-name="P42">April 1</text:p>
          </table:table-cell>
          <table:table-cell table:style-name="Table1.C2" office:value-type="float" office:value="0">
            <text:p text:style-name="P42">April 1</text:p>
          </table:table-cell>
        </table:table-row>
        <table:table-row>
          <table:table-cell table:style-name="Table1.A2" office:value-type="float" office:value="0">
            <text:p text:style-name="P42">Pamenoth (Baramhat) 24</text:p>
          </table:table-cell>
          <table:table-cell table:style-name="Table1.A2" office:value-type="float" office:value="0">
            <text:p text:style-name="P42">April 2</text:p>
          </table:table-cell>
          <table:table-cell table:style-name="Table1.C2" office:value-type="float" office:value="0">
            <text:p text:style-name="P42">April 2</text:p>
          </table:table-cell>
        </table:table-row>
        <table:table-row>
          <table:table-cell table:style-name="Table1.A2" office:value-type="float" office:value="0">
            <text:p text:style-name="P42">Pamenoth (Baramhat) 25</text:p>
          </table:table-cell>
          <table:table-cell table:style-name="Table1.A2" office:value-type="float" office:value="0">
            <text:p text:style-name="P42">April 3</text:p>
          </table:table-cell>
          <table:table-cell table:style-name="Table1.C2" office:value-type="float" office:value="0">
            <text:p text:style-name="P42">April 3</text:p>
          </table:table-cell>
        </table:table-row>
        <table:table-row>
          <table:table-cell table:style-name="Table1.A2" office:value-type="float" office:value="0">
            <text:p text:style-name="P42">Pamenoth (Baramhat) 26</text:p>
          </table:table-cell>
          <table:table-cell table:style-name="Table1.A2" office:value-type="float" office:value="0">
            <text:p text:style-name="P42">April 4</text:p>
          </table:table-cell>
          <table:table-cell table:style-name="Table1.C2" office:value-type="float" office:value="0">
            <text:p text:style-name="P42">April 4</text:p>
          </table:table-cell>
        </table:table-row>
        <table:table-row>
          <table:table-cell table:style-name="Table1.A2" office:value-type="float" office:value="0">
            <text:p text:style-name="P42">Pamenoth (Baramhat) 27</text:p>
          </table:table-cell>
          <table:table-cell table:style-name="Table1.A2" office:value-type="float" office:value="0">
            <text:p text:style-name="P42">April 5</text:p>
          </table:table-cell>
          <table:table-cell table:style-name="Table1.C2" office:value-type="float" office:value="0">
            <text:p text:style-name="P42">April 5</text:p>
          </table:table-cell>
        </table:table-row>
        <table:table-row>
          <table:table-cell table:style-name="Table1.A2" office:value-type="float" office:value="0">
            <text:p text:style-name="P42">Pamenoth (Baramhat) 28</text:p>
          </table:table-cell>
          <table:table-cell table:style-name="Table1.A2" office:value-type="float" office:value="0">
            <text:p text:style-name="P42">April 6</text:p>
          </table:table-cell>
          <table:table-cell table:style-name="Table1.C2" office:value-type="float" office:value="0">
            <text:p text:style-name="P42">April 6</text:p>
          </table:table-cell>
        </table:table-row>
        <text:soft-page-break/>
        <table:table-row>
          <table:table-cell table:style-name="Table1.A2" office:value-type="float" office:value="0">
            <text:p text:style-name="P42">Pamenoth (Baramhat) 29</text:p>
          </table:table-cell>
          <table:table-cell table:style-name="Table1.A2" office:value-type="float" office:value="0">
            <text:p text:style-name="P42">April 7</text:p>
          </table:table-cell>
          <table:table-cell table:style-name="Table1.C2" office:value-type="float" office:value="0">
            <text:p text:style-name="P42">April 7</text:p>
          </table:table-cell>
        </table:table-row>
        <table:table-row>
          <table:table-cell table:style-name="Table1.A2" office:value-type="float" office:value="0">
            <text:p text:style-name="P42">Pamenoth (Baramhat) 30</text:p>
          </table:table-cell>
          <table:table-cell table:style-name="Table1.A2" office:value-type="float" office:value="0">
            <text:p text:style-name="P42">April 8</text:p>
          </table:table-cell>
          <table:table-cell table:style-name="Table1.C2" office:value-type="float" office:value="0">
            <text:p text:style-name="P42">April 8</text:p>
          </table:table-cell>
        </table:table-row>
        <table:table-row>
          <table:table-cell table:style-name="Table1.A2" office:value-type="float" office:value="0">
            <text:p text:style-name="P42">Pharamuthi (Baramouda) 1</text:p>
          </table:table-cell>
          <table:table-cell table:style-name="Table1.A2" office:value-type="float" office:value="0">
            <text:p text:style-name="P42">April 9</text:p>
          </table:table-cell>
          <table:table-cell table:style-name="Table1.C2" office:value-type="float" office:value="0">
            <text:p text:style-name="P42">April 9</text:p>
          </table:table-cell>
        </table:table-row>
        <table:table-row>
          <table:table-cell table:style-name="Table1.A2" office:value-type="float" office:value="0">
            <text:p text:style-name="P42">Pharamuthi (Baramouda) 2</text:p>
          </table:table-cell>
          <table:table-cell table:style-name="Table1.A2" office:value-type="float" office:value="0">
            <text:p text:style-name="P42">April 10</text:p>
          </table:table-cell>
          <table:table-cell table:style-name="Table1.C2" office:value-type="float" office:value="0">
            <text:p text:style-name="P42">April 10</text:p>
          </table:table-cell>
        </table:table-row>
        <table:table-row>
          <table:table-cell table:style-name="Table1.A2" office:value-type="float" office:value="0">
            <text:p text:style-name="P42">Pharamuthi (Baramouda) 3</text:p>
          </table:table-cell>
          <table:table-cell table:style-name="Table1.A2" office:value-type="float" office:value="0">
            <text:p text:style-name="P42">April 11</text:p>
          </table:table-cell>
          <table:table-cell table:style-name="Table1.C2" office:value-type="float" office:value="0">
            <text:p text:style-name="P42">April 11</text:p>
          </table:table-cell>
        </table:table-row>
        <table:table-row>
          <table:table-cell table:style-name="Table1.A2" office:value-type="float" office:value="0">
            <text:p text:style-name="P42">Pharamuthi (Baramouda) 4</text:p>
          </table:table-cell>
          <table:table-cell table:style-name="Table1.A2" office:value-type="float" office:value="0">
            <text:p text:style-name="P42">April 12</text:p>
          </table:table-cell>
          <table:table-cell table:style-name="Table1.C2" office:value-type="float" office:value="0">
            <text:p text:style-name="P42">April 12</text:p>
          </table:table-cell>
        </table:table-row>
        <table:table-row>
          <table:table-cell table:style-name="Table1.A2" office:value-type="float" office:value="0">
            <text:p text:style-name="P42">Pharamuthi (Baramouda) 5</text:p>
          </table:table-cell>
          <table:table-cell table:style-name="Table1.A2" office:value-type="float" office:value="0">
            <text:p text:style-name="P42">April 13</text:p>
          </table:table-cell>
          <table:table-cell table:style-name="Table1.C2" office:value-type="float" office:value="0">
            <text:p text:style-name="P42">April 13</text:p>
          </table:table-cell>
        </table:table-row>
        <table:table-row>
          <table:table-cell table:style-name="Table1.A2" office:value-type="float" office:value="0">
            <text:p text:style-name="P42">Pharamuthi (Baramouda) 6</text:p>
          </table:table-cell>
          <table:table-cell table:style-name="Table1.A2" office:value-type="float" office:value="0">
            <text:p text:style-name="P42">April 14</text:p>
          </table:table-cell>
          <table:table-cell table:style-name="Table1.C2" office:value-type="float" office:value="0">
            <text:p text:style-name="P42">April 14</text:p>
          </table:table-cell>
        </table:table-row>
        <table:table-row>
          <table:table-cell table:style-name="Table1.A2" office:value-type="float" office:value="0">
            <text:p text:style-name="P42">Pharamuthi (Baramouda) 7</text:p>
          </table:table-cell>
          <table:table-cell table:style-name="Table1.A2" office:value-type="float" office:value="0">
            <text:p text:style-name="P42">April 15</text:p>
          </table:table-cell>
          <table:table-cell table:style-name="Table1.C2" office:value-type="float" office:value="0">
            <text:p text:style-name="P42">April 15</text:p>
          </table:table-cell>
        </table:table-row>
        <table:table-row>
          <table:table-cell table:style-name="Table1.A2" office:value-type="float" office:value="0">
            <text:p text:style-name="P42">Pharamuthi (Baramouda) 8</text:p>
          </table:table-cell>
          <table:table-cell table:style-name="Table1.A2" office:value-type="float" office:value="0">
            <text:p text:style-name="P42">April 16</text:p>
          </table:table-cell>
          <table:table-cell table:style-name="Table1.C2" office:value-type="float" office:value="0">
            <text:p text:style-name="P42">April 16</text:p>
          </table:table-cell>
        </table:table-row>
        <table:table-row>
          <table:table-cell table:style-name="Table1.A2" office:value-type="float" office:value="0">
            <text:p text:style-name="P42">Pharamuthi (Baramouda) 9</text:p>
          </table:table-cell>
          <table:table-cell table:style-name="Table1.A2" office:value-type="float" office:value="0">
            <text:p text:style-name="P42">April 17</text:p>
          </table:table-cell>
          <table:table-cell table:style-name="Table1.C2" office:value-type="float" office:value="0">
            <text:p text:style-name="P42">April 17</text:p>
          </table:table-cell>
        </table:table-row>
        <table:table-row>
          <table:table-cell table:style-name="Table1.A2" office:value-type="float" office:value="0">
            <text:p text:style-name="P42">Pharamuthi (Baramouda) 10</text:p>
          </table:table-cell>
          <table:table-cell table:style-name="Table1.A2" office:value-type="float" office:value="0">
            <text:p text:style-name="P42">April 18</text:p>
          </table:table-cell>
          <table:table-cell table:style-name="Table1.C2" office:value-type="float" office:value="0">
            <text:p text:style-name="P42">April 18</text:p>
          </table:table-cell>
        </table:table-row>
        <table:table-row>
          <table:table-cell table:style-name="Table1.A2" office:value-type="float" office:value="0">
            <text:p text:style-name="P42">Pharamuthi (Baramouda) 11</text:p>
          </table:table-cell>
          <table:table-cell table:style-name="Table1.A2" office:value-type="float" office:value="0">
            <text:p text:style-name="P42">April 19</text:p>
          </table:table-cell>
          <table:table-cell table:style-name="Table1.C2" office:value-type="float" office:value="0">
            <text:p text:style-name="P42">April 19</text:p>
          </table:table-cell>
        </table:table-row>
        <table:table-row>
          <table:table-cell table:style-name="Table1.A2" office:value-type="float" office:value="0">
            <text:p text:style-name="P42">Pharamuthi (Baramouda) 12</text:p>
          </table:table-cell>
          <table:table-cell table:style-name="Table1.A2" office:value-type="float" office:value="0">
            <text:p text:style-name="P42">April 20</text:p>
          </table:table-cell>
          <table:table-cell table:style-name="Table1.C2" office:value-type="float" office:value="0">
            <text:p text:style-name="P42">April 20</text:p>
          </table:table-cell>
        </table:table-row>
        <table:table-row>
          <table:table-cell table:style-name="Table1.A2" office:value-type="float" office:value="0">
            <text:p text:style-name="P42">Pharamuthi (Baramouda) 13</text:p>
          </table:table-cell>
          <table:table-cell table:style-name="Table1.A2" office:value-type="float" office:value="0">
            <text:p text:style-name="P42">April 21</text:p>
          </table:table-cell>
          <table:table-cell table:style-name="Table1.C2" office:value-type="float" office:value="0">
            <text:p text:style-name="P42">April 21</text:p>
          </table:table-cell>
        </table:table-row>
        <table:table-row>
          <table:table-cell table:style-name="Table1.A2" office:value-type="float" office:value="0">
            <text:p text:style-name="P42">Pharamuthi (Baramouda) 14</text:p>
          </table:table-cell>
          <table:table-cell table:style-name="Table1.A2" office:value-type="float" office:value="0">
            <text:p text:style-name="P42">April 22</text:p>
          </table:table-cell>
          <table:table-cell table:style-name="Table1.C2" office:value-type="float" office:value="0">
            <text:p text:style-name="P42">April 22</text:p>
          </table:table-cell>
        </table:table-row>
        <table:table-row>
          <table:table-cell table:style-name="Table1.A2" office:value-type="float" office:value="0">
            <text:p text:style-name="P42">Pharamuthi (Baramouda) 15</text:p>
          </table:table-cell>
          <table:table-cell table:style-name="Table1.A2" office:value-type="float" office:value="0">
            <text:p text:style-name="P42">April 23</text:p>
          </table:table-cell>
          <table:table-cell table:style-name="Table1.C2" office:value-type="float" office:value="0">
            <text:p text:style-name="P42">April 23</text:p>
          </table:table-cell>
        </table:table-row>
        <table:table-row>
          <table:table-cell table:style-name="Table1.A2" office:value-type="float" office:value="0">
            <text:p text:style-name="P42">Pharamuthi (Baramouda) 16</text:p>
          </table:table-cell>
          <table:table-cell table:style-name="Table1.A2" office:value-type="float" office:value="0">
            <text:p text:style-name="P42">April 24</text:p>
          </table:table-cell>
          <table:table-cell table:style-name="Table1.C2" office:value-type="float" office:value="0">
            <text:p text:style-name="P42">April 24</text:p>
          </table:table-cell>
        </table:table-row>
        <table:table-row>
          <table:table-cell table:style-name="Table1.A2" office:value-type="float" office:value="0">
            <text:p text:style-name="P42">Pharamuthi (Baramouda) 17</text:p>
          </table:table-cell>
          <table:table-cell table:style-name="Table1.A2" office:value-type="float" office:value="0">
            <text:p text:style-name="P42">April 25</text:p>
          </table:table-cell>
          <table:table-cell table:style-name="Table1.C2" office:value-type="float" office:value="0">
            <text:p text:style-name="P42">April 25</text:p>
          </table:table-cell>
        </table:table-row>
        <table:table-row>
          <table:table-cell table:style-name="Table1.A2" office:value-type="float" office:value="0">
            <text:p text:style-name="P42">Pharamuthi (Baramouda) 18</text:p>
          </table:table-cell>
          <table:table-cell table:style-name="Table1.A2" office:value-type="float" office:value="0">
            <text:p text:style-name="P42">April 26</text:p>
          </table:table-cell>
          <table:table-cell table:style-name="Table1.C2" office:value-type="float" office:value="0">
            <text:p text:style-name="P42">April 26</text:p>
          </table:table-cell>
        </table:table-row>
        <table:table-row>
          <table:table-cell table:style-name="Table1.A2" office:value-type="float" office:value="0">
            <text:p text:style-name="P42">Pharamuthi (Baramouda) 19</text:p>
          </table:table-cell>
          <table:table-cell table:style-name="Table1.A2" office:value-type="float" office:value="0">
            <text:p text:style-name="P42">April 27</text:p>
          </table:table-cell>
          <table:table-cell table:style-name="Table1.C2" office:value-type="float" office:value="0">
            <text:p text:style-name="P42">April 27</text:p>
          </table:table-cell>
        </table:table-row>
        <table:table-row>
          <table:table-cell table:style-name="Table1.A2" office:value-type="float" office:value="0">
            <text:p text:style-name="P42">Pharamuthi (Baramouda) 20</text:p>
          </table:table-cell>
          <table:table-cell table:style-name="Table1.A2" office:value-type="float" office:value="0">
            <text:p text:style-name="P42">April 28</text:p>
          </table:table-cell>
          <table:table-cell table:style-name="Table1.C2" office:value-type="float" office:value="0">
            <text:p text:style-name="P42">April 28</text:p>
          </table:table-cell>
        </table:table-row>
        <table:table-row>
          <table:table-cell table:style-name="Table1.A2" office:value-type="float" office:value="0">
            <text:p text:style-name="P42">Pharamuthi (Baramouda) 21</text:p>
          </table:table-cell>
          <table:table-cell table:style-name="Table1.A2" office:value-type="float" office:value="0">
            <text:p text:style-name="P42">April 29</text:p>
          </table:table-cell>
          <table:table-cell table:style-name="Table1.C2" office:value-type="float" office:value="0">
            <text:p text:style-name="P42">April 29</text:p>
          </table:table-cell>
        </table:table-row>
        <table:table-row>
          <table:table-cell table:style-name="Table1.A2" office:value-type="float" office:value="0">
            <text:p text:style-name="P42">Pharamuthi (Baramouda) 22</text:p>
          </table:table-cell>
          <table:table-cell table:style-name="Table1.A2" office:value-type="float" office:value="0">
            <text:p text:style-name="P42">April 30</text:p>
          </table:table-cell>
          <table:table-cell table:style-name="Table1.C2" office:value-type="float" office:value="0">
            <text:p text:style-name="P42">April 30</text:p>
          </table:table-cell>
        </table:table-row>
        <table:table-row>
          <table:table-cell table:style-name="Table1.A2" office:value-type="float" office:value="0">
            <text:p text:style-name="P42">Pharamuthi (Baramouda) 23</text:p>
          </table:table-cell>
          <table:table-cell table:style-name="Table1.A2" office:value-type="float" office:value="0">
            <text:p text:style-name="P42">May 1</text:p>
          </table:table-cell>
          <table:table-cell table:style-name="Table1.C2" office:value-type="float" office:value="0">
            <text:p text:style-name="P42">May 1</text:p>
          </table:table-cell>
        </table:table-row>
        <table:table-row>
          <table:table-cell table:style-name="Table1.A2" office:value-type="float" office:value="0">
            <text:p text:style-name="P42">Pharamuthi (Baramouda) 24</text:p>
          </table:table-cell>
          <table:table-cell table:style-name="Table1.A2" office:value-type="float" office:value="0">
            <text:p text:style-name="P42">May 2</text:p>
          </table:table-cell>
          <table:table-cell table:style-name="Table1.C2" office:value-type="float" office:value="0">
            <text:p text:style-name="P42">May 2</text:p>
          </table:table-cell>
        </table:table-row>
        <table:table-row>
          <table:table-cell table:style-name="Table1.A2" office:value-type="float" office:value="0">
            <text:p text:style-name="P42">Pharamuthi (Baramouda) 25</text:p>
          </table:table-cell>
          <table:table-cell table:style-name="Table1.A2" office:value-type="float" office:value="0">
            <text:p text:style-name="P42">May 3</text:p>
          </table:table-cell>
          <table:table-cell table:style-name="Table1.C2" office:value-type="float" office:value="0">
            <text:p text:style-name="P42">May 3</text:p>
          </table:table-cell>
        </table:table-row>
        <table:table-row>
          <table:table-cell table:style-name="Table1.A2" office:value-type="float" office:value="0">
            <text:p text:style-name="P42">Pharamuthi (Baramouda) 26</text:p>
          </table:table-cell>
          <table:table-cell table:style-name="Table1.A2" office:value-type="float" office:value="0">
            <text:p text:style-name="P42">May 4</text:p>
          </table:table-cell>
          <table:table-cell table:style-name="Table1.C2" office:value-type="float" office:value="0">
            <text:p text:style-name="P42">May 4</text:p>
          </table:table-cell>
        </table:table-row>
        <table:table-row>
          <table:table-cell table:style-name="Table1.A2" office:value-type="float" office:value="0">
            <text:p text:style-name="P42">Pharamuthi (Baramouda) 27</text:p>
          </table:table-cell>
          <table:table-cell table:style-name="Table1.A2" office:value-type="float" office:value="0">
            <text:p text:style-name="P42">May 5</text:p>
          </table:table-cell>
          <table:table-cell table:style-name="Table1.C2" office:value-type="float" office:value="0">
            <text:p text:style-name="P42">May 5</text:p>
          </table:table-cell>
        </table:table-row>
        <table:table-row>
          <table:table-cell table:style-name="Table1.A2" office:value-type="float" office:value="0">
            <text:p text:style-name="P42">Pharamuthi (Baramouda) 28</text:p>
          </table:table-cell>
          <table:table-cell table:style-name="Table1.A2" office:value-type="float" office:value="0">
            <text:p text:style-name="P42">May 6</text:p>
          </table:table-cell>
          <table:table-cell table:style-name="Table1.C2" office:value-type="float" office:value="0">
            <text:p text:style-name="P42">May 6</text:p>
          </table:table-cell>
        </table:table-row>
        <table:table-row>
          <table:table-cell table:style-name="Table1.A2" office:value-type="float" office:value="0">
            <text:p text:style-name="P42">Pharamuthi (Baramouda) 29</text:p>
          </table:table-cell>
          <table:table-cell table:style-name="Table1.A2" office:value-type="float" office:value="0">
            <text:p text:style-name="P42">May 7</text:p>
          </table:table-cell>
          <table:table-cell table:style-name="Table1.C2" office:value-type="float" office:value="0">
            <text:p text:style-name="P42">May 7</text:p>
          </table:table-cell>
        </table:table-row>
        <table:table-row>
          <table:table-cell table:style-name="Table1.A2" office:value-type="float" office:value="0">
            <text:p text:style-name="P42">Pharamuthi (Baramouda) 30</text:p>
          </table:table-cell>
          <table:table-cell table:style-name="Table1.A2" office:value-type="float" office:value="0">
            <text:p text:style-name="P42">May 8</text:p>
          </table:table-cell>
          <table:table-cell table:style-name="Table1.C2" office:value-type="float" office:value="0">
            <text:p text:style-name="P42">May 8</text:p>
          </table:table-cell>
        </table:table-row>
        <table:table-row>
          <table:table-cell table:style-name="Table1.A2" office:value-type="float" office:value="0">
            <text:p text:style-name="P42">Pashons (Bashons) 1</text:p>
          </table:table-cell>
          <table:table-cell table:style-name="Table1.A2" office:value-type="float" office:value="0">
            <text:p text:style-name="P42">May 9</text:p>
          </table:table-cell>
          <table:table-cell table:style-name="Table1.C2" office:value-type="float" office:value="0">
            <text:p text:style-name="P42">May 9</text:p>
          </table:table-cell>
        </table:table-row>
        <table:table-row>
          <table:table-cell table:style-name="Table1.A2" office:value-type="float" office:value="0">
            <text:p text:style-name="P42">Pashons (Bashons) 2</text:p>
          </table:table-cell>
          <table:table-cell table:style-name="Table1.A2" office:value-type="float" office:value="0">
            <text:p text:style-name="P42">May 10</text:p>
          </table:table-cell>
          <table:table-cell table:style-name="Table1.C2" office:value-type="float" office:value="0">
            <text:p text:style-name="P42">May 10</text:p>
          </table:table-cell>
        </table:table-row>
        <table:table-row>
          <table:table-cell table:style-name="Table1.A2" office:value-type="float" office:value="0">
            <text:p text:style-name="P42">Pashons (Bashons) 3</text:p>
          </table:table-cell>
          <table:table-cell table:style-name="Table1.A2" office:value-type="float" office:value="0">
            <text:p text:style-name="P42">May 11</text:p>
          </table:table-cell>
          <table:table-cell table:style-name="Table1.C2" office:value-type="float" office:value="0">
            <text:p text:style-name="P42">May 11</text:p>
          </table:table-cell>
        </table:table-row>
        <text:soft-page-break/>
        <table:table-row>
          <table:table-cell table:style-name="Table1.A2" office:value-type="float" office:value="0">
            <text:p text:style-name="P42">Pashons (Bashons) 4</text:p>
          </table:table-cell>
          <table:table-cell table:style-name="Table1.A2" office:value-type="float" office:value="0">
            <text:p text:style-name="P42">May 12</text:p>
          </table:table-cell>
          <table:table-cell table:style-name="Table1.C2" office:value-type="float" office:value="0">
            <text:p text:style-name="P42">May 12</text:p>
          </table:table-cell>
        </table:table-row>
        <table:table-row>
          <table:table-cell table:style-name="Table1.A2" office:value-type="float" office:value="0">
            <text:p text:style-name="P42">Pashons (Bashons) 5</text:p>
          </table:table-cell>
          <table:table-cell table:style-name="Table1.A2" office:value-type="float" office:value="0">
            <text:p text:style-name="P42">May 13</text:p>
          </table:table-cell>
          <table:table-cell table:style-name="Table1.C2" office:value-type="float" office:value="0">
            <text:p text:style-name="P42">May 13</text:p>
          </table:table-cell>
        </table:table-row>
        <table:table-row>
          <table:table-cell table:style-name="Table1.A2" office:value-type="float" office:value="0">
            <text:p text:style-name="P42">Pashons (Bashons) 6</text:p>
          </table:table-cell>
          <table:table-cell table:style-name="Table1.A2" office:value-type="float" office:value="0">
            <text:p text:style-name="P42">May 14</text:p>
          </table:table-cell>
          <table:table-cell table:style-name="Table1.C2" office:value-type="float" office:value="0">
            <text:p text:style-name="P42">May 14</text:p>
          </table:table-cell>
        </table:table-row>
        <table:table-row>
          <table:table-cell table:style-name="Table1.A2" office:value-type="float" office:value="0">
            <text:p text:style-name="P42">Pashons (Bashons) 7</text:p>
          </table:table-cell>
          <table:table-cell table:style-name="Table1.A2" office:value-type="float" office:value="0">
            <text:p text:style-name="P42">May 15</text:p>
          </table:table-cell>
          <table:table-cell table:style-name="Table1.C2" office:value-type="float" office:value="0">
            <text:p text:style-name="P42">May 15</text:p>
          </table:table-cell>
        </table:table-row>
        <table:table-row>
          <table:table-cell table:style-name="Table1.A2" office:value-type="float" office:value="0">
            <text:p text:style-name="P42">Pashons (Bashons) 8</text:p>
          </table:table-cell>
          <table:table-cell table:style-name="Table1.A2" office:value-type="float" office:value="0">
            <text:p text:style-name="P42">May 16</text:p>
          </table:table-cell>
          <table:table-cell table:style-name="Table1.C2" office:value-type="float" office:value="0">
            <text:p text:style-name="P42">May 16</text:p>
          </table:table-cell>
        </table:table-row>
        <table:table-row>
          <table:table-cell table:style-name="Table1.A2" office:value-type="float" office:value="0">
            <text:p text:style-name="P42">Pashons (Bashons) 9</text:p>
          </table:table-cell>
          <table:table-cell table:style-name="Table1.A2" office:value-type="float" office:value="0">
            <text:p text:style-name="P42">May 17</text:p>
          </table:table-cell>
          <table:table-cell table:style-name="Table1.C2" office:value-type="float" office:value="0">
            <text:p text:style-name="P42">May 17</text:p>
          </table:table-cell>
        </table:table-row>
        <table:table-row>
          <table:table-cell table:style-name="Table1.A2" office:value-type="float" office:value="0">
            <text:p text:style-name="P42">Pashons (Bashons) 10</text:p>
          </table:table-cell>
          <table:table-cell table:style-name="Table1.A2" office:value-type="float" office:value="0">
            <text:p text:style-name="P42">May 18</text:p>
          </table:table-cell>
          <table:table-cell table:style-name="Table1.C2" office:value-type="float" office:value="0">
            <text:p text:style-name="P42">May 18</text:p>
          </table:table-cell>
        </table:table-row>
        <table:table-row>
          <table:table-cell table:style-name="Table1.A2" office:value-type="float" office:value="0">
            <text:p text:style-name="P42">Pashons (Bashons) 11</text:p>
          </table:table-cell>
          <table:table-cell table:style-name="Table1.A2" office:value-type="float" office:value="0">
            <text:p text:style-name="P42">May 19</text:p>
          </table:table-cell>
          <table:table-cell table:style-name="Table1.C2" office:value-type="float" office:value="0">
            <text:p text:style-name="P42">May 19</text:p>
          </table:table-cell>
        </table:table-row>
        <table:table-row>
          <table:table-cell table:style-name="Table1.A2" office:value-type="float" office:value="0">
            <text:p text:style-name="P42">Pashons (Bashons) 12</text:p>
          </table:table-cell>
          <table:table-cell table:style-name="Table1.A2" office:value-type="float" office:value="0">
            <text:p text:style-name="P42">May 20</text:p>
          </table:table-cell>
          <table:table-cell table:style-name="Table1.C2" office:value-type="float" office:value="0">
            <text:p text:style-name="P42">May 20</text:p>
          </table:table-cell>
        </table:table-row>
        <table:table-row>
          <table:table-cell table:style-name="Table1.A2" office:value-type="float" office:value="0">
            <text:p text:style-name="P42">Pashons (Bashons) 13</text:p>
          </table:table-cell>
          <table:table-cell table:style-name="Table1.A2" office:value-type="float" office:value="0">
            <text:p text:style-name="P42">May 21</text:p>
          </table:table-cell>
          <table:table-cell table:style-name="Table1.C2" office:value-type="float" office:value="0">
            <text:p text:style-name="P42">May 21</text:p>
          </table:table-cell>
        </table:table-row>
        <table:table-row>
          <table:table-cell table:style-name="Table1.A2" office:value-type="float" office:value="0">
            <text:p text:style-name="P42">Pashons (Bashons) 14</text:p>
          </table:table-cell>
          <table:table-cell table:style-name="Table1.A2" office:value-type="float" office:value="0">
            <text:p text:style-name="P42">May 22</text:p>
          </table:table-cell>
          <table:table-cell table:style-name="Table1.C2" office:value-type="float" office:value="0">
            <text:p text:style-name="P42">May 22</text:p>
          </table:table-cell>
        </table:table-row>
        <table:table-row>
          <table:table-cell table:style-name="Table1.A2" office:value-type="float" office:value="0">
            <text:p text:style-name="P42">Pashons (Bashons) 15</text:p>
          </table:table-cell>
          <table:table-cell table:style-name="Table1.A2" office:value-type="float" office:value="0">
            <text:p text:style-name="P42">May 23</text:p>
          </table:table-cell>
          <table:table-cell table:style-name="Table1.C2" office:value-type="float" office:value="0">
            <text:p text:style-name="P42">May 23</text:p>
          </table:table-cell>
        </table:table-row>
        <table:table-row>
          <table:table-cell table:style-name="Table1.A2" office:value-type="float" office:value="0">
            <text:p text:style-name="P42">Pashons (Bashons) 16</text:p>
          </table:table-cell>
          <table:table-cell table:style-name="Table1.A2" office:value-type="float" office:value="0">
            <text:p text:style-name="P42">May 24</text:p>
          </table:table-cell>
          <table:table-cell table:style-name="Table1.C2" office:value-type="float" office:value="0">
            <text:p text:style-name="P42">May 24</text:p>
          </table:table-cell>
        </table:table-row>
        <table:table-row>
          <table:table-cell table:style-name="Table1.A2" office:value-type="float" office:value="0">
            <text:p text:style-name="P42">Pashons (Bashons) 17</text:p>
          </table:table-cell>
          <table:table-cell table:style-name="Table1.A2" office:value-type="float" office:value="0">
            <text:p text:style-name="P42">May 25</text:p>
          </table:table-cell>
          <table:table-cell table:style-name="Table1.C2" office:value-type="float" office:value="0">
            <text:p text:style-name="P42">May 25</text:p>
          </table:table-cell>
        </table:table-row>
        <table:table-row>
          <table:table-cell table:style-name="Table1.A2" office:value-type="float" office:value="0">
            <text:p text:style-name="P42">Pashons (Bashons) 18</text:p>
          </table:table-cell>
          <table:table-cell table:style-name="Table1.A2" office:value-type="float" office:value="0">
            <text:p text:style-name="P42">May 26</text:p>
          </table:table-cell>
          <table:table-cell table:style-name="Table1.C2" office:value-type="float" office:value="0">
            <text:p text:style-name="P42">May 26</text:p>
          </table:table-cell>
        </table:table-row>
        <table:table-row>
          <table:table-cell table:style-name="Table1.A2" office:value-type="float" office:value="0">
            <text:p text:style-name="P42">Pashons (Bashons) 19</text:p>
          </table:table-cell>
          <table:table-cell table:style-name="Table1.A2" office:value-type="float" office:value="0">
            <text:p text:style-name="P42">May 27</text:p>
          </table:table-cell>
          <table:table-cell table:style-name="Table1.C2" office:value-type="float" office:value="0">
            <text:p text:style-name="P42">May 27</text:p>
          </table:table-cell>
        </table:table-row>
        <table:table-row>
          <table:table-cell table:style-name="Table1.A2" office:value-type="float" office:value="0">
            <text:p text:style-name="P42">Pashons (Bashons) 20</text:p>
          </table:table-cell>
          <table:table-cell table:style-name="Table1.A2" office:value-type="float" office:value="0">
            <text:p text:style-name="P42">May 28</text:p>
          </table:table-cell>
          <table:table-cell table:style-name="Table1.C2" office:value-type="float" office:value="0">
            <text:p text:style-name="P42">May 28</text:p>
          </table:table-cell>
        </table:table-row>
        <table:table-row>
          <table:table-cell table:style-name="Table1.A2" office:value-type="float" office:value="0">
            <text:p text:style-name="P42">Pashons (Bashons) 21</text:p>
          </table:table-cell>
          <table:table-cell table:style-name="Table1.A2" office:value-type="float" office:value="0">
            <text:p text:style-name="P42">May 29</text:p>
          </table:table-cell>
          <table:table-cell table:style-name="Table1.C2" office:value-type="float" office:value="0">
            <text:p text:style-name="P42">May 29</text:p>
          </table:table-cell>
        </table:table-row>
        <table:table-row>
          <table:table-cell table:style-name="Table1.A2" office:value-type="float" office:value="0">
            <text:p text:style-name="P42">Pashons (Bashons) 22</text:p>
          </table:table-cell>
          <table:table-cell table:style-name="Table1.A2" office:value-type="float" office:value="0">
            <text:p text:style-name="P42">May 30</text:p>
          </table:table-cell>
          <table:table-cell table:style-name="Table1.C2" office:value-type="float" office:value="0">
            <text:p text:style-name="P42">May 30</text:p>
          </table:table-cell>
        </table:table-row>
        <table:table-row>
          <table:table-cell table:style-name="Table1.A2" office:value-type="float" office:value="0">
            <text:p text:style-name="P42">Pashons (Bashons) 23</text:p>
          </table:table-cell>
          <table:table-cell table:style-name="Table1.A2" office:value-type="float" office:value="0">
            <text:p text:style-name="P42">May 31</text:p>
          </table:table-cell>
          <table:table-cell table:style-name="Table1.C2" office:value-type="float" office:value="0">
            <text:p text:style-name="P42">May 31</text:p>
          </table:table-cell>
        </table:table-row>
        <table:table-row>
          <table:table-cell table:style-name="Table1.A2" office:value-type="float" office:value="0">
            <text:p text:style-name="P42">Pashons (Bashons) 24</text:p>
          </table:table-cell>
          <table:table-cell table:style-name="Table1.A2" office:value-type="float" office:value="0">
            <text:p text:style-name="P42">June 1</text:p>
          </table:table-cell>
          <table:table-cell table:style-name="Table1.C2" office:value-type="float" office:value="0">
            <text:p text:style-name="P42">June 1</text:p>
          </table:table-cell>
        </table:table-row>
        <table:table-row>
          <table:table-cell table:style-name="Table1.A2" office:value-type="float" office:value="0">
            <text:p text:style-name="P42">Pashons (Bashons) 25</text:p>
          </table:table-cell>
          <table:table-cell table:style-name="Table1.A2" office:value-type="float" office:value="0">
            <text:p text:style-name="P42">June 2</text:p>
          </table:table-cell>
          <table:table-cell table:style-name="Table1.C2" office:value-type="float" office:value="0">
            <text:p text:style-name="P42">June 2</text:p>
          </table:table-cell>
        </table:table-row>
        <table:table-row>
          <table:table-cell table:style-name="Table1.A2" office:value-type="float" office:value="0">
            <text:p text:style-name="P42">Pashons (Bashons) 26</text:p>
          </table:table-cell>
          <table:table-cell table:style-name="Table1.A2" office:value-type="float" office:value="0">
            <text:p text:style-name="P42">June 3</text:p>
          </table:table-cell>
          <table:table-cell table:style-name="Table1.C2" office:value-type="float" office:value="0">
            <text:p text:style-name="P42">June 3</text:p>
          </table:table-cell>
        </table:table-row>
        <table:table-row>
          <table:table-cell table:style-name="Table1.A2" office:value-type="float" office:value="0">
            <text:p text:style-name="P42">Pashons (Bashons) 27</text:p>
          </table:table-cell>
          <table:table-cell table:style-name="Table1.A2" office:value-type="float" office:value="0">
            <text:p text:style-name="P42">June 4</text:p>
          </table:table-cell>
          <table:table-cell table:style-name="Table1.C2" office:value-type="float" office:value="0">
            <text:p text:style-name="P42">June 4</text:p>
          </table:table-cell>
        </table:table-row>
        <table:table-row>
          <table:table-cell table:style-name="Table1.A2" office:value-type="float" office:value="0">
            <text:p text:style-name="P42">Pashons (Bashons) 28</text:p>
          </table:table-cell>
          <table:table-cell table:style-name="Table1.A2" office:value-type="float" office:value="0">
            <text:p text:style-name="P42">June 5</text:p>
          </table:table-cell>
          <table:table-cell table:style-name="Table1.C2" office:value-type="float" office:value="0">
            <text:p text:style-name="P42">June 5</text:p>
          </table:table-cell>
        </table:table-row>
        <table:table-row>
          <table:table-cell table:style-name="Table1.A2" office:value-type="float" office:value="0">
            <text:p text:style-name="P42">Pashons (Bashons) 29</text:p>
          </table:table-cell>
          <table:table-cell table:style-name="Table1.A2" office:value-type="float" office:value="0">
            <text:p text:style-name="P42">June 6</text:p>
          </table:table-cell>
          <table:table-cell table:style-name="Table1.C2" office:value-type="float" office:value="0">
            <text:p text:style-name="P42">June 6</text:p>
          </table:table-cell>
        </table:table-row>
        <table:table-row>
          <table:table-cell table:style-name="Table1.A2" office:value-type="float" office:value="0">
            <text:p text:style-name="P42">Pashons (Bashons) 30</text:p>
          </table:table-cell>
          <table:table-cell table:style-name="Table1.A2" office:value-type="float" office:value="0">
            <text:p text:style-name="P42">June 7</text:p>
          </table:table-cell>
          <table:table-cell table:style-name="Table1.C2" office:value-type="float" office:value="0">
            <text:p text:style-name="P42">June 7</text:p>
          </table:table-cell>
        </table:table-row>
        <table:table-row>
          <table:table-cell table:style-name="Table1.A2" office:value-type="float" office:value="0">
            <text:p text:style-name="P42">Paoni (Baunah) 1</text:p>
          </table:table-cell>
          <table:table-cell table:style-name="Table1.A2" office:value-type="float" office:value="0">
            <text:p text:style-name="P42">June 8</text:p>
          </table:table-cell>
          <table:table-cell table:style-name="Table1.C2" office:value-type="float" office:value="0">
            <text:p text:style-name="P42">June 8</text:p>
          </table:table-cell>
        </table:table-row>
        <table:table-row>
          <table:table-cell table:style-name="Table1.A2" office:value-type="float" office:value="0">
            <text:p text:style-name="P42">Paoni (Baunah) 2</text:p>
          </table:table-cell>
          <table:table-cell table:style-name="Table1.A2" office:value-type="float" office:value="0">
            <text:p text:style-name="P42">June 9</text:p>
          </table:table-cell>
          <table:table-cell table:style-name="Table1.C2" office:value-type="float" office:value="0">
            <text:p text:style-name="P42">June 9</text:p>
          </table:table-cell>
        </table:table-row>
        <table:table-row>
          <table:table-cell table:style-name="Table1.A2" office:value-type="float" office:value="0">
            <text:p text:style-name="P42">Paoni (Baunah) 3</text:p>
          </table:table-cell>
          <table:table-cell table:style-name="Table1.A2" office:value-type="float" office:value="0">
            <text:p text:style-name="P42">June 10</text:p>
          </table:table-cell>
          <table:table-cell table:style-name="Table1.C2" office:value-type="float" office:value="0">
            <text:p text:style-name="P42">June 10</text:p>
          </table:table-cell>
        </table:table-row>
        <table:table-row>
          <table:table-cell table:style-name="Table1.A2" office:value-type="float" office:value="0">
            <text:p text:style-name="P42">Paoni (Baunah) 4</text:p>
          </table:table-cell>
          <table:table-cell table:style-name="Table1.A2" office:value-type="float" office:value="0">
            <text:p text:style-name="P42">June 11</text:p>
          </table:table-cell>
          <table:table-cell table:style-name="Table1.C2" office:value-type="float" office:value="0">
            <text:p text:style-name="P42">June 11</text:p>
          </table:table-cell>
        </table:table-row>
        <table:table-row>
          <table:table-cell table:style-name="Table1.A2" office:value-type="float" office:value="0">
            <text:p text:style-name="P42">Paoni (Baunah) 5</text:p>
          </table:table-cell>
          <table:table-cell table:style-name="Table1.A2" office:value-type="float" office:value="0">
            <text:p text:style-name="P42">June 12</text:p>
          </table:table-cell>
          <table:table-cell table:style-name="Table1.C2" office:value-type="float" office:value="0">
            <text:p text:style-name="P42">June 12</text:p>
          </table:table-cell>
        </table:table-row>
        <table:table-row>
          <table:table-cell table:style-name="Table1.A2" office:value-type="float" office:value="0">
            <text:p text:style-name="P42">Paoni (Baunah) 6</text:p>
          </table:table-cell>
          <table:table-cell table:style-name="Table1.A2" office:value-type="float" office:value="0">
            <text:p text:style-name="P42">June 13</text:p>
          </table:table-cell>
          <table:table-cell table:style-name="Table1.C2" office:value-type="float" office:value="0">
            <text:p text:style-name="P42">June 13</text:p>
          </table:table-cell>
        </table:table-row>
        <table:table-row>
          <table:table-cell table:style-name="Table1.A2" office:value-type="float" office:value="0">
            <text:p text:style-name="P42">Paoni (Baunah) 7</text:p>
          </table:table-cell>
          <table:table-cell table:style-name="Table1.A2" office:value-type="float" office:value="0">
            <text:p text:style-name="P42">June 14</text:p>
          </table:table-cell>
          <table:table-cell table:style-name="Table1.C2" office:value-type="float" office:value="0">
            <text:p text:style-name="P42">June 14</text:p>
          </table:table-cell>
        </table:table-row>
        <table:table-row>
          <table:table-cell table:style-name="Table1.A2" office:value-type="float" office:value="0">
            <text:p text:style-name="P42">Paoni (Baunah) 8</text:p>
          </table:table-cell>
          <table:table-cell table:style-name="Table1.A2" office:value-type="float" office:value="0">
            <text:p text:style-name="P42">June 15</text:p>
          </table:table-cell>
          <table:table-cell table:style-name="Table1.C2" office:value-type="float" office:value="0">
            <text:p text:style-name="P42">June 15</text:p>
          </table:table-cell>
        </table:table-row>
        <text:soft-page-break/>
        <table:table-row>
          <table:table-cell table:style-name="Table1.A2" office:value-type="float" office:value="0">
            <text:p text:style-name="P42">Paoni (Baunah) 9</text:p>
          </table:table-cell>
          <table:table-cell table:style-name="Table1.A2" office:value-type="float" office:value="0">
            <text:p text:style-name="P42">June 16</text:p>
          </table:table-cell>
          <table:table-cell table:style-name="Table1.C2" office:value-type="float" office:value="0">
            <text:p text:style-name="P42">June 16</text:p>
          </table:table-cell>
        </table:table-row>
        <table:table-row>
          <table:table-cell table:style-name="Table1.A2" office:value-type="float" office:value="0">
            <text:p text:style-name="P42">Paoni (Baunah) 10</text:p>
          </table:table-cell>
          <table:table-cell table:style-name="Table1.A2" office:value-type="float" office:value="0">
            <text:p text:style-name="P42">June 17</text:p>
          </table:table-cell>
          <table:table-cell table:style-name="Table1.C2" office:value-type="float" office:value="0">
            <text:p text:style-name="P42">June 17</text:p>
          </table:table-cell>
        </table:table-row>
        <table:table-row>
          <table:table-cell table:style-name="Table1.A2" office:value-type="float" office:value="0">
            <text:p text:style-name="P42">Paoni (Baunah) 11</text:p>
          </table:table-cell>
          <table:table-cell table:style-name="Table1.A2" office:value-type="float" office:value="0">
            <text:p text:style-name="P42">June 18</text:p>
          </table:table-cell>
          <table:table-cell table:style-name="Table1.C2" office:value-type="float" office:value="0">
            <text:p text:style-name="P42">June 18</text:p>
          </table:table-cell>
        </table:table-row>
        <table:table-row>
          <table:table-cell table:style-name="Table1.A2" office:value-type="float" office:value="0">
            <text:p text:style-name="P42">Paoni (Baunah) 12</text:p>
          </table:table-cell>
          <table:table-cell table:style-name="Table1.A2" office:value-type="float" office:value="0">
            <text:p text:style-name="P42">June 19</text:p>
          </table:table-cell>
          <table:table-cell table:style-name="Table1.C2" office:value-type="float" office:value="0">
            <text:p text:style-name="P42">June 19</text:p>
          </table:table-cell>
        </table:table-row>
        <table:table-row>
          <table:table-cell table:style-name="Table1.A2" office:value-type="float" office:value="0">
            <text:p text:style-name="P42">Paoni (Baunah) 13</text:p>
          </table:table-cell>
          <table:table-cell table:style-name="Table1.A2" office:value-type="float" office:value="0">
            <text:p text:style-name="P42">June 20</text:p>
          </table:table-cell>
          <table:table-cell table:style-name="Table1.C2" office:value-type="float" office:value="0">
            <text:p text:style-name="P42">June 20</text:p>
          </table:table-cell>
        </table:table-row>
        <table:table-row>
          <table:table-cell table:style-name="Table1.A2" office:value-type="float" office:value="0">
            <text:p text:style-name="P42">Paoni (Baunah) 14</text:p>
          </table:table-cell>
          <table:table-cell table:style-name="Table1.A2" office:value-type="float" office:value="0">
            <text:p text:style-name="P42">June 21</text:p>
          </table:table-cell>
          <table:table-cell table:style-name="Table1.C2" office:value-type="float" office:value="0">
            <text:p text:style-name="P42">June 21</text:p>
          </table:table-cell>
        </table:table-row>
        <table:table-row>
          <table:table-cell table:style-name="Table1.A2" office:value-type="float" office:value="0">
            <text:p text:style-name="P42">Paoni (Baunah) 15</text:p>
          </table:table-cell>
          <table:table-cell table:style-name="Table1.A2" office:value-type="float" office:value="0">
            <text:p text:style-name="P42">June 22</text:p>
          </table:table-cell>
          <table:table-cell table:style-name="Table1.C2" office:value-type="float" office:value="0">
            <text:p text:style-name="P42">June 22</text:p>
          </table:table-cell>
        </table:table-row>
        <table:table-row>
          <table:table-cell table:style-name="Table1.A2" office:value-type="float" office:value="0">
            <text:p text:style-name="P42">Paoni (Baunah) 16</text:p>
          </table:table-cell>
          <table:table-cell table:style-name="Table1.A2" office:value-type="float" office:value="0">
            <text:p text:style-name="P42">June 23</text:p>
          </table:table-cell>
          <table:table-cell table:style-name="Table1.C2" office:value-type="float" office:value="0">
            <text:p text:style-name="P42">June 23</text:p>
          </table:table-cell>
        </table:table-row>
        <table:table-row>
          <table:table-cell table:style-name="Table1.A2" office:value-type="float" office:value="0">
            <text:p text:style-name="P42">Paoni (Baunah) 17</text:p>
          </table:table-cell>
          <table:table-cell table:style-name="Table1.A2" office:value-type="float" office:value="0">
            <text:p text:style-name="P42">June 24</text:p>
          </table:table-cell>
          <table:table-cell table:style-name="Table1.C2" office:value-type="float" office:value="0">
            <text:p text:style-name="P42">June 24</text:p>
          </table:table-cell>
        </table:table-row>
        <table:table-row>
          <table:table-cell table:style-name="Table1.A2" office:value-type="float" office:value="0">
            <text:p text:style-name="P42">Paoni (Baunah) 18</text:p>
          </table:table-cell>
          <table:table-cell table:style-name="Table1.A2" office:value-type="float" office:value="0">
            <text:p text:style-name="P42">June 25</text:p>
          </table:table-cell>
          <table:table-cell table:style-name="Table1.C2" office:value-type="float" office:value="0">
            <text:p text:style-name="P42">June 25</text:p>
          </table:table-cell>
        </table:table-row>
        <table:table-row>
          <table:table-cell table:style-name="Table1.A2" office:value-type="float" office:value="0">
            <text:p text:style-name="P42">Paoni (Baunah) 19</text:p>
          </table:table-cell>
          <table:table-cell table:style-name="Table1.A2" office:value-type="float" office:value="0">
            <text:p text:style-name="P42">June 26</text:p>
          </table:table-cell>
          <table:table-cell table:style-name="Table1.C2" office:value-type="float" office:value="0">
            <text:p text:style-name="P42">June 26</text:p>
          </table:table-cell>
        </table:table-row>
        <table:table-row>
          <table:table-cell table:style-name="Table1.A2" office:value-type="float" office:value="0">
            <text:p text:style-name="P42">Paoni (Baunah) 20</text:p>
          </table:table-cell>
          <table:table-cell table:style-name="Table1.A2" office:value-type="float" office:value="0">
            <text:p text:style-name="P42">June 27</text:p>
          </table:table-cell>
          <table:table-cell table:style-name="Table1.C2" office:value-type="float" office:value="0">
            <text:p text:style-name="P42">June 27</text:p>
          </table:table-cell>
        </table:table-row>
        <table:table-row>
          <table:table-cell table:style-name="Table1.A2" office:value-type="float" office:value="0">
            <text:p text:style-name="P42">Paoni (Baunah) 21</text:p>
          </table:table-cell>
          <table:table-cell table:style-name="Table1.A2" office:value-type="float" office:value="0">
            <text:p text:style-name="P42">June 28</text:p>
          </table:table-cell>
          <table:table-cell table:style-name="Table1.C2" office:value-type="float" office:value="0">
            <text:p text:style-name="P42">June 28</text:p>
          </table:table-cell>
        </table:table-row>
        <table:table-row>
          <table:table-cell table:style-name="Table1.A2" office:value-type="float" office:value="0">
            <text:p text:style-name="P42">Paoni (Baunah) 22</text:p>
          </table:table-cell>
          <table:table-cell table:style-name="Table1.A2" office:value-type="float" office:value="0">
            <text:p text:style-name="P42">June 29</text:p>
          </table:table-cell>
          <table:table-cell table:style-name="Table1.C2" office:value-type="float" office:value="0">
            <text:p text:style-name="P42">June 29</text:p>
          </table:table-cell>
        </table:table-row>
        <table:table-row>
          <table:table-cell table:style-name="Table1.A2" office:value-type="float" office:value="0">
            <text:p text:style-name="P42">Paoni (Baunah) 23</text:p>
          </table:table-cell>
          <table:table-cell table:style-name="Table1.A2" office:value-type="float" office:value="0">
            <text:p text:style-name="P42">June 30</text:p>
          </table:table-cell>
          <table:table-cell table:style-name="Table1.C2" office:value-type="float" office:value="0">
            <text:p text:style-name="P42">June 30</text:p>
          </table:table-cell>
        </table:table-row>
        <table:table-row>
          <table:table-cell table:style-name="Table1.A2" office:value-type="float" office:value="0">
            <text:p text:style-name="P42">Paoni (Baunah) 24</text:p>
          </table:table-cell>
          <table:table-cell table:style-name="Table1.A2" office:value-type="float" office:value="0">
            <text:p text:style-name="P42">July 1</text:p>
          </table:table-cell>
          <table:table-cell table:style-name="Table1.C2" office:value-type="float" office:value="0">
            <text:p text:style-name="P42">July 1</text:p>
          </table:table-cell>
        </table:table-row>
        <table:table-row>
          <table:table-cell table:style-name="Table1.A2" office:value-type="float" office:value="0">
            <text:p text:style-name="P42">Paoni (Baunah) 25</text:p>
          </table:table-cell>
          <table:table-cell table:style-name="Table1.A2" office:value-type="float" office:value="0">
            <text:p text:style-name="P42">July 2</text:p>
          </table:table-cell>
          <table:table-cell table:style-name="Table1.C2" office:value-type="float" office:value="0">
            <text:p text:style-name="P42">July 2</text:p>
          </table:table-cell>
        </table:table-row>
        <table:table-row>
          <table:table-cell table:style-name="Table1.A2" office:value-type="float" office:value="0">
            <text:p text:style-name="P42">Paoni (Baunah) 26</text:p>
          </table:table-cell>
          <table:table-cell table:style-name="Table1.A2" office:value-type="float" office:value="0">
            <text:p text:style-name="P42">July 3</text:p>
          </table:table-cell>
          <table:table-cell table:style-name="Table1.C2" office:value-type="float" office:value="0">
            <text:p text:style-name="P42">July 3</text:p>
          </table:table-cell>
        </table:table-row>
        <table:table-row>
          <table:table-cell table:style-name="Table1.A2" office:value-type="float" office:value="0">
            <text:p text:style-name="P42">Paoni (Baunah) 27</text:p>
          </table:table-cell>
          <table:table-cell table:style-name="Table1.A2" office:value-type="float" office:value="0">
            <text:p text:style-name="P42">July 4</text:p>
          </table:table-cell>
          <table:table-cell table:style-name="Table1.C2" office:value-type="float" office:value="0">
            <text:p text:style-name="P42">July 4</text:p>
          </table:table-cell>
        </table:table-row>
        <table:table-row>
          <table:table-cell table:style-name="Table1.A2" office:value-type="float" office:value="0">
            <text:p text:style-name="P42">Paoni (Baunah) 28</text:p>
          </table:table-cell>
          <table:table-cell table:style-name="Table1.A2" office:value-type="float" office:value="0">
            <text:p text:style-name="P42">July 5</text:p>
          </table:table-cell>
          <table:table-cell table:style-name="Table1.C2" office:value-type="float" office:value="0">
            <text:p text:style-name="P42">July 5</text:p>
          </table:table-cell>
        </table:table-row>
        <table:table-row>
          <table:table-cell table:style-name="Table1.A2" office:value-type="float" office:value="0">
            <text:p text:style-name="P42">Paoni (Baunah) 29</text:p>
          </table:table-cell>
          <table:table-cell table:style-name="Table1.A2" office:value-type="float" office:value="0">
            <text:p text:style-name="P42">July 6</text:p>
          </table:table-cell>
          <table:table-cell table:style-name="Table1.C2" office:value-type="float" office:value="0">
            <text:p text:style-name="P42">July 6</text:p>
          </table:table-cell>
        </table:table-row>
        <table:table-row>
          <table:table-cell table:style-name="Table1.A2" office:value-type="float" office:value="0">
            <text:p text:style-name="P42">Paoni (Baunah) 30</text:p>
          </table:table-cell>
          <table:table-cell table:style-name="Table1.A2" office:value-type="float" office:value="0">
            <text:p text:style-name="P42">July 7</text:p>
          </table:table-cell>
          <table:table-cell table:style-name="Table1.C2" office:value-type="float" office:value="0">
            <text:p text:style-name="P42">July 7</text:p>
          </table:table-cell>
        </table:table-row>
        <table:table-row>
          <table:table-cell table:style-name="Table1.A2" office:value-type="float" office:value="0">
            <text:p text:style-name="P42">Epip (Abib) 1</text:p>
          </table:table-cell>
          <table:table-cell table:style-name="Table1.A2" office:value-type="float" office:value="0">
            <text:p text:style-name="P42">July 8</text:p>
          </table:table-cell>
          <table:table-cell table:style-name="Table1.C2" office:value-type="float" office:value="0">
            <text:p text:style-name="P42">July 8</text:p>
          </table:table-cell>
        </table:table-row>
        <table:table-row>
          <table:table-cell table:style-name="Table1.A2" office:value-type="float" office:value="0">
            <text:p text:style-name="P42">Epip (Abib) 2</text:p>
          </table:table-cell>
          <table:table-cell table:style-name="Table1.A2" office:value-type="float" office:value="0">
            <text:p text:style-name="P42">July 9</text:p>
          </table:table-cell>
          <table:table-cell table:style-name="Table1.C2" office:value-type="float" office:value="0">
            <text:p text:style-name="P42">July 9</text:p>
          </table:table-cell>
        </table:table-row>
        <table:table-row>
          <table:table-cell table:style-name="Table1.A2" office:value-type="float" office:value="0">
            <text:p text:style-name="P42">Epip (Abib) 3</text:p>
          </table:table-cell>
          <table:table-cell table:style-name="Table1.A2" office:value-type="float" office:value="0">
            <text:p text:style-name="P42">July 10</text:p>
          </table:table-cell>
          <table:table-cell table:style-name="Table1.C2" office:value-type="float" office:value="0">
            <text:p text:style-name="P42">July 10</text:p>
          </table:table-cell>
        </table:table-row>
        <table:table-row>
          <table:table-cell table:style-name="Table1.A2" office:value-type="float" office:value="0">
            <text:p text:style-name="P42">Epip (Abib) 4</text:p>
          </table:table-cell>
          <table:table-cell table:style-name="Table1.A2" office:value-type="float" office:value="0">
            <text:p text:style-name="P42">July 11</text:p>
          </table:table-cell>
          <table:table-cell table:style-name="Table1.C2" office:value-type="float" office:value="0">
            <text:p text:style-name="P42">July 11</text:p>
          </table:table-cell>
        </table:table-row>
        <table:table-row>
          <table:table-cell table:style-name="Table1.A2" office:value-type="float" office:value="0">
            <text:p text:style-name="P42">Epip (Abib) 5</text:p>
          </table:table-cell>
          <table:table-cell table:style-name="Table1.A2" office:value-type="float" office:value="0">
            <text:p text:style-name="P42">July 12</text:p>
          </table:table-cell>
          <table:table-cell table:style-name="Table1.C2" office:value-type="float" office:value="0">
            <text:p text:style-name="P42">July 12</text:p>
          </table:table-cell>
        </table:table-row>
        <table:table-row>
          <table:table-cell table:style-name="Table1.A2" office:value-type="float" office:value="0">
            <text:p text:style-name="P42">Epip (Abib) 6</text:p>
          </table:table-cell>
          <table:table-cell table:style-name="Table1.A2" office:value-type="float" office:value="0">
            <text:p text:style-name="P42">July 13</text:p>
          </table:table-cell>
          <table:table-cell table:style-name="Table1.C2" office:value-type="float" office:value="0">
            <text:p text:style-name="P42">July 13</text:p>
          </table:table-cell>
        </table:table-row>
        <table:table-row>
          <table:table-cell table:style-name="Table1.A2" office:value-type="float" office:value="0">
            <text:p text:style-name="P42">Epip (Abib) 7</text:p>
          </table:table-cell>
          <table:table-cell table:style-name="Table1.A2" office:value-type="float" office:value="0">
            <text:p text:style-name="P42">July 14</text:p>
          </table:table-cell>
          <table:table-cell table:style-name="Table1.C2" office:value-type="float" office:value="0">
            <text:p text:style-name="P42">July 14</text:p>
          </table:table-cell>
        </table:table-row>
        <table:table-row>
          <table:table-cell table:style-name="Table1.A2" office:value-type="float" office:value="0">
            <text:p text:style-name="P42">Epip (Abib) 8</text:p>
          </table:table-cell>
          <table:table-cell table:style-name="Table1.A2" office:value-type="float" office:value="0">
            <text:p text:style-name="P42">July 15</text:p>
          </table:table-cell>
          <table:table-cell table:style-name="Table1.C2" office:value-type="float" office:value="0">
            <text:p text:style-name="P42">July 15</text:p>
          </table:table-cell>
        </table:table-row>
        <table:table-row>
          <table:table-cell table:style-name="Table1.A2" office:value-type="float" office:value="0">
            <text:p text:style-name="P42">Epip (Abib) 9</text:p>
          </table:table-cell>
          <table:table-cell table:style-name="Table1.A2" office:value-type="float" office:value="0">
            <text:p text:style-name="P42">July 16</text:p>
          </table:table-cell>
          <table:table-cell table:style-name="Table1.C2" office:value-type="float" office:value="0">
            <text:p text:style-name="P42">July 16</text:p>
          </table:table-cell>
        </table:table-row>
        <table:table-row>
          <table:table-cell table:style-name="Table1.A2" office:value-type="float" office:value="0">
            <text:p text:style-name="P42">Epip (Abib) 10</text:p>
          </table:table-cell>
          <table:table-cell table:style-name="Table1.A2" office:value-type="float" office:value="0">
            <text:p text:style-name="P42">July 17</text:p>
          </table:table-cell>
          <table:table-cell table:style-name="Table1.C2" office:value-type="float" office:value="0">
            <text:p text:style-name="P42">July 17</text:p>
          </table:table-cell>
        </table:table-row>
        <table:table-row>
          <table:table-cell table:style-name="Table1.A2" office:value-type="float" office:value="0">
            <text:p text:style-name="P42">Epip (Abib) 11</text:p>
          </table:table-cell>
          <table:table-cell table:style-name="Table1.A2" office:value-type="float" office:value="0">
            <text:p text:style-name="P42">July 18</text:p>
          </table:table-cell>
          <table:table-cell table:style-name="Table1.C2" office:value-type="float" office:value="0">
            <text:p text:style-name="P42">July 18</text:p>
          </table:table-cell>
        </table:table-row>
        <table:table-row>
          <table:table-cell table:style-name="Table1.A2" office:value-type="float" office:value="0">
            <text:p text:style-name="P42">Epip (Abib) 12</text:p>
          </table:table-cell>
          <table:table-cell table:style-name="Table1.A2" office:value-type="float" office:value="0">
            <text:p text:style-name="P42">July 19</text:p>
          </table:table-cell>
          <table:table-cell table:style-name="Table1.C2" office:value-type="float" office:value="0">
            <text:p text:style-name="P42">July 19</text:p>
          </table:table-cell>
        </table:table-row>
        <table:table-row>
          <table:table-cell table:style-name="Table1.A2" office:value-type="float" office:value="0">
            <text:p text:style-name="P42">Epip (Abib) 13</text:p>
          </table:table-cell>
          <table:table-cell table:style-name="Table1.A2" office:value-type="float" office:value="0">
            <text:p text:style-name="P42">July 20</text:p>
          </table:table-cell>
          <table:table-cell table:style-name="Table1.C2" office:value-type="float" office:value="0">
            <text:p text:style-name="P42">July 20</text:p>
          </table:table-cell>
        </table:table-row>
        <text:soft-page-break/>
        <table:table-row>
          <table:table-cell table:style-name="Table1.A2" office:value-type="float" office:value="0">
            <text:p text:style-name="P42">Epip (Abib) 14</text:p>
          </table:table-cell>
          <table:table-cell table:style-name="Table1.A2" office:value-type="float" office:value="0">
            <text:p text:style-name="P42">July 21</text:p>
          </table:table-cell>
          <table:table-cell table:style-name="Table1.C2" office:value-type="float" office:value="0">
            <text:p text:style-name="P42">July 21</text:p>
          </table:table-cell>
        </table:table-row>
        <table:table-row>
          <table:table-cell table:style-name="Table1.A2" office:value-type="float" office:value="0">
            <text:p text:style-name="P42">Epip (Abib) 15</text:p>
          </table:table-cell>
          <table:table-cell table:style-name="Table1.A2" office:value-type="float" office:value="0">
            <text:p text:style-name="P42">July 22</text:p>
          </table:table-cell>
          <table:table-cell table:style-name="Table1.C2" office:value-type="float" office:value="0">
            <text:p text:style-name="P42">July 22</text:p>
          </table:table-cell>
        </table:table-row>
        <table:table-row>
          <table:table-cell table:style-name="Table1.A2" office:value-type="float" office:value="0">
            <text:p text:style-name="P42">Epip (Abib) 16</text:p>
          </table:table-cell>
          <table:table-cell table:style-name="Table1.A2" office:value-type="float" office:value="0">
            <text:p text:style-name="P42">July 23</text:p>
          </table:table-cell>
          <table:table-cell table:style-name="Table1.C2" office:value-type="float" office:value="0">
            <text:p text:style-name="P42">July 23</text:p>
          </table:table-cell>
        </table:table-row>
        <table:table-row>
          <table:table-cell table:style-name="Table1.A2" office:value-type="float" office:value="0">
            <text:p text:style-name="P42">Epip (Abib) 17</text:p>
          </table:table-cell>
          <table:table-cell table:style-name="Table1.A2" office:value-type="float" office:value="0">
            <text:p text:style-name="P42">July 24</text:p>
          </table:table-cell>
          <table:table-cell table:style-name="Table1.C2" office:value-type="float" office:value="0">
            <text:p text:style-name="P42">July 24</text:p>
          </table:table-cell>
        </table:table-row>
        <table:table-row>
          <table:table-cell table:style-name="Table1.A2" office:value-type="float" office:value="0">
            <text:p text:style-name="P42">Epip (Abib) 18</text:p>
          </table:table-cell>
          <table:table-cell table:style-name="Table1.A2" office:value-type="float" office:value="0">
            <text:p text:style-name="P42">July 25</text:p>
          </table:table-cell>
          <table:table-cell table:style-name="Table1.C2" office:value-type="float" office:value="0">
            <text:p text:style-name="P42">July 25</text:p>
          </table:table-cell>
        </table:table-row>
        <table:table-row>
          <table:table-cell table:style-name="Table1.A2" office:value-type="float" office:value="0">
            <text:p text:style-name="P42">Epip (Abib) 19</text:p>
          </table:table-cell>
          <table:table-cell table:style-name="Table1.A2" office:value-type="float" office:value="0">
            <text:p text:style-name="P42">July 26</text:p>
          </table:table-cell>
          <table:table-cell table:style-name="Table1.C2" office:value-type="float" office:value="0">
            <text:p text:style-name="P42">July 26</text:p>
          </table:table-cell>
        </table:table-row>
        <table:table-row>
          <table:table-cell table:style-name="Table1.A2" office:value-type="float" office:value="0">
            <text:p text:style-name="P42">Epip (Abib) 20</text:p>
          </table:table-cell>
          <table:table-cell table:style-name="Table1.A2" office:value-type="float" office:value="0">
            <text:p text:style-name="P42">July 27</text:p>
          </table:table-cell>
          <table:table-cell table:style-name="Table1.C2" office:value-type="float" office:value="0">
            <text:p text:style-name="P42">July 27</text:p>
          </table:table-cell>
        </table:table-row>
        <table:table-row>
          <table:table-cell table:style-name="Table1.A2" office:value-type="float" office:value="0">
            <text:p text:style-name="P42">Epip (Abib) 21</text:p>
          </table:table-cell>
          <table:table-cell table:style-name="Table1.A2" office:value-type="float" office:value="0">
            <text:p text:style-name="P42">July 28</text:p>
          </table:table-cell>
          <table:table-cell table:style-name="Table1.C2" office:value-type="float" office:value="0">
            <text:p text:style-name="P42">July 28</text:p>
          </table:table-cell>
        </table:table-row>
        <table:table-row>
          <table:table-cell table:style-name="Table1.A2" office:value-type="float" office:value="0">
            <text:p text:style-name="P42">Epip (Abib) 22</text:p>
          </table:table-cell>
          <table:table-cell table:style-name="Table1.A2" office:value-type="float" office:value="0">
            <text:p text:style-name="P42">July 29</text:p>
          </table:table-cell>
          <table:table-cell table:style-name="Table1.C2" office:value-type="float" office:value="0">
            <text:p text:style-name="P42">July 29</text:p>
          </table:table-cell>
        </table:table-row>
        <table:table-row>
          <table:table-cell table:style-name="Table1.A2" office:value-type="float" office:value="0">
            <text:p text:style-name="P42">Epip (Abib) 23</text:p>
          </table:table-cell>
          <table:table-cell table:style-name="Table1.A2" office:value-type="float" office:value="0">
            <text:p text:style-name="P42">July 30</text:p>
          </table:table-cell>
          <table:table-cell table:style-name="Table1.C2" office:value-type="float" office:value="0">
            <text:p text:style-name="P42">July 30</text:p>
          </table:table-cell>
        </table:table-row>
        <table:table-row>
          <table:table-cell table:style-name="Table1.A2" office:value-type="float" office:value="0">
            <text:p text:style-name="P42">Epip (Abib) 24</text:p>
          </table:table-cell>
          <table:table-cell table:style-name="Table1.A2" office:value-type="float" office:value="0">
            <text:p text:style-name="P42">July 31</text:p>
          </table:table-cell>
          <table:table-cell table:style-name="Table1.C2" office:value-type="float" office:value="0">
            <text:p text:style-name="P42">July 31</text:p>
          </table:table-cell>
        </table:table-row>
        <table:table-row>
          <table:table-cell table:style-name="Table1.A2" office:value-type="float" office:value="0">
            <text:p text:style-name="P42">Epip (Abib) 25</text:p>
          </table:table-cell>
          <table:table-cell table:style-name="Table1.A2" office:value-type="float" office:value="0">
            <text:p text:style-name="P42">August 1</text:p>
          </table:table-cell>
          <table:table-cell table:style-name="Table1.C2" office:value-type="float" office:value="0">
            <text:p text:style-name="P42">August 1</text:p>
          </table:table-cell>
        </table:table-row>
        <table:table-row>
          <table:table-cell table:style-name="Table1.A2" office:value-type="float" office:value="0">
            <text:p text:style-name="P42">Epip (Abib) 26</text:p>
          </table:table-cell>
          <table:table-cell table:style-name="Table1.A2" office:value-type="float" office:value="0">
            <text:p text:style-name="P42">August 2</text:p>
          </table:table-cell>
          <table:table-cell table:style-name="Table1.C2" office:value-type="float" office:value="0">
            <text:p text:style-name="P42">August 2</text:p>
          </table:table-cell>
        </table:table-row>
        <table:table-row>
          <table:table-cell table:style-name="Table1.A2" office:value-type="float" office:value="0">
            <text:p text:style-name="P42">Epip (Abib) 27</text:p>
          </table:table-cell>
          <table:table-cell table:style-name="Table1.A2" office:value-type="float" office:value="0">
            <text:p text:style-name="P42">August 3</text:p>
          </table:table-cell>
          <table:table-cell table:style-name="Table1.C2" office:value-type="float" office:value="0">
            <text:p text:style-name="P42">August 3</text:p>
          </table:table-cell>
        </table:table-row>
        <table:table-row>
          <table:table-cell table:style-name="Table1.A2" office:value-type="float" office:value="0">
            <text:p text:style-name="P42">Epip (Abib) 28</text:p>
          </table:table-cell>
          <table:table-cell table:style-name="Table1.A2" office:value-type="float" office:value="0">
            <text:p text:style-name="P42">August 4</text:p>
          </table:table-cell>
          <table:table-cell table:style-name="Table1.C2" office:value-type="float" office:value="0">
            <text:p text:style-name="P42">August 4</text:p>
          </table:table-cell>
        </table:table-row>
        <table:table-row>
          <table:table-cell table:style-name="Table1.A2" office:value-type="float" office:value="0">
            <text:p text:style-name="P42">Epip (Abib) 29</text:p>
          </table:table-cell>
          <table:table-cell table:style-name="Table1.A2" office:value-type="float" office:value="0">
            <text:p text:style-name="P42">August 5</text:p>
          </table:table-cell>
          <table:table-cell table:style-name="Table1.C2" office:value-type="float" office:value="0">
            <text:p text:style-name="P42">August 5</text:p>
          </table:table-cell>
        </table:table-row>
        <table:table-row>
          <table:table-cell table:style-name="Table1.A2" office:value-type="float" office:value="0">
            <text:p text:style-name="P42">Epip (Abib) 30</text:p>
          </table:table-cell>
          <table:table-cell table:style-name="Table1.A2" office:value-type="float" office:value="0">
            <text:p text:style-name="P42">August 6</text:p>
          </table:table-cell>
          <table:table-cell table:style-name="Table1.C2" office:value-type="float" office:value="0">
            <text:p text:style-name="P42">August 6</text:p>
          </table:table-cell>
        </table:table-row>
        <table:table-row>
          <table:table-cell table:style-name="Table1.A2" office:value-type="float" office:value="0">
            <text:p text:style-name="P42">Mesori (Mesra) 1</text:p>
          </table:table-cell>
          <table:table-cell table:style-name="Table1.A2" office:value-type="float" office:value="0">
            <text:p text:style-name="P42">August 7</text:p>
          </table:table-cell>
          <table:table-cell table:style-name="Table1.C2" office:value-type="float" office:value="0">
            <text:p text:style-name="P42">August 7</text:p>
          </table:table-cell>
        </table:table-row>
        <table:table-row>
          <table:table-cell table:style-name="Table1.A2" office:value-type="float" office:value="0">
            <text:p text:style-name="P42">Mesori (Mesra) 2</text:p>
          </table:table-cell>
          <table:table-cell table:style-name="Table1.A2" office:value-type="float" office:value="0">
            <text:p text:style-name="P42">August 8</text:p>
          </table:table-cell>
          <table:table-cell table:style-name="Table1.C2" office:value-type="float" office:value="0">
            <text:p text:style-name="P42">August 8</text:p>
          </table:table-cell>
        </table:table-row>
        <table:table-row>
          <table:table-cell table:style-name="Table1.A2" office:value-type="float" office:value="0">
            <text:p text:style-name="P42">Mesori (Mesra) 3</text:p>
          </table:table-cell>
          <table:table-cell table:style-name="Table1.A2" office:value-type="float" office:value="0">
            <text:p text:style-name="P42">August 9</text:p>
          </table:table-cell>
          <table:table-cell table:style-name="Table1.C2" office:value-type="float" office:value="0">
            <text:p text:style-name="P42">August 9</text:p>
          </table:table-cell>
        </table:table-row>
        <table:table-row>
          <table:table-cell table:style-name="Table1.A2" office:value-type="float" office:value="0">
            <text:p text:style-name="P42">Mesori (Mesra) 4</text:p>
          </table:table-cell>
          <table:table-cell table:style-name="Table1.A2" office:value-type="float" office:value="0">
            <text:p text:style-name="P42">August 10</text:p>
          </table:table-cell>
          <table:table-cell table:style-name="Table1.C2" office:value-type="float" office:value="0">
            <text:p text:style-name="P42">August 10</text:p>
          </table:table-cell>
        </table:table-row>
        <table:table-row>
          <table:table-cell table:style-name="Table1.A2" office:value-type="float" office:value="0">
            <text:p text:style-name="P42">Mesori (Mesra) 5</text:p>
          </table:table-cell>
          <table:table-cell table:style-name="Table1.A2" office:value-type="float" office:value="0">
            <text:p text:style-name="P42">August 11</text:p>
          </table:table-cell>
          <table:table-cell table:style-name="Table1.C2" office:value-type="float" office:value="0">
            <text:p text:style-name="P42">August 11</text:p>
          </table:table-cell>
        </table:table-row>
        <table:table-row>
          <table:table-cell table:style-name="Table1.A2" office:value-type="float" office:value="0">
            <text:p text:style-name="P42">Mesori (Mesra) 6</text:p>
          </table:table-cell>
          <table:table-cell table:style-name="Table1.A2" office:value-type="float" office:value="0">
            <text:p text:style-name="P42">August 12</text:p>
          </table:table-cell>
          <table:table-cell table:style-name="Table1.C2" office:value-type="float" office:value="0">
            <text:p text:style-name="P42">August 12</text:p>
          </table:table-cell>
        </table:table-row>
        <table:table-row>
          <table:table-cell table:style-name="Table1.A2" office:value-type="float" office:value="0">
            <text:p text:style-name="P42">Mesori (Mesra) 7</text:p>
          </table:table-cell>
          <table:table-cell table:style-name="Table1.A2" office:value-type="float" office:value="0">
            <text:p text:style-name="P42">August 13</text:p>
          </table:table-cell>
          <table:table-cell table:style-name="Table1.C2" office:value-type="float" office:value="0">
            <text:p text:style-name="P42">August 13</text:p>
          </table:table-cell>
        </table:table-row>
        <table:table-row>
          <table:table-cell table:style-name="Table1.A2" office:value-type="float" office:value="0">
            <text:p text:style-name="P42">Mesori (Mesra) 8</text:p>
          </table:table-cell>
          <table:table-cell table:style-name="Table1.A2" office:value-type="float" office:value="0">
            <text:p text:style-name="P42">August 14</text:p>
          </table:table-cell>
          <table:table-cell table:style-name="Table1.C2" office:value-type="float" office:value="0">
            <text:p text:style-name="P42">August 14</text:p>
          </table:table-cell>
        </table:table-row>
        <table:table-row>
          <table:table-cell table:style-name="Table1.A2" office:value-type="float" office:value="0">
            <text:p text:style-name="P42">Mesori (Mesra) 9</text:p>
          </table:table-cell>
          <table:table-cell table:style-name="Table1.A2" office:value-type="float" office:value="0">
            <text:p text:style-name="P42">August 15</text:p>
          </table:table-cell>
          <table:table-cell table:style-name="Table1.C2" office:value-type="float" office:value="0">
            <text:p text:style-name="P42">August 15</text:p>
          </table:table-cell>
        </table:table-row>
        <table:table-row>
          <table:table-cell table:style-name="Table1.A2" office:value-type="float" office:value="0">
            <text:p text:style-name="P42">Mesori (Mesra) 10</text:p>
          </table:table-cell>
          <table:table-cell table:style-name="Table1.A2" office:value-type="float" office:value="0">
            <text:p text:style-name="P42">August 16</text:p>
          </table:table-cell>
          <table:table-cell table:style-name="Table1.C2" office:value-type="float" office:value="0">
            <text:p text:style-name="P42">August 16</text:p>
          </table:table-cell>
        </table:table-row>
        <table:table-row>
          <table:table-cell table:style-name="Table1.A2" office:value-type="float" office:value="0">
            <text:p text:style-name="P42">Mesori (Mesra) 11</text:p>
          </table:table-cell>
          <table:table-cell table:style-name="Table1.A2" office:value-type="float" office:value="0">
            <text:p text:style-name="P42">August 17</text:p>
          </table:table-cell>
          <table:table-cell table:style-name="Table1.C2" office:value-type="float" office:value="0">
            <text:p text:style-name="P42">August 17</text:p>
          </table:table-cell>
        </table:table-row>
        <table:table-row>
          <table:table-cell table:style-name="Table1.A2" office:value-type="float" office:value="0">
            <text:p text:style-name="P42">Mesori (Mesra) 12</text:p>
          </table:table-cell>
          <table:table-cell table:style-name="Table1.A2" office:value-type="float" office:value="0">
            <text:p text:style-name="P42">August 18</text:p>
          </table:table-cell>
          <table:table-cell table:style-name="Table1.C2" office:value-type="float" office:value="0">
            <text:p text:style-name="P42">August 18</text:p>
          </table:table-cell>
        </table:table-row>
        <table:table-row>
          <table:table-cell table:style-name="Table1.A2" office:value-type="float" office:value="0">
            <text:p text:style-name="P42">Mesori (Mesra) 13</text:p>
          </table:table-cell>
          <table:table-cell table:style-name="Table1.A2" office:value-type="float" office:value="0">
            <text:p text:style-name="P42">August 19</text:p>
          </table:table-cell>
          <table:table-cell table:style-name="Table1.C2" office:value-type="float" office:value="0">
            <text:p text:style-name="P42">August 19</text:p>
          </table:table-cell>
        </table:table-row>
        <table:table-row>
          <table:table-cell table:style-name="Table1.A2" office:value-type="float" office:value="0">
            <text:p text:style-name="P42">Mesori (Mesra) 14</text:p>
          </table:table-cell>
          <table:table-cell table:style-name="Table1.A2" office:value-type="float" office:value="0">
            <text:p text:style-name="P42">August 20</text:p>
          </table:table-cell>
          <table:table-cell table:style-name="Table1.C2" office:value-type="float" office:value="0">
            <text:p text:style-name="P42">August 20</text:p>
          </table:table-cell>
        </table:table-row>
        <table:table-row>
          <table:table-cell table:style-name="Table1.A2" office:value-type="float" office:value="0">
            <text:p text:style-name="P42">Mesori (Mesra) 15</text:p>
          </table:table-cell>
          <table:table-cell table:style-name="Table1.A2" office:value-type="float" office:value="0">
            <text:p text:style-name="P42">August 21</text:p>
          </table:table-cell>
          <table:table-cell table:style-name="Table1.C2" office:value-type="float" office:value="0">
            <text:p text:style-name="P42">August 21</text:p>
          </table:table-cell>
        </table:table-row>
        <table:table-row>
          <table:table-cell table:style-name="Table1.A2" office:value-type="float" office:value="0">
            <text:p text:style-name="P42">Mesori (Mesra) 16</text:p>
          </table:table-cell>
          <table:table-cell table:style-name="Table1.A2" office:value-type="float" office:value="0">
            <text:p text:style-name="P42">August 22</text:p>
          </table:table-cell>
          <table:table-cell table:style-name="Table1.C2" office:value-type="float" office:value="0">
            <text:p text:style-name="P42">August 22</text:p>
          </table:table-cell>
        </table:table-row>
        <table:table-row>
          <table:table-cell table:style-name="Table1.A2" office:value-type="float" office:value="0">
            <text:p text:style-name="P42">Mesori (Mesra) 17</text:p>
          </table:table-cell>
          <table:table-cell table:style-name="Table1.A2" office:value-type="float" office:value="0">
            <text:p text:style-name="P42">August 23</text:p>
          </table:table-cell>
          <table:table-cell table:style-name="Table1.C2" office:value-type="float" office:value="0">
            <text:p text:style-name="P42">August 23</text:p>
          </table:table-cell>
        </table:table-row>
        <table:table-row>
          <table:table-cell table:style-name="Table1.A2" office:value-type="float" office:value="0">
            <text:p text:style-name="P42">Mesori (Mesra) 18</text:p>
          </table:table-cell>
          <table:table-cell table:style-name="Table1.A2" office:value-type="float" office:value="0">
            <text:p text:style-name="P42">August 24</text:p>
          </table:table-cell>
          <table:table-cell table:style-name="Table1.C2" office:value-type="float" office:value="0">
            <text:p text:style-name="P42">August 24</text:p>
          </table:table-cell>
        </table:table-row>
        <text:soft-page-break/>
        <table:table-row>
          <table:table-cell table:style-name="Table1.A2" office:value-type="float" office:value="0">
            <text:p text:style-name="P42">Mesori (Mesra) 19</text:p>
          </table:table-cell>
          <table:table-cell table:style-name="Table1.A2" office:value-type="float" office:value="0">
            <text:p text:style-name="P42">August 25</text:p>
          </table:table-cell>
          <table:table-cell table:style-name="Table1.C2" office:value-type="float" office:value="0">
            <text:p text:style-name="P42">August 25</text:p>
          </table:table-cell>
        </table:table-row>
        <table:table-row>
          <table:table-cell table:style-name="Table1.A2" office:value-type="float" office:value="0">
            <text:p text:style-name="P42">Mesori (Mesra) 20</text:p>
          </table:table-cell>
          <table:table-cell table:style-name="Table1.A2" office:value-type="float" office:value="0">
            <text:p text:style-name="P42">August 26</text:p>
          </table:table-cell>
          <table:table-cell table:style-name="Table1.C2" office:value-type="float" office:value="0">
            <text:p text:style-name="P42">August 26</text:p>
          </table:table-cell>
        </table:table-row>
        <table:table-row>
          <table:table-cell table:style-name="Table1.A2" office:value-type="float" office:value="0">
            <text:p text:style-name="P42">Mesori (Mesra) 21</text:p>
          </table:table-cell>
          <table:table-cell table:style-name="Table1.A2" office:value-type="float" office:value="0">
            <text:p text:style-name="P42">August 27</text:p>
          </table:table-cell>
          <table:table-cell table:style-name="Table1.C2" office:value-type="float" office:value="0">
            <text:p text:style-name="P42">August 27</text:p>
          </table:table-cell>
        </table:table-row>
        <table:table-row>
          <table:table-cell table:style-name="Table1.A2" office:value-type="float" office:value="0">
            <text:p text:style-name="P42">Mesori (Mesra) 22</text:p>
          </table:table-cell>
          <table:table-cell table:style-name="Table1.A2" office:value-type="float" office:value="0">
            <text:p text:style-name="P42">August 28</text:p>
          </table:table-cell>
          <table:table-cell table:style-name="Table1.C2" office:value-type="float" office:value="0">
            <text:p text:style-name="P42">August 28</text:p>
          </table:table-cell>
        </table:table-row>
        <table:table-row>
          <table:table-cell table:style-name="Table1.A2" office:value-type="float" office:value="0">
            <text:p text:style-name="P42">Mesori (Mesra) 23</text:p>
          </table:table-cell>
          <table:table-cell table:style-name="Table1.A2" office:value-type="float" office:value="0">
            <text:p text:style-name="P42">August 29</text:p>
          </table:table-cell>
          <table:table-cell table:style-name="Table1.C2" office:value-type="float" office:value="0">
            <text:p text:style-name="P42">August 29</text:p>
          </table:table-cell>
        </table:table-row>
        <table:table-row>
          <table:table-cell table:style-name="Table1.A2" office:value-type="float" office:value="0">
            <text:p text:style-name="P42">Mesori (Mesra) 24</text:p>
          </table:table-cell>
          <table:table-cell table:style-name="Table1.A2" office:value-type="float" office:value="0">
            <text:p text:style-name="P42">August 30</text:p>
          </table:table-cell>
          <table:table-cell table:style-name="Table1.C2" office:value-type="float" office:value="0">
            <text:p text:style-name="P42">August 30</text:p>
          </table:table-cell>
        </table:table-row>
        <table:table-row>
          <table:table-cell table:style-name="Table1.A2" office:value-type="float" office:value="0">
            <text:p text:style-name="P42">Mesori (Mesra) 25</text:p>
          </table:table-cell>
          <table:table-cell table:style-name="Table1.A2" office:value-type="float" office:value="0">
            <text:p text:style-name="P42">August 31</text:p>
          </table:table-cell>
          <table:table-cell table:style-name="Table1.C2" office:value-type="float" office:value="0">
            <text:p text:style-name="P42">August 31</text:p>
          </table:table-cell>
        </table:table-row>
        <table:table-row>
          <table:table-cell table:style-name="Table1.A2" office:value-type="float" office:value="0">
            <text:p text:style-name="P42">Mesori (Mesra) 26</text:p>
          </table:table-cell>
          <table:table-cell table:style-name="Table1.A2" office:value-type="float" office:value="0">
            <text:p text:style-name="P42">September 1</text:p>
          </table:table-cell>
          <table:table-cell table:style-name="Table1.C2" office:value-type="float" office:value="0">
            <text:p text:style-name="P42">September 1</text:p>
          </table:table-cell>
        </table:table-row>
        <table:table-row>
          <table:table-cell table:style-name="Table1.A2" office:value-type="float" office:value="0">
            <text:p text:style-name="P42">Mesori (Mesra) 27</text:p>
          </table:table-cell>
          <table:table-cell table:style-name="Table1.A2" office:value-type="float" office:value="0">
            <text:p text:style-name="P42">September 2</text:p>
          </table:table-cell>
          <table:table-cell table:style-name="Table1.C2" office:value-type="float" office:value="0">
            <text:p text:style-name="P42">September 2</text:p>
          </table:table-cell>
        </table:table-row>
        <table:table-row>
          <table:table-cell table:style-name="Table1.A2" office:value-type="float" office:value="0">
            <text:p text:style-name="P42">Mesori (Mesra) 28</text:p>
          </table:table-cell>
          <table:table-cell table:style-name="Table1.A2" office:value-type="float" office:value="0">
            <text:p text:style-name="P42">September 3</text:p>
          </table:table-cell>
          <table:table-cell table:style-name="Table1.C2" office:value-type="float" office:value="0">
            <text:p text:style-name="P42">September 3</text:p>
          </table:table-cell>
        </table:table-row>
        <table:table-row>
          <table:table-cell table:style-name="Table1.A2" office:value-type="float" office:value="0">
            <text:p text:style-name="P42">Mesori (Mesra) 29</text:p>
          </table:table-cell>
          <table:table-cell table:style-name="Table1.A2" office:value-type="float" office:value="0">
            <text:p text:style-name="P42">September 4</text:p>
          </table:table-cell>
          <table:table-cell table:style-name="Table1.C2" office:value-type="float" office:value="0">
            <text:p text:style-name="P42">September 4</text:p>
          </table:table-cell>
        </table:table-row>
        <table:table-row>
          <table:table-cell table:style-name="Table1.A2" office:value-type="float" office:value="0">
            <text:p text:style-name="P42">Mesori (Mesra) 30</text:p>
          </table:table-cell>
          <table:table-cell table:style-name="Table1.A2" office:value-type="float" office:value="0">
            <text:p text:style-name="P42">September 5</text:p>
          </table:table-cell>
          <table:table-cell table:style-name="Table1.C2" office:value-type="float" office:value="0">
            <text:p text:style-name="P42">September 5</text:p>
          </table:table-cell>
        </table:table-row>
        <table:table-row>
          <table:table-cell table:style-name="Table1.A2" office:value-type="float" office:value="0">
            <text:p text:style-name="P42">The Little Month (El Nasi) 1</text:p>
          </table:table-cell>
          <table:table-cell table:style-name="Table1.A2" office:value-type="float" office:value="0">
            <text:p text:style-name="P42">September 6</text:p>
          </table:table-cell>
          <table:table-cell table:style-name="Table1.C2" office:value-type="float" office:value="0">
            <text:p text:style-name="P42">September 6</text:p>
          </table:table-cell>
        </table:table-row>
        <table:table-row>
          <table:table-cell table:style-name="Table1.A2" office:value-type="float" office:value="0">
            <text:p text:style-name="P42">The Little Month (El Nasi) 2</text:p>
          </table:table-cell>
          <table:table-cell table:style-name="Table1.A2" office:value-type="float" office:value="0">
            <text:p text:style-name="P42">September 7</text:p>
          </table:table-cell>
          <table:table-cell table:style-name="Table1.C2" office:value-type="float" office:value="0">
            <text:p text:style-name="P42">September 7</text:p>
          </table:table-cell>
        </table:table-row>
        <table:table-row>
          <table:table-cell table:style-name="Table1.A2" office:value-type="float" office:value="0">
            <text:p text:style-name="P42">The Little Month (El Nasi) 3</text:p>
          </table:table-cell>
          <table:table-cell table:style-name="Table1.A2" office:value-type="float" office:value="0">
            <text:p text:style-name="P42">September 8</text:p>
          </table:table-cell>
          <table:table-cell table:style-name="Table1.C2" office:value-type="float" office:value="0">
            <text:p text:style-name="P42">September 8</text:p>
          </table:table-cell>
        </table:table-row>
        <table:table-row>
          <table:table-cell table:style-name="Table1.A2" office:value-type="float" office:value="0">
            <text:p text:style-name="P42">The Little Month (El Nasi) 4</text:p>
          </table:table-cell>
          <table:table-cell table:style-name="Table1.A2" office:value-type="float" office:value="0">
            <text:p text:style-name="P42">September 9</text:p>
          </table:table-cell>
          <table:table-cell table:style-name="Table1.C2" office:value-type="float" office:value="0">
            <text:p text:style-name="P42">September 9</text:p>
          </table:table-cell>
        </table:table-row>
        <table:table-row>
          <table:table-cell table:style-name="Table1.A2" office:value-type="float" office:value="0">
            <text:p text:style-name="P42">The Little Month (El Nasi) 5</text:p>
          </table:table-cell>
          <table:table-cell table:style-name="Table1.A2" office:value-type="float" office:value="0">
            <text:p text:style-name="P42">September 10</text:p>
          </table:table-cell>
          <table:table-cell table:style-name="Table1.C2" office:value-type="float" office:value="0">
            <text:p text:style-name="P42">September 10</text:p>
          </table:table-cell>
        </table:table-row>
        <table:table-row>
          <table:table-cell table:style-name="Table1.A2" office:value-type="float" office:value="0">
            <text:p text:style-name="P42">The Little Month (El Nasi) 6</text:p>
          </table:table-cell>
          <table:table-cell table:style-name="Table1.A2" office:value-type="float" office:value="0">
            <text:p text:style-name="P42">--</text:p>
          </table:table-cell>
          <table:table-cell table:style-name="Table1.C2" office:value-type="float" office:value="0">
            <text:p text:style-name="P42">September 11</text:p>
          </table:table-cell>
        </table:table-row>
      </table:table>
      <text:p text:style-name="P6"/>
      <text:p text:style-name="P27">Appendix IV—Variable Feast Dates</text:p>
      <text:p text:style-name="P7"/>
      <table:table table:name="Table2" table:style-name="Table2">
        <table:table-column table:style-name="Table2.A" table:number-columns-repeated="5"/>
        <table:table-column table:style-name="Table2.F"/>
        <table:table-header-rows>
          <table:table-row>
            <table:table-cell table:style-name="Table2.A1" office:value-type="string">
              <text:p text:style-name="P44">Coptic Year</text:p>
            </table:table-cell>
            <table:table-cell table:style-name="Table2.A1" office:value-type="string">
              <text:p text:style-name="P44">Gregorian Year</text:p>
            </table:table-cell>
            <table:table-cell table:style-name="Table2.A1" office:value-type="string">
              <text:p text:style-name="P44">Start of the</text:p>
              <text:p text:style-name="P44">Fast of Nineveh</text:p>
            </table:table-cell>
            <table:table-cell table:style-name="Table2.A1" office:value-type="string">
              <text:p text:style-name="P44">The Start of</text:p>
              <text:p text:style-name="P44">Great Lent</text:p>
            </table:table-cell>
            <table:table-cell table:style-name="Table2.A1" office:value-type="string">
              <text:p text:style-name="P44">The Feast of Ressurection</text:p>
            </table:table-cell>
            <table:table-cell table:style-name="Table2.F1" office:value-type="string">
              <text:p text:style-name="P44">The Feast of Pentecost</text:p>
            </table:table-cell>
          </table:table-row>
        </table:table-header-rows>
        <table:table-row>
          <table:table-cell table:style-name="Table2.A2" office:value-type="string">
            <text:p text:style-name="P43">1724/5</text:p>
          </table:table-cell>
          <table:table-cell table:style-name="Table2.B2" office:value-type="float" office:value="2009">
            <text:p text:style-name="P43">2009</text:p>
          </table:table-cell>
          <table:table-cell table:style-name="Table2.C2" office:value-type="float" office:value="39853">
            <text:p text:style-name="P43">February 9</text:p>
          </table:table-cell>
          <table:table-cell table:style-name="Table2.C2" office:value-type="float" office:value="0">
            <text:p text:style-name="P43">February 23</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25/6</text:p>
          </table:table-cell>
          <table:table-cell table:style-name="Table2.B2" office:value-type="float" office:value="2010">
            <text:p text:style-name="P43">2010</text:p>
          </table:table-cell>
          <table:table-cell table:style-name="Table2.C2" office:value-type="float" office:value="0">
            <text:p text:style-name="P43">January 25</text:p>
          </table:table-cell>
          <table:table-cell table:style-name="Table2.C2" office:value-type="float" office:value="0">
            <text:p text:style-name="P43">February 8</text:p>
          </table:table-cell>
          <table:table-cell table:style-name="Table2.C2" office:value-type="float" office:value="0">
            <text:p text:style-name="P43">April 4</text:p>
          </table:table-cell>
          <table:table-cell table:style-name="Table2.F2" office:value-type="float" office:value="0">
            <text:p text:style-name="P43">May 23</text:p>
          </table:table-cell>
        </table:table-row>
        <table:table-row>
          <table:table-cell table:style-name="Table2.A2" office:value-type="string">
            <text:p text:style-name="P43">1726/7</text:p>
          </table:table-cell>
          <table:table-cell table:style-name="Table2.B2" office:value-type="float" office:value="2011">
            <text:p text:style-name="P43">2011</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27/8</text:p>
          </table:table-cell>
          <table:table-cell table:style-name="Table2.B2" office:value-type="float" office:value="2012">
            <text:p text:style-name="P43">2012</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5</text:p>
          </table:table-cell>
          <table:table-cell table:style-name="Table2.F2" office:value-type="float" office:value="0">
            <text:p text:style-name="P43">June 3</text:p>
          </table:table-cell>
        </table:table-row>
        <table:table-row>
          <table:table-cell table:style-name="Table2.A2" office:value-type="string">
            <text:p text:style-name="P43">1728/9</text:p>
          </table:table-cell>
          <table:table-cell table:style-name="Table2.B2" office:value-type="float" office:value="2013">
            <text:p text:style-name="P43">2013</text:p>
          </table:table-cell>
          <table:table-cell table:style-name="Table2.C2" office:value-type="float" office:value="0">
            <text:p text:style-name="P43">February 25</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29/1730</text:p>
          </table:table-cell>
          <table:table-cell table:style-name="Table2.B2" office:value-type="float" office:value="2014">
            <text:p text:style-name="P43">2014</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30/1</text:p>
          </table:table-cell>
          <table:table-cell table:style-name="Table2.B2" office:value-type="float" office:value="2015">
            <text:p text:style-name="P43">2015</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31/2</text:p>
          </table:table-cell>
          <table:table-cell table:style-name="Table2.B2" office:value-type="float" office:value="2016">
            <text:p text:style-name="P43">2016</text:p>
          </table:table-cell>
          <table:table-cell table:style-name="Table2.C2" office:value-type="float" office:value="0">
            <text:p text:style-name="P43">February 22</text:p>
          </table:table-cell>
          <table:table-cell table:style-name="Table2.C2" office:value-type="float" office:value="0">
            <text:p text:style-name="P43">March 7</text:p>
          </table:table-cell>
          <table:table-cell table:style-name="Table2.C2" office:value-type="float" office:value="0">
            <text:p text:style-name="P43">May 1</text:p>
          </table:table-cell>
          <table:table-cell table:style-name="Table2.F2" office:value-type="float" office:value="0">
            <text:p text:style-name="P43">June 19</text:p>
          </table:table-cell>
        </table:table-row>
        <table:table-row>
          <table:table-cell table:style-name="Table2.A2" office:value-type="string">
            <text:p text:style-name="P43">1732/3</text:p>
          </table:table-cell>
          <table:table-cell table:style-name="Table2.B2" office:value-type="float" office:value="2017">
            <text:p text:style-name="P43">2017</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3/4</text:p>
          </table:table-cell>
          <table:table-cell table:style-name="Table2.B2" office:value-type="float" office:value="2018">
            <text:p text:style-name="P43">2018</text:p>
          </table:table-cell>
          <table:table-cell table:style-name="Table2.C2" office:value-type="float" office:value="0">
            <text:p text:style-name="P43">Janur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34/5</text:p>
          </table:table-cell>
          <table:table-cell table:style-name="Table2.B2" office:value-type="float" office:value="2019">
            <text:p text:style-name="P43">2019</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35/6</text:p>
          </table:table-cell>
          <table:table-cell table:style-name="Table2.B2" office:value-type="float" office:value="2020">
            <text:p text:style-name="P43">2020</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36/7</text:p>
          </table:table-cell>
          <table:table-cell table:style-name="Table2.B2" office:value-type="float" office:value="2021">
            <text:p text:style-name="P43">2021</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37/8</text:p>
          </table:table-cell>
          <table:table-cell table:style-name="Table2.B2" office:value-type="float" office:value="2022">
            <text:p text:style-name="P43">2022</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Spril 24</text:p>
          </table:table-cell>
          <table:table-cell table:style-name="Table2.F2" office:value-type="float" office:value="0">
            <text:p text:style-name="P43">June 12</text:p>
          </table:table-cell>
        </table:table-row>
        <table:table-row>
          <table:table-cell table:style-name="Table2.A2" office:value-type="string">
            <text:p text:style-name="P43">1738/9</text:p>
          </table:table-cell>
          <table:table-cell table:style-name="Table2.B2" office:value-type="float" office:value="2023">
            <text:p text:style-name="P43">2023</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9/1740</text:p>
          </table:table-cell>
          <table:table-cell table:style-name="Table2.B2" office:value-type="float" office:value="2024">
            <text:p text:style-name="P43">2024</text:p>
          </table:table-cell>
          <table:table-cell table:style-name="Table2.C2" office:value-type="float" office:value="0">
            <text:p text:style-name="P43">February 26</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40/1</text:p>
          </table:table-cell>
          <table:table-cell table:style-name="Table2.B2" office:value-type="float" office:value="2025">
            <text:p text:style-name="P43">2025</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41/2</text:p>
          </table:table-cell>
          <table:table-cell table:style-name="Table2.B2" office:value-type="float" office:value="2026">
            <text:p text:style-name="P43">2026</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42/3</text:p>
          </table:table-cell>
          <table:table-cell table:style-name="Table2.B2" office:value-type="float" office:value="2027">
            <text:p text:style-name="P43">2027</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3/4</text:p>
          </table:table-cell>
          <table:table-cell table:style-name="Table2.B2" office:value-type="float" office:value="2028">
            <text:p text:style-name="P43">2028</text:p>
          </table:table-cell>
          <table:table-cell table:style-name="Table2.C2" office:value-type="float" office:value="0">
            <text:p text:style-name="P43">February 7</text:p>
          </table:table-cell>
          <table:table-cell table:style-name="Table2.C2" office:value-type="float" office:value="0">
            <text:p text:style-name="P43">February 21</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44/5</text:p>
          </table:table-cell>
          <table:table-cell table:style-name="Table2.B2" office:value-type="float" office:value="2029">
            <text:p text:style-name="P43">2029</text:p>
          </table:table-cell>
          <table:table-cell table:style-name="Table2.C2" office:value-type="float" office:value="0">
            <text:p text:style-name="P43">Janu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45/6</text:p>
          </table:table-cell>
          <table:table-cell table:style-name="Table2.B2" office:value-type="float" office:value="2030">
            <text:p text:style-name="P43">2030</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46/7</text:p>
          </table:table-cell>
          <table:table-cell table:style-name="Table2.B2" office:value-type="float" office:value="2031">
            <text:p text:style-name="P43">2031</text:p>
          </table:table-cell>
          <table:table-cell table:style-name="Table2.C2" office:value-type="float" office:value="0">
            <text:p text:style-name="P43">February 3</text:p>
          </table:table-cell>
          <table:table-cell table:style-name="Table2.C2" office:value-type="float" office:value="0">
            <text:p text:style-name="P43">February 17</text:p>
          </table:table-cell>
          <table:table-cell table:style-name="Table2.C2" office:value-type="float" office:value="0">
            <text:p text:style-name="P43">April 13</text:p>
          </table:table-cell>
          <table:table-cell table:style-name="Table2.F2" office:value-type="float" office:value="0">
            <text:p text:style-name="P43">June 1</text:p>
          </table:table-cell>
        </table:table-row>
        <table:table-row>
          <table:table-cell table:style-name="Table2.A2" office:value-type="string">
            <text:p text:style-name="P43">1747/8</text:p>
          </table:table-cell>
          <table:table-cell table:style-name="Table2.B2" office:value-type="float" office:value="2032">
            <text:p text:style-name="P43">2032</text:p>
          </table:table-cell>
          <table:table-cell table:style-name="Table2.C2" office:value-type="float" office:value="0">
            <text:p text:style-name="P43">February 23</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8/9</text:p>
          </table:table-cell>
          <table:table-cell table:style-name="Table2.B2" office:value-type="float" office:value="2033">
            <text:p text:style-name="P43">2033</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49/1750</text:p>
          </table:table-cell>
          <table:table-cell table:style-name="Table2.B2" office:value-type="float" office:value="2034">
            <text:p text:style-name="P43">2034</text:p>
          </table:table-cell>
          <table:table-cell table:style-name="Table2.C2" office:value-type="float" office:value="0">
            <text:p text:style-name="P43">January 30</text:p>
          </table:table-cell>
          <table:table-cell table:style-name="Table2.C2" office:value-type="float" office:value="0">
            <text:p text:style-name="P43">February 13</text:p>
          </table:table-cell>
          <table:table-cell table:style-name="Table2.C2" office:value-type="float" office:value="0">
            <text:p text:style-name="P43">April 9</text:p>
          </table:table-cell>
          <table:table-cell table:style-name="Table2.F2" office:value-type="float" office:value="0">
            <text:p text:style-name="P43">May 28</text:p>
          </table:table-cell>
        </table:table-row>
        <table:table-row>
          <table:table-cell table:style-name="Table2.A2" office:value-type="string">
            <text:p text:style-name="P43">1750/1</text:p>
          </table:table-cell>
          <table:table-cell table:style-name="Table2.B2" office:value-type="float" office:value="2035">
            <text:p text:style-name="P43">2035</text:p>
          </table:table-cell>
          <table:table-cell table:style-name="Table2.C2" office:value-type="float" office:value="0">
            <text:p text:style-name="P43">February 19</text:p>
          </table:table-cell>
          <table:table-cell table:style-name="Table2.C2" office:value-type="float" office:value="0">
            <text:p text:style-name="P43">March 5</text:p>
          </table:table-cell>
          <table:table-cell table:style-name="Table2.C2" office:value-type="float" office:value="0">
            <text:p text:style-name="P43">April 29</text:p>
          </table:table-cell>
          <table:table-cell table:style-name="Table2.F2" office:value-type="float" office:value="0">
            <text:p text:style-name="P43">June 17</text:p>
          </table:table-cell>
        </table:table-row>
        <table:table-row>
          <table:table-cell table:style-name="Table2.A2" office:value-type="string">
            <text:p text:style-name="P43">1751/2</text:p>
          </table:table-cell>
          <table:table-cell table:style-name="Table2.B2" office:value-type="float" office:value="2036">
            <text:p text:style-name="P43">2036</text:p>
          </table:table-cell>
          <table:table-cell table:style-name="Table2.C2" office:value-type="float" office:value="0">
            <text:p text:style-name="P43">February 11</text:p>
          </table:table-cell>
          <table:table-cell table:style-name="Table2.C2" office:value-type="float" office:value="0">
            <text:p text:style-name="P43">February 25</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52/3</text:p>
          </table:table-cell>
          <table:table-cell table:style-name="Table2.B2" office:value-type="float" office:value="2037">
            <text:p text:style-name="P43">2037</text:p>
          </table:table-cell>
          <table:table-cell table:style-name="Table2.C2" office:value-type="float" office:value="0">
            <text:p text:style-name="P43">January 26</text:p>
          </table:table-cell>
          <table:table-cell table:style-name="Table2.C2" office:value-type="float" office:value="0">
            <text:p text:style-name="P43">February 9</text:p>
          </table:table-cell>
          <table:table-cell table:style-name="Table2.C2" office:value-type="float" office:value="0">
            <text:p text:style-name="P43">April 5</text:p>
          </table:table-cell>
          <table:table-cell table:style-name="Table2.F2" office:value-type="float" office:value="0">
            <text:p text:style-name="P43">May 24</text:p>
          </table:table-cell>
        </table:table-row>
      </table:table>
      <text:p text:style-name="P8"/>
      <text:p text:style-name="P10"><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3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6-19T13:14:55</dc:date>
    <dc:language>en-CA</dc:language>
    <meta:editing-cycles>236</meta:editing-cycles>
    <meta:editing-duration>P6DT19H3M58S</meta:editing-duration>
    <dc:creator>Brett Slote</dc:creator>
    <meta:printed-by>Brett Slote</meta:printed-by>
    <meta:print-date>2009-05-19T13:46:07.61</meta:print-date>
    <meta:document-statistic meta:table-count="2" meta:image-count="0" meta:object-count="0" meta:page-count="434" meta:paragraph-count="6528" meta:word-count="163348" meta:character-count="863283"/>
    <meta:user-defined meta:name="Info 1"/>
    <meta:user-defined meta:name="Info 2"/>
    <meta:user-defined meta:name="Info 3"/>
    <meta:user-defined meta:name="Info 4"/>
  </office:meta>
</office:document-meta>
</file>